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0" table:default-cell-style-name="Default"/>
        <table:table-row table:style-name="ro1">
          <table:table-cell office:value-type="string" calcext:value-type="string">
            <text:p>MCTS – 70 budget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50 iterations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office:value-type="float" office:value="1095.51829960196" calcext:value-type="float">
            <text:p>1095.518299602</text:p>
          </table:table-cell>
          <table:table-cell office:value-type="float" office:value="1091.8333555788" calcext:value-type="float">
            <text:p>1091.8333555788</text:p>
          </table:table-cell>
          <table:table-cell office:value-type="float" office:value="1109.02165149351" calcext:value-type="float">
            <text:p>1109.0216514935</text:p>
          </table:table-cell>
          <table:table-cell office:value-type="float" office:value="1115.57206064428" calcext:value-type="float">
            <text:p>1115.5720606443</text:p>
          </table:table-cell>
          <table:table-cell office:value-type="float" office:value="1105.41627579825" calcext:value-type="float">
            <text:p>1105.4162757983</text:p>
          </table:table-cell>
          <table:table-cell office:value-type="float" office:value="1118.09767534612" calcext:value-type="float">
            <text:p>1118.0976753461</text:p>
          </table:table-cell>
          <table:table-cell office:value-type="float" office:value="1115.77988252195" calcext:value-type="float">
            <text:p>1115.779882522</text:p>
          </table:table-cell>
          <table:table-cell office:value-type="float" office:value="1122.31581779191" calcext:value-type="float">
            <text:p>1122.3158177919</text:p>
          </table:table-cell>
          <table:table-cell office:value-type="float" office:value="1105.85945182935" calcext:value-type="float">
            <text:p>1105.8594518294</text:p>
          </table:table-cell>
          <table:table-cell office:value-type="float" office:value="1109.54411287916" calcext:value-type="float">
            <text:p>1109.5441128792</text:p>
          </table:table-cell>
          <table:table-cell office:value-type="float" office:value="1105.55258554716" calcext:value-type="float">
            <text:p>1105.5525855472</text:p>
          </table:table-cell>
          <table:table-cell office:value-type="float" office:value="1124.97898359617" calcext:value-type="float">
            <text:p>1124.9789835962</text:p>
          </table:table-cell>
          <table:table-cell office:value-type="float" office:value="1099.51168848112" calcext:value-type="float">
            <text:p>1099.5116884811</text:p>
          </table:table-cell>
          <table:table-cell office:value-type="float" office:value="1101.80486805496" calcext:value-type="float">
            <text:p>1101.804868055</text:p>
          </table:table-cell>
          <table:table-cell office:value-type="float" office:value="1119.73905981271" calcext:value-type="float">
            <text:p>1119.7390598127</text:p>
          </table:table-cell>
          <table:table-cell office:value-type="float" office:value="1123.47284391993" calcext:value-type="float">
            <text:p>1123.4728439199</text:p>
          </table:table-cell>
          <table:table-cell office:value-type="float" office:value="1119.37529960581" calcext:value-type="float">
            <text:p>1119.3752996058</text:p>
          </table:table-cell>
          <table:table-cell office:value-type="float" office:value="1085.35549794354" calcext:value-type="float">
            <text:p>1085.3554979435</text:p>
          </table:table-cell>
          <table:table-cell office:value-type="float" office:value="1119.86980957695" calcext:value-type="float">
            <text:p>1119.869809577</text:p>
          </table:table-cell>
          <table:table-cell office:value-type="float" office:value="1091.04661137563" calcext:value-type="float">
            <text:p>1091.0466113756</text:p>
          </table:table-cell>
          <table:table-cell office:value-type="float" office:value="1081.13282145493" calcext:value-type="float">
            <text:p>1081.1328214549</text:p>
          </table:table-cell>
          <table:table-cell office:value-type="float" office:value="1120.87578956955" calcext:value-type="float">
            <text:p>1120.8757895696</text:p>
          </table:table-cell>
          <table:table-cell office:value-type="float" office:value="1117.89577249663" calcext:value-type="float">
            <text:p>1117.8957724966</text:p>
          </table:table-cell>
          <table:table-cell office:value-type="float" office:value="1112.11546669343" calcext:value-type="float">
            <text:p>1112.1154666934</text:p>
          </table:table-cell>
          <table:table-cell office:value-type="float" office:value="1108.47336528753" calcext:value-type="float">
            <text:p>1108.4733652875</text:p>
          </table:table-cell>
          <table:table-cell office:value-type="float" office:value="1076.76887580547" calcext:value-type="float">
            <text:p>1076.7688758055</text:p>
          </table:table-cell>
          <table:table-cell office:value-type="float" office:value="1123.31417653234" calcext:value-type="float">
            <text:p>1123.3141765323</text:p>
          </table:table-cell>
          <table:table-cell office:value-type="float" office:value="1108.48930918309" calcext:value-type="float">
            <text:p>1108.4893091831</text:p>
          </table:table-cell>
          <table:table-cell office:value-type="float" office:value="1093.7767709594" calcext:value-type="float">
            <text:p>1093.7767709594</text:p>
          </table:table-cell>
          <table:table-cell office:value-type="float" office:value="1122.11226905187" calcext:value-type="float">
            <text:p>1122.1122690519</text:p>
          </table:table-cell>
          <table:table-cell office:value-type="float" office:value="1118.50508804646" calcext:value-type="float">
            <text:p>1118.5050880465</text:p>
          </table:table-cell>
          <table:table-cell office:value-type="float" office:value="1105.94597508596" calcext:value-type="float">
            <text:p>1105.945975086</text:p>
          </table:table-cell>
          <table:table-cell office:value-type="float" office:value="1090.26922191647" calcext:value-type="float">
            <text:p>1090.2692219165</text:p>
          </table:table-cell>
          <table:table-cell office:value-type="float" office:value="1096.49314792013" calcext:value-type="float">
            <text:p>1096.4931479201</text:p>
          </table:table-cell>
          <table:table-cell office:value-type="float" office:value="1123.79023186744" calcext:value-type="float">
            <text:p>1123.7902318674</text:p>
          </table:table-cell>
          <table:table-cell office:value-type="float" office:value="1085.43485772732" calcext:value-type="float">
            <text:p>1085.4348577273</text:p>
          </table:table-cell>
          <table:table-cell office:value-type="float" office:value="1120.88545964636" calcext:value-type="float">
            <text:p>1120.8854596464</text:p>
          </table:table-cell>
          <table:table-cell office:value-type="float" office:value="1117.93892235315" calcext:value-type="float">
            <text:p>1117.9389223532</text:p>
          </table:table-cell>
          <table:table-cell office:value-type="float" office:value="1117.20348347631" calcext:value-type="float">
            <text:p>1117.2034834763</text:p>
          </table:table-cell>
          <table:table-cell office:value-type="float" office:value="1113.09819558769" calcext:value-type="float">
            <text:p>1113.0981955877</text:p>
          </table:table-cell>
          <table:table-cell office:value-type="float" office:value="1124.97898359617" calcext:value-type="float">
            <text:p>1124.9789835962</text:p>
          </table:table-cell>
          <table:table-cell office:value-type="float" office:value="1119.87420044867" calcext:value-type="float">
            <text:p>1119.8742004487</text:p>
          </table:table-cell>
          <table:table-cell office:value-type="float" office:value="1123.04875585653" calcext:value-type="float">
            <text:p>1123.0487558565</text:p>
          </table:table-cell>
          <table:table-cell office:value-type="float" office:value="1121.74570691577" calcext:value-type="float">
            <text:p>1121.7457069158</text:p>
          </table:table-cell>
          <table:table-cell office:value-type="float" office:value="1114.8085616753" calcext:value-type="float">
            <text:p>1114.8085616753</text:p>
          </table:table-cell>
          <table:table-cell office:value-type="float" office:value="1118.3056587941" calcext:value-type="float">
            <text:p>1118.3056587941</text:p>
          </table:table-cell>
          <table:table-cell office:value-type="float" office:value="1094.80336216565" calcext:value-type="float">
            <text:p>1094.8033621657</text:p>
          </table:table-cell>
          <table:table-cell office:value-type="float" office:value="1115.96852953771" calcext:value-type="float">
            <text:p>1115.9685295377</text:p>
          </table:table-cell>
          <table:table-cell office:value-type="float" office:value="1096.00317405008" calcext:value-type="float">
            <text:p>1096.0031740501</text:p>
          </table:table-cell>
          <table:table-cell office:value-type="float" office:value="1087.83448156438" calcext:value-type="float">
            <text:p>1087.8344815644</text:p>
          </table:table-cell>
        </table:table-row>
        <table:table-row table:style-name="ro1">
          <table:table-cell office:value-type="float" office:value="1078.54350514651" calcext:value-type="float">
            <text:p>1078.5435051465</text:p>
          </table:table-cell>
          <table:table-cell office:value-type="float" office:value="1093.47913888057" calcext:value-type="float">
            <text:p>1093.4791388806</text:p>
          </table:table-cell>
          <table:table-cell office:value-type="float" office:value="1107.63899214141" calcext:value-type="float">
            <text:p>1107.6389921414</text:p>
          </table:table-cell>
          <table:table-cell office:value-type="float" office:value="1107.24030275711" calcext:value-type="float">
            <text:p>1107.2403027571</text:p>
          </table:table-cell>
          <table:table-cell office:value-type="float" office:value="1111.40757108329" calcext:value-type="float">
            <text:p>1111.4075710833</text:p>
          </table:table-cell>
          <table:table-cell office:value-type="float" office:value="1105.16663933558" calcext:value-type="float">
            <text:p>1105.1666393356</text:p>
          </table:table-cell>
          <table:table-cell office:value-type="float" office:value="1099.30993026225" calcext:value-type="float">
            <text:p>1099.3099302623</text:p>
          </table:table-cell>
          <table:table-cell office:value-type="float" office:value="1100.48896606925" calcext:value-type="float">
            <text:p>1100.4889660693</text:p>
          </table:table-cell>
          <table:table-cell office:value-type="float" office:value="1103.29557094378" calcext:value-type="float">
            <text:p>1103.2955709438</text:p>
          </table:table-cell>
          <table:table-cell office:value-type="float" office:value="1104.67032913734" calcext:value-type="float">
            <text:p>1104.6703291373</text:p>
          </table:table-cell>
          <table:table-cell office:value-type="float" office:value="1114.30103012125" calcext:value-type="float">
            <text:p>1114.3010301213</text:p>
          </table:table-cell>
          <table:table-cell office:value-type="float" office:value="1102.60247128502" calcext:value-type="float">
            <text:p>1102.602471285</text:p>
          </table:table-cell>
          <table:table-cell office:value-type="float" office:value="1084.41640527554" calcext:value-type="float">
            <text:p>1084.4164052755</text:p>
          </table:table-cell>
          <table:table-cell office:value-type="float" office:value="1093.97301730808" calcext:value-type="float">
            <text:p>1093.9730173081</text:p>
          </table:table-cell>
          <table:table-cell office:value-type="float" office:value="1112.73078027571" calcext:value-type="float">
            <text:p>1112.7307802757</text:p>
          </table:table-cell>
          <table:table-cell office:value-type="float" office:value="1123.47284391993" calcext:value-type="float">
            <text:p>1123.4728439199</text:p>
          </table:table-cell>
          <table:table-cell office:value-type="float" office:value="1104.12688681006" calcext:value-type="float">
            <text:p>1104.1268868101</text:p>
          </table:table-cell>
          <table:table-cell office:value-type="float" office:value="1089.09722078763" calcext:value-type="float">
            <text:p>1089.0972207876</text:p>
          </table:table-cell>
          <table:table-cell office:value-type="float" office:value="1104.20727462437" calcext:value-type="float">
            <text:p>1104.2072746244</text:p>
          </table:table-cell>
          <table:table-cell office:value-type="float" office:value="1089.94653607163" calcext:value-type="float">
            <text:p>1089.9465360716</text:p>
          </table:table-cell>
          <table:table-cell office:value-type="float" office:value="1072.22388994745" calcext:value-type="float">
            <text:p>1072.2238899475</text:p>
          </table:table-cell>
          <table:table-cell office:value-type="float" office:value="1119.21117750871" calcext:value-type="float">
            <text:p>1119.2111775087</text:p>
          </table:table-cell>
          <table:table-cell office:value-type="float" office:value="1094.04640300012" calcext:value-type="float">
            <text:p>1094.0464030001</text:p>
          </table:table-cell>
          <table:table-cell office:value-type="float" office:value="1104.48385041364" calcext:value-type="float">
            <text:p>1104.4838504136</text:p>
          </table:table-cell>
          <table:table-cell office:value-type="float" office:value="1076.43898386938" calcext:value-type="float">
            <text:p>1076.4389838694</text:p>
          </table:table-cell>
          <table:table-cell office:value-type="float" office:value="1077.37897124321" calcext:value-type="float">
            <text:p>1077.3789712432</text:p>
          </table:table-cell>
          <table:table-cell office:value-type="float" office:value="1094.22428172519" calcext:value-type="float">
            <text:p>1094.2242817252</text:p>
          </table:table-cell>
          <table:table-cell office:value-type="float" office:value="1086.82331770338" calcext:value-type="float">
            <text:p>1086.8233177034</text:p>
          </table:table-cell>
          <table:table-cell office:value-type="float" office:value="1094.58867320789" calcext:value-type="float">
            <text:p>1094.5886732079</text:p>
          </table:table-cell>
          <table:table-cell office:value-type="float" office:value="1112.98568037102" calcext:value-type="float">
            <text:p>1112.985680371</text:p>
          </table:table-cell>
          <table:table-cell office:value-type="float" office:value="1098.67685129831" calcext:value-type="float">
            <text:p>1098.6768512983</text:p>
          </table:table-cell>
          <table:table-cell office:value-type="float" office:value="1100.88044895289" calcext:value-type="float">
            <text:p>1100.8804489529</text:p>
          </table:table-cell>
          <table:table-cell office:value-type="float" office:value="1059.50430021195" calcext:value-type="float">
            <text:p>1059.504300212</text:p>
          </table:table-cell>
          <table:table-cell office:value-type="float" office:value="1079.45378866742" calcext:value-type="float">
            <text:p>1079.4537886674</text:p>
          </table:table-cell>
          <table:table-cell office:value-type="float" office:value="1103.09720786655" calcext:value-type="float">
            <text:p>1103.0972078666</text:p>
          </table:table-cell>
          <table:table-cell office:value-type="float" office:value="1070.85707500124" calcext:value-type="float">
            <text:p>1070.8570750012</text:p>
          </table:table-cell>
          <table:table-cell office:value-type="float" office:value="1102.61938196334" calcext:value-type="float">
            <text:p>1102.6193819633</text:p>
          </table:table-cell>
          <table:table-cell office:value-type="float" office:value="1119.37248798196" calcext:value-type="float">
            <text:p>1119.372487982</text:p>
          </table:table-cell>
          <table:table-cell office:value-type="float" office:value="1109.46743867834" calcext:value-type="float">
            <text:p>1109.4674386783</text:p>
          </table:table-cell>
          <table:table-cell office:value-type="float" office:value="1078.80575217188" calcext:value-type="float">
            <text:p>1078.8057521719</text:p>
          </table:table-cell>
          <table:table-cell office:value-type="float" office:value="1105.99085055722" calcext:value-type="float">
            <text:p>1105.9908505572</text:p>
          </table:table-cell>
          <table:table-cell office:value-type="float" office:value="1087.24707554416" calcext:value-type="float">
            <text:p>1087.2470755442</text:p>
          </table:table-cell>
          <table:table-cell office:value-type="float" office:value="1118.89256267497" calcext:value-type="float">
            <text:p>1118.892562675</text:p>
          </table:table-cell>
          <table:table-cell office:value-type="float" office:value="1106.23916683435" calcext:value-type="float">
            <text:p>1106.2391668344</text:p>
          </table:table-cell>
          <table:table-cell office:value-type="float" office:value="1104.93930268558" calcext:value-type="float">
            <text:p>1104.9393026856</text:p>
          </table:table-cell>
          <table:table-cell office:value-type="float" office:value="1117.46654350768" calcext:value-type="float">
            <text:p>1117.4665435077</text:p>
          </table:table-cell>
          <table:table-cell office:value-type="float" office:value="1089.00613056618" calcext:value-type="float">
            <text:p>1089.0061305662</text:p>
          </table:table-cell>
          <table:table-cell office:value-type="float" office:value="1112.0923415827" calcext:value-type="float">
            <text:p>1112.0923415827</text:p>
          </table:table-cell>
          <table:table-cell office:value-type="float" office:value="1079.68466455818" calcext:value-type="float">
            <text:p>1079.6846645582</text:p>
          </table:table-cell>
          <table:table-cell office:value-type="float" office:value="1089.21644379712" calcext:value-type="float">
            <text:p>1089.2164437971</text:p>
          </table:table-cell>
        </table:table-row>
        <table:table-row table:style-name="ro1">
          <table:table-cell office:value-type="float" office:value="1076.91202205605" calcext:value-type="float">
            <text:p>1076.9120220561</text:p>
          </table:table-cell>
          <table:table-cell office:value-type="float" office:value="1070.21079197169" calcext:value-type="float">
            <text:p>1070.2107919717</text:p>
          </table:table-cell>
          <table:table-cell office:value-type="float" office:value="1113.23992000486" calcext:value-type="float">
            <text:p>1113.2399200049</text:p>
          </table:table-cell>
          <table:table-cell office:value-type="float" office:value="1095.64545776399" calcext:value-type="float">
            <text:p>1095.645457764</text:p>
          </table:table-cell>
          <table:table-cell office:value-type="float" office:value="1090.46927304275" calcext:value-type="float">
            <text:p>1090.4692730428</text:p>
          </table:table-cell>
          <table:table-cell office:value-type="float" office:value="1103.04591806423" calcext:value-type="float">
            <text:p>1103.0459180642</text:p>
          </table:table-cell>
          <table:table-cell office:value-type="float" office:value="1095.24413002411" calcext:value-type="float">
            <text:p>1095.2441300241</text:p>
          </table:table-cell>
          <table:table-cell office:value-type="float" office:value="1089.70411934501" calcext:value-type="float">
            <text:p>1089.704119345</text:p>
          </table:table-cell>
          <table:table-cell office:value-type="float" office:value="1095.69214707643" calcext:value-type="float">
            <text:p>1095.6921470764</text:p>
          </table:table-cell>
          <table:table-cell office:value-type="float" office:value="1071.44371038221" calcext:value-type="float">
            <text:p>1071.4437103822</text:p>
          </table:table-cell>
          <table:table-cell office:value-type="float" office:value="1104.35777239753" calcext:value-type="float">
            <text:p>1104.3577723975</text:p>
          </table:table-cell>
          <table:table-cell office:value-type="float" office:value="1095.93754217911" calcext:value-type="float">
            <text:p>1095.9375421791</text:p>
          </table:table-cell>
          <table:table-cell office:value-type="float" office:value="1066.59904675259" calcext:value-type="float">
            <text:p>1066.5990467526</text:p>
          </table:table-cell>
          <table:table-cell office:value-type="float" office:value="1101.64486419965" calcext:value-type="float">
            <text:p>1101.6448641997</text:p>
          </table:table-cell>
          <table:table-cell office:value-type="float" office:value="1098.80763280163" calcext:value-type="float">
            <text:p>1098.8076328016</text:p>
          </table:table-cell>
          <table:table-cell office:value-type="float" office:value="1123.47284391993" calcext:value-type="float">
            <text:p>1123.4728439199</text:p>
          </table:table-cell>
          <table:table-cell office:value-type="float" office:value="1110.49429228954" calcext:value-type="float">
            <text:p>1110.4942922895</text:p>
          </table:table-cell>
          <table:table-cell office:value-type="float" office:value="1080.67179182641" calcext:value-type="float">
            <text:p>1080.6717918264</text:p>
          </table:table-cell>
          <table:table-cell office:value-type="float" office:value="1100.7595008281" calcext:value-type="float">
            <text:p>1100.7595008281</text:p>
          </table:table-cell>
          <table:table-cell office:value-type="float" office:value="1087.33111712077" calcext:value-type="float">
            <text:p>1087.3311171208</text:p>
          </table:table-cell>
          <table:table-cell office:value-type="float" office:value="1053.31132804648" calcext:value-type="float">
            <text:p>1053.3113280465</text:p>
          </table:table-cell>
          <table:table-cell office:value-type="float" office:value="1116.8976864893" calcext:value-type="float">
            <text:p>1116.8976864893</text:p>
          </table:table-cell>
          <table:table-cell office:value-type="float" office:value="1090.30154885815" calcext:value-type="float">
            <text:p>1090.3015488582</text:p>
          </table:table-cell>
          <table:table-cell office:value-type="float" office:value="1097.90807246911" calcext:value-type="float">
            <text:p>1097.9080724691</text:p>
          </table:table-cell>
          <table:table-cell office:value-type="float" office:value="1062.79926191514" calcext:value-type="float">
            <text:p>1062.7992619151</text:p>
          </table:table-cell>
          <table:table-cell office:value-type="float" office:value="1075.62470292713" calcext:value-type="float">
            <text:p>1075.6247029271</text:p>
          </table:table-cell>
          <table:table-cell office:value-type="float" office:value="1078.03357159693" calcext:value-type="float">
            <text:p>1078.0335715969</text:p>
          </table:table-cell>
          <table:table-cell office:value-type="float" office:value="1075.96568749661" calcext:value-type="float">
            <text:p>1075.9656874966</text:p>
          </table:table-cell>
          <table:table-cell office:value-type="float" office:value="1094.58867320789" calcext:value-type="float">
            <text:p>1094.5886732079</text:p>
          </table:table-cell>
          <table:table-cell office:value-type="float" office:value="1105.30875886663" calcext:value-type="float">
            <text:p>1105.3087588666</text:p>
          </table:table-cell>
          <table:table-cell office:value-type="float" office:value="1094.49505142876" calcext:value-type="float">
            <text:p>1094.4950514288</text:p>
          </table:table-cell>
          <table:table-cell office:value-type="float" office:value="1093.10292449953" calcext:value-type="float">
            <text:p>1093.1029244995</text:p>
          </table:table-cell>
          <table:table-cell office:value-type="float" office:value="1059.48634472298" calcext:value-type="float">
            <text:p>1059.486344723</text:p>
          </table:table-cell>
          <table:table-cell office:value-type="float" office:value="1069.72039196308" calcext:value-type="float">
            <text:p>1069.7203919631</text:p>
          </table:table-cell>
          <table:table-cell office:value-type="float" office:value="1100.66448364408" calcext:value-type="float">
            <text:p>1100.6644836441</text:p>
          </table:table-cell>
          <table:table-cell office:value-type="float" office:value="1047.72821654654" calcext:value-type="float">
            <text:p>1047.7282165465</text:p>
          </table:table-cell>
          <table:table-cell office:value-type="float" office:value="1108.27181129377" calcext:value-type="float">
            <text:p>1108.2718112938</text:p>
          </table:table-cell>
          <table:table-cell office:value-type="float" office:value="1116.75662331029" calcext:value-type="float">
            <text:p>1116.7566233103</text:p>
          </table:table-cell>
          <table:table-cell office:value-type="float" office:value="1107.66014047039" calcext:value-type="float">
            <text:p>1107.6601404704</text:p>
          </table:table-cell>
          <table:table-cell office:value-type="float" office:value="1067.2782861618" calcext:value-type="float">
            <text:p>1067.2782861618</text:p>
          </table:table-cell>
          <table:table-cell office:value-type="float" office:value="1110.31590941462" calcext:value-type="float">
            <text:p>1110.3159094146</text:p>
          </table:table-cell>
          <table:table-cell office:value-type="float" office:value="1071.30111169566" calcext:value-type="float">
            <text:p>1071.3011116957</text:p>
          </table:table-cell>
          <table:table-cell office:value-type="float" office:value="1110.76655990671" calcext:value-type="float">
            <text:p>1110.7665599067</text:p>
          </table:table-cell>
          <table:table-cell office:value-type="float" office:value="1111.43320457257" calcext:value-type="float">
            <text:p>1111.4332045726</text:p>
          </table:table-cell>
          <table:table-cell office:value-type="float" office:value="1099.94327934093" calcext:value-type="float">
            <text:p>1099.9432793409</text:p>
          </table:table-cell>
          <table:table-cell office:value-type="float" office:value="1095.28638340695" calcext:value-type="float">
            <text:p>1095.286383407</text:p>
          </table:table-cell>
          <table:table-cell office:value-type="float" office:value="1082.75039951822" calcext:value-type="float">
            <text:p>1082.7503995182</text:p>
          </table:table-cell>
          <table:table-cell office:value-type="float" office:value="1102.64890847473" calcext:value-type="float">
            <text:p>1102.6489084747</text:p>
          </table:table-cell>
          <table:table-cell office:value-type="float" office:value="1074.45456104339" calcext:value-type="float">
            <text:p>1074.4545610434</text:p>
          </table:table-cell>
          <table:table-cell office:value-type="float" office:value="1075.76454219214" calcext:value-type="float">
            <text:p>1075.7645421921</text:p>
          </table:table-cell>
        </table:table-row>
        <table:table-row table:style-name="ro1">
          <table:table-cell office:value-type="float" office:value="1062.06854972547" calcext:value-type="float">
            <text:p>1062.0685497255</text:p>
          </table:table-cell>
          <table:table-cell office:value-type="float" office:value="1060.70800542491" calcext:value-type="float">
            <text:p>1060.7080054249</text:p>
          </table:table-cell>
          <table:table-cell office:value-type="float" office:value="1097.84197401617" calcext:value-type="float">
            <text:p>1097.8419740162</text:p>
          </table:table-cell>
          <table:table-cell office:value-type="float" office:value="1074.04965651037" calcext:value-type="float">
            <text:p>1074.0496565104</text:p>
          </table:table-cell>
          <table:table-cell office:value-type="float" office:value="1067.53791057025" calcext:value-type="float">
            <text:p>1067.5379105703</text:p>
          </table:table-cell>
          <table:table-cell office:value-type="float" office:value="1104.66137826005" calcext:value-type="float">
            <text:p>1104.6613782601</text:p>
          </table:table-cell>
          <table:table-cell office:value-type="float" office:value="1092.82980459033" calcext:value-type="float">
            <text:p>1092.8298045903</text:p>
          </table:table-cell>
          <table:table-cell office:value-type="float" office:value="1076.4085539015" calcext:value-type="float">
            <text:p>1076.4085539015</text:p>
          </table:table-cell>
          <table:table-cell office:value-type="float" office:value="1093.8228277477" calcext:value-type="float">
            <text:p>1093.8228277477</text:p>
          </table:table-cell>
          <table:table-cell office:value-type="float" office:value="1061.89493420393" calcext:value-type="float">
            <text:p>1061.8949342039</text:p>
          </table:table-cell>
          <table:table-cell office:value-type="float" office:value="1080.54666808333" calcext:value-type="float">
            <text:p>1080.5466680833</text:p>
          </table:table-cell>
          <table:table-cell office:value-type="float" office:value="1078.07456306192" calcext:value-type="float">
            <text:p>1078.0745630619</text:p>
          </table:table-cell>
          <table:table-cell office:value-type="float" office:value="1069.78260681235" calcext:value-type="float">
            <text:p>1069.7826068124</text:p>
          </table:table-cell>
          <table:table-cell office:value-type="float" office:value="1091.16329315121" calcext:value-type="float">
            <text:p>1091.1632931512</text:p>
          </table:table-cell>
          <table:table-cell office:value-type="float" office:value="1099.21636410459" calcext:value-type="float">
            <text:p>1099.2163641046</text:p>
          </table:table-cell>
          <table:table-cell office:value-type="float" office:value="1117.31600152838" calcext:value-type="float">
            <text:p>1117.3160015284</text:p>
          </table:table-cell>
          <table:table-cell office:value-type="float" office:value="1093.40120395576" calcext:value-type="float">
            <text:p>1093.4012039558</text:p>
          </table:table-cell>
          <table:table-cell office:value-type="float" office:value="1062.86622817738" calcext:value-type="float">
            <text:p>1062.8662281774</text:p>
          </table:table-cell>
          <table:table-cell office:value-type="float" office:value="1092.51016791572" calcext:value-type="float">
            <text:p>1092.5101679157</text:p>
          </table:table-cell>
          <table:table-cell office:value-type="float" office:value="1082.93767383883" calcext:value-type="float">
            <text:p>1082.9376738388</text:p>
          </table:table-cell>
          <table:table-cell office:value-type="float" office:value="1046.80001866006" calcext:value-type="float">
            <text:p>1046.8000186601</text:p>
          </table:table-cell>
          <table:table-cell office:value-type="float" office:value="1095.29971610381" calcext:value-type="float">
            <text:p>1095.2997161038</text:p>
          </table:table-cell>
          <table:table-cell office:value-type="float" office:value="1086.56282081163" calcext:value-type="float">
            <text:p>1086.5628208116</text:p>
          </table:table-cell>
          <table:table-cell office:value-type="float" office:value="1078.06257200213" calcext:value-type="float">
            <text:p>1078.0625720021</text:p>
          </table:table-cell>
          <table:table-cell office:value-type="float" office:value="1070.83109996872" calcext:value-type="float">
            <text:p>1070.8310999687</text:p>
          </table:table-cell>
          <table:table-cell office:value-type="float" office:value="1073.86281577105" calcext:value-type="float">
            <text:p>1073.8628157711</text:p>
          </table:table-cell>
          <table:table-cell office:value-type="float" office:value="1074.11052546198" calcext:value-type="float">
            <text:p>1074.110525462</text:p>
          </table:table-cell>
          <table:table-cell office:value-type="float" office:value="1074.01768001462" calcext:value-type="float">
            <text:p>1074.0176800146</text:p>
          </table:table-cell>
          <table:table-cell office:value-type="float" office:value="1079.64160383691" calcext:value-type="float">
            <text:p>1079.6416038369</text:p>
          </table:table-cell>
          <table:table-cell office:value-type="float" office:value="1096.97629489358" calcext:value-type="float">
            <text:p>1096.9762948936</text:p>
          </table:table-cell>
          <table:table-cell office:value-type="float" office:value="1091.08555524048" calcext:value-type="float">
            <text:p>1091.0855552405</text:p>
          </table:table-cell>
          <table:table-cell office:value-type="float" office:value="1092.66209467894" calcext:value-type="float">
            <text:p>1092.6620946789</text:p>
          </table:table-cell>
          <table:table-cell office:value-type="float" office:value="1047.99174378315" calcext:value-type="float">
            <text:p>1047.9917437832</text:p>
          </table:table-cell>
          <table:table-cell office:value-type="float" office:value="1068.03141813358" calcext:value-type="float">
            <text:p>1068.0314181336</text:p>
          </table:table-cell>
          <table:table-cell office:value-type="float" office:value="1077.73030428663" calcext:value-type="float">
            <text:p>1077.7303042866</text:p>
          </table:table-cell>
          <table:table-cell office:value-type="float" office:value="1045.91127893283" calcext:value-type="float">
            <text:p>1045.9112789328</text:p>
          </table:table-cell>
          <table:table-cell office:value-type="float" office:value="1102.39924259433" calcext:value-type="float">
            <text:p>1102.3992425943</text:p>
          </table:table-cell>
          <table:table-cell office:value-type="float" office:value="1114.57670860775" calcext:value-type="float">
            <text:p>1114.5767086078</text:p>
          </table:table-cell>
          <table:table-cell office:value-type="float" office:value="1081.58284285311" calcext:value-type="float">
            <text:p>1081.5828428531</text:p>
          </table:table-cell>
          <table:table-cell office:value-type="float" office:value="1062.50741162829" calcext:value-type="float">
            <text:p>1062.5074116283</text:p>
          </table:table-cell>
          <table:table-cell office:value-type="float" office:value="1107.15091114988" calcext:value-type="float">
            <text:p>1107.1509111499</text:p>
          </table:table-cell>
          <table:table-cell office:value-type="float" office:value="1068.86395654622" calcext:value-type="float">
            <text:p>1068.8639565462</text:p>
          </table:table-cell>
          <table:table-cell office:value-type="float" office:value="1098.52293158472" calcext:value-type="float">
            <text:p>1098.5229315847</text:p>
          </table:table-cell>
          <table:table-cell office:value-type="float" office:value="1080.94987637486" calcext:value-type="float">
            <text:p>1080.9498763749</text:p>
          </table:table-cell>
          <table:table-cell office:value-type="float" office:value="1096.47605297854" calcext:value-type="float">
            <text:p>1096.4760529785</text:p>
          </table:table-cell>
          <table:table-cell office:value-type="float" office:value="1081.2973137291" calcext:value-type="float">
            <text:p>1081.2973137291</text:p>
          </table:table-cell>
          <table:table-cell office:value-type="float" office:value="1065.53383581964" calcext:value-type="float">
            <text:p>1065.5338358196</text:p>
          </table:table-cell>
          <table:table-cell office:value-type="float" office:value="1106.15558862548" calcext:value-type="float">
            <text:p>1106.1555886255</text:p>
          </table:table-cell>
          <table:table-cell office:value-type="float" office:value="1074.45456104339" calcext:value-type="float">
            <text:p>1074.4545610434</text:p>
          </table:table-cell>
          <table:table-cell office:value-type="float" office:value="1061.13215035922" calcext:value-type="float">
            <text:p>1061.1321503592</text:p>
          </table:table-cell>
        </table:table-row>
        <table:table-row table:style-name="ro1">
          <table:table-cell office:value-type="float" office:value="1053.40879176233" calcext:value-type="float">
            <text:p>1053.4087917623</text:p>
          </table:table-cell>
          <table:table-cell office:value-type="float" office:value="1052.04178334023" calcext:value-type="float">
            <text:p>1052.0417833402</text:p>
          </table:table-cell>
          <table:table-cell office:value-type="float" office:value="1103.01280820782" calcext:value-type="float">
            <text:p>1103.0128082078</text:p>
          </table:table-cell>
          <table:table-cell office:value-type="float" office:value="1063.71154326702" calcext:value-type="float">
            <text:p>1063.711543267</text:p>
          </table:table-cell>
          <table:table-cell office:value-type="float" office:value="1063.97581061957" calcext:value-type="float">
            <text:p>1063.9758106196</text:p>
          </table:table-cell>
          <table:table-cell office:value-type="float" office:value="1103.27077642445" calcext:value-type="float">
            <text:p>1103.2707764245</text:p>
          </table:table-cell>
          <table:table-cell office:value-type="float" office:value="1087.43994987521" calcext:value-type="float">
            <text:p>1087.4399498752</text:p>
          </table:table-cell>
          <table:table-cell office:value-type="float" office:value="1075.32733436947" calcext:value-type="float">
            <text:p>1075.3273343695</text:p>
          </table:table-cell>
          <table:table-cell office:value-type="float" office:value="1065.69728336321" calcext:value-type="float">
            <text:p>1065.6972833632</text:p>
          </table:table-cell>
          <table:table-cell office:value-type="float" office:value="1057.59061959425" calcext:value-type="float">
            <text:p>1057.5906195943</text:p>
          </table:table-cell>
          <table:table-cell office:value-type="float" office:value="1080.54666808333" calcext:value-type="float">
            <text:p>1080.5466680833</text:p>
          </table:table-cell>
          <table:table-cell office:value-type="float" office:value="1069.42613591815" calcext:value-type="float">
            <text:p>1069.4261359182</text:p>
          </table:table-cell>
          <table:table-cell office:value-type="float" office:value="1036.49497299044" calcext:value-type="float">
            <text:p>1036.4949729904</text:p>
          </table:table-cell>
          <table:table-cell office:value-type="float" office:value="1096.36976767073" calcext:value-type="float">
            <text:p>1096.3697676707</text:p>
          </table:table-cell>
          <table:table-cell office:value-type="float" office:value="1090.65499887882" calcext:value-type="float">
            <text:p>1090.6549988788</text:p>
          </table:table-cell>
          <table:table-cell office:value-type="float" office:value="1096.89111303233" calcext:value-type="float">
            <text:p>1096.8911130323</text:p>
          </table:table-cell>
          <table:table-cell office:value-type="float" office:value="1091.69829041737" calcext:value-type="float">
            <text:p>1091.6982904174</text:p>
          </table:table-cell>
          <table:table-cell office:value-type="float" office:value="1062.86622817738" calcext:value-type="float">
            <text:p>1062.8662281774</text:p>
          </table:table-cell>
          <table:table-cell office:value-type="float" office:value="1090.90386705075" calcext:value-type="float">
            <text:p>1090.9038670508</text:p>
          </table:table-cell>
          <table:table-cell office:value-type="float" office:value="1076.15753570619" calcext:value-type="float">
            <text:p>1076.1575357062</text:p>
          </table:table-cell>
          <table:table-cell office:value-type="float" office:value="1045.98551991757" calcext:value-type="float">
            <text:p>1045.9855199176</text:p>
          </table:table-cell>
          <table:table-cell office:value-type="float" office:value="1097.76678901669" calcext:value-type="float">
            <text:p>1097.7667890167</text:p>
          </table:table-cell>
          <table:table-cell office:value-type="float" office:value="1074.44420145408" calcext:value-type="float">
            <text:p>1074.4442014541</text:p>
          </table:table-cell>
          <table:table-cell office:value-type="float" office:value="1080.77514319053" calcext:value-type="float">
            <text:p>1080.7751431905</text:p>
          </table:table-cell>
          <table:table-cell office:value-type="float" office:value="1061.01705640795" calcext:value-type="float">
            <text:p>1061.017056408</text:p>
          </table:table-cell>
          <table:table-cell office:value-type="float" office:value="1059.3933899861" calcext:value-type="float">
            <text:p>1059.3933899861</text:p>
          </table:table-cell>
          <table:table-cell office:value-type="float" office:value="1056.96945469079" calcext:value-type="float">
            <text:p>1056.9694546908</text:p>
          </table:table-cell>
          <table:table-cell office:value-type="float" office:value="1068.02398548034" calcext:value-type="float">
            <text:p>1068.0239854803</text:p>
          </table:table-cell>
          <table:table-cell office:value-type="float" office:value="1070.65572567802" calcext:value-type="float">
            <text:p>1070.655725678</text:p>
          </table:table-cell>
          <table:table-cell office:value-type="float" office:value="1090.44457852588" calcext:value-type="float">
            <text:p>1090.4445785259</text:p>
          </table:table-cell>
          <table:table-cell office:value-type="float" office:value="1090.76830508497" calcext:value-type="float">
            <text:p>1090.768305085</text:p>
          </table:table-cell>
          <table:table-cell office:value-type="float" office:value="1090.05150584491" calcext:value-type="float">
            <text:p>1090.0515058449</text:p>
          </table:table-cell>
          <table:table-cell office:value-type="float" office:value="1047.75071102715" calcext:value-type="float">
            <text:p>1047.7507110272</text:p>
          </table:table-cell>
          <table:table-cell office:value-type="float" office:value="1061.23115097627" calcext:value-type="float">
            <text:p>1061.2311509763</text:p>
          </table:table-cell>
          <table:table-cell office:value-type="float" office:value="1071.2846944003" calcext:value-type="float">
            <text:p>1071.2846944003</text:p>
          </table:table-cell>
          <table:table-cell office:value-type="float" office:value="1044.96200111133" calcext:value-type="float">
            <text:p>1044.9620011113</text:p>
          </table:table-cell>
          <table:table-cell office:value-type="float" office:value="1084.01362297232" calcext:value-type="float">
            <text:p>1084.0136229723</text:p>
          </table:table-cell>
          <table:table-cell office:value-type="float" office:value="1105.43858638713" calcext:value-type="float">
            <text:p>1105.4385863871</text:p>
          </table:table-cell>
          <table:table-cell office:value-type="float" office:value="1089.13116114431" calcext:value-type="float">
            <text:p>1089.1311611443</text:p>
          </table:table-cell>
          <table:table-cell office:value-type="float" office:value="1051.38139869994" calcext:value-type="float">
            <text:p>1051.3813986999</text:p>
          </table:table-cell>
          <table:table-cell office:value-type="float" office:value="1096.99071073899" calcext:value-type="float">
            <text:p>1096.990710739</text:p>
          </table:table-cell>
          <table:table-cell office:value-type="float" office:value="1073.90694617995" calcext:value-type="float">
            <text:p>1073.90694618</text:p>
          </table:table-cell>
          <table:table-cell office:value-type="float" office:value="1104.52041540724" calcext:value-type="float">
            <text:p>1104.5204154072</text:p>
          </table:table-cell>
          <table:table-cell office:value-type="float" office:value="1069.56794152608" calcext:value-type="float">
            <text:p>1069.5679415261</text:p>
          </table:table-cell>
          <table:table-cell office:value-type="float" office:value="1077.90704399956" calcext:value-type="float">
            <text:p>1077.9070439996</text:p>
          </table:table-cell>
          <table:table-cell office:value-type="float" office:value="1080.29063040667" calcext:value-type="float">
            <text:p>1080.2906304067</text:p>
          </table:table-cell>
          <table:table-cell office:value-type="float" office:value="1053.49483877777" calcext:value-type="float">
            <text:p>1053.4948387778</text:p>
          </table:table-cell>
          <table:table-cell office:value-type="float" office:value="1097.14589962616" calcext:value-type="float">
            <text:p>1097.1458996262</text:p>
          </table:table-cell>
          <table:table-cell office:value-type="float" office:value="1053.4306474196" calcext:value-type="float">
            <text:p>1053.4306474196</text:p>
          </table:table-cell>
          <table:table-cell office:value-type="float" office:value="1049.04113978848" calcext:value-type="float">
            <text:p>1049.0411397885</text:p>
          </table:table-cell>
        </table:table-row>
        <table:table-row table:style-name="ro1">
          <table:table-cell office:value-type="float" office:value="1044.2837879328" calcext:value-type="float">
            <text:p>1044.2837879328</text:p>
          </table:table-cell>
          <table:table-cell office:value-type="float" office:value="1049.72419744894" calcext:value-type="float">
            <text:p>1049.7241974489</text:p>
          </table:table-cell>
          <table:table-cell office:value-type="float" office:value="1088.11551654943" calcext:value-type="float">
            <text:p>1088.1155165494</text:p>
          </table:table-cell>
          <table:table-cell office:value-type="float" office:value="1069.1348246873" calcext:value-type="float">
            <text:p>1069.1348246873</text:p>
          </table:table-cell>
          <table:table-cell office:value-type="float" office:value="1061.74227682176" calcext:value-type="float">
            <text:p>1061.7422768218</text:p>
          </table:table-cell>
          <table:table-cell office:value-type="float" office:value="1090.84730925047" calcext:value-type="float">
            <text:p>1090.8473092505</text:p>
          </table:table-cell>
          <table:table-cell office:value-type="float" office:value="1065.64406021815" calcext:value-type="float">
            <text:p>1065.6440602182</text:p>
          </table:table-cell>
          <table:table-cell office:value-type="float" office:value="1071.15987574175" calcext:value-type="float">
            <text:p>1071.1598757418</text:p>
          </table:table-cell>
          <table:table-cell office:value-type="float" office:value="1052.89803207302" calcext:value-type="float">
            <text:p>1052.898032073</text:p>
          </table:table-cell>
          <table:table-cell office:value-type="float" office:value="1054.5778947367" calcext:value-type="float">
            <text:p>1054.5778947367</text:p>
          </table:table-cell>
          <table:table-cell office:value-type="float" office:value="1066.06596339352" calcext:value-type="float">
            <text:p>1066.0659633935</text:p>
          </table:table-cell>
          <table:table-cell office:value-type="float" office:value="1054.81840609432" calcext:value-type="float">
            <text:p>1054.8184060943</text:p>
          </table:table-cell>
          <table:table-cell office:value-type="float" office:value="1033.32671613657" calcext:value-type="float">
            <text:p>1033.3267161366</text:p>
          </table:table-cell>
          <table:table-cell office:value-type="float" office:value="1084.28311129717" calcext:value-type="float">
            <text:p>1084.2831112972</text:p>
          </table:table-cell>
          <table:table-cell office:value-type="float" office:value="1088.89165737863" calcext:value-type="float">
            <text:p>1088.8916573786</text:p>
          </table:table-cell>
          <table:table-cell office:value-type="float" office:value="1097.86115974037" calcext:value-type="float">
            <text:p>1097.8611597404</text:p>
          </table:table-cell>
          <table:table-cell office:value-type="float" office:value="1094.60586511779" calcext:value-type="float">
            <text:p>1094.6058651178</text:p>
          </table:table-cell>
          <table:table-cell office:value-type="float" office:value="1042.10220549823" calcext:value-type="float">
            <text:p>1042.1022054982</text:p>
          </table:table-cell>
          <table:table-cell office:value-type="float" office:value="1085.05316612332" calcext:value-type="float">
            <text:p>1085.0531661233</text:p>
          </table:table-cell>
          <table:table-cell office:value-type="float" office:value="1071.97860633983" calcext:value-type="float">
            <text:p>1071.9786063398</text:p>
          </table:table-cell>
          <table:table-cell office:value-type="float" office:value="1040.09774770969" calcext:value-type="float">
            <text:p>1040.0977477097</text:p>
          </table:table-cell>
          <table:table-cell office:value-type="float" office:value="1067.77147536678" calcext:value-type="float">
            <text:p>1067.7714753668</text:p>
          </table:table-cell>
          <table:table-cell office:value-type="float" office:value="1049.7189979512" calcext:value-type="float">
            <text:p>1049.7189979512</text:p>
          </table:table-cell>
          <table:table-cell office:value-type="float" office:value="1069.44450126325" calcext:value-type="float">
            <text:p>1069.4445012633</text:p>
          </table:table-cell>
          <table:table-cell office:value-type="float" office:value="1057.68934428004" calcext:value-type="float">
            <text:p>1057.68934428</text:p>
          </table:table-cell>
          <table:table-cell office:value-type="float" office:value="1047.13289131926" calcext:value-type="float">
            <text:p>1047.1328913193</text:p>
          </table:table-cell>
          <table:table-cell office:value-type="float" office:value="1051.97210124516" calcext:value-type="float">
            <text:p>1051.9721012452</text:p>
          </table:table-cell>
          <table:table-cell office:value-type="float" office:value="1069.37975826578" calcext:value-type="float">
            <text:p>1069.3797582658</text:p>
          </table:table-cell>
          <table:table-cell office:value-type="float" office:value="1066.83435169764" calcext:value-type="float">
            <text:p>1066.8343516976</text:p>
          </table:table-cell>
          <table:table-cell office:value-type="float" office:value="1087.99860292666" calcext:value-type="float">
            <text:p>1087.9986029267</text:p>
          </table:table-cell>
          <table:table-cell office:value-type="float" office:value="1067.32356473576" calcext:value-type="float">
            <text:p>1067.3235647358</text:p>
          </table:table-cell>
          <table:table-cell office:value-type="float" office:value="1074.53129454616" calcext:value-type="float">
            <text:p>1074.5312945462</text:p>
          </table:table-cell>
          <table:table-cell office:value-type="float" office:value="1052.26691127593" calcext:value-type="float">
            <text:p>1052.2669112759</text:p>
          </table:table-cell>
          <table:table-cell office:value-type="float" office:value="1061.23115097627" calcext:value-type="float">
            <text:p>1061.2311509763</text:p>
          </table:table-cell>
          <table:table-cell office:value-type="float" office:value="1065.81759980668" calcext:value-type="float">
            <text:p>1065.8175998067</text:p>
          </table:table-cell>
          <table:table-cell office:value-type="float" office:value="1040.54452906398" calcext:value-type="float">
            <text:p>1040.544529064</text:p>
          </table:table-cell>
          <table:table-cell office:value-type="float" office:value="1086.07246636631" calcext:value-type="float">
            <text:p>1086.0724663663</text:p>
          </table:table-cell>
          <table:table-cell office:value-type="float" office:value="1097.81718496251" calcext:value-type="float">
            <text:p>1097.8171849625</text:p>
          </table:table-cell>
          <table:table-cell office:value-type="float" office:value="1070.28449552041" calcext:value-type="float">
            <text:p>1070.2844955204</text:p>
          </table:table-cell>
          <table:table-cell office:value-type="float" office:value="1048.9418492943" calcext:value-type="float">
            <text:p>1048.9418492943</text:p>
          </table:table-cell>
          <table:table-cell office:value-type="float" office:value="1087.76174632654" calcext:value-type="float">
            <text:p>1087.7617463265</text:p>
          </table:table-cell>
          <table:table-cell office:value-type="float" office:value="1062.81179464275" calcext:value-type="float">
            <text:p>1062.8117946428</text:p>
          </table:table-cell>
          <table:table-cell office:value-type="float" office:value="1106.34692865699" calcext:value-type="float">
            <text:p>1106.346928657</text:p>
          </table:table-cell>
          <table:table-cell office:value-type="float" office:value="1065.4237608183" calcext:value-type="float">
            <text:p>1065.4237608183</text:p>
          </table:table-cell>
          <table:table-cell office:value-type="float" office:value="1066.77073419424" calcext:value-type="float">
            <text:p>1066.7707341942</text:p>
          </table:table-cell>
          <table:table-cell office:value-type="float" office:value="1077.61495520461" calcext:value-type="float">
            <text:p>1077.6149552046</text:p>
          </table:table-cell>
          <table:table-cell office:value-type="float" office:value="1044.65334773797" calcext:value-type="float">
            <text:p>1044.653347738</text:p>
          </table:table-cell>
          <table:table-cell office:value-type="float" office:value="1089.62453560862" calcext:value-type="float">
            <text:p>1089.6245356086</text:p>
          </table:table-cell>
          <table:table-cell office:value-type="float" office:value="1052.3572862724" calcext:value-type="float">
            <text:p>1052.3572862724</text:p>
          </table:table-cell>
          <table:table-cell office:value-type="float" office:value="1031.30420842676" calcext:value-type="float">
            <text:p>1031.3042084268</text:p>
          </table:table-cell>
        </table:table-row>
        <table:table-row table:style-name="ro1">
          <table:table-cell office:value-type="float" office:value="1038.41311361636" calcext:value-type="float">
            <text:p>1038.4131136164</text:p>
          </table:table-cell>
          <table:table-cell office:value-type="float" office:value="1049.06966338923" calcext:value-type="float">
            <text:p>1049.0696633892</text:p>
          </table:table-cell>
          <table:table-cell office:value-type="float" office:value="1063.99847290877" calcext:value-type="float">
            <text:p>1063.9984729088</text:p>
          </table:table-cell>
          <table:table-cell office:value-type="float" office:value="1068.27951987681" calcext:value-type="float">
            <text:p>1068.2795198768</text:p>
          </table:table-cell>
          <table:table-cell office:value-type="float" office:value="1039.71815122304" calcext:value-type="float">
            <text:p>1039.718151223</text:p>
          </table:table-cell>
          <table:table-cell office:value-type="float" office:value="1090.84730925047" calcext:value-type="float">
            <text:p>1090.8473092505</text:p>
          </table:table-cell>
          <table:table-cell office:value-type="float" office:value="1045.60710908303" calcext:value-type="float">
            <text:p>1045.607109083</text:p>
          </table:table-cell>
          <table:table-cell office:value-type="float" office:value="1069.0656421208" calcext:value-type="float">
            <text:p>1069.0656421208</text:p>
          </table:table-cell>
          <table:table-cell office:value-type="float" office:value="1052.02364829961" calcext:value-type="float">
            <text:p>1052.0236482996</text:p>
          </table:table-cell>
          <table:table-cell office:value-type="float" office:value="1048.89167569447" calcext:value-type="float">
            <text:p>1048.8916756945</text:p>
          </table:table-cell>
          <table:table-cell office:value-type="float" office:value="1064.13597984026" calcext:value-type="float">
            <text:p>1064.1359798403</text:p>
          </table:table-cell>
          <table:table-cell office:value-type="float" office:value="1053.04302674325" calcext:value-type="float">
            <text:p>1053.0430267433</text:p>
          </table:table-cell>
          <table:table-cell office:value-type="float" office:value="1027.80386472654" calcext:value-type="float">
            <text:p>1027.8038647265</text:p>
          </table:table-cell>
          <table:table-cell office:value-type="float" office:value="1069.44411059737" calcext:value-type="float">
            <text:p>1069.4441105974</text:p>
          </table:table-cell>
          <table:table-cell office:value-type="float" office:value="1078.71060147539" calcext:value-type="float">
            <text:p>1078.7106014754</text:p>
          </table:table-cell>
          <table:table-cell office:value-type="float" office:value="1068.37828628971" calcext:value-type="float">
            <text:p>1068.3782862897</text:p>
          </table:table-cell>
          <table:table-cell office:value-type="float" office:value="1080.3473041232" calcext:value-type="float">
            <text:p>1080.3473041232</text:p>
          </table:table-cell>
          <table:table-cell office:value-type="float" office:value="1028.65581301748" calcext:value-type="float">
            <text:p>1028.6558130175</text:p>
          </table:table-cell>
          <table:table-cell office:value-type="float" office:value="1078.17127418323" calcext:value-type="float">
            <text:p>1078.1712741832</text:p>
          </table:table-cell>
          <table:table-cell office:value-type="float" office:value="1050.66975312836" calcext:value-type="float">
            <text:p>1050.6697531284</text:p>
          </table:table-cell>
          <table:table-cell office:value-type="float" office:value="1035.12492667479" calcext:value-type="float">
            <text:p>1035.1249266748</text:p>
          </table:table-cell>
          <table:table-cell office:value-type="float" office:value="1064.1049704547" calcext:value-type="float">
            <text:p>1064.1049704547</text:p>
          </table:table-cell>
          <table:table-cell office:value-type="float" office:value="1044.96004759286" calcext:value-type="float">
            <text:p>1044.9600475929</text:p>
          </table:table-cell>
          <table:table-cell office:value-type="float" office:value="1068.20509221065" calcext:value-type="float">
            <text:p>1068.2050922107</text:p>
          </table:table-cell>
          <table:table-cell office:value-type="float" office:value="1064.7356042789" calcext:value-type="float">
            <text:p>1064.7356042789</text:p>
          </table:table-cell>
          <table:table-cell office:value-type="float" office:value="1038.00412552633" calcext:value-type="float">
            <text:p>1038.0041255263</text:p>
          </table:table-cell>
          <table:table-cell office:value-type="float" office:value="1051.3601113689" calcext:value-type="float">
            <text:p>1051.3601113689</text:p>
          </table:table-cell>
          <table:table-cell office:value-type="float" office:value="1072.96437183144" calcext:value-type="float">
            <text:p>1072.9643718314</text:p>
          </table:table-cell>
          <table:table-cell office:value-type="float" office:value="1052.46097470996" calcext:value-type="float">
            <text:p>1052.46097471</text:p>
          </table:table-cell>
          <table:table-cell office:value-type="float" office:value="1093.16041772643" calcext:value-type="float">
            <text:p>1093.1604177264</text:p>
          </table:table-cell>
          <table:table-cell office:value-type="float" office:value="1054.47256808387" calcext:value-type="float">
            <text:p>1054.4725680839</text:p>
          </table:table-cell>
          <table:table-cell office:value-type="float" office:value="1067.38313909086" calcext:value-type="float">
            <text:p>1067.3831390909</text:p>
          </table:table-cell>
          <table:table-cell office:value-type="float" office:value="1051.62557693637" calcext:value-type="float">
            <text:p>1051.6255769364</text:p>
          </table:table-cell>
          <table:table-cell office:value-type="float" office:value="1060.37970892927" calcext:value-type="float">
            <text:p>1060.3797089293</text:p>
          </table:table-cell>
          <table:table-cell office:value-type="float" office:value="1058.11782031577" calcext:value-type="float">
            <text:p>1058.1178203158</text:p>
          </table:table-cell>
          <table:table-cell office:value-type="float" office:value="1037.8921824939" calcext:value-type="float">
            <text:p>1037.8921824939</text:p>
          </table:table-cell>
          <table:table-cell office:value-type="float" office:value="1081.3247788949" calcext:value-type="float">
            <text:p>1081.3247788949</text:p>
          </table:table-cell>
          <table:table-cell office:value-type="float" office:value="1089.67366257723" calcext:value-type="float">
            <text:p>1089.6736625772</text:p>
          </table:table-cell>
          <table:table-cell office:value-type="float" office:value="1066.93876584971" calcext:value-type="float">
            <text:p>1066.9387658497</text:p>
          </table:table-cell>
          <table:table-cell office:value-type="float" office:value="1049.33770328511" calcext:value-type="float">
            <text:p>1049.3377032851</text:p>
          </table:table-cell>
          <table:table-cell office:value-type="float" office:value="1071.44922793634" calcext:value-type="float">
            <text:p>1071.4492279363</text:p>
          </table:table-cell>
          <table:table-cell office:value-type="float" office:value="1061.25973249214" calcext:value-type="float">
            <text:p>1061.2597324921</text:p>
          </table:table-cell>
          <table:table-cell office:value-type="float" office:value="1085.23472036571" calcext:value-type="float">
            <text:p>1085.2347203657</text:p>
          </table:table-cell>
          <table:table-cell office:value-type="float" office:value="1036.92816173114" calcext:value-type="float">
            <text:p>1036.9281617311</text:p>
          </table:table-cell>
          <table:table-cell office:value-type="float" office:value="1072.31903933685" calcext:value-type="float">
            <text:p>1072.3190393369</text:p>
          </table:table-cell>
          <table:table-cell office:value-type="float" office:value="1066.18277015834" calcext:value-type="float">
            <text:p>1066.1827701583</text:p>
          </table:table-cell>
          <table:table-cell office:value-type="float" office:value="1048.77305994666" calcext:value-type="float">
            <text:p>1048.7730599467</text:p>
          </table:table-cell>
          <table:table-cell office:value-type="float" office:value="1090.90115994826" calcext:value-type="float">
            <text:p>1090.9011599483</text:p>
          </table:table-cell>
          <table:table-cell office:value-type="float" office:value="1053.78829697234" calcext:value-type="float">
            <text:p>1053.7882969723</text:p>
          </table:table-cell>
          <table:table-cell office:value-type="float" office:value="1026.81482283182" calcext:value-type="float">
            <text:p>1026.8148228318</text:p>
          </table:table-cell>
        </table:table-row>
        <table:table-row table:style-name="ro1">
          <table:table-cell office:value-type="float" office:value="1038.33710616891" calcext:value-type="float">
            <text:p>1038.3371061689</text:p>
          </table:table-cell>
          <table:table-cell office:value-type="float" office:value="1035.44045217998" calcext:value-type="float">
            <text:p>1035.44045218</text:p>
          </table:table-cell>
          <table:table-cell office:value-type="float" office:value="1058.88459180336" calcext:value-type="float">
            <text:p>1058.8845918034</text:p>
          </table:table-cell>
          <table:table-cell office:value-type="float" office:value="1065.54801595574" calcext:value-type="float">
            <text:p>1065.5480159557</text:p>
          </table:table-cell>
          <table:table-cell office:value-type="float" office:value="1045.14333223944" calcext:value-type="float">
            <text:p>1045.1433322394</text:p>
          </table:table-cell>
          <table:table-cell office:value-type="float" office:value="1070.18374755609" calcext:value-type="float">
            <text:p>1070.1837475561</text:p>
          </table:table-cell>
          <table:table-cell office:value-type="float" office:value="1028.84197425157" calcext:value-type="float">
            <text:p>1028.8419742516</text:p>
          </table:table-cell>
          <table:table-cell office:value-type="float" office:value="1058.1416947911" calcext:value-type="float">
            <text:p>1058.1416947911</text:p>
          </table:table-cell>
          <table:table-cell office:value-type="float" office:value="1033.29578277928" calcext:value-type="float">
            <text:p>1033.2957827793</text:p>
          </table:table-cell>
          <table:table-cell office:value-type="float" office:value="1036.53642633051" calcext:value-type="float">
            <text:p>1036.5364263305</text:p>
          </table:table-cell>
          <table:table-cell office:value-type="float" office:value="1052.76014435806" calcext:value-type="float">
            <text:p>1052.7601443581</text:p>
          </table:table-cell>
          <table:table-cell office:value-type="float" office:value="1054.77367650792" calcext:value-type="float">
            <text:p>1054.7736765079</text:p>
          </table:table-cell>
          <table:table-cell office:value-type="float" office:value="1028.44839390057" calcext:value-type="float">
            <text:p>1028.4483939006</text:p>
          </table:table-cell>
          <table:table-cell office:value-type="float" office:value="1061.75133894838" calcext:value-type="float">
            <text:p>1061.7513389484</text:p>
          </table:table-cell>
          <table:table-cell office:value-type="float" office:value="1078.46802543652" calcext:value-type="float">
            <text:p>1078.4680254365</text:p>
          </table:table-cell>
          <table:table-cell office:value-type="float" office:value="1067.2808646568" calcext:value-type="float">
            <text:p>1067.2808646568</text:p>
          </table:table-cell>
          <table:table-cell office:value-type="float" office:value="1078.24681491163" calcext:value-type="float">
            <text:p>1078.2468149116</text:p>
          </table:table-cell>
          <table:table-cell office:value-type="float" office:value="1024.52831784356" calcext:value-type="float">
            <text:p>1024.5283178436</text:p>
          </table:table-cell>
          <table:table-cell office:value-type="float" office:value="1061.94023025186" calcext:value-type="float">
            <text:p>1061.9402302519</text:p>
          </table:table-cell>
          <table:table-cell office:value-type="float" office:value="1046.75613636156" calcext:value-type="float">
            <text:p>1046.7561363616</text:p>
          </table:table-cell>
          <table:table-cell office:value-type="float" office:value="1035.12492667479" calcext:value-type="float">
            <text:p>1035.1249266748</text:p>
          </table:table-cell>
          <table:table-cell office:value-type="float" office:value="1060.01933680107" calcext:value-type="float">
            <text:p>1060.0193368011</text:p>
          </table:table-cell>
          <table:table-cell office:value-type="float" office:value="1038.15693964445" calcext:value-type="float">
            <text:p>1038.1569396445</text:p>
          </table:table-cell>
          <table:table-cell office:value-type="float" office:value="1049.70271599338" calcext:value-type="float">
            <text:p>1049.7027159934</text:p>
          </table:table-cell>
          <table:table-cell office:value-type="float" office:value="1061.50312362911" calcext:value-type="float">
            <text:p>1061.5031236291</text:p>
          </table:table-cell>
          <table:table-cell office:value-type="float" office:value="1039.66229964148" calcext:value-type="float">
            <text:p>1039.6622996415</text:p>
          </table:table-cell>
          <table:table-cell office:value-type="float" office:value="1048.66835808817" calcext:value-type="float">
            <text:p>1048.6683580882</text:p>
          </table:table-cell>
          <table:table-cell office:value-type="float" office:value="1064.42222204906" calcext:value-type="float">
            <text:p>1064.4222220491</text:p>
          </table:table-cell>
          <table:table-cell office:value-type="float" office:value="1051.01367017414" calcext:value-type="float">
            <text:p>1051.0136701741</text:p>
          </table:table-cell>
          <table:table-cell office:value-type="float" office:value="1076.95348299777" calcext:value-type="float">
            <text:p>1076.9534829978</text:p>
          </table:table-cell>
          <table:table-cell office:value-type="float" office:value="1051.56228688594" calcext:value-type="float">
            <text:p>1051.5622868859</text:p>
          </table:table-cell>
          <table:table-cell office:value-type="float" office:value="1057.88133900411" calcext:value-type="float">
            <text:p>1057.8813390041</text:p>
          </table:table-cell>
          <table:table-cell office:value-type="float" office:value="1044.05438068136" calcext:value-type="float">
            <text:p>1044.0543806814</text:p>
          </table:table-cell>
          <table:table-cell office:value-type="float" office:value="1060.37970892927" calcext:value-type="float">
            <text:p>1060.3797089293</text:p>
          </table:table-cell>
          <table:table-cell office:value-type="float" office:value="1045.75569287969" calcext:value-type="float">
            <text:p>1045.7556928797</text:p>
          </table:table-cell>
          <table:table-cell office:value-type="float" office:value="1031.67691823153" calcext:value-type="float">
            <text:p>1031.6769182315</text:p>
          </table:table-cell>
          <table:table-cell office:value-type="float" office:value="1078.23345224641" calcext:value-type="float">
            <text:p>1078.2334522464</text:p>
          </table:table-cell>
          <table:table-cell office:value-type="float" office:value="1079.93621389348" calcext:value-type="float">
            <text:p>1079.9362138935</text:p>
          </table:table-cell>
          <table:table-cell office:value-type="float" office:value="1062.15318130782" calcext:value-type="float">
            <text:p>1062.1531813078</text:p>
          </table:table-cell>
          <table:table-cell office:value-type="float" office:value="1036.97657318293" calcext:value-type="float">
            <text:p>1036.9765731829</text:p>
          </table:table-cell>
          <table:table-cell office:value-type="float" office:value="1043.15395858635" calcext:value-type="float">
            <text:p>1043.1539585864</text:p>
          </table:table-cell>
          <table:table-cell office:value-type="float" office:value="1055.95118986595" calcext:value-type="float">
            <text:p>1055.951189866</text:p>
          </table:table-cell>
          <table:table-cell office:value-type="float" office:value="1096.41225291634" calcext:value-type="float">
            <text:p>1096.4122529163</text:p>
          </table:table-cell>
          <table:table-cell office:value-type="float" office:value="1028.45793845465" calcext:value-type="float">
            <text:p>1028.4579384547</text:p>
          </table:table-cell>
          <table:table-cell office:value-type="float" office:value="1056.92847304076" calcext:value-type="float">
            <text:p>1056.9284730408</text:p>
          </table:table-cell>
          <table:table-cell office:value-type="float" office:value="1066.51801525664" calcext:value-type="float">
            <text:p>1066.5180152566</text:p>
          </table:table-cell>
          <table:table-cell office:value-type="float" office:value="1043.75910769757" calcext:value-type="float">
            <text:p>1043.7591076976</text:p>
          </table:table-cell>
          <table:table-cell office:value-type="float" office:value="1086.32949448152" calcext:value-type="float">
            <text:p>1086.3294944815</text:p>
          </table:table-cell>
          <table:table-cell office:value-type="float" office:value="1036.66577690072" calcext:value-type="float">
            <text:p>1036.6657769007</text:p>
          </table:table-cell>
          <table:table-cell office:value-type="float" office:value="1014.69417298319" calcext:value-type="float">
            <text:p>1014.6941729832</text:p>
          </table:table-cell>
        </table:table-row>
        <table:table-row table:style-name="ro1">
          <table:table-cell office:value-type="float" office:value="1034.16135094386" calcext:value-type="float">
            <text:p>1034.1613509439</text:p>
          </table:table-cell>
          <table:table-cell office:value-type="float" office:value="1031.44579627876" calcext:value-type="float">
            <text:p>1031.4457962788</text:p>
          </table:table-cell>
          <table:table-cell office:value-type="float" office:value="1047.24167815876" calcext:value-type="float">
            <text:p>1047.2416781588</text:p>
          </table:table-cell>
          <table:table-cell office:value-type="float" office:value="1053.31596294114" calcext:value-type="float">
            <text:p>1053.3159629411</text:p>
          </table:table-cell>
          <table:table-cell office:value-type="float" office:value="1046.00736832883" calcext:value-type="float">
            <text:p>1046.0073683288</text:p>
          </table:table-cell>
          <table:table-cell office:value-type="float" office:value="1063.02005882098" calcext:value-type="float">
            <text:p>1063.020058821</text:p>
          </table:table-cell>
          <table:table-cell office:value-type="float" office:value="1018.78630294868" calcext:value-type="float">
            <text:p>1018.7863029487</text:p>
          </table:table-cell>
          <table:table-cell office:value-type="float" office:value="1061.3786805566" calcext:value-type="float">
            <text:p>1061.3786805566</text:p>
          </table:table-cell>
          <table:table-cell office:value-type="float" office:value="1032.76682460981" calcext:value-type="float">
            <text:p>1032.7668246098</text:p>
          </table:table-cell>
          <table:table-cell office:value-type="float" office:value="1031.98464466726" calcext:value-type="float">
            <text:p>1031.9846446673</text:p>
          </table:table-cell>
          <table:table-cell office:value-type="float" office:value="1060.44383398835" calcext:value-type="float">
            <text:p>1060.4438339884</text:p>
          </table:table-cell>
          <table:table-cell office:value-type="float" office:value="1044.73601193704" calcext:value-type="float">
            <text:p>1044.736011937</text:p>
          </table:table-cell>
          <table:table-cell office:value-type="float" office:value="1028.6181786975" calcext:value-type="float">
            <text:p>1028.6181786975</text:p>
          </table:table-cell>
          <table:table-cell office:value-type="float" office:value="1069.16084317583" calcext:value-type="float">
            <text:p>1069.1608431758</text:p>
          </table:table-cell>
          <table:table-cell office:value-type="float" office:value="1078.08992965528" calcext:value-type="float">
            <text:p>1078.0899296553</text:p>
          </table:table-cell>
          <table:table-cell office:value-type="float" office:value="1063.60867529904" calcext:value-type="float">
            <text:p>1063.608675299</text:p>
          </table:table-cell>
          <table:table-cell office:value-type="float" office:value="1063.76082235575" calcext:value-type="float">
            <text:p>1063.7608223558</text:p>
          </table:table-cell>
          <table:table-cell office:value-type="float" office:value="1020.46348914638" calcext:value-type="float">
            <text:p>1020.4634891464</text:p>
          </table:table-cell>
          <table:table-cell office:value-type="float" office:value="1046.41860622536" calcext:value-type="float">
            <text:p>1046.4186062254</text:p>
          </table:table-cell>
          <table:table-cell office:value-type="float" office:value="1046.25405041312" calcext:value-type="float">
            <text:p>1046.2540504131</text:p>
          </table:table-cell>
          <table:table-cell office:value-type="float" office:value="1033.36360823409" calcext:value-type="float">
            <text:p>1033.3636082341</text:p>
          </table:table-cell>
          <table:table-cell office:value-type="float" office:value="1040.85926382188" calcext:value-type="float">
            <text:p>1040.8592638219</text:p>
          </table:table-cell>
          <table:table-cell office:value-type="float" office:value="1018.36338139682" calcext:value-type="float">
            <text:p>1018.3633813968</text:p>
          </table:table-cell>
          <table:table-cell office:value-type="float" office:value="1033.19468276327" calcext:value-type="float">
            <text:p>1033.1946827633</text:p>
          </table:table-cell>
          <table:table-cell office:value-type="float" office:value="1042.9587245639" calcext:value-type="float">
            <text:p>1042.9587245639</text:p>
          </table:table-cell>
          <table:table-cell office:value-type="float" office:value="1036.82941939012" calcext:value-type="float">
            <text:p>1036.8294193901</text:p>
          </table:table-cell>
          <table:table-cell office:value-type="float" office:value="1048.66835808817" calcext:value-type="float">
            <text:p>1048.6683580882</text:p>
          </table:table-cell>
          <table:table-cell office:value-type="float" office:value="1045.80533347285" calcext:value-type="float">
            <text:p>1045.8053334729</text:p>
          </table:table-cell>
          <table:table-cell office:value-type="float" office:value="1037.04187557982" calcext:value-type="float">
            <text:p>1037.0418755798</text:p>
          </table:table-cell>
          <table:table-cell office:value-type="float" office:value="1071.91955161168" calcext:value-type="float">
            <text:p>1071.9195516117</text:p>
          </table:table-cell>
          <table:table-cell office:value-type="float" office:value="1045.14009552554" calcext:value-type="float">
            <text:p>1045.1400955255</text:p>
          </table:table-cell>
          <table:table-cell office:value-type="float" office:value="1051.34929491715" calcext:value-type="float">
            <text:p>1051.3492949172</text:p>
          </table:table-cell>
          <table:table-cell office:value-type="float" office:value="1031.54021979624" calcext:value-type="float">
            <text:p>1031.5402197962</text:p>
          </table:table-cell>
          <table:table-cell office:value-type="float" office:value="1052.87277296455" calcext:value-type="float">
            <text:p>1052.8727729646</text:p>
          </table:table-cell>
          <table:table-cell office:value-type="float" office:value="1044.2507813198" calcext:value-type="float">
            <text:p>1044.2507813198</text:p>
          </table:table-cell>
          <table:table-cell office:value-type="float" office:value="1025.14237980799" calcext:value-type="float">
            <text:p>1025.142379808</text:p>
          </table:table-cell>
          <table:table-cell office:value-type="float" office:value="1060.21142689105" calcext:value-type="float">
            <text:p>1060.2114268911</text:p>
          </table:table-cell>
          <table:table-cell office:value-type="float" office:value="1063.30896749028" calcext:value-type="float">
            <text:p>1063.3089674903</text:p>
          </table:table-cell>
          <table:table-cell office:value-type="float" office:value="1061.99404742612" calcext:value-type="float">
            <text:p>1061.9940474261</text:p>
          </table:table-cell>
          <table:table-cell office:value-type="float" office:value="1036.97657318293" calcext:value-type="float">
            <text:p>1036.9765731829</text:p>
          </table:table-cell>
          <table:table-cell office:value-type="float" office:value="1042.17028317656" calcext:value-type="float">
            <text:p>1042.1702831766</text:p>
          </table:table-cell>
          <table:table-cell office:value-type="float" office:value="1044.65006983823" calcext:value-type="float">
            <text:p>1044.6500698382</text:p>
          </table:table-cell>
          <table:table-cell office:value-type="float" office:value="1064.6139330212" calcext:value-type="float">
            <text:p>1064.6139330212</text:p>
          </table:table-cell>
          <table:table-cell office:value-type="float" office:value="1020.68417882539" calcext:value-type="float">
            <text:p>1020.6841788254</text:p>
          </table:table-cell>
          <table:table-cell office:value-type="float" office:value="1055.07563235219" calcext:value-type="float">
            <text:p>1055.0756323522</text:p>
          </table:table-cell>
          <table:table-cell office:value-type="float" office:value="1066.51801525664" calcext:value-type="float">
            <text:p>1066.5180152566</text:p>
          </table:table-cell>
          <table:table-cell office:value-type="float" office:value="1039.04139042971" calcext:value-type="float">
            <text:p>1039.0413904297</text:p>
          </table:table-cell>
          <table:table-cell office:value-type="float" office:value="1085.22159380329" calcext:value-type="float">
            <text:p>1085.2215938033</text:p>
          </table:table-cell>
          <table:table-cell office:value-type="float" office:value="1027.49205348774" calcext:value-type="float">
            <text:p>1027.4920534877</text:p>
          </table:table-cell>
          <table:table-cell office:value-type="float" office:value="1012.58353473155" calcext:value-type="float">
            <text:p>1012.5835347316</text:p>
          </table:table-cell>
        </table:table-row>
        <table:table-row table:style-name="ro1">
          <table:table-cell office:value-type="float" office:value="1028.29530994942" calcext:value-type="float">
            <text:p>1028.2953099494</text:p>
          </table:table-cell>
          <table:table-cell office:value-type="float" office:value="1038.94579351598" calcext:value-type="float">
            <text:p>1038.945793516</text:p>
          </table:table-cell>
          <table:table-cell office:value-type="float" office:value="1043.60853394492" calcext:value-type="float">
            <text:p>1043.6085339449</text:p>
          </table:table-cell>
          <table:table-cell office:value-type="float" office:value="1034.3264255908" calcext:value-type="float">
            <text:p>1034.3264255908</text:p>
          </table:table-cell>
          <table:table-cell office:value-type="float" office:value="1045.77410817814" calcext:value-type="float">
            <text:p>1045.7741081781</text:p>
          </table:table-cell>
          <table:table-cell office:value-type="float" office:value="1054.61670372483" calcext:value-type="float">
            <text:p>1054.6167037248</text:p>
          </table:table-cell>
          <table:table-cell office:value-type="float" office:value="1009.2618955984" calcext:value-type="float">
            <text:p>1009.2618955984</text:p>
          </table:table-cell>
          <table:table-cell office:value-type="float" office:value="1054.82058193943" calcext:value-type="float">
            <text:p>1054.8205819394</text:p>
          </table:table-cell>
          <table:table-cell office:value-type="float" office:value="1023.00943664626" calcext:value-type="float">
            <text:p>1023.0094366463</text:p>
          </table:table-cell>
          <table:table-cell office:value-type="float" office:value="1032.8332385766" calcext:value-type="float">
            <text:p>1032.8332385766</text:p>
          </table:table-cell>
          <table:table-cell office:value-type="float" office:value="1050.94374824121" calcext:value-type="float">
            <text:p>1050.9437482412</text:p>
          </table:table-cell>
          <table:table-cell office:value-type="float" office:value="1049.75652346845" calcext:value-type="float">
            <text:p>1049.7565234685</text:p>
          </table:table-cell>
          <table:table-cell office:value-type="float" office:value="1019.4550886144" calcext:value-type="float">
            <text:p>1019.4550886144</text:p>
          </table:table-cell>
          <table:table-cell office:value-type="float" office:value="1069.07505588375" calcext:value-type="float">
            <text:p>1069.0750558838</text:p>
          </table:table-cell>
          <table:table-cell office:value-type="float" office:value="1079.55973102869" calcext:value-type="float">
            <text:p>1079.5597310287</text:p>
          </table:table-cell>
          <table:table-cell office:value-type="float" office:value="1063.60867529904" calcext:value-type="float">
            <text:p>1063.608675299</text:p>
          </table:table-cell>
          <table:table-cell office:value-type="float" office:value="1056.81699912511" calcext:value-type="float">
            <text:p>1056.8169991251</text:p>
          </table:table-cell>
          <table:table-cell office:value-type="float" office:value="1017.30760093184" calcext:value-type="float">
            <text:p>1017.3076009318</text:p>
          </table:table-cell>
          <table:table-cell office:value-type="float" office:value="1028.65782223329" calcext:value-type="float">
            <text:p>1028.6578222333</text:p>
          </table:table-cell>
          <table:table-cell office:value-type="float" office:value="1045.29975096442" calcext:value-type="float">
            <text:p>1045.2997509644</text:p>
          </table:table-cell>
          <table:table-cell office:value-type="float" office:value="1028.12045392536" calcext:value-type="float">
            <text:p>1028.1204539254</text:p>
          </table:table-cell>
          <table:table-cell office:value-type="float" office:value="1040.44197906202" calcext:value-type="float">
            <text:p>1040.441979062</text:p>
          </table:table-cell>
          <table:table-cell office:value-type="float" office:value="1019.34661449244" calcext:value-type="float">
            <text:p>1019.3466144924</text:p>
          </table:table-cell>
          <table:table-cell office:value-type="float" office:value="1023.96042441837" calcext:value-type="float">
            <text:p>1023.9604244184</text:p>
          </table:table-cell>
          <table:table-cell office:value-type="float" office:value="1027.80413426366" calcext:value-type="float">
            <text:p>1027.8041342637</text:p>
          </table:table-cell>
          <table:table-cell office:value-type="float" office:value="1036.76109873909" calcext:value-type="float">
            <text:p>1036.7610987391</text:p>
          </table:table-cell>
          <table:table-cell office:value-type="float" office:value="1048.17086821198" calcext:value-type="float">
            <text:p>1048.170868212</text:p>
          </table:table-cell>
          <table:table-cell office:value-type="float" office:value="1039.473839517" calcext:value-type="float">
            <text:p>1039.473839517</text:p>
          </table:table-cell>
          <table:table-cell office:value-type="float" office:value="1033.24693976194" calcext:value-type="float">
            <text:p>1033.2469397619</text:p>
          </table:table-cell>
          <table:table-cell office:value-type="float" office:value="1075.10692478359" calcext:value-type="float">
            <text:p>1075.1069247836</text:p>
          </table:table-cell>
          <table:table-cell office:value-type="float" office:value="1024.23891191196" calcext:value-type="float">
            <text:p>1024.238911912</text:p>
          </table:table-cell>
          <table:table-cell office:value-type="float" office:value="1050.8811020123" calcext:value-type="float">
            <text:p>1050.8811020123</text:p>
          </table:table-cell>
          <table:table-cell office:value-type="float" office:value="1031.67622736283" calcext:value-type="float">
            <text:p>1031.6762273628</text:p>
          </table:table-cell>
          <table:table-cell office:value-type="float" office:value="1022.9391523858" calcext:value-type="float">
            <text:p>1022.9391523858</text:p>
          </table:table-cell>
          <table:table-cell office:value-type="float" office:value="1039.52341192392" calcext:value-type="float">
            <text:p>1039.5234119239</text:p>
          </table:table-cell>
          <table:table-cell office:value-type="float" office:value="1005.99331037634" calcext:value-type="float">
            <text:p>1005.9933103763</text:p>
          </table:table-cell>
          <table:table-cell office:value-type="float" office:value="1057.25732497333" calcext:value-type="float">
            <text:p>1057.2573249733</text:p>
          </table:table-cell>
          <table:table-cell office:value-type="float" office:value="1058.58028660249" calcext:value-type="float">
            <text:p>1058.5802866025</text:p>
          </table:table-cell>
          <table:table-cell office:value-type="float" office:value="1045.53754464031" calcext:value-type="float">
            <text:p>1045.5375446403</text:p>
          </table:table-cell>
          <table:table-cell office:value-type="float" office:value="1040.0238718336" calcext:value-type="float">
            <text:p>1040.0238718336</text:p>
          </table:table-cell>
          <table:table-cell office:value-type="float" office:value="1033.32700143324" calcext:value-type="float">
            <text:p>1033.3270014332</text:p>
          </table:table-cell>
          <table:table-cell office:value-type="float" office:value="1038.6761628129" calcext:value-type="float">
            <text:p>1038.6761628129</text:p>
          </table:table-cell>
          <table:table-cell office:value-type="float" office:value="1055.48433143493" calcext:value-type="float">
            <text:p>1055.4843314349</text:p>
          </table:table-cell>
          <table:table-cell office:value-type="float" office:value="1016.88444254525" calcext:value-type="float">
            <text:p>1016.8844425453</text:p>
          </table:table-cell>
          <table:table-cell office:value-type="float" office:value="1043.78380247518" calcext:value-type="float">
            <text:p>1043.7838024752</text:p>
          </table:table-cell>
          <table:table-cell office:value-type="float" office:value="1060.08165057635" calcext:value-type="float">
            <text:p>1060.0816505764</text:p>
          </table:table-cell>
          <table:table-cell office:value-type="float" office:value="1033.43587585802" calcext:value-type="float">
            <text:p>1033.435875858</text:p>
          </table:table-cell>
          <table:table-cell office:value-type="float" office:value="1081.17216760404" calcext:value-type="float">
            <text:p>1081.172167604</text:p>
          </table:table-cell>
          <table:table-cell office:value-type="float" office:value="1015.94699690041" calcext:value-type="float">
            <text:p>1015.9469969004</text:p>
          </table:table-cell>
          <table:table-cell office:value-type="float" office:value="1012.00728880546" calcext:value-type="float">
            <text:p>1012.0072888055</text:p>
          </table:table-cell>
        </table:table-row>
        <table:table-row table:style-name="ro1">
          <table:table-cell office:value-type="float" office:value="1015.00800612731" calcext:value-type="float">
            <text:p>1015.0080061273</text:p>
          </table:table-cell>
          <table:table-cell office:value-type="float" office:value="1031.73571606193" calcext:value-type="float">
            <text:p>1031.7357160619</text:p>
          </table:table-cell>
          <table:table-cell office:value-type="float" office:value="1030.43711494968" calcext:value-type="float">
            <text:p>1030.4371149497</text:p>
          </table:table-cell>
          <table:table-cell office:value-type="float" office:value="1027.2496543415" calcext:value-type="float">
            <text:p>1027.2496543415</text:p>
          </table:table-cell>
          <table:table-cell office:value-type="float" office:value="1043.68573310022" calcext:value-type="float">
            <text:p>1043.6857331002</text:p>
          </table:table-cell>
          <table:table-cell office:value-type="float" office:value="1054.16657381821" calcext:value-type="float">
            <text:p>1054.1665738182</text:p>
          </table:table-cell>
          <table:table-cell office:value-type="float" office:value="999.408993678391" calcext:value-type="float">
            <text:p>999.4089936784</text:p>
          </table:table-cell>
          <table:table-cell office:value-type="float" office:value="1045.44127287445" calcext:value-type="float">
            <text:p>1045.4412728745</text:p>
          </table:table-cell>
          <table:table-cell office:value-type="float" office:value="1003.84694753666" calcext:value-type="float">
            <text:p>1003.8469475367</text:p>
          </table:table-cell>
          <table:table-cell office:value-type="float" office:value="1022.86105269137" calcext:value-type="float">
            <text:p>1022.8610526914</text:p>
          </table:table-cell>
          <table:table-cell office:value-type="float" office:value="1044.24124390506" calcext:value-type="float">
            <text:p>1044.2412439051</text:p>
          </table:table-cell>
          <table:table-cell office:value-type="float" office:value="1044.75311534939" calcext:value-type="float">
            <text:p>1044.7531153494</text:p>
          </table:table-cell>
          <table:table-cell office:value-type="float" office:value="1008.81469481853" calcext:value-type="float">
            <text:p>1008.8146948185</text:p>
          </table:table-cell>
          <table:table-cell office:value-type="float" office:value="1060.33639694239" calcext:value-type="float">
            <text:p>1060.3363969424</text:p>
          </table:table-cell>
          <table:table-cell office:value-type="float" office:value="1071.71450006807" calcext:value-type="float">
            <text:p>1071.7145000681</text:p>
          </table:table-cell>
          <table:table-cell office:value-type="float" office:value="1043.18628241436" calcext:value-type="float">
            <text:p>1043.1862824144</text:p>
          </table:table-cell>
          <table:table-cell office:value-type="float" office:value="1045.28798373199" calcext:value-type="float">
            <text:p>1045.287983732</text:p>
          </table:table-cell>
          <table:table-cell office:value-type="float" office:value="1015.65616919089" calcext:value-type="float">
            <text:p>1015.6561691909</text:p>
          </table:table-cell>
          <table:table-cell office:value-type="float" office:value="1022.8530073799" calcext:value-type="float">
            <text:p>1022.8530073799</text:p>
          </table:table-cell>
          <table:table-cell office:value-type="float" office:value="1025.02509674189" calcext:value-type="float">
            <text:p>1025.0250967419</text:p>
          </table:table-cell>
          <table:table-cell office:value-type="float" office:value="1023.77156683237" calcext:value-type="float">
            <text:p>1023.7715668324</text:p>
          </table:table-cell>
          <table:table-cell office:value-type="float" office:value="1038.61304420721" calcext:value-type="float">
            <text:p>1038.6130442072</text:p>
          </table:table-cell>
          <table:table-cell office:value-type="float" office:value="1012.70441073857" calcext:value-type="float">
            <text:p>1012.7044107386</text:p>
          </table:table-cell>
          <table:table-cell office:value-type="float" office:value="1027.95823583247" calcext:value-type="float">
            <text:p>1027.9582358325</text:p>
          </table:table-cell>
          <table:table-cell office:value-type="float" office:value="1020.77731883304" calcext:value-type="float">
            <text:p>1020.777318833</text:p>
          </table:table-cell>
          <table:table-cell office:value-type="float" office:value="1030.80790168447" calcext:value-type="float">
            <text:p>1030.8079016845</text:p>
          </table:table-cell>
          <table:table-cell office:value-type="float" office:value="1028.03527139218" calcext:value-type="float">
            <text:p>1028.0352713922</text:p>
          </table:table-cell>
          <table:table-cell office:value-type="float" office:value="1032.33966298915" calcext:value-type="float">
            <text:p>1032.3396629892</text:p>
          </table:table-cell>
          <table:table-cell office:value-type="float" office:value="1025.91270358636" calcext:value-type="float">
            <text:p>1025.9127035864</text:p>
          </table:table-cell>
          <table:table-cell office:value-type="float" office:value="1067.47354933148" calcext:value-type="float">
            <text:p>1067.4735493315</text:p>
          </table:table-cell>
          <table:table-cell office:value-type="float" office:value="999.931215742811" calcext:value-type="float">
            <text:p>999.9312157428</text:p>
          </table:table-cell>
          <table:table-cell office:value-type="float" office:value="1048.54735066032" calcext:value-type="float">
            <text:p>1048.5473506603</text:p>
          </table:table-cell>
          <table:table-cell office:value-type="float" office:value="1039.53066015211" calcext:value-type="float">
            <text:p>1039.5306601521</text:p>
          </table:table-cell>
          <table:table-cell office:value-type="float" office:value="1019.26807623393" calcext:value-type="float">
            <text:p>1019.2680762339</text:p>
          </table:table-cell>
          <table:table-cell office:value-type="float" office:value="1042.80999491031" calcext:value-type="float">
            <text:p>1042.8099949103</text:p>
          </table:table-cell>
          <table:table-cell office:value-type="float" office:value="1005.99331037634" calcext:value-type="float">
            <text:p>1005.9933103763</text:p>
          </table:table-cell>
          <table:table-cell office:value-type="float" office:value="1052.4698929411" calcext:value-type="float">
            <text:p>1052.4698929411</text:p>
          </table:table-cell>
          <table:table-cell office:value-type="float" office:value="1047.17318103902" calcext:value-type="float">
            <text:p>1047.173181039</text:p>
          </table:table-cell>
          <table:table-cell office:value-type="float" office:value="1046.03303204311" calcext:value-type="float">
            <text:p>1046.0330320431</text:p>
          </table:table-cell>
          <table:table-cell office:value-type="float" office:value="1029.80014879423" calcext:value-type="float">
            <text:p>1029.8001487942</text:p>
          </table:table-cell>
          <table:table-cell office:value-type="float" office:value="1023.0084861633" calcext:value-type="float">
            <text:p>1023.0084861633</text:p>
          </table:table-cell>
          <table:table-cell office:value-type="float" office:value="1038.03333057474" calcext:value-type="float">
            <text:p>1038.0333305747</text:p>
          </table:table-cell>
          <table:table-cell office:value-type="float" office:value="1055.48433143493" calcext:value-type="float">
            <text:p>1055.4843314349</text:p>
          </table:table-cell>
          <table:table-cell office:value-type="float" office:value="1010.06222650668" calcext:value-type="float">
            <text:p>1010.0622265067</text:p>
          </table:table-cell>
          <table:table-cell office:value-type="float" office:value="1044.53888657497" calcext:value-type="float">
            <text:p>1044.538886575</text:p>
          </table:table-cell>
          <table:table-cell office:value-type="float" office:value="1048.11159441341" calcext:value-type="float">
            <text:p>1048.1115944134</text:p>
          </table:table-cell>
          <table:table-cell office:value-type="float" office:value="1027.61309546678" calcext:value-type="float">
            <text:p>1027.6130954668</text:p>
          </table:table-cell>
          <table:table-cell office:value-type="float" office:value="1069.6013765755" calcext:value-type="float">
            <text:p>1069.6013765755</text:p>
          </table:table-cell>
          <table:table-cell office:value-type="float" office:value="1008.82982139482" calcext:value-type="float">
            <text:p>1008.8298213948</text:p>
          </table:table-cell>
          <table:table-cell office:value-type="float" office:value="1001.58361016287" calcext:value-type="float">
            <text:p>1001.5836101629</text:p>
          </table:table-cell>
        </table:table-row>
        <table:table-row table:style-name="ro1">
          <table:table-cell office:value-type="float" office:value="1000.70380947727" calcext:value-type="float">
            <text:p>1000.7038094773</text:p>
          </table:table-cell>
          <table:table-cell office:value-type="float" office:value="1015.8238081644" calcext:value-type="float">
            <text:p>1015.8238081644</text:p>
          </table:table-cell>
          <table:table-cell office:value-type="float" office:value="1018.03326033806" calcext:value-type="float">
            <text:p>1018.0332603381</text:p>
          </table:table-cell>
          <table:table-cell office:value-type="float" office:value="996.832894769999" calcext:value-type="float">
            <text:p>996.83289477</text:p>
          </table:table-cell>
          <table:table-cell office:value-type="float" office:value="1041.51791702418" calcext:value-type="float">
            <text:p>1041.5179170242</text:p>
          </table:table-cell>
          <table:table-cell office:value-type="float" office:value="1040.60293900962" calcext:value-type="float">
            <text:p>1040.6029390096</text:p>
          </table:table-cell>
          <table:table-cell office:value-type="float" office:value="999.408993678391" calcext:value-type="float">
            <text:p>999.4089936784</text:p>
          </table:table-cell>
          <table:table-cell office:value-type="float" office:value="1038.94019775384" calcext:value-type="float">
            <text:p>1038.9401977538</text:p>
          </table:table-cell>
          <table:table-cell office:value-type="float" office:value="1006.78383455058" calcext:value-type="float">
            <text:p>1006.7838345506</text:p>
          </table:table-cell>
          <table:table-cell office:value-type="float" office:value="1027.636349783" calcext:value-type="float">
            <text:p>1027.636349783</text:p>
          </table:table-cell>
          <table:table-cell office:value-type="float" office:value="1026.87480507984" calcext:value-type="float">
            <text:p>1026.8748050798</text:p>
          </table:table-cell>
          <table:table-cell office:value-type="float" office:value="1034.51190443739" calcext:value-type="float">
            <text:p>1034.5119044374</text:p>
          </table:table-cell>
          <table:table-cell office:value-type="float" office:value="986.396886895103" calcext:value-type="float">
            <text:p>986.3968868951</text:p>
          </table:table-cell>
          <table:table-cell office:value-type="float" office:value="1060.2901590359" calcext:value-type="float">
            <text:p>1060.2901590359</text:p>
          </table:table-cell>
          <table:table-cell office:value-type="float" office:value="1056.85112534926" calcext:value-type="float">
            <text:p>1056.8511253493</text:p>
          </table:table-cell>
          <table:table-cell office:value-type="float" office:value="1042.95945937855" calcext:value-type="float">
            <text:p>1042.9594593786</text:p>
          </table:table-cell>
          <table:table-cell office:value-type="float" office:value="1042.64415449459" calcext:value-type="float">
            <text:p>1042.6441544946</text:p>
          </table:table-cell>
          <table:table-cell office:value-type="float" office:value="1014.86595249764" calcext:value-type="float">
            <text:p>1014.8659524976</text:p>
          </table:table-cell>
          <table:table-cell office:value-type="float" office:value="1017.90102357409" calcext:value-type="float">
            <text:p>1017.9010235741</text:p>
          </table:table-cell>
          <table:table-cell office:value-type="float" office:value="1012.5225441797" calcext:value-type="float">
            <text:p>1012.5225441797</text:p>
          </table:table-cell>
          <table:table-cell office:value-type="float" office:value="1018.8973219511" calcext:value-type="float">
            <text:p>1018.8973219511</text:p>
          </table:table-cell>
          <table:table-cell office:value-type="float" office:value="1028.93528762614" calcext:value-type="float">
            <text:p>1028.9352876261</text:p>
          </table:table-cell>
          <table:table-cell office:value-type="float" office:value="1003.15327884277" calcext:value-type="float">
            <text:p>1003.1532788428</text:p>
          </table:table-cell>
          <table:table-cell office:value-type="float" office:value="1007.52553948648" calcext:value-type="float">
            <text:p>1007.5255394865</text:p>
          </table:table-cell>
          <table:table-cell office:value-type="float" office:value="1017.32552480898" calcext:value-type="float">
            <text:p>1017.325524809</text:p>
          </table:table-cell>
          <table:table-cell office:value-type="float" office:value="1032.2195704518" calcext:value-type="float">
            <text:p>1032.2195704518</text:p>
          </table:table-cell>
          <table:table-cell office:value-type="float" office:value="1018.84552354681" calcext:value-type="float">
            <text:p>1018.8455235468</text:p>
          </table:table-cell>
          <table:table-cell office:value-type="float" office:value="1019.99681291284" calcext:value-type="float">
            <text:p>1019.9968129128</text:p>
          </table:table-cell>
          <table:table-cell office:value-type="float" office:value="1031.70241067714" calcext:value-type="float">
            <text:p>1031.7024106771</text:p>
          </table:table-cell>
          <table:table-cell office:value-type="float" office:value="1049.91853729789" calcext:value-type="float">
            <text:p>1049.9185372979</text:p>
          </table:table-cell>
          <table:table-cell office:value-type="float" office:value="999.931215742811" calcext:value-type="float">
            <text:p>999.9312157428</text:p>
          </table:table-cell>
          <table:table-cell office:value-type="float" office:value="1033.64857698394" calcext:value-type="float">
            <text:p>1033.6485769839</text:p>
          </table:table-cell>
          <table:table-cell office:value-type="float" office:value="1022.33274993144" calcext:value-type="float">
            <text:p>1022.3327499314</text:p>
          </table:table-cell>
          <table:table-cell office:value-type="float" office:value="1017.12741155507" calcext:value-type="float">
            <text:p>1017.1274115551</text:p>
          </table:table-cell>
          <table:table-cell office:value-type="float" office:value="1030.42395528247" calcext:value-type="float">
            <text:p>1030.4239552825</text:p>
          </table:table-cell>
          <table:table-cell office:value-type="float" office:value="1005.99331037634" calcext:value-type="float">
            <text:p>1005.9933103763</text:p>
          </table:table-cell>
          <table:table-cell office:value-type="float" office:value="1055.29349005247" calcext:value-type="float">
            <text:p>1055.2934900525</text:p>
          </table:table-cell>
          <table:table-cell office:value-type="float" office:value="1040.26561906607" calcext:value-type="float">
            <text:p>1040.2656190661</text:p>
          </table:table-cell>
          <table:table-cell office:value-type="float" office:value="1035.10140615518" calcext:value-type="float">
            <text:p>1035.1014061552</text:p>
          </table:table-cell>
          <table:table-cell office:value-type="float" office:value="1041.60704993831" calcext:value-type="float">
            <text:p>1041.6070499383</text:p>
          </table:table-cell>
          <table:table-cell office:value-type="float" office:value="1018.52728185373" calcext:value-type="float">
            <text:p>1018.5272818537</text:p>
          </table:table-cell>
          <table:table-cell office:value-type="float" office:value="1037.70360626115" calcext:value-type="float">
            <text:p>1037.7036062612</text:p>
          </table:table-cell>
          <table:table-cell office:value-type="float" office:value="1044.63473893465" calcext:value-type="float">
            <text:p>1044.6347389347</text:p>
          </table:table-cell>
          <table:table-cell office:value-type="float" office:value="994.309516431102" calcext:value-type="float">
            <text:p>994.3095164311</text:p>
          </table:table-cell>
          <table:table-cell office:value-type="float" office:value="1044.56688477216" calcext:value-type="float">
            <text:p>1044.5668847722</text:p>
          </table:table-cell>
          <table:table-cell office:value-type="float" office:value="1041.66224580499" calcext:value-type="float">
            <text:p>1041.662245805</text:p>
          </table:table-cell>
          <table:table-cell office:value-type="float" office:value="1027.61309546678" calcext:value-type="float">
            <text:p>1027.6130954668</text:p>
          </table:table-cell>
          <table:table-cell office:value-type="float" office:value="1064.27361301137" calcext:value-type="float">
            <text:p>1064.2736130114</text:p>
          </table:table-cell>
          <table:table-cell office:value-type="float" office:value="1004.61100737398" calcext:value-type="float">
            <text:p>1004.611007374</text:p>
          </table:table-cell>
          <table:table-cell office:value-type="float" office:value="988.417250544097" calcext:value-type="float">
            <text:p>988.4172505441</text:p>
          </table:table-cell>
        </table:table-row>
        <table:table-row table:style-name="ro1">
          <table:table-cell office:value-type="float" office:value="999.36031577574" calcext:value-type="float">
            <text:p>999.3603157757</text:p>
          </table:table-cell>
          <table:table-cell office:value-type="float" office:value="1008.43077126335" calcext:value-type="float">
            <text:p>1008.4307712634</text:p>
          </table:table-cell>
          <table:table-cell office:value-type="float" office:value="1017.33024201057" calcext:value-type="float">
            <text:p>1017.3302420106</text:p>
          </table:table-cell>
          <table:table-cell office:value-type="float" office:value="986.880427915425" calcext:value-type="float">
            <text:p>986.8804279154</text:p>
          </table:table-cell>
          <table:table-cell office:value-type="float" office:value="1036.34763418583" calcext:value-type="float">
            <text:p>1036.3476341858</text:p>
          </table:table-cell>
          <table:table-cell office:value-type="float" office:value="1034.55471610809" calcext:value-type="float">
            <text:p>1034.5547161081</text:p>
          </table:table-cell>
          <table:table-cell office:value-type="float" office:value="999.408993678391" calcext:value-type="float">
            <text:p>999.4089936784</text:p>
          </table:table-cell>
          <table:table-cell office:value-type="float" office:value="1032.5222939285" calcext:value-type="float">
            <text:p>1032.5222939285</text:p>
          </table:table-cell>
          <table:table-cell office:value-type="float" office:value="1007.39973077509" calcext:value-type="float">
            <text:p>1007.3997307751</text:p>
          </table:table-cell>
          <table:table-cell office:value-type="float" office:value="1028.55638572396" calcext:value-type="float">
            <text:p>1028.556385724</text:p>
          </table:table-cell>
          <table:table-cell office:value-type="float" office:value="1017.60268642433" calcext:value-type="float">
            <text:p>1017.6026864243</text:p>
          </table:table-cell>
          <table:table-cell office:value-type="float" office:value="1014.38934647747" calcext:value-type="float">
            <text:p>1014.3893464775</text:p>
          </table:table-cell>
          <table:table-cell office:value-type="float" office:value="994.60537099681" calcext:value-type="float">
            <text:p>994.6053709968</text:p>
          </table:table-cell>
          <table:table-cell office:value-type="float" office:value="1048.16447659975" calcext:value-type="float">
            <text:p>1048.1644765998</text:p>
          </table:table-cell>
          <table:table-cell office:value-type="float" office:value="1039.06651268377" calcext:value-type="float">
            <text:p>1039.0665126838</text:p>
          </table:table-cell>
          <table:table-cell office:value-type="float" office:value="1042.92203475301" calcext:value-type="float">
            <text:p>1042.922034753</text:p>
          </table:table-cell>
          <table:table-cell office:value-type="float" office:value="1036.83813904394" calcext:value-type="float">
            <text:p>1036.8381390439</text:p>
          </table:table-cell>
          <table:table-cell office:value-type="float" office:value="1014.86595249764" calcext:value-type="float">
            <text:p>1014.8659524976</text:p>
          </table:table-cell>
          <table:table-cell office:value-type="float" office:value="1016.25247764001" calcext:value-type="float">
            <text:p>1016.25247764</text:p>
          </table:table-cell>
          <table:table-cell office:value-type="float" office:value="1003.14095445129" calcext:value-type="float">
            <text:p>1003.1409544513</text:p>
          </table:table-cell>
          <table:table-cell office:value-type="float" office:value="1006.11356576752" calcext:value-type="float">
            <text:p>1006.1135657675</text:p>
          </table:table-cell>
          <table:table-cell office:value-type="float" office:value="1024.97464005208" calcext:value-type="float">
            <text:p>1024.9746400521</text:p>
          </table:table-cell>
          <table:table-cell office:value-type="float" office:value="997.309584599733" calcext:value-type="float">
            <text:p>997.3095845997</text:p>
          </table:table-cell>
          <table:table-cell office:value-type="float" office:value="992.712173392949" calcext:value-type="float">
            <text:p>992.7121733929</text:p>
          </table:table-cell>
          <table:table-cell office:value-type="float" office:value="1008.65273992148" calcext:value-type="float">
            <text:p>1008.6527399215</text:p>
          </table:table-cell>
          <table:table-cell office:value-type="float" office:value="1016.65907067703" calcext:value-type="float">
            <text:p>1016.659070677</text:p>
          </table:table-cell>
          <table:table-cell office:value-type="float" office:value="1017.72629876706" calcext:value-type="float">
            <text:p>1017.7262987671</text:p>
          </table:table-cell>
          <table:table-cell office:value-type="float" office:value="1014.09051558903" calcext:value-type="float">
            <text:p>1014.090515589</text:p>
          </table:table-cell>
          <table:table-cell office:value-type="float" office:value="1016.93708336555" calcext:value-type="float">
            <text:p>1016.9370833656</text:p>
          </table:table-cell>
          <table:table-cell office:value-type="float" office:value="1048.83361778087" calcext:value-type="float">
            <text:p>1048.8336177809</text:p>
          </table:table-cell>
          <table:table-cell office:value-type="float" office:value="994.914448449652" calcext:value-type="float">
            <text:p>994.9144484497</text:p>
          </table:table-cell>
          <table:table-cell office:value-type="float" office:value="1011.56106216652" calcext:value-type="float">
            <text:p>1011.5610621665</text:p>
          </table:table-cell>
          <table:table-cell office:value-type="float" office:value="1006.83361292606" calcext:value-type="float">
            <text:p>1006.8336129261</text:p>
          </table:table-cell>
          <table:table-cell office:value-type="float" office:value="1011.20952602958" calcext:value-type="float">
            <text:p>1011.2095260296</text:p>
          </table:table-cell>
          <table:table-cell office:value-type="float" office:value="1015.50224777153" calcext:value-type="float">
            <text:p>1015.5022477715</text:p>
          </table:table-cell>
          <table:table-cell office:value-type="float" office:value="1000.2545224151" calcext:value-type="float">
            <text:p>1000.2545224151</text:p>
          </table:table-cell>
          <table:table-cell office:value-type="float" office:value="1056.28817515125" calcext:value-type="float">
            <text:p>1056.2881751513</text:p>
          </table:table-cell>
          <table:table-cell office:value-type="float" office:value="1040.12009106552" calcext:value-type="float">
            <text:p>1040.1200910655</text:p>
          </table:table-cell>
          <table:table-cell office:value-type="float" office:value="1035.58796196144" calcext:value-type="float">
            <text:p>1035.5879619614</text:p>
          </table:table-cell>
          <table:table-cell office:value-type="float" office:value="1037.69625651585" calcext:value-type="float">
            <text:p>1037.6962565159</text:p>
          </table:table-cell>
          <table:table-cell office:value-type="float" office:value="1016.88398623046" calcext:value-type="float">
            <text:p>1016.8839862305</text:p>
          </table:table-cell>
          <table:table-cell office:value-type="float" office:value="1035.70262509904" calcext:value-type="float">
            <text:p>1035.702625099</text:p>
          </table:table-cell>
          <table:table-cell office:value-type="float" office:value="1023.39121729296" calcext:value-type="float">
            <text:p>1023.391217293</text:p>
          </table:table-cell>
          <table:table-cell office:value-type="float" office:value="972.532422617966" calcext:value-type="float">
            <text:p>972.532422618</text:p>
          </table:table-cell>
          <table:table-cell office:value-type="float" office:value="1019.71314224996" calcext:value-type="float">
            <text:p>1019.71314225</text:p>
          </table:table-cell>
          <table:table-cell office:value-type="float" office:value="1041.42705396592" calcext:value-type="float">
            <text:p>1041.4270539659</text:p>
          </table:table-cell>
          <table:table-cell office:value-type="float" office:value="1012.95220594314" calcext:value-type="float">
            <text:p>1012.9522059431</text:p>
          </table:table-cell>
          <table:table-cell office:value-type="float" office:value="1048.88702594982" calcext:value-type="float">
            <text:p>1048.8870259498</text:p>
          </table:table-cell>
          <table:table-cell office:value-type="float" office:value="987.296287845277" calcext:value-type="float">
            <text:p>987.2962878453</text:p>
          </table:table-cell>
          <table:table-cell office:value-type="float" office:value="970.717203569194" calcext:value-type="float">
            <text:p>970.7172035692</text:p>
          </table:table-cell>
        </table:table-row>
        <table:table-row table:style-name="ro1">
          <table:table-cell office:value-type="float" office:value="998.26024329945" calcext:value-type="float">
            <text:p>998.2602432995</text:p>
          </table:table-cell>
          <table:table-cell office:value-type="float" office:value="1004.12952962082" calcext:value-type="float">
            <text:p>1004.1295296208</text:p>
          </table:table-cell>
          <table:table-cell office:value-type="float" office:value="997.336415948167" calcext:value-type="float">
            <text:p>997.3364159482</text:p>
          </table:table-cell>
          <table:table-cell office:value-type="float" office:value="977.602447297286" calcext:value-type="float">
            <text:p>977.6024472973</text:p>
          </table:table-cell>
          <table:table-cell office:value-type="float" office:value="1028.97143711321" calcext:value-type="float">
            <text:p>1028.9714371132</text:p>
          </table:table-cell>
          <table:table-cell office:value-type="float" office:value="1037.44115246451" calcext:value-type="float">
            <text:p>1037.4411524645</text:p>
          </table:table-cell>
          <table:table-cell office:value-type="float" office:value="998.042198724395" calcext:value-type="float">
            <text:p>998.0421987244</text:p>
          </table:table-cell>
          <table:table-cell office:value-type="float" office:value="1026.68253873358" calcext:value-type="float">
            <text:p>1026.6825387336</text:p>
          </table:table-cell>
          <table:table-cell office:value-type="float" office:value="1003.20303246128" calcext:value-type="float">
            <text:p>1003.2030324613</text:p>
          </table:table-cell>
          <table:table-cell office:value-type="float" office:value="1021.02223187027" calcext:value-type="float">
            <text:p>1021.0222318703</text:p>
          </table:table-cell>
          <table:table-cell office:value-type="float" office:value="1013.7370863375" calcext:value-type="float">
            <text:p>1013.7370863375</text:p>
          </table:table-cell>
          <table:table-cell office:value-type="float" office:value="1004.94275457264" calcext:value-type="float">
            <text:p>1004.9427545726</text:p>
          </table:table-cell>
          <table:table-cell office:value-type="float" office:value="967.346879199862" calcext:value-type="float">
            <text:p>967.3468791999</text:p>
          </table:table-cell>
          <table:table-cell office:value-type="float" office:value="1046.28324414355" calcext:value-type="float">
            <text:p>1046.2832441436</text:p>
          </table:table-cell>
          <table:table-cell office:value-type="float" office:value="1031.22580230116" calcext:value-type="float">
            <text:p>1031.2258023012</text:p>
          </table:table-cell>
          <table:table-cell office:value-type="float" office:value="1038.62318338759" calcext:value-type="float">
            <text:p>1038.6231833876</text:p>
          </table:table-cell>
          <table:table-cell office:value-type="float" office:value="1036.83813904394" calcext:value-type="float">
            <text:p>1036.8381390439</text:p>
          </table:table-cell>
          <table:table-cell office:value-type="float" office:value="1011.35624073914" calcext:value-type="float">
            <text:p>1011.3562407391</text:p>
          </table:table-cell>
          <table:table-cell office:value-type="float" office:value="1012.73516692296" calcext:value-type="float">
            <text:p>1012.735166923</text:p>
          </table:table-cell>
          <table:table-cell office:value-type="float" office:value="1005.36338771651" calcext:value-type="float">
            <text:p>1005.3633877165</text:p>
          </table:table-cell>
          <table:table-cell office:value-type="float" office:value="995.220664379903" calcext:value-type="float">
            <text:p>995.2206643799</text:p>
          </table:table-cell>
          <table:table-cell office:value-type="float" office:value="1021.08699496432" calcext:value-type="float">
            <text:p>1021.0869949643</text:p>
          </table:table-cell>
          <table:table-cell office:value-type="float" office:value="991.62979927705" calcext:value-type="float">
            <text:p>991.6297992771</text:p>
          </table:table-cell>
          <table:table-cell office:value-type="float" office:value="988.587248352292" calcext:value-type="float">
            <text:p>988.5872483523</text:p>
          </table:table-cell>
          <table:table-cell office:value-type="float" office:value="975.194476226581" calcext:value-type="float">
            <text:p>975.1944762266</text:p>
          </table:table-cell>
          <table:table-cell office:value-type="float" office:value="1017.85356636283" calcext:value-type="float">
            <text:p>1017.8535663628</text:p>
          </table:table-cell>
          <table:table-cell office:value-type="float" office:value="1017.55531152274" calcext:value-type="float">
            <text:p>1017.5553115227</text:p>
          </table:table-cell>
          <table:table-cell office:value-type="float" office:value="1012.38352075276" calcext:value-type="float">
            <text:p>1012.3835207528</text:p>
          </table:table-cell>
          <table:table-cell office:value-type="float" office:value="1005.51364996682" calcext:value-type="float">
            <text:p>1005.5136499668</text:p>
          </table:table-cell>
          <table:table-cell office:value-type="float" office:value="1029.65315618951" calcext:value-type="float">
            <text:p>1029.6531561895</text:p>
          </table:table-cell>
          <table:table-cell office:value-type="float" office:value="990.793457031798" calcext:value-type="float">
            <text:p>990.7934570318</text:p>
          </table:table-cell>
          <table:table-cell office:value-type="float" office:value="1013.5301254979" calcext:value-type="float">
            <text:p>1013.5301254979</text:p>
          </table:table-cell>
          <table:table-cell office:value-type="float" office:value="1011.37352233416" calcext:value-type="float">
            <text:p>1011.3735223342</text:p>
          </table:table-cell>
          <table:table-cell office:value-type="float" office:value="1005.50660903297" calcext:value-type="float">
            <text:p>1005.506609033</text:p>
          </table:table-cell>
          <table:table-cell office:value-type="float" office:value="1015.10248556244" calcext:value-type="float">
            <text:p>1015.1024855624</text:p>
          </table:table-cell>
          <table:table-cell office:value-type="float" office:value="985.134857871394" calcext:value-type="float">
            <text:p>985.1348578714</text:p>
          </table:table-cell>
          <table:table-cell office:value-type="float" office:value="1049.07304847161" calcext:value-type="float">
            <text:p>1049.0730484716</text:p>
          </table:table-cell>
          <table:table-cell office:value-type="float" office:value="1037.24439411259" calcext:value-type="float">
            <text:p>1037.2443941126</text:p>
          </table:table-cell>
          <table:table-cell office:value-type="float" office:value="1030.94466781895" calcext:value-type="float">
            <text:p>1030.944667819</text:p>
          </table:table-cell>
          <table:table-cell office:value-type="float" office:value="1040.18665455726" calcext:value-type="float">
            <text:p>1040.1866545573</text:p>
          </table:table-cell>
          <table:table-cell office:value-type="float" office:value="1011.95504009978" calcext:value-type="float">
            <text:p>1011.9550400998</text:p>
          </table:table-cell>
          <table:table-cell office:value-type="float" office:value="1023.28978694218" calcext:value-type="float">
            <text:p>1023.2897869422</text:p>
          </table:table-cell>
          <table:table-cell office:value-type="float" office:value="1012.286052888" calcext:value-type="float">
            <text:p>1012.286052888</text:p>
          </table:table-cell>
          <table:table-cell office:value-type="float" office:value="963.984669268058" calcext:value-type="float">
            <text:p>963.9846692681</text:p>
          </table:table-cell>
          <table:table-cell office:value-type="float" office:value="1009.38624827479" calcext:value-type="float">
            <text:p>1009.3862482748</text:p>
          </table:table-cell>
          <table:table-cell office:value-type="float" office:value="1039.7927300349" calcext:value-type="float">
            <text:p>1039.7927300349</text:p>
          </table:table-cell>
          <table:table-cell office:value-type="float" office:value="1007.18756693155" calcext:value-type="float">
            <text:p>1007.1875669316</text:p>
          </table:table-cell>
          <table:table-cell office:value-type="float" office:value="1051.093545425" calcext:value-type="float">
            <text:p>1051.093545425</text:p>
          </table:table-cell>
          <table:table-cell office:value-type="float" office:value="977.12028020151" calcext:value-type="float">
            <text:p>977.1202802015</text:p>
          </table:table-cell>
          <table:table-cell office:value-type="float" office:value="969.209508451577" calcext:value-type="float">
            <text:p>969.2095084516</text:p>
          </table:table-cell>
        </table:table-row>
        <table:table-row table:style-name="ro1">
          <table:table-cell office:value-type="float" office:value="985.25344214421" calcext:value-type="float">
            <text:p>985.2534421442</text:p>
          </table:table-cell>
          <table:table-cell office:value-type="float" office:value="1001.47273065059" calcext:value-type="float">
            <text:p>1001.4727306506</text:p>
          </table:table-cell>
          <table:table-cell office:value-type="float" office:value="997.347996469098" calcext:value-type="float">
            <text:p>997.3479964691</text:p>
          </table:table-cell>
          <table:table-cell office:value-type="float" office:value="980.192279436865" calcext:value-type="float">
            <text:p>980.1922794369</text:p>
          </table:table-cell>
          <table:table-cell office:value-type="float" office:value="1018.23379991569" calcext:value-type="float">
            <text:p>1018.2337999157</text:p>
          </table:table-cell>
          <table:table-cell office:value-type="float" office:value="1024.21931346318" calcext:value-type="float">
            <text:p>1024.2193134632</text:p>
          </table:table-cell>
          <table:table-cell office:value-type="float" office:value="999.75473870747" calcext:value-type="float">
            <text:p>999.7547387075</text:p>
          </table:table-cell>
          <table:table-cell office:value-type="float" office:value="1026.01202388178" calcext:value-type="float">
            <text:p>1026.0120238818</text:p>
          </table:table-cell>
          <table:table-cell office:value-type="float" office:value="983.044630311957" calcext:value-type="float">
            <text:p>983.044630312</text:p>
          </table:table-cell>
          <table:table-cell office:value-type="float" office:value="1014.45405866105" calcext:value-type="float">
            <text:p>1014.4540586611</text:p>
          </table:table-cell>
          <table:table-cell office:value-type="float" office:value="1003.54961064767" calcext:value-type="float">
            <text:p>1003.5496106477</text:p>
          </table:table-cell>
          <table:table-cell office:value-type="float" office:value="1003.08030780816" calcext:value-type="float">
            <text:p>1003.0803078082</text:p>
          </table:table-cell>
          <table:table-cell office:value-type="float" office:value="966.653719723643" calcext:value-type="float">
            <text:p>966.6537197236</text:p>
          </table:table-cell>
          <table:table-cell office:value-type="float" office:value="1044.98468817114" calcext:value-type="float">
            <text:p>1044.9846881711</text:p>
          </table:table-cell>
          <table:table-cell office:value-type="float" office:value="1031.43241599761" calcext:value-type="float">
            <text:p>1031.4324159976</text:p>
          </table:table-cell>
          <table:table-cell office:value-type="float" office:value="1025.486050579" calcext:value-type="float">
            <text:p>1025.486050579</text:p>
          </table:table-cell>
          <table:table-cell office:value-type="float" office:value="1036.83813904394" calcext:value-type="float">
            <text:p>1036.8381390439</text:p>
          </table:table-cell>
          <table:table-cell office:value-type="float" office:value="1011.35624073914" calcext:value-type="float">
            <text:p>1011.3562407391</text:p>
          </table:table-cell>
          <table:table-cell office:value-type="float" office:value="1011.18960589049" calcext:value-type="float">
            <text:p>1011.1896058905</text:p>
          </table:table-cell>
          <table:table-cell office:value-type="float" office:value="996.179002217782" calcext:value-type="float">
            <text:p>996.1790022178</text:p>
          </table:table-cell>
          <table:table-cell office:value-type="float" office:value="985.955175097316" calcext:value-type="float">
            <text:p>985.9551750973</text:p>
          </table:table-cell>
          <table:table-cell office:value-type="float" office:value="1018.30533923232" calcext:value-type="float">
            <text:p>1018.3053392323</text:p>
          </table:table-cell>
          <table:table-cell office:value-type="float" office:value="983.804046081698" calcext:value-type="float">
            <text:p>983.8040460817</text:p>
          </table:table-cell>
          <table:table-cell office:value-type="float" office:value="979.354107954738" calcext:value-type="float">
            <text:p>979.3541079547</text:p>
          </table:table-cell>
          <table:table-cell office:value-type="float" office:value="973.320217784869" calcext:value-type="float">
            <text:p>973.3202177849</text:p>
          </table:table-cell>
          <table:table-cell office:value-type="float" office:value="1016.07273151351" calcext:value-type="float">
            <text:p>1016.0727315135</text:p>
          </table:table-cell>
          <table:table-cell office:value-type="float" office:value="1004.40209838074" calcext:value-type="float">
            <text:p>1004.4020983807</text:p>
          </table:table-cell>
          <table:table-cell office:value-type="float" office:value="1008.94555293476" calcext:value-type="float">
            <text:p>1008.9455529348</text:p>
          </table:table-cell>
          <table:table-cell office:value-type="float" office:value="998.666636868374" calcext:value-type="float">
            <text:p>998.6666368684</text:p>
          </table:table-cell>
          <table:table-cell office:value-type="float" office:value="1013.28880644689" calcext:value-type="float">
            <text:p>1013.2888064469</text:p>
          </table:table-cell>
          <table:table-cell office:value-type="float" office:value="990.793457031798" calcext:value-type="float">
            <text:p>990.7934570318</text:p>
          </table:table-cell>
          <table:table-cell office:value-type="float" office:value="1005.84739703627" calcext:value-type="float">
            <text:p>1005.8473970363</text:p>
          </table:table-cell>
          <table:table-cell office:value-type="float" office:value="1010.45921055774" calcext:value-type="float">
            <text:p>1010.4592105577</text:p>
          </table:table-cell>
          <table:table-cell office:value-type="float" office:value="999.756134961856" calcext:value-type="float">
            <text:p>999.7561349619</text:p>
          </table:table-cell>
          <table:table-cell office:value-type="float" office:value="1002.72199093079" calcext:value-type="float">
            <text:p>1002.7219909308</text:p>
          </table:table-cell>
          <table:table-cell office:value-type="float" office:value="981.809074989273" calcext:value-type="float">
            <text:p>981.8090749893</text:p>
          </table:table-cell>
          <table:table-cell office:value-type="float" office:value="1049.28809214262" calcext:value-type="float">
            <text:p>1049.2880921426</text:p>
          </table:table-cell>
          <table:table-cell office:value-type="float" office:value="1026.34547608745" calcext:value-type="float">
            <text:p>1026.3454760875</text:p>
          </table:table-cell>
          <table:table-cell office:value-type="float" office:value="1031.28527408757" calcext:value-type="float">
            <text:p>1031.2852740876</text:p>
          </table:table-cell>
          <table:table-cell office:value-type="float" office:value="1040.18665455726" calcext:value-type="float">
            <text:p>1040.1866545573</text:p>
          </table:table-cell>
          <table:table-cell office:value-type="float" office:value="1010.18635648463" calcext:value-type="float">
            <text:p>1010.1863564846</text:p>
          </table:table-cell>
          <table:table-cell office:value-type="float" office:value="1018.3077159004" calcext:value-type="float">
            <text:p>1018.3077159004</text:p>
          </table:table-cell>
          <table:table-cell office:value-type="float" office:value="990.191393543391" calcext:value-type="float">
            <text:p>990.1913935434</text:p>
          </table:table-cell>
          <table:table-cell office:value-type="float" office:value="947.67468527148" calcext:value-type="float">
            <text:p>947.6746852715</text:p>
          </table:table-cell>
          <table:table-cell office:value-type="float" office:value="1004.60985288888" calcext:value-type="float">
            <text:p>1004.6098528889</text:p>
          </table:table-cell>
          <table:table-cell office:value-type="float" office:value="1021.90288072237" calcext:value-type="float">
            <text:p>1021.9028807224</text:p>
          </table:table-cell>
          <table:table-cell office:value-type="float" office:value="996.293121290306" calcext:value-type="float">
            <text:p>996.2931212903</text:p>
          </table:table-cell>
          <table:table-cell office:value-type="float" office:value="1045.21067887353" calcext:value-type="float">
            <text:p>1045.2106788735</text:p>
          </table:table-cell>
          <table:table-cell office:value-type="float" office:value="965.579071656096" calcext:value-type="float">
            <text:p>965.5790716561</text:p>
          </table:table-cell>
          <table:table-cell office:value-type="float" office:value="964.96226541224" calcext:value-type="float">
            <text:p>964.9622654122</text:p>
          </table:table-cell>
        </table:table-row>
        <table:table-row table:style-name="ro1">
          <table:table-cell office:value-type="float" office:value="980.9189394052" calcext:value-type="float">
            <text:p>980.9189394052</text:p>
          </table:table-cell>
          <table:table-cell office:value-type="float" office:value="994.969543007811" calcext:value-type="float">
            <text:p>994.9695430078</text:p>
          </table:table-cell>
          <table:table-cell office:value-type="float" office:value="994.19078796509" calcext:value-type="float">
            <text:p>994.1907879651</text:p>
          </table:table-cell>
          <table:table-cell office:value-type="float" office:value="974.219818879346" calcext:value-type="float">
            <text:p>974.2198188793</text:p>
          </table:table-cell>
          <table:table-cell office:value-type="float" office:value="1016.49093499892" calcext:value-type="float">
            <text:p>1016.4909349989</text:p>
          </table:table-cell>
          <table:table-cell office:value-type="float" office:value="1024.80340879316" calcext:value-type="float">
            <text:p>1024.8034087932</text:p>
          </table:table-cell>
          <table:table-cell office:value-type="float" office:value="992.829517651047" calcext:value-type="float">
            <text:p>992.829517651</text:p>
          </table:table-cell>
          <table:table-cell office:value-type="float" office:value="1014.76074285527" calcext:value-type="float">
            <text:p>1014.7607428553</text:p>
          </table:table-cell>
          <table:table-cell office:value-type="float" office:value="977.664472420147" calcext:value-type="float">
            <text:p>977.6644724201</text:p>
          </table:table-cell>
          <table:table-cell office:value-type="float" office:value="1013.22519220338" calcext:value-type="float">
            <text:p>1013.2251922034</text:p>
          </table:table-cell>
          <table:table-cell office:value-type="float" office:value="993.753996837078" calcext:value-type="float">
            <text:p>993.7539968371</text:p>
          </table:table-cell>
          <table:table-cell office:value-type="float" office:value="1001.95046976031" calcext:value-type="float">
            <text:p>1001.9504697603</text:p>
          </table:table-cell>
          <table:table-cell office:value-type="float" office:value="970.308350036106" calcext:value-type="float">
            <text:p>970.3083500361</text:p>
          </table:table-cell>
          <table:table-cell office:value-type="float" office:value="1034.69808263727" calcext:value-type="float">
            <text:p>1034.6980826373</text:p>
          </table:table-cell>
          <table:table-cell office:value-type="float" office:value="1026.03180791435" calcext:value-type="float">
            <text:p>1026.0318079144</text:p>
          </table:table-cell>
          <table:table-cell office:value-type="float" office:value="1010.31588156168" calcext:value-type="float">
            <text:p>1010.3158815617</text:p>
          </table:table-cell>
          <table:table-cell office:value-type="float" office:value="1021.41143531289" calcext:value-type="float">
            <text:p>1021.4114353129</text:p>
          </table:table-cell>
          <table:table-cell office:value-type="float" office:value="1012.73790633789" calcext:value-type="float">
            <text:p>1012.7379063379</text:p>
          </table:table-cell>
          <table:table-cell office:value-type="float" office:value="997.081755334093" calcext:value-type="float">
            <text:p>997.0817553341</text:p>
          </table:table-cell>
          <table:table-cell office:value-type="float" office:value="978.147724527724" calcext:value-type="float">
            <text:p>978.1477245277</text:p>
          </table:table-cell>
          <table:table-cell office:value-type="float" office:value="985.955175097316" calcext:value-type="float">
            <text:p>985.9551750973</text:p>
          </table:table-cell>
          <table:table-cell office:value-type="float" office:value="1012.47644463904" calcext:value-type="float">
            <text:p>1012.476444639</text:p>
          </table:table-cell>
          <table:table-cell office:value-type="float" office:value="978.743670437319" calcext:value-type="float">
            <text:p>978.7436704373</text:p>
          </table:table-cell>
          <table:table-cell office:value-type="float" office:value="967.407376532374" calcext:value-type="float">
            <text:p>967.4073765324</text:p>
          </table:table-cell>
          <table:table-cell office:value-type="float" office:value="967.425389175613" calcext:value-type="float">
            <text:p>967.4253891756</text:p>
          </table:table-cell>
          <table:table-cell office:value-type="float" office:value="1005.4705370644" calcext:value-type="float">
            <text:p>1005.4705370644</text:p>
          </table:table-cell>
          <table:table-cell office:value-type="float" office:value="1002.95639699756" calcext:value-type="float">
            <text:p>1002.9563969976</text:p>
          </table:table-cell>
          <table:table-cell office:value-type="float" office:value="1006.71863106926" calcext:value-type="float">
            <text:p>1006.7186310693</text:p>
          </table:table-cell>
          <table:table-cell office:value-type="float" office:value="992.8254198511" calcext:value-type="float">
            <text:p>992.8254198511</text:p>
          </table:table-cell>
          <table:table-cell office:value-type="float" office:value="996.396165936824" calcext:value-type="float">
            <text:p>996.3961659368</text:p>
          </table:table-cell>
          <table:table-cell office:value-type="float" office:value="984.925747390601" calcext:value-type="float">
            <text:p>984.9257473906</text:p>
          </table:table-cell>
          <table:table-cell office:value-type="float" office:value="995.812262892611" calcext:value-type="float">
            <text:p>995.8122628926</text:p>
          </table:table-cell>
          <table:table-cell office:value-type="float" office:value="1007.811713147" calcext:value-type="float">
            <text:p>1007.811713147</text:p>
          </table:table-cell>
          <table:table-cell office:value-type="float" office:value="996.597381627694" calcext:value-type="float">
            <text:p>996.5973816277</text:p>
          </table:table-cell>
          <table:table-cell office:value-type="float" office:value="998.012674135961" calcext:value-type="float">
            <text:p>998.012674136</text:p>
          </table:table-cell>
          <table:table-cell office:value-type="float" office:value="967.482427473723" calcext:value-type="float">
            <text:p>967.4824274737</text:p>
          </table:table-cell>
          <table:table-cell office:value-type="float" office:value="1045.83253195935" calcext:value-type="float">
            <text:p>1045.8325319594</text:p>
          </table:table-cell>
          <table:table-cell office:value-type="float" office:value="1013.39357036539" calcext:value-type="float">
            <text:p>1013.3935703654</text:p>
          </table:table-cell>
          <table:table-cell office:value-type="float" office:value="1031.77506901692" calcext:value-type="float">
            <text:p>1031.7750690169</text:p>
          </table:table-cell>
          <table:table-cell office:value-type="float" office:value="1032.71332438028" calcext:value-type="float">
            <text:p>1032.7133243803</text:p>
          </table:table-cell>
          <table:table-cell office:value-type="float" office:value="1011.29747860528" calcext:value-type="float">
            <text:p>1011.2974786053</text:p>
          </table:table-cell>
          <table:table-cell office:value-type="float" office:value="1009.65466863969" calcext:value-type="float">
            <text:p>1009.6546686397</text:p>
          </table:table-cell>
          <table:table-cell office:value-type="float" office:value="984.751198446652" calcext:value-type="float">
            <text:p>984.7511984467</text:p>
          </table:table-cell>
          <table:table-cell office:value-type="float" office:value="930.214256198468" calcext:value-type="float">
            <text:p>930.2142561985</text:p>
          </table:table-cell>
          <table:table-cell office:value-type="float" office:value="996.749446957585" calcext:value-type="float">
            <text:p>996.7494469576</text:p>
          </table:table-cell>
          <table:table-cell office:value-type="float" office:value="1006.71033561587" calcext:value-type="float">
            <text:p>1006.7103356159</text:p>
          </table:table-cell>
          <table:table-cell office:value-type="float" office:value="999.62176548905" calcext:value-type="float">
            <text:p>999.6217654891</text:p>
          </table:table-cell>
          <table:table-cell office:value-type="float" office:value="1042.72958902821" calcext:value-type="float">
            <text:p>1042.7295890282</text:p>
          </table:table-cell>
          <table:table-cell office:value-type="float" office:value="962.605375032262" calcext:value-type="float">
            <text:p>962.6053750323</text:p>
          </table:table-cell>
          <table:table-cell office:value-type="float" office:value="965.686529131432" calcext:value-type="float">
            <text:p>965.6865291314</text:p>
          </table:table-cell>
        </table:table-row>
        <table:table-row table:style-name="ro1">
          <table:table-cell office:value-type="float" office:value="978.414233212182" calcext:value-type="float">
            <text:p>978.4142332122</text:p>
          </table:table-cell>
          <table:table-cell office:value-type="float" office:value="995.340136806775" calcext:value-type="float">
            <text:p>995.3401368068</text:p>
          </table:table-cell>
          <table:table-cell office:value-type="float" office:value="980.127434765041" calcext:value-type="float">
            <text:p>980.127434765</text:p>
          </table:table-cell>
          <table:table-cell office:value-type="float" office:value="964.752453768722" calcext:value-type="float">
            <text:p>964.7524537687</text:p>
          </table:table-cell>
          <table:table-cell office:value-type="float" office:value="1016.19952761034" calcext:value-type="float">
            <text:p>1016.1995276103</text:p>
          </table:table-cell>
          <table:table-cell office:value-type="float" office:value="1017.91941103898" calcext:value-type="float">
            <text:p>1017.919411039</text:p>
          </table:table-cell>
          <table:table-cell office:value-type="float" office:value="981.760499448923" calcext:value-type="float">
            <text:p>981.7604994489</text:p>
          </table:table-cell>
          <table:table-cell office:value-type="float" office:value="1021.97638037761" calcext:value-type="float">
            <text:p>1021.9763803776</text:p>
          </table:table-cell>
          <table:table-cell office:value-type="float" office:value="973.038503529013" calcext:value-type="float">
            <text:p>973.038503529</text:p>
          </table:table-cell>
          <table:table-cell office:value-type="float" office:value="1002.60725104419" calcext:value-type="float">
            <text:p>1002.6072510442</text:p>
          </table:table-cell>
          <table:table-cell office:value-type="float" office:value="989.04577845595" calcext:value-type="float">
            <text:p>989.045778456</text:p>
          </table:table-cell>
          <table:table-cell office:value-type="float" office:value="986.976380017979" calcext:value-type="float">
            <text:p>986.976380018</text:p>
          </table:table-cell>
          <table:table-cell office:value-type="float" office:value="959.441217392406" calcext:value-type="float">
            <text:p>959.4412173924</text:p>
          </table:table-cell>
          <table:table-cell office:value-type="float" office:value="1026.95958246527" calcext:value-type="float">
            <text:p>1026.9595824653</text:p>
          </table:table-cell>
          <table:table-cell office:value-type="float" office:value="1026.14303773024" calcext:value-type="float">
            <text:p>1026.1430377302</text:p>
          </table:table-cell>
          <table:table-cell office:value-type="float" office:value="1001.55299040186" calcext:value-type="float">
            <text:p>1001.5529904019</text:p>
          </table:table-cell>
          <table:table-cell office:value-type="float" office:value="1021.41143531289" calcext:value-type="float">
            <text:p>1021.4114353129</text:p>
          </table:table-cell>
          <table:table-cell office:value-type="float" office:value="1006.83042327298" calcext:value-type="float">
            <text:p>1006.830423273</text:p>
          </table:table-cell>
          <table:table-cell office:value-type="float" office:value="997.071647043191" calcext:value-type="float">
            <text:p>997.0716470432</text:p>
          </table:table-cell>
          <table:table-cell office:value-type="float" office:value="976.520965792493" calcext:value-type="float">
            <text:p>976.5209657925</text:p>
          </table:table-cell>
          <table:table-cell office:value-type="float" office:value="984.148449195382" calcext:value-type="float">
            <text:p>984.1484491954</text:p>
          </table:table-cell>
          <table:table-cell office:value-type="float" office:value="1003.46535802215" calcext:value-type="float">
            <text:p>1003.4653580222</text:p>
          </table:table-cell>
          <table:table-cell office:value-type="float" office:value="973.902905545273" calcext:value-type="float">
            <text:p>973.9029055453</text:p>
          </table:table-cell>
          <table:table-cell office:value-type="float" office:value="963.859729018893" calcext:value-type="float">
            <text:p>963.8597290189</text:p>
          </table:table-cell>
          <table:table-cell office:value-type="float" office:value="962.141326728014" calcext:value-type="float">
            <text:p>962.141326728</text:p>
          </table:table-cell>
          <table:table-cell office:value-type="float" office:value="1004.08039331429" calcext:value-type="float">
            <text:p>1004.0803933143</text:p>
          </table:table-cell>
          <table:table-cell office:value-type="float" office:value="1002.65368227973" calcext:value-type="float">
            <text:p>1002.6536822797</text:p>
          </table:table-cell>
          <table:table-cell office:value-type="float" office:value="1003.71246800106" calcext:value-type="float">
            <text:p>1003.7124680011</text:p>
          </table:table-cell>
          <table:table-cell office:value-type="float" office:value="990.076723086801" calcext:value-type="float">
            <text:p>990.0767230868</text:p>
          </table:table-cell>
          <table:table-cell office:value-type="float" office:value="997.463024425962" calcext:value-type="float">
            <text:p>997.463024426</text:p>
          </table:table-cell>
          <table:table-cell office:value-type="float" office:value="985.181957850307" calcext:value-type="float">
            <text:p>985.1819578503</text:p>
          </table:table-cell>
          <table:table-cell office:value-type="float" office:value="991.908545476121" calcext:value-type="float">
            <text:p>991.9085454761</text:p>
          </table:table-cell>
          <table:table-cell office:value-type="float" office:value="994.154836034729" calcext:value-type="float">
            <text:p>994.1548360347</text:p>
          </table:table-cell>
          <table:table-cell office:value-type="float" office:value="996.891551049887" calcext:value-type="float">
            <text:p>996.8915510499</text:p>
          </table:table-cell>
          <table:table-cell office:value-type="float" office:value="998.012674135961" calcext:value-type="float">
            <text:p>998.012674136</text:p>
          </table:table-cell>
          <table:table-cell office:value-type="float" office:value="966.30166731066" calcext:value-type="float">
            <text:p>966.3016673107</text:p>
          </table:table-cell>
          <table:table-cell office:value-type="float" office:value="1041.47508710926" calcext:value-type="float">
            <text:p>1041.4750871093</text:p>
          </table:table-cell>
          <table:table-cell office:value-type="float" office:value="1004.47544850836" calcext:value-type="float">
            <text:p>1004.4754485084</text:p>
          </table:table-cell>
          <table:table-cell office:value-type="float" office:value="1016.72438673693" calcext:value-type="float">
            <text:p>1016.7243867369</text:p>
          </table:table-cell>
          <table:table-cell office:value-type="float" office:value="1014.65397264546" calcext:value-type="float">
            <text:p>1014.6539726455</text:p>
          </table:table-cell>
          <table:table-cell office:value-type="float" office:value="997.627439103984" calcext:value-type="float">
            <text:p>997.627439104</text:p>
          </table:table-cell>
          <table:table-cell office:value-type="float" office:value="1007.40584274918" calcext:value-type="float">
            <text:p>1007.4058427492</text:p>
          </table:table-cell>
          <table:table-cell office:value-type="float" office:value="987.597263086457" calcext:value-type="float">
            <text:p>987.5972630865</text:p>
          </table:table-cell>
          <table:table-cell office:value-type="float" office:value="932.11022053253" calcext:value-type="float">
            <text:p>932.1102205325</text:p>
          </table:table-cell>
          <table:table-cell office:value-type="float" office:value="990.804222902497" calcext:value-type="float">
            <text:p>990.8042229025</text:p>
          </table:table-cell>
          <table:table-cell office:value-type="float" office:value="1010.01703379633" calcext:value-type="float">
            <text:p>1010.0170337963</text:p>
          </table:table-cell>
          <table:table-cell office:value-type="float" office:value="999.451068354311" calcext:value-type="float">
            <text:p>999.4510683543</text:p>
          </table:table-cell>
          <table:table-cell office:value-type="float" office:value="1036.04213885418" calcext:value-type="float">
            <text:p>1036.0421388542</text:p>
          </table:table-cell>
          <table:table-cell office:value-type="float" office:value="959.85904720825" calcext:value-type="float">
            <text:p>959.8590472083</text:p>
          </table:table-cell>
          <table:table-cell office:value-type="float" office:value="955.045960336042" calcext:value-type="float">
            <text:p>955.045960336</text:p>
          </table:table-cell>
        </table:table-row>
        <table:table-row table:style-name="ro1">
          <table:table-cell office:value-type="float" office:value="977.86341452395" calcext:value-type="float">
            <text:p>977.863414524</text:p>
          </table:table-cell>
          <table:table-cell office:value-type="float" office:value="977.292402823922" calcext:value-type="float">
            <text:p>977.2924028239</text:p>
          </table:table-cell>
          <table:table-cell office:value-type="float" office:value="966.003094051421" calcext:value-type="float">
            <text:p>966.0030940514</text:p>
          </table:table-cell>
          <table:table-cell office:value-type="float" office:value="961.25067310717" calcext:value-type="float">
            <text:p>961.2506731072</text:p>
          </table:table-cell>
          <table:table-cell office:value-type="float" office:value="1016.08261290109" calcext:value-type="float">
            <text:p>1016.0826129011</text:p>
          </table:table-cell>
          <table:table-cell office:value-type="float" office:value="1012.91110373743" calcext:value-type="float">
            <text:p>1012.9111037374</text:p>
          </table:table-cell>
          <table:table-cell office:value-type="float" office:value="978.766311532673" calcext:value-type="float">
            <text:p>978.7663115327</text:p>
          </table:table-cell>
          <table:table-cell office:value-type="float" office:value="1010.19783858186" calcext:value-type="float">
            <text:p>1010.1978385819</text:p>
          </table:table-cell>
          <table:table-cell office:value-type="float" office:value="961.864061261727" calcext:value-type="float">
            <text:p>961.8640612617</text:p>
          </table:table-cell>
          <table:table-cell office:value-type="float" office:value="1003.12077553029" calcext:value-type="float">
            <text:p>1003.1207755303</text:p>
          </table:table-cell>
          <table:table-cell office:value-type="float" office:value="990.398325848564" calcext:value-type="float">
            <text:p>990.3983258486</text:p>
          </table:table-cell>
          <table:table-cell office:value-type="float" office:value="972.53204507779" calcext:value-type="float">
            <text:p>972.5320450778</text:p>
          </table:table-cell>
          <table:table-cell office:value-type="float" office:value="955.478075754673" calcext:value-type="float">
            <text:p>955.4780757547</text:p>
          </table:table-cell>
          <table:table-cell office:value-type="float" office:value="1033.92121741294" calcext:value-type="float">
            <text:p>1033.9212174129</text:p>
          </table:table-cell>
          <table:table-cell office:value-type="float" office:value="1022.79819174057" calcext:value-type="float">
            <text:p>1022.7981917406</text:p>
          </table:table-cell>
          <table:table-cell office:value-type="float" office:value="998.083593373372" calcext:value-type="float">
            <text:p>998.0835933734</text:p>
          </table:table-cell>
          <table:table-cell office:value-type="float" office:value="1009.85853756663" calcext:value-type="float">
            <text:p>1009.8585375666</text:p>
          </table:table-cell>
          <table:table-cell office:value-type="float" office:value="991.760540135202" calcext:value-type="float">
            <text:p>991.7605401352</text:p>
          </table:table-cell>
          <table:table-cell office:value-type="float" office:value="997.026344671996" calcext:value-type="float">
            <text:p>997.026344672</text:p>
          </table:table-cell>
          <table:table-cell office:value-type="float" office:value="966.774539641212" calcext:value-type="float">
            <text:p>966.7745396412</text:p>
          </table:table-cell>
          <table:table-cell office:value-type="float" office:value="985.506040693676" calcext:value-type="float">
            <text:p>985.5060406937</text:p>
          </table:table-cell>
          <table:table-cell office:value-type="float" office:value="1003.3394206105" calcext:value-type="float">
            <text:p>1003.3394206105</text:p>
          </table:table-cell>
          <table:table-cell office:value-type="float" office:value="976.098608651337" calcext:value-type="float">
            <text:p>976.0986086513</text:p>
          </table:table-cell>
          <table:table-cell office:value-type="float" office:value="960.298951985684" calcext:value-type="float">
            <text:p>960.2989519857</text:p>
          </table:table-cell>
          <table:table-cell office:value-type="float" office:value="959.595434916015" calcext:value-type="float">
            <text:p>959.595434916</text:p>
          </table:table-cell>
          <table:table-cell office:value-type="float" office:value="995.60670334672" calcext:value-type="float">
            <text:p>995.6067033467</text:p>
          </table:table-cell>
          <table:table-cell office:value-type="float" office:value="1002.65368227973" calcext:value-type="float">
            <text:p>1002.6536822797</text:p>
          </table:table-cell>
          <table:table-cell office:value-type="float" office:value="1003.8715637441" calcext:value-type="float">
            <text:p>1003.8715637441</text:p>
          </table:table-cell>
          <table:table-cell office:value-type="float" office:value="984.5379703317" calcext:value-type="float">
            <text:p>984.5379703317</text:p>
          </table:table-cell>
          <table:table-cell office:value-type="float" office:value="999.486276578028" calcext:value-type="float">
            <text:p>999.486276578</text:p>
          </table:table-cell>
          <table:table-cell office:value-type="float" office:value="975.788226504852" calcext:value-type="float">
            <text:p>975.7882265049</text:p>
          </table:table-cell>
          <table:table-cell office:value-type="float" office:value="983.517018663031" calcext:value-type="float">
            <text:p>983.517018663</text:p>
          </table:table-cell>
          <table:table-cell office:value-type="float" office:value="990.480891156793" calcext:value-type="float">
            <text:p>990.4808911568</text:p>
          </table:table-cell>
          <table:table-cell office:value-type="float" office:value="998.287750620006" calcext:value-type="float">
            <text:p>998.28775062</text:p>
          </table:table-cell>
          <table:table-cell office:value-type="float" office:value="997.86541093579" calcext:value-type="float">
            <text:p>997.8654109358</text:p>
          </table:table-cell>
          <table:table-cell office:value-type="float" office:value="966.00805999955" calcext:value-type="float">
            <text:p>966.0080599996</text:p>
          </table:table-cell>
          <table:table-cell office:value-type="float" office:value="1041.47498643382" calcext:value-type="float">
            <text:p>1041.4749864338</text:p>
          </table:table-cell>
          <table:table-cell office:value-type="float" office:value="996.909162022109" calcext:value-type="float">
            <text:p>996.9091620221</text:p>
          </table:table-cell>
          <table:table-cell office:value-type="float" office:value="1015.44821683635" calcext:value-type="float">
            <text:p>1015.4482168364</text:p>
          </table:table-cell>
          <table:table-cell office:value-type="float" office:value="1010.35156845278" calcext:value-type="float">
            <text:p>1010.3515684528</text:p>
          </table:table-cell>
          <table:table-cell office:value-type="float" office:value="982.648148528272" calcext:value-type="float">
            <text:p>982.6481485283</text:p>
          </table:table-cell>
          <table:table-cell office:value-type="float" office:value="1005.72324447321" calcext:value-type="float">
            <text:p>1005.7232444732</text:p>
          </table:table-cell>
          <table:table-cell office:value-type="float" office:value="986.943347081123" calcext:value-type="float">
            <text:p>986.9433470811</text:p>
          </table:table-cell>
          <table:table-cell office:value-type="float" office:value="933.510415600012" calcext:value-type="float">
            <text:p>933.5104156</text:p>
          </table:table-cell>
          <table:table-cell office:value-type="float" office:value="987.831120372155" calcext:value-type="float">
            <text:p>987.8311203722</text:p>
          </table:table-cell>
          <table:table-cell office:value-type="float" office:value="996.884501477495" calcext:value-type="float">
            <text:p>996.8845014775</text:p>
          </table:table-cell>
          <table:table-cell office:value-type="float" office:value="996.061402336407" calcext:value-type="float">
            <text:p>996.0614023364</text:p>
          </table:table-cell>
          <table:table-cell office:value-type="float" office:value="1024.26055375343" calcext:value-type="float">
            <text:p>1024.2605537534</text:p>
          </table:table-cell>
          <table:table-cell office:value-type="float" office:value="958.957151078406" calcext:value-type="float">
            <text:p>958.9571510784</text:p>
          </table:table-cell>
          <table:table-cell office:value-type="float" office:value="930.047998068139" calcext:value-type="float">
            <text:p>930.0479980681</text:p>
          </table:table-cell>
        </table:table-row>
        <table:table-row table:style-name="ro1">
          <table:table-cell office:value-type="float" office:value="979.405544902815" calcext:value-type="float">
            <text:p>979.4055449028</text:p>
          </table:table-cell>
          <table:table-cell office:value-type="float" office:value="966.114464850025" calcext:value-type="float">
            <text:p>966.11446485</text:p>
          </table:table-cell>
          <table:table-cell office:value-type="float" office:value="959.487193374475" calcext:value-type="float">
            <text:p>959.4871933745</text:p>
          </table:table-cell>
          <table:table-cell office:value-type="float" office:value="961.469819033655" calcext:value-type="float">
            <text:p>961.4698190337</text:p>
          </table:table-cell>
          <table:table-cell office:value-type="float" office:value="1017.41848537147" calcext:value-type="float">
            <text:p>1017.4184853715</text:p>
          </table:table-cell>
          <table:table-cell office:value-type="float" office:value="1006.63652129175" calcext:value-type="float">
            <text:p>1006.6365212918</text:p>
          </table:table-cell>
          <table:table-cell office:value-type="float" office:value="980.540499181983" calcext:value-type="float">
            <text:p>980.540499182</text:p>
          </table:table-cell>
          <table:table-cell office:value-type="float" office:value="1009.2372978772" calcext:value-type="float">
            <text:p>1009.2372978772</text:p>
          </table:table-cell>
          <table:table-cell office:value-type="float" office:value="962.337367854639" calcext:value-type="float">
            <text:p>962.3373678546</text:p>
          </table:table-cell>
          <table:table-cell office:value-type="float" office:value="1003.12077553029" calcext:value-type="float">
            <text:p>1003.1207755303</text:p>
          </table:table-cell>
          <table:table-cell office:value-type="float" office:value="986.385358494316" calcext:value-type="float">
            <text:p>986.3853584943</text:p>
          </table:table-cell>
          <table:table-cell office:value-type="float" office:value="963.112550320749" calcext:value-type="float">
            <text:p>963.1125503207</text:p>
          </table:table-cell>
          <table:table-cell office:value-type="float" office:value="956.012587649816" calcext:value-type="float">
            <text:p>956.0125876498</text:p>
          </table:table-cell>
          <table:table-cell office:value-type="float" office:value="1033.07603443075" calcext:value-type="float">
            <text:p>1033.0760344308</text:p>
          </table:table-cell>
          <table:table-cell office:value-type="float" office:value="1022.79758145475" calcext:value-type="float">
            <text:p>1022.7975814548</text:p>
          </table:table-cell>
          <table:table-cell office:value-type="float" office:value="1001.48264106258" calcext:value-type="float">
            <text:p>1001.4826410626</text:p>
          </table:table-cell>
          <table:table-cell office:value-type="float" office:value="993.011300270127" calcext:value-type="float">
            <text:p>993.0113002701</text:p>
          </table:table-cell>
          <table:table-cell office:value-type="float" office:value="981.815104702061" calcext:value-type="float">
            <text:p>981.8151047021</text:p>
          </table:table-cell>
          <table:table-cell office:value-type="float" office:value="989.27151463187" calcext:value-type="float">
            <text:p>989.2715146319</text:p>
          </table:table-cell>
          <table:table-cell office:value-type="float" office:value="962.284849881273" calcext:value-type="float">
            <text:p>962.2848498813</text:p>
          </table:table-cell>
          <table:table-cell office:value-type="float" office:value="975.896001719151" calcext:value-type="float">
            <text:p>975.8960017192</text:p>
          </table:table-cell>
          <table:table-cell office:value-type="float" office:value="1001.43347953638" calcext:value-type="float">
            <text:p>1001.4334795364</text:p>
          </table:table-cell>
          <table:table-cell office:value-type="float" office:value="970.167618514223" calcext:value-type="float">
            <text:p>970.1676185142</text:p>
          </table:table-cell>
          <table:table-cell office:value-type="float" office:value="925.347328975137" calcext:value-type="float">
            <text:p>925.3473289751</text:p>
          </table:table-cell>
          <table:table-cell office:value-type="float" office:value="955.863097685061" calcext:value-type="float">
            <text:p>955.8630976851</text:p>
          </table:table-cell>
          <table:table-cell office:value-type="float" office:value="994.406420971566" calcext:value-type="float">
            <text:p>994.4064209716</text:p>
          </table:table-cell>
          <table:table-cell office:value-type="float" office:value="996.36089218118" calcext:value-type="float">
            <text:p>996.3608921812</text:p>
          </table:table-cell>
          <table:table-cell office:value-type="float" office:value="1003.88545436341" calcext:value-type="float">
            <text:p>1003.8854543634</text:p>
          </table:table-cell>
          <table:table-cell office:value-type="float" office:value="971.459724083898" calcext:value-type="float">
            <text:p>971.4597240839</text:p>
          </table:table-cell>
          <table:table-cell office:value-type="float" office:value="999.486276578028" calcext:value-type="float">
            <text:p>999.486276578</text:p>
          </table:table-cell>
          <table:table-cell office:value-type="float" office:value="974.680843636548" calcext:value-type="float">
            <text:p>974.6808436365</text:p>
          </table:table-cell>
          <table:table-cell office:value-type="float" office:value="985.208556681501" calcext:value-type="float">
            <text:p>985.2085566815</text:p>
          </table:table-cell>
          <table:table-cell office:value-type="float" office:value="989.736293461912" calcext:value-type="float">
            <text:p>989.7362934619</text:p>
          </table:table-cell>
          <table:table-cell office:value-type="float" office:value="999.612162949611" calcext:value-type="float">
            <text:p>999.6121629496</text:p>
          </table:table-cell>
          <table:table-cell office:value-type="float" office:value="987.229151110657" calcext:value-type="float">
            <text:p>987.2291511107</text:p>
          </table:table-cell>
          <table:table-cell office:value-type="float" office:value="966.00805999955" calcext:value-type="float">
            <text:p>966.0080599996</text:p>
          </table:table-cell>
          <table:table-cell office:value-type="float" office:value="1025.83883191196" calcext:value-type="float">
            <text:p>1025.838831912</text:p>
          </table:table-cell>
          <table:table-cell office:value-type="float" office:value="994.502489937622" calcext:value-type="float">
            <text:p>994.5024899376</text:p>
          </table:table-cell>
          <table:table-cell office:value-type="float" office:value="1017.42104310316" calcext:value-type="float">
            <text:p>1017.4210431032</text:p>
          </table:table-cell>
          <table:table-cell office:value-type="float" office:value="1019.66657337722" calcext:value-type="float">
            <text:p>1019.6665733772</text:p>
          </table:table-cell>
          <table:table-cell office:value-type="float" office:value="982.648148528272" calcext:value-type="float">
            <text:p>982.6481485283</text:p>
          </table:table-cell>
          <table:table-cell office:value-type="float" office:value="1005.08486664866" calcext:value-type="float">
            <text:p>1005.0848666487</text:p>
          </table:table-cell>
          <table:table-cell office:value-type="float" office:value="985.635111636142" calcext:value-type="float">
            <text:p>985.6351116361</text:p>
          </table:table-cell>
          <table:table-cell office:value-type="float" office:value="903.654360189325" calcext:value-type="float">
            <text:p>903.6543601893</text:p>
          </table:table-cell>
          <table:table-cell office:value-type="float" office:value="987.054328508126" calcext:value-type="float">
            <text:p>987.0543285081</text:p>
          </table:table-cell>
          <table:table-cell office:value-type="float" office:value="993.453276792427" calcext:value-type="float">
            <text:p>993.4532767924</text:p>
          </table:table-cell>
          <table:table-cell office:value-type="float" office:value="994.746708323561" calcext:value-type="float">
            <text:p>994.7467083236</text:p>
          </table:table-cell>
          <table:table-cell office:value-type="float" office:value="1020.41899734691" calcext:value-type="float">
            <text:p>1020.4189973469</text:p>
          </table:table-cell>
          <table:table-cell office:value-type="float" office:value="956.650495876621" calcext:value-type="float">
            <text:p>956.6504958766</text:p>
          </table:table-cell>
          <table:table-cell office:value-type="float" office:value="920.842138483315" calcext:value-type="float">
            <text:p>920.8421384833</text:p>
          </table:table-cell>
        </table:table-row>
        <table:table-row table:style-name="ro1">
          <table:table-cell office:value-type="float" office:value="975.215060047005" calcext:value-type="float">
            <text:p>975.215060047</text:p>
          </table:table-cell>
          <table:table-cell office:value-type="float" office:value="957.876504158692" calcext:value-type="float">
            <text:p>957.8765041587</text:p>
          </table:table-cell>
          <table:table-cell office:value-type="float" office:value="945.87507229809" calcext:value-type="float">
            <text:p>945.8750722981</text:p>
          </table:table-cell>
          <table:table-cell office:value-type="float" office:value="953.74921947773" calcext:value-type="float">
            <text:p>953.7492194777</text:p>
          </table:table-cell>
          <table:table-cell office:value-type="float" office:value="1017.96508825978" calcext:value-type="float">
            <text:p>1017.9650882598</text:p>
          </table:table-cell>
          <table:table-cell office:value-type="float" office:value="991.377140565373" calcext:value-type="float">
            <text:p>991.3771405654</text:p>
          </table:table-cell>
          <table:table-cell office:value-type="float" office:value="980.540499181983" calcext:value-type="float">
            <text:p>980.540499182</text:p>
          </table:table-cell>
          <table:table-cell office:value-type="float" office:value="1004.58452064706" calcext:value-type="float">
            <text:p>1004.5845206471</text:p>
          </table:table-cell>
          <table:table-cell office:value-type="float" office:value="959.973044206904" calcext:value-type="float">
            <text:p>959.9730442069</text:p>
          </table:table-cell>
          <table:table-cell office:value-type="float" office:value="986.498583099121" calcext:value-type="float">
            <text:p>986.4985830991</text:p>
          </table:table-cell>
          <table:table-cell office:value-type="float" office:value="984.990188090983" calcext:value-type="float">
            <text:p>984.990188091</text:p>
          </table:table-cell>
          <table:table-cell office:value-type="float" office:value="956.529166073591" calcext:value-type="float">
            <text:p>956.5291660736</text:p>
          </table:table-cell>
          <table:table-cell office:value-type="float" office:value="940.781715819111" calcext:value-type="float">
            <text:p>940.7817158191</text:p>
          </table:table-cell>
          <table:table-cell office:value-type="float" office:value="1026.48035545168" calcext:value-type="float">
            <text:p>1026.4803554517</text:p>
          </table:table-cell>
          <table:table-cell office:value-type="float" office:value="1019.31706779738" calcext:value-type="float">
            <text:p>1019.3170677974</text:p>
          </table:table-cell>
          <table:table-cell office:value-type="float" office:value="988.170604898226" calcext:value-type="float">
            <text:p>988.1706048982</text:p>
          </table:table-cell>
          <table:table-cell office:value-type="float" office:value="993.011300270127" calcext:value-type="float">
            <text:p>993.0113002701</text:p>
          </table:table-cell>
          <table:table-cell office:value-type="float" office:value="967.442737178861" calcext:value-type="float">
            <text:p>967.4427371789</text:p>
          </table:table-cell>
          <table:table-cell office:value-type="float" office:value="971.536749574845" calcext:value-type="float">
            <text:p>971.5367495748</text:p>
          </table:table-cell>
          <table:table-cell office:value-type="float" office:value="957.729775452085" calcext:value-type="float">
            <text:p>957.7297754521</text:p>
          </table:table-cell>
          <table:table-cell office:value-type="float" office:value="962.584256078741" calcext:value-type="float">
            <text:p>962.5842560787</text:p>
          </table:table-cell>
          <table:table-cell office:value-type="float" office:value="991.859760687926" calcext:value-type="float">
            <text:p>991.8597606879</text:p>
          </table:table-cell>
          <table:table-cell office:value-type="float" office:value="964.331120089502" calcext:value-type="float">
            <text:p>964.3311200895</text:p>
          </table:table-cell>
          <table:table-cell office:value-type="float" office:value="929.135479506178" calcext:value-type="float">
            <text:p>929.1354795062</text:p>
          </table:table-cell>
          <table:table-cell office:value-type="float" office:value="954.265457271349" calcext:value-type="float">
            <text:p>954.2654572713</text:p>
          </table:table-cell>
          <table:table-cell office:value-type="float" office:value="994.425116138756" calcext:value-type="float">
            <text:p>994.4251161388</text:p>
          </table:table-cell>
          <table:table-cell office:value-type="float" office:value="973.280130959131" calcext:value-type="float">
            <text:p>973.2801309591</text:p>
          </table:table-cell>
          <table:table-cell office:value-type="float" office:value="999.866966782912" calcext:value-type="float">
            <text:p>999.8669667829</text:p>
          </table:table-cell>
          <table:table-cell office:value-type="float" office:value="970.128223483213" calcext:value-type="float">
            <text:p>970.1282234832</text:p>
          </table:table-cell>
          <table:table-cell office:value-type="float" office:value="999.486276578028" calcext:value-type="float">
            <text:p>999.486276578</text:p>
          </table:table-cell>
          <table:table-cell office:value-type="float" office:value="974.567866579064" calcext:value-type="float">
            <text:p>974.5678665791</text:p>
          </table:table-cell>
          <table:table-cell office:value-type="float" office:value="977.717612575302" calcext:value-type="float">
            <text:p>977.7176125753</text:p>
          </table:table-cell>
          <table:table-cell office:value-type="float" office:value="988.743934585634" calcext:value-type="float">
            <text:p>988.7439345856</text:p>
          </table:table-cell>
          <table:table-cell office:value-type="float" office:value="998.834234663099" calcext:value-type="float">
            <text:p>998.8342346631</text:p>
          </table:table-cell>
          <table:table-cell office:value-type="float" office:value="966.357111415965" calcext:value-type="float">
            <text:p>966.357111416</text:p>
          </table:table-cell>
          <table:table-cell office:value-type="float" office:value="965.449009378471" calcext:value-type="float">
            <text:p>965.4490093785</text:p>
          </table:table-cell>
          <table:table-cell office:value-type="float" office:value="1021.26695138768" calcext:value-type="float">
            <text:p>1021.2669513877</text:p>
          </table:table-cell>
          <table:table-cell office:value-type="float" office:value="991.694162362827" calcext:value-type="float">
            <text:p>991.6941623628</text:p>
          </table:table-cell>
          <table:table-cell office:value-type="float" office:value="1017.42104310316" calcext:value-type="float">
            <text:p>1017.4210431032</text:p>
          </table:table-cell>
          <table:table-cell office:value-type="float" office:value="1000.47519329099" calcext:value-type="float">
            <text:p>1000.475193291</text:p>
          </table:table-cell>
          <table:table-cell office:value-type="float" office:value="979.031667136795" calcext:value-type="float">
            <text:p>979.0316671368</text:p>
          </table:table-cell>
          <table:table-cell office:value-type="float" office:value="0" calcext:value-type="float">
            <text:p>0</text:p>
          </table:table-cell>
          <table:table-cell office:value-type="float" office:value="986.550730927342" calcext:value-type="float">
            <text:p>986.5507309273</text:p>
          </table:table-cell>
          <table:table-cell office:value-type="float" office:value="896.011542982621" calcext:value-type="float">
            <text:p>896.0115429826</text:p>
          </table:table-cell>
          <table:table-cell office:value-type="float" office:value="987.054328508126" calcext:value-type="float">
            <text:p>987.0543285081</text:p>
          </table:table-cell>
          <table:table-cell office:value-type="float" office:value="995.489686471349" calcext:value-type="float">
            <text:p>995.4896864713</text:p>
          </table:table-cell>
          <table:table-cell office:value-type="float" office:value="994.479802914707" calcext:value-type="float">
            <text:p>994.4798029147</text:p>
          </table:table-cell>
          <table:table-cell office:value-type="float" office:value="1021.51359386679" calcext:value-type="float">
            <text:p>1021.5135938668</text:p>
          </table:table-cell>
          <table:table-cell office:value-type="float" office:value="949.690104979245" calcext:value-type="float">
            <text:p>949.6901049792</text:p>
          </table:table-cell>
          <table:table-cell office:value-type="float" office:value="913.166514938458" calcext:value-type="float">
            <text:p>913.1665149385</text:p>
          </table:table-cell>
        </table:table-row>
        <table:table-row table:style-name="ro1">
          <table:table-cell office:value-type="float" office:value="978.508289811791" calcext:value-type="float">
            <text:p>978.5082898118</text:p>
          </table:table-cell>
          <table:table-cell office:value-type="float" office:value="957.479408851585" calcext:value-type="float">
            <text:p>957.4794088516</text:p>
          </table:table-cell>
          <table:table-cell office:value-type="float" office:value="938.463630137255" calcext:value-type="float">
            <text:p>938.4636301373</text:p>
          </table:table-cell>
          <table:table-cell office:value-type="float" office:value="946.74365995593" calcext:value-type="float">
            <text:p>946.7436599559</text:p>
          </table:table-cell>
          <table:table-cell office:value-type="float" office:value="1012.6603249159" calcext:value-type="float">
            <text:p>1012.6603249159</text:p>
          </table:table-cell>
          <table:table-cell office:value-type="float" office:value="990.657870662771" calcext:value-type="float">
            <text:p>990.6578706628</text:p>
          </table:table-cell>
          <table:table-cell office:value-type="float" office:value="980.540499181983" calcext:value-type="float">
            <text:p>980.540499182</text:p>
          </table:table-cell>
          <table:table-cell office:value-type="float" office:value="1008.44269859607" calcext:value-type="float">
            <text:p>1008.4426985961</text:p>
          </table:table-cell>
          <table:table-cell office:value-type="float" office:value="960.557786363463" calcext:value-type="float">
            <text:p>960.5577863635</text:p>
          </table:table-cell>
          <table:table-cell office:value-type="float" office:value="983.27452016348" calcext:value-type="float">
            <text:p>983.2745201635</text:p>
          </table:table-cell>
          <table:table-cell office:value-type="float" office:value="984.059373961145" calcext:value-type="float">
            <text:p>984.0593739611</text:p>
          </table:table-cell>
          <table:table-cell office:value-type="float" office:value="958.72777434225" calcext:value-type="float">
            <text:p>958.7277743423</text:p>
          </table:table-cell>
          <table:table-cell office:value-type="float" office:value="944.268477830514" calcext:value-type="float">
            <text:p>944.2684778305</text:p>
          </table:table-cell>
          <table:table-cell office:value-type="float" office:value="1028.66564983797" calcext:value-type="float">
            <text:p>1028.665649838</text:p>
          </table:table-cell>
          <table:table-cell office:value-type="float" office:value="1013.74089340505" calcext:value-type="float">
            <text:p>1013.7408934051</text:p>
          </table:table-cell>
          <table:table-cell office:value-type="float" office:value="986.302558641597" calcext:value-type="float">
            <text:p>986.3025586416</text:p>
          </table:table-cell>
          <table:table-cell office:value-type="float" office:value="982.770278801456" calcext:value-type="float">
            <text:p>982.7702788015</text:p>
          </table:table-cell>
          <table:table-cell office:value-type="float" office:value="956.666444948024" calcext:value-type="float">
            <text:p>956.666444948</text:p>
          </table:table-cell>
          <table:table-cell office:value-type="float" office:value="964.944004134291" calcext:value-type="float">
            <text:p>964.9440041343</text:p>
          </table:table-cell>
          <table:table-cell office:value-type="float" office:value="954.941293391062" calcext:value-type="float">
            <text:p>954.9412933911</text:p>
          </table:table-cell>
          <table:table-cell office:value-type="float" office:value="951.01987347068" calcext:value-type="float">
            <text:p>951.0198734707</text:p>
          </table:table-cell>
          <table:table-cell office:value-type="float" office:value="992.491658942002" calcext:value-type="float">
            <text:p>992.491658942</text:p>
          </table:table-cell>
          <table:table-cell office:value-type="float" office:value="961.196344672725" calcext:value-type="float">
            <text:p>961.1963446727</text:p>
          </table:table-cell>
          <table:table-cell office:value-type="float" office:value="930.351566775122" calcext:value-type="float">
            <text:p>930.3515667751</text:p>
          </table:table-cell>
          <table:table-cell office:value-type="float" office:value="954.684164185149" calcext:value-type="float">
            <text:p>954.6841641851</text:p>
          </table:table-cell>
          <table:table-cell office:value-type="float" office:value="990.256502398" calcext:value-type="float">
            <text:p>990.256502398</text:p>
          </table:table-cell>
          <table:table-cell office:value-type="float" office:value="941.090691931661" calcext:value-type="float">
            <text:p>941.0906919317</text:p>
          </table:table-cell>
          <table:table-cell office:value-type="float" office:value="1000.91322703115" calcext:value-type="float">
            <text:p>1000.9132270312</text:p>
          </table:table-cell>
          <table:table-cell office:value-type="float" office:value="974.111042190997" calcext:value-type="float">
            <text:p>974.111042191</text:p>
          </table:table-cell>
          <table:table-cell office:value-type="float" office:value="991.375818489345" calcext:value-type="float">
            <text:p>991.3758184893</text:p>
          </table:table-cell>
          <table:table-cell office:value-type="float" office:value="972.334987308801" calcext:value-type="float">
            <text:p>972.3349873088</text:p>
          </table:table-cell>
          <table:table-cell office:value-type="float" office:value="974.156338713411" calcext:value-type="float">
            <text:p>974.1563387134</text:p>
          </table:table-cell>
          <table:table-cell office:value-type="float" office:value="981.291384404213" calcext:value-type="float">
            <text:p>981.2913844042</text:p>
          </table:table-cell>
          <table:table-cell office:value-type="float" office:value="980.405364406436" calcext:value-type="float">
            <text:p>980.4053644064</text:p>
          </table:table-cell>
          <table:table-cell office:value-type="float" office:value="965.4186947154" calcext:value-type="float">
            <text:p>965.4186947154</text:p>
          </table:table-cell>
          <table:table-cell office:value-type="float" office:value="965.449009378471" calcext:value-type="float">
            <text:p>965.4490093785</text:p>
          </table:table-cell>
          <table:table-cell office:value-type="float" office:value="1012.77062293737" calcext:value-type="float">
            <text:p>1012.7706229374</text:p>
          </table:table-cell>
          <table:table-cell office:value-type="float" office:value="990.444645471244" calcext:value-type="float">
            <text:p>990.4446454712</text:p>
          </table:table-cell>
          <table:table-cell office:value-type="float" office:value="1017.57956878714" calcext:value-type="float">
            <text:p>1017.5795687871</text:p>
          </table:table-cell>
          <table:table-cell office:value-type="float" office:value="983.089392250399" calcext:value-type="float">
            <text:p>983.0893922504</text:p>
          </table:table-cell>
          <table:table-cell office:value-type="float" office:value="969.269837074611" calcext:value-type="float">
            <text:p>969.2698370746</text:p>
          </table:table-cell>
          <table:table-cell office:value-type="float" office:value="0" calcext:value-type="float">
            <text:p>0</text:p>
          </table:table-cell>
          <table:table-cell office:value-type="float" office:value="985.036054958655" calcext:value-type="float">
            <text:p>985.0360549587</text:p>
          </table:table-cell>
          <table:table-cell office:value-type="float" office:value="887.693289382702" calcext:value-type="float">
            <text:p>887.6932893827</text:p>
          </table:table-cell>
          <table:table-cell office:value-type="float" office:value="985.224854539787" calcext:value-type="float">
            <text:p>985.2248545398</text:p>
          </table:table-cell>
          <table:table-cell office:value-type="float" office:value="985.434571723282" calcext:value-type="float">
            <text:p>985.4345717233</text:p>
          </table:table-cell>
          <table:table-cell office:value-type="float" office:value="966.58798559218" calcext:value-type="float">
            <text:p>966.5879855922</text:p>
          </table:table-cell>
          <table:table-cell office:value-type="float" office:value="1017.53792743991" calcext:value-type="float">
            <text:p>1017.5379274399</text:p>
          </table:table-cell>
          <table:table-cell office:value-type="float" office:value="909.862808575984" calcext:value-type="float">
            <text:p>909.862808576</text:p>
          </table:table-cell>
          <table:table-cell office:value-type="float" office:value="885.1669014175" calcext:value-type="float">
            <text:p>885.1669014175</text:p>
          </table:table-cell>
        </table:table-row>
        <table:table-row table:style-name="ro1">
          <table:table-cell office:value-type="float" office:value="968.058308541945" calcext:value-type="float">
            <text:p>968.0583085419</text:p>
          </table:table-cell>
          <table:table-cell office:value-type="float" office:value="953.517726212735" calcext:value-type="float">
            <text:p>953.5177262127</text:p>
          </table:table-cell>
          <table:table-cell office:value-type="float" office:value="930.906814374418" calcext:value-type="float">
            <text:p>930.9068143744</text:p>
          </table:table-cell>
          <table:table-cell office:value-type="float" office:value="941.851563364121" calcext:value-type="float">
            <text:p>941.8515633641</text:p>
          </table:table-cell>
          <table:table-cell office:value-type="float" office:value="1009.37025773928" calcext:value-type="float">
            <text:p>1009.3702577393</text:p>
          </table:table-cell>
          <table:table-cell office:value-type="float" office:value="973.627875951826" calcext:value-type="float">
            <text:p>973.6278759518</text:p>
          </table:table-cell>
          <table:table-cell office:value-type="float" office:value="979.368784494877" calcext:value-type="float">
            <text:p>979.3687844949</text:p>
          </table:table-cell>
          <table:table-cell office:value-type="float" office:value="990.035361879496" calcext:value-type="float">
            <text:p>990.0353618795</text:p>
          </table:table-cell>
          <table:table-cell office:value-type="float" office:value="949.727421142973" calcext:value-type="float">
            <text:p>949.727421143</text:p>
          </table:table-cell>
          <table:table-cell office:value-type="float" office:value="978.263354722038" calcext:value-type="float">
            <text:p>978.263354722</text:p>
          </table:table-cell>
          <table:table-cell office:value-type="float" office:value="980.262974464291" calcext:value-type="float">
            <text:p>980.2629744643</text:p>
          </table:table-cell>
          <table:table-cell office:value-type="float" office:value="947.240067868999" calcext:value-type="float">
            <text:p>947.240067869</text:p>
          </table:table-cell>
          <table:table-cell office:value-type="float" office:value="932.06523275379" calcext:value-type="float">
            <text:p>932.0652327538</text:p>
          </table:table-cell>
          <table:table-cell office:value-type="float" office:value="1028.09956812804" calcext:value-type="float">
            <text:p>1028.099568128</text:p>
          </table:table-cell>
          <table:table-cell office:value-type="float" office:value="1013.3971844956" calcext:value-type="float">
            <text:p>1013.3971844956</text:p>
          </table:table-cell>
          <table:table-cell office:value-type="float" office:value="951.365720135641" calcext:value-type="float">
            <text:p>951.3657201356</text:p>
          </table:table-cell>
          <table:table-cell office:value-type="float" office:value="975.140548488188" calcext:value-type="float">
            <text:p>975.1405484882</text:p>
          </table:table-cell>
          <table:table-cell office:value-type="float" office:value="951.108033947044" calcext:value-type="float">
            <text:p>951.108033947</text:p>
          </table:table-cell>
          <table:table-cell office:value-type="float" office:value="957.535172981978" calcext:value-type="float">
            <text:p>957.535172982</text:p>
          </table:table-cell>
          <table:table-cell office:value-type="float" office:value="955.120470433455" calcext:value-type="float">
            <text:p>955.1204704335</text:p>
          </table:table-cell>
          <table:table-cell office:value-type="float" office:value="943.288377604797" calcext:value-type="float">
            <text:p>943.2883776048</text:p>
          </table:table-cell>
          <table:table-cell office:value-type="float" office:value="992.491658942002" calcext:value-type="float">
            <text:p>992.491658942</text:p>
          </table:table-cell>
          <table:table-cell office:value-type="float" office:value="955.74081912213" calcext:value-type="float">
            <text:p>955.7408191221</text:p>
          </table:table-cell>
          <table:table-cell office:value-type="float" office:value="917.306134740237" calcext:value-type="float">
            <text:p>917.3061347402</text:p>
          </table:table-cell>
          <table:table-cell office:value-type="float" office:value="953.979008765435" calcext:value-type="float">
            <text:p>953.9790087654</text:p>
          </table:table-cell>
          <table:table-cell office:value-type="float" office:value="986.796111406559" calcext:value-type="float">
            <text:p>986.7961114066</text:p>
          </table:table-cell>
          <table:table-cell office:value-type="float" office:value="931.916362970403" calcext:value-type="float">
            <text:p>931.9163629704</text:p>
          </table:table-cell>
          <table:table-cell office:value-type="float" office:value="1000.91322703115" calcext:value-type="float">
            <text:p>1000.9132270312</text:p>
          </table:table-cell>
          <table:table-cell office:value-type="float" office:value="974.904726337513" calcext:value-type="float">
            <text:p>974.9047263375</text:p>
          </table:table-cell>
          <table:table-cell office:value-type="float" office:value="981.165028874402" calcext:value-type="float">
            <text:p>981.1650288744</text:p>
          </table:table-cell>
          <table:table-cell office:value-type="float" office:value="972.367735361996" calcext:value-type="float">
            <text:p>972.367735362</text:p>
          </table:table-cell>
          <table:table-cell office:value-type="float" office:value="976.707928970229" calcext:value-type="float">
            <text:p>976.7079289702</text:p>
          </table:table-cell>
          <table:table-cell office:value-type="float" office:value="957.812316703201" calcext:value-type="float">
            <text:p>957.8123167032</text:p>
          </table:table-cell>
          <table:table-cell office:value-type="float" office:value="974.113668132808" calcext:value-type="float">
            <text:p>974.1136681328</text:p>
          </table:table-cell>
          <table:table-cell office:value-type="float" office:value="956.847924646221" calcext:value-type="float">
            <text:p>956.8479246462</text:p>
          </table:table-cell>
          <table:table-cell office:value-type="float" office:value="964.095052701873" calcext:value-type="float">
            <text:p>964.0950527019</text:p>
          </table:table-cell>
          <table:table-cell office:value-type="float" office:value="1016.15744480835" calcext:value-type="float">
            <text:p>1016.1574448084</text:p>
          </table:table-cell>
          <table:table-cell office:value-type="float" office:value="980.647046995945" calcext:value-type="float">
            <text:p>980.6470469959</text:p>
          </table:table-cell>
          <table:table-cell office:value-type="float" office:value="1021.17406898428" calcext:value-type="float">
            <text:p>1021.1740689843</text:p>
          </table:table-cell>
          <table:table-cell office:value-type="float" office:value="976.160144189571" calcext:value-type="float">
            <text:p>976.1601441896</text:p>
          </table:table-cell>
          <table:table-cell office:value-type="float" office:value="945.022466107369" calcext:value-type="float">
            <text:p>945.0224661074</text:p>
          </table:table-cell>
          <table:table-cell office:value-type="float" office:value="0" calcext:value-type="float">
            <text:p>0</text:p>
          </table:table-cell>
          <table:table-cell office:value-type="float" office:value="982.316908588318" calcext:value-type="float">
            <text:p>982.3169085883</text:p>
          </table:table-cell>
          <table:table-cell office:value-type="float" office:value="885.415230435873" calcext:value-type="float">
            <text:p>885.4152304359</text:p>
          </table:table-cell>
          <table:table-cell office:value-type="float" office:value="985.224854539787" calcext:value-type="float">
            <text:p>985.2248545398</text:p>
          </table:table-cell>
          <table:table-cell office:value-type="float" office:value="988.27261789811" calcext:value-type="float">
            <text:p>988.2726178981</text:p>
          </table:table-cell>
          <table:table-cell office:value-type="float" office:value="962.975586201927" calcext:value-type="float">
            <text:p>962.9755862019</text:p>
          </table:table-cell>
          <table:table-cell office:value-type="float" office:value="1009.3233549047" calcext:value-type="float">
            <text:p>1009.3233549047</text:p>
          </table:table-cell>
          <table:table-cell office:value-type="float" office:value="892.374085769012" calcext:value-type="float">
            <text:p>892.374085769</text:p>
          </table:table-cell>
          <table:table-cell office:value-type="float" office:value="867.841848186462" calcext:value-type="float">
            <text:p>867.8418481865</text:p>
          </table:table-cell>
        </table:table-row>
        <table:table-row table:style-name="ro1">
          <table:table-cell office:value-type="float" office:value="960.459475634131" calcext:value-type="float">
            <text:p>960.4594756341</text:p>
          </table:table-cell>
          <table:table-cell office:value-type="float" office:value="955.169674256255" calcext:value-type="float">
            <text:p>955.1696742563</text:p>
          </table:table-cell>
          <table:table-cell office:value-type="float" office:value="931.869881227325" calcext:value-type="float">
            <text:p>931.8698812273</text:p>
          </table:table-cell>
          <table:table-cell office:value-type="float" office:value="0" calcext:value-type="float">
            <text:p>0</text:p>
          </table:table-cell>
          <table:table-cell office:value-type="float" office:value="988.847938453534" calcext:value-type="float">
            <text:p>988.8479384535</text:p>
          </table:table-cell>
          <table:table-cell office:value-type="float" office:value="965.571768490285" calcext:value-type="float">
            <text:p>965.5717684903</text:p>
          </table:table-cell>
          <table:table-cell office:value-type="float" office:value="979.368784494877" calcext:value-type="float">
            <text:p>979.3687844949</text:p>
          </table:table-cell>
          <table:table-cell office:value-type="float" office:value="977.705967144921" calcext:value-type="float">
            <text:p>977.7059671449</text:p>
          </table:table-cell>
          <table:table-cell office:value-type="float" office:value="954.342390117645" calcext:value-type="float">
            <text:p>954.3423901176</text:p>
          </table:table-cell>
          <table:table-cell office:value-type="float" office:value="0" calcext:value-type="float">
            <text:p>0</text:p>
          </table:table-cell>
          <table:table-cell office:value-type="float" office:value="968.627146694326" calcext:value-type="float">
            <text:p>968.6271466943</text:p>
          </table:table-cell>
          <table:table-cell office:value-type="float" office:value="946.776543589431" calcext:value-type="float">
            <text:p>946.7765435894</text:p>
          </table:table-cell>
          <table:table-cell office:value-type="float" office:value="916.92098592718" calcext:value-type="float">
            <text:p>916.9209859272</text:p>
          </table:table-cell>
          <table:table-cell office:value-type="float" office:value="1028.40629305597" calcext:value-type="float">
            <text:p>1028.406293056</text:p>
          </table:table-cell>
          <table:table-cell office:value-type="float" office:value="1006.8278553997" calcext:value-type="float">
            <text:p>1006.8278553997</text:p>
          </table:table-cell>
          <table:table-cell office:value-type="float" office:value="943.820605606261" calcext:value-type="float">
            <text:p>943.8206056063</text:p>
          </table:table-cell>
          <table:table-cell office:value-type="float" office:value="971.726498632581" calcext:value-type="float">
            <text:p>971.7264986326</text:p>
          </table:table-cell>
          <table:table-cell office:value-type="float" office:value="949.230083679173" calcext:value-type="float">
            <text:p>949.2300836792</text:p>
          </table:table-cell>
          <table:table-cell office:value-type="float" office:value="948.214024667317" calcext:value-type="float">
            <text:p>948.2140246673</text:p>
          </table:table-cell>
          <table:table-cell office:value-type="float" office:value="0" calcext:value-type="float">
            <text:p>0</text:p>
          </table:table-cell>
          <table:table-cell office:value-type="float" office:value="941.040308897323" calcext:value-type="float">
            <text:p>941.0403088973</text:p>
          </table:table-cell>
          <table:table-cell office:value-type="float" office:value="990.853886360093" calcext:value-type="float">
            <text:p>990.8538863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3.979008765435" calcext:value-type="float">
            <text:p>953.9790087654</text:p>
          </table:table-cell>
          <table:table-cell office:value-type="float" office:value="984.153355843963" calcext:value-type="float">
            <text:p>984.153355844</text:p>
          </table:table-cell>
          <table:table-cell office:value-type="float" office:value="931.206476251598" calcext:value-type="float">
            <text:p>931.2064762516</text:p>
          </table:table-cell>
          <table:table-cell office:value-type="float" office:value="998.466551809192" calcext:value-type="float">
            <text:p>998.4665518092</text:p>
          </table:table-cell>
          <table:table-cell office:value-type="float" office:value="974.885670882475" calcext:value-type="float">
            <text:p>974.8856708825</text:p>
          </table:table-cell>
          <table:table-cell office:value-type="float" office:value="0" calcext:value-type="float">
            <text:p>0</text:p>
          </table:table-cell>
          <table:table-cell office:value-type="float" office:value="953.790542455939" calcext:value-type="float">
            <text:p>953.7905424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3.646581994893" calcext:value-type="float">
            <text:p>973.6465819949</text:p>
          </table:table-cell>
          <table:table-cell office:value-type="float" office:value="940.888116030864" calcext:value-type="float">
            <text:p>940.8881160309</text:p>
          </table:table-cell>
          <table:table-cell office:value-type="float" office:value="0" calcext:value-type="float">
            <text:p>0</text:p>
          </table:table-cell>
          <table:table-cell office:value-type="float" office:value="1003.52767309712" calcext:value-type="float">
            <text:p>1003.5276730971</text:p>
          </table:table-cell>
          <table:table-cell office:value-type="float" office:value="973.482155647315" calcext:value-type="float">
            <text:p>973.4821556473</text:p>
          </table:table-cell>
          <table:table-cell office:value-type="float" office:value="1018.52950873272" calcext:value-type="float">
            <text:p>1018.5295087327</text:p>
          </table:table-cell>
          <table:table-cell office:value-type="float" office:value="973.938355550474" calcext:value-type="float">
            <text:p>973.9383555505</text:p>
          </table:table-cell>
          <table:table-cell office:value-type="float" office:value="943.532035002862" calcext:value-type="float">
            <text:p>943.5320350029</text:p>
          </table:table-cell>
          <table:table-cell office:value-type="float" office:value="0" calcext:value-type="float">
            <text:p>0</text:p>
          </table:table-cell>
          <table:table-cell office:value-type="float" office:value="981.304742409092" calcext:value-type="float">
            <text:p>981.3047424091</text:p>
          </table:table-cell>
          <table:table-cell office:value-type="float" office:value="883.631221461157" calcext:value-type="float">
            <text:p>883.6312214612</text:p>
          </table:table-cell>
          <table:table-cell office:value-type="float" office:value="973.323385366786" calcext:value-type="float">
            <text:p>973.3233853668</text:p>
          </table:table-cell>
          <table:table-cell office:value-type="float" office:value="983.901206993109" calcext:value-type="float">
            <text:p>983.9012069931</text:p>
          </table:table-cell>
          <table:table-cell office:value-type="float" office:value="0" calcext:value-type="float">
            <text:p>0</text:p>
          </table:table-cell>
          <table:table-cell office:value-type="float" office:value="1007.47963687681" calcext:value-type="float">
            <text:p>1007.4796368768</text:p>
          </table:table-cell>
          <table:table-cell office:value-type="float" office:value="889.604373325961" calcext:value-type="float">
            <text:p>889.604373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.847045575293" calcext:value-type="float">
            <text:p>956.8470455753</text:p>
          </table:table-cell>
          <table:table-cell office:value-type="float" office:value="950.975852310239" calcext:value-type="float">
            <text:p>950.9758523102</text:p>
          </table:table-cell>
          <table:table-cell office:value-type="float" office:value="927.737976817813" calcext:value-type="float">
            <text:p>927.7379768178</text:p>
          </table:table-cell>
          <table:table-cell office:value-type="float" office:value="0" calcext:value-type="float">
            <text:p>0</text:p>
          </table:table-cell>
          <table:table-cell office:value-type="float" office:value="981.958313576764" calcext:value-type="float">
            <text:p>981.9583135768</text:p>
          </table:table-cell>
          <table:table-cell office:value-type="float" office:value="960.828095584564" calcext:value-type="float">
            <text:p>960.8280955846</text:p>
          </table:table-cell>
          <table:table-cell office:value-type="float" office:value="979.368784494877" calcext:value-type="float">
            <text:p>979.3687844949</text:p>
          </table:table-cell>
          <table:table-cell office:value-type="float" office:value="974.172025862357" calcext:value-type="float">
            <text:p>974.1720258624</text:p>
          </table:table-cell>
          <table:table-cell office:value-type="float" office:value="941.215873394493" calcext:value-type="float">
            <text:p>941.2158733945</text:p>
          </table:table-cell>
          <table:table-cell office:value-type="float" office:value="0" calcext:value-type="float">
            <text:p>0</text:p>
          </table:table-cell>
          <table:table-cell office:value-type="float" office:value="968.82551960059" calcext:value-type="float">
            <text:p>968.8255196006</text:p>
          </table:table-cell>
          <table:table-cell office:value-type="float" office:value="945.273040946743" calcext:value-type="float">
            <text:p>945.2730409467</text:p>
          </table:table-cell>
          <table:table-cell office:value-type="float" office:value="912.428889340044" calcext:value-type="float">
            <text:p>912.42888934</text:p>
          </table:table-cell>
          <table:table-cell office:value-type="float" office:value="1029.99706603428" calcext:value-type="float">
            <text:p>1029.9970660343</text:p>
          </table:table-cell>
          <table:table-cell office:value-type="float" office:value="1002.90866411451" calcext:value-type="float">
            <text:p>1002.9086641145</text:p>
          </table:table-cell>
          <table:table-cell office:value-type="float" office:value="937.653303563906" calcext:value-type="float">
            <text:p>937.6533035639</text:p>
          </table:table-cell>
          <table:table-cell office:value-type="float" office:value="971.778459034383" calcext:value-type="float">
            <text:p>971.7784590344</text:p>
          </table:table-cell>
          <table:table-cell office:value-type="float" office:value="938.858688260657" calcext:value-type="float">
            <text:p>938.8586882607</text:p>
          </table:table-cell>
          <table:table-cell office:value-type="float" office:value="940.506376707689" calcext:value-type="float">
            <text:p>940.5063767077</text:p>
          </table:table-cell>
          <table:table-cell office:value-type="float" office:value="0" calcext:value-type="float">
            <text:p>0</text:p>
          </table:table-cell>
          <table:table-cell office:value-type="float" office:value="933.15017796909" calcext:value-type="float">
            <text:p>933.1501779691</text:p>
          </table:table-cell>
          <table:table-cell office:value-type="float" office:value="985.09554035504" calcext:value-type="float">
            <text:p>985.095540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7.244112153791" calcext:value-type="float">
            <text:p>947.2441121538</text:p>
          </table:table-cell>
          <table:table-cell office:value-type="float" office:value="984.88659224968" calcext:value-type="float">
            <text:p>984.8865922497</text:p>
          </table:table-cell>
          <table:table-cell office:value-type="float" office:value="933.082786617316" calcext:value-type="float">
            <text:p>933.0827866173</text:p>
          </table:table-cell>
          <table:table-cell office:value-type="float" office:value="998.466551809192" calcext:value-type="float">
            <text:p>998.4665518092</text:p>
          </table:table-cell>
          <table:table-cell office:value-type="float" office:value="962.292420750942" calcext:value-type="float">
            <text:p>962.2924207509</text:p>
          </table:table-cell>
          <table:table-cell office:value-type="float" office:value="0" calcext:value-type="float">
            <text:p>0</text:p>
          </table:table-cell>
          <table:table-cell office:value-type="float" office:value="939.315234854413" calcext:value-type="float">
            <text:p>939.3152348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2.39044971596" calcext:value-type="float">
            <text:p>962.390449716</text:p>
          </table:table-cell>
          <table:table-cell office:value-type="float" office:value="940.978010943383" calcext:value-type="float">
            <text:p>940.9780109434</text:p>
          </table:table-cell>
          <table:table-cell office:value-type="float" office:value="0" calcext:value-type="float">
            <text:p>0</text:p>
          </table:table-cell>
          <table:table-cell office:value-type="float" office:value="996.537897975974" calcext:value-type="float">
            <text:p>996.537897976</text:p>
          </table:table-cell>
          <table:table-cell office:value-type="float" office:value="962.816030638439" calcext:value-type="float">
            <text:p>962.8160306384</text:p>
          </table:table-cell>
          <table:table-cell office:value-type="float" office:value="1018.52950873272" calcext:value-type="float">
            <text:p>1018.5295087327</text:p>
          </table:table-cell>
          <table:table-cell office:value-type="float" office:value="967.335199382285" calcext:value-type="float">
            <text:p>967.3351993823</text:p>
          </table:table-cell>
          <table:table-cell office:value-type="float" office:value="943.059919937116" calcext:value-type="float">
            <text:p>943.0599199371</text:p>
          </table:table-cell>
          <table:table-cell office:value-type="float" office:value="0" calcext:value-type="float">
            <text:p>0</text:p>
          </table:table-cell>
          <table:table-cell office:value-type="float" office:value="982.076891058781" calcext:value-type="float">
            <text:p>982.0768910588</text:p>
          </table:table-cell>
          <table:table-cell office:value-type="float" office:value="851.185646611393" calcext:value-type="float">
            <text:p>851.1856466114</text:p>
          </table:table-cell>
          <table:table-cell office:value-type="float" office:value="968.265103707475" calcext:value-type="float">
            <text:p>968.2651037075</text:p>
          </table:table-cell>
          <table:table-cell office:value-type="float" office:value="983.901206993109" calcext:value-type="float">
            <text:p>983.9012069931</text:p>
          </table:table-cell>
          <table:table-cell office:value-type="float" office:value="0" calcext:value-type="float">
            <text:p>0</text:p>
          </table:table-cell>
          <table:table-cell office:value-type="float" office:value="1000.21399277203" calcext:value-type="float">
            <text:p>1000.213992772</text:p>
          </table:table-cell>
          <table:table-cell office:value-type="float" office:value="885.465141378259" calcext:value-type="float">
            <text:p>885.4651413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.917751303738" calcext:value-type="float">
            <text:p>955.9177513037</text:p>
          </table:table-cell>
          <table:table-cell office:value-type="float" office:value="949.064594041376" calcext:value-type="float">
            <text:p>949.0645940414</text:p>
          </table:table-cell>
          <table:table-cell office:value-type="float" office:value="926.410114898468" calcext:value-type="float">
            <text:p>926.4101148985</text:p>
          </table:table-cell>
          <table:table-cell office:value-type="float" office:value="0" calcext:value-type="float">
            <text:p>0</text:p>
          </table:table-cell>
          <table:table-cell office:value-type="float" office:value="979.915003473893" calcext:value-type="float">
            <text:p>979.9150034739</text:p>
          </table:table-cell>
          <table:table-cell office:value-type="float" office:value="956.093148705794" calcext:value-type="float">
            <text:p>956.0931487058</text:p>
          </table:table-cell>
          <table:table-cell office:value-type="float" office:value="979.368784494877" calcext:value-type="float">
            <text:p>979.3687844949</text:p>
          </table:table-cell>
          <table:table-cell office:value-type="float" office:value="973.603462319153" calcext:value-type="float">
            <text:p>973.6034623192</text:p>
          </table:table-cell>
          <table:table-cell office:value-type="float" office:value="934.170087981353" calcext:value-type="float">
            <text:p>934.1700879814</text:p>
          </table:table-cell>
          <table:table-cell office:value-type="float" office:value="0" calcext:value-type="float">
            <text:p>0</text:p>
          </table:table-cell>
          <table:table-cell office:value-type="float" office:value="967.479351999252" calcext:value-type="float">
            <text:p>967.4793519993</text:p>
          </table:table-cell>
          <table:table-cell office:value-type="float" office:value="939.404573260603" calcext:value-type="float">
            <text:p>939.4045732606</text:p>
          </table:table-cell>
          <table:table-cell office:value-type="float" office:value="889.925477407375" calcext:value-type="float">
            <text:p>889.9254774074</text:p>
          </table:table-cell>
          <table:table-cell office:value-type="float" office:value="1022.76273527621" calcext:value-type="float">
            <text:p>1022.7627352762</text:p>
          </table:table-cell>
          <table:table-cell office:value-type="float" office:value="997.949217691681" calcext:value-type="float">
            <text:p>997.9492176917</text:p>
          </table:table-cell>
          <table:table-cell office:value-type="float" office:value="934.039071494037" calcext:value-type="float">
            <text:p>934.039071494</text:p>
          </table:table-cell>
          <table:table-cell office:value-type="float" office:value="972.223505028457" calcext:value-type="float">
            <text:p>972.2235050285</text:p>
          </table:table-cell>
          <table:table-cell office:value-type="float" office:value="921.618138639409" calcext:value-type="float">
            <text:p>921.6181386394</text:p>
          </table:table-cell>
          <table:table-cell office:value-type="float" office:value="942.351011924646" calcext:value-type="float">
            <text:p>942.3510119246</text:p>
          </table:table-cell>
          <table:table-cell office:value-type="float" office:value="0" calcext:value-type="float">
            <text:p>0</text:p>
          </table:table-cell>
          <table:table-cell office:value-type="float" office:value="931.463974874343" calcext:value-type="float">
            <text:p>931.4639748743</text:p>
          </table:table-cell>
          <table:table-cell office:value-type="float" office:value="981.530023740405" calcext:value-type="float">
            <text:p>981.5300237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8.350527926826" calcext:value-type="float">
            <text:p>938.3505279268</text:p>
          </table:table-cell>
          <table:table-cell office:value-type="float" office:value="982.129430519083" calcext:value-type="float">
            <text:p>982.1294305191</text:p>
          </table:table-cell>
          <table:table-cell office:value-type="float" office:value="933.01667543891" calcext:value-type="float">
            <text:p>933.0166754389</text:p>
          </table:table-cell>
          <table:table-cell office:value-type="float" office:value="998.466551809192" calcext:value-type="float">
            <text:p>998.4665518092</text:p>
          </table:table-cell>
          <table:table-cell office:value-type="float" office:value="952.261112602853" calcext:value-type="float">
            <text:p>952.2611126029</text:p>
          </table:table-cell>
          <table:table-cell office:value-type="float" office:value="0" calcext:value-type="float">
            <text:p>0</text:p>
          </table:table-cell>
          <table:table-cell office:value-type="float" office:value="929.352239221633" calcext:value-type="float">
            <text:p>929.3522392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1.532341094362" calcext:value-type="float">
            <text:p>961.5323410944</text:p>
          </table:table-cell>
          <table:table-cell office:value-type="float" office:value="940.680608041488" calcext:value-type="float">
            <text:p>940.6806080415</text:p>
          </table:table-cell>
          <table:table-cell office:value-type="float" office:value="0" calcext:value-type="float">
            <text:p>0</text:p>
          </table:table-cell>
          <table:table-cell office:value-type="float" office:value="996.537897975974" calcext:value-type="float">
            <text:p>996.537897976</text:p>
          </table:table-cell>
          <table:table-cell office:value-type="float" office:value="961.413973221441" calcext:value-type="float">
            <text:p>961.4139732214</text:p>
          </table:table-cell>
          <table:table-cell office:value-type="float" office:value="1015.84416143333" calcext:value-type="float">
            <text:p>1015.8441614333</text:p>
          </table:table-cell>
          <table:table-cell office:value-type="float" office:value="935.690500363953" calcext:value-type="float">
            <text:p>935.690500364</text:p>
          </table:table-cell>
          <table:table-cell office:value-type="float" office:value="939.337162370834" calcext:value-type="float">
            <text:p>939.3371623708</text:p>
          </table:table-cell>
          <table:table-cell office:value-type="float" office:value="0" calcext:value-type="float">
            <text:p>0</text:p>
          </table:table-cell>
          <table:table-cell office:value-type="float" office:value="981.613636934509" calcext:value-type="float">
            <text:p>981.6136369345</text:p>
          </table:table-cell>
          <table:table-cell office:value-type="float" office:value="835.655287030892" calcext:value-type="float">
            <text:p>835.6552870309</text:p>
          </table:table-cell>
          <table:table-cell office:value-type="float" office:value="959.834041225652" calcext:value-type="float">
            <text:p>959.8340412257</text:p>
          </table:table-cell>
          <table:table-cell office:value-type="float" office:value="974.509467314173" calcext:value-type="float">
            <text:p>974.5094673142</text:p>
          </table:table-cell>
          <table:table-cell office:value-type="float" office:value="0" calcext:value-type="float">
            <text:p>0</text:p>
          </table:table-cell>
          <table:table-cell office:value-type="float" office:value="1007.44715414964" calcext:value-type="float">
            <text:p>1007.4471541496</text:p>
          </table:table-cell>
          <table:table-cell office:value-type="float" office:value="880.053165139037" calcext:value-type="float">
            <text:p>880.053165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.161506292724" calcext:value-type="float">
            <text:p>953.1615062927</text:p>
          </table:table-cell>
          <table:table-cell office:value-type="float" office:value="943.371896428329" calcext:value-type="float">
            <text:p>943.3718964283</text:p>
          </table:table-cell>
          <table:table-cell office:value-type="float" office:value="914.779586516475" calcext:value-type="float">
            <text:p>914.7795865165</text:p>
          </table:table-cell>
          <table:table-cell office:value-type="float" office:value="0" calcext:value-type="float">
            <text:p>0</text:p>
          </table:table-cell>
          <table:table-cell office:value-type="float" office:value="943.977258415278" calcext:value-type="float">
            <text:p>943.9772584153</text:p>
          </table:table-cell>
          <table:table-cell office:value-type="float" office:value="954.568548822703" calcext:value-type="float">
            <text:p>954.5685488227</text:p>
          </table:table-cell>
          <table:table-cell office:value-type="float" office:value="979.136687119763" calcext:value-type="float">
            <text:p>979.1366871198</text:p>
          </table:table-cell>
          <table:table-cell office:value-type="float" office:value="966.302350264737" calcext:value-type="float">
            <text:p>966.3023502647</text:p>
          </table:table-cell>
          <table:table-cell office:value-type="float" office:value="927.585489854493" calcext:value-type="float">
            <text:p>927.5854898545</text:p>
          </table:table-cell>
          <table:table-cell office:value-type="float" office:value="0" calcext:value-type="float">
            <text:p>0</text:p>
          </table:table-cell>
          <table:table-cell office:value-type="float" office:value="967.954310355455" calcext:value-type="float">
            <text:p>967.9543103555</text:p>
          </table:table-cell>
          <table:table-cell office:value-type="float" office:value="940.556762939955" calcext:value-type="float">
            <text:p>940.55676294</text:p>
          </table:table-cell>
          <table:table-cell office:value-type="float" office:value="883.148741804217" calcext:value-type="float">
            <text:p>883.1487418042</text:p>
          </table:table-cell>
          <table:table-cell office:value-type="float" office:value="1017.90776675973" calcext:value-type="float">
            <text:p>1017.9077667597</text:p>
          </table:table-cell>
          <table:table-cell office:value-type="float" office:value="998.727401845929" calcext:value-type="float">
            <text:p>998.7274018459</text:p>
          </table:table-cell>
          <table:table-cell office:value-type="float" office:value="928.604671452517" calcext:value-type="float">
            <text:p>928.6046714525</text:p>
          </table:table-cell>
          <table:table-cell office:value-type="float" office:value="963.841383253321" calcext:value-type="float">
            <text:p>963.8413832533</text:p>
          </table:table-cell>
          <table:table-cell office:value-type="float" office:value="925.896217509251" calcext:value-type="float">
            <text:p>925.8962175093</text:p>
          </table:table-cell>
          <table:table-cell office:value-type="float" office:value="940.605722090083" calcext:value-type="float">
            <text:p>940.6057220901</text:p>
          </table:table-cell>
          <table:table-cell office:value-type="float" office:value="0" calcext:value-type="float">
            <text:p>0</text:p>
          </table:table-cell>
          <table:table-cell office:value-type="float" office:value="926.298831567757" calcext:value-type="float">
            <text:p>926.2988315678</text:p>
          </table:table-cell>
          <table:table-cell office:value-type="float" office:value="983.261375183473" calcext:value-type="float">
            <text:p>983.2613751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8.105234733093" calcext:value-type="float">
            <text:p>938.1052347331</text:p>
          </table:table-cell>
          <table:table-cell office:value-type="float" office:value="977.78014769882" calcext:value-type="float">
            <text:p>977.7801476988</text:p>
          </table:table-cell>
          <table:table-cell office:value-type="float" office:value="931.219583667956" calcext:value-type="float">
            <text:p>931.219583668</text:p>
          </table:table-cell>
          <table:table-cell office:value-type="float" office:value="966.408122519344" calcext:value-type="float">
            <text:p>966.4081225193</text:p>
          </table:table-cell>
          <table:table-cell office:value-type="float" office:value="951.621044379882" calcext:value-type="float">
            <text:p>951.6210443799</text:p>
          </table:table-cell>
          <table:table-cell office:value-type="float" office:value="0" calcext:value-type="float">
            <text:p>0</text:p>
          </table:table-cell>
          <table:table-cell office:value-type="float" office:value="924.31037096801" calcext:value-type="float">
            <text:p>924.310370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1.664961592773" calcext:value-type="float">
            <text:p>961.6649615928</text:p>
          </table:table-cell>
          <table:table-cell office:value-type="float" office:value="937.432674223844" calcext:value-type="float">
            <text:p>937.4326742238</text:p>
          </table:table-cell>
          <table:table-cell office:value-type="float" office:value="0" calcext:value-type="float">
            <text:p>0</text:p>
          </table:table-cell>
          <table:table-cell office:value-type="float" office:value="994.13241161813" calcext:value-type="float">
            <text:p>994.1324116181</text:p>
          </table:table-cell>
          <table:table-cell office:value-type="float" office:value="960.802653747965" calcext:value-type="float">
            <text:p>960.802653748</text:p>
          </table:table-cell>
          <table:table-cell office:value-type="float" office:value="1013.82592869876" calcext:value-type="float">
            <text:p>1013.8259286988</text:p>
          </table:table-cell>
          <table:table-cell office:value-type="float" office:value="934.213932580718" calcext:value-type="float">
            <text:p>934.2139325807</text:p>
          </table:table-cell>
          <table:table-cell office:value-type="float" office:value="937.029651513816" calcext:value-type="float">
            <text:p>937.0296515138</text:p>
          </table:table-cell>
          <table:table-cell office:value-type="float" office:value="0" calcext:value-type="float">
            <text:p>0</text:p>
          </table:table-cell>
          <table:table-cell office:value-type="float" office:value="974.815315268623" calcext:value-type="float">
            <text:p>974.8153152686</text:p>
          </table:table-cell>
          <table:table-cell office:value-type="float" office:value="843.673081815339" calcext:value-type="float">
            <text:p>843.6730818153</text:p>
          </table:table-cell>
          <table:table-cell office:value-type="float" office:value="959.901226347528" calcext:value-type="float">
            <text:p>959.9012263475</text:p>
          </table:table-cell>
          <table:table-cell office:value-type="float" office:value="967.080826449912" calcext:value-type="float">
            <text:p>967.0808264499</text:p>
          </table:table-cell>
          <table:table-cell office:value-type="float" office:value="0" calcext:value-type="float">
            <text:p>0</text:p>
          </table:table-cell>
          <table:table-cell office:value-type="float" office:value="1000.54305670754" calcext:value-type="float">
            <text:p>1000.5430567075</text:p>
          </table:table-cell>
          <table:table-cell office:value-type="float" office:value="875.672972446432" calcext:value-type="float">
            <text:p>875.6729724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.018553393346" calcext:value-type="float">
            <text:p>953.0185533933</text:p>
          </table:table-cell>
          <table:table-cell office:value-type="float" office:value="940.985574089819" calcext:value-type="float">
            <text:p>940.9855740898</text:p>
          </table:table-cell>
          <table:table-cell office:value-type="float" office:value="910.501132560497" calcext:value-type="float">
            <text:p>910.5011325605</text:p>
          </table:table-cell>
          <table:table-cell office:value-type="float" office:value="0" calcext:value-type="float">
            <text:p>0</text:p>
          </table:table-cell>
          <table:table-cell office:value-type="float" office:value="933.605852036057" calcext:value-type="float">
            <text:p>933.6058520361</text:p>
          </table:table-cell>
          <table:table-cell office:value-type="float" office:value="957.894529756472" calcext:value-type="float">
            <text:p>957.8945297565</text:p>
          </table:table-cell>
          <table:table-cell office:value-type="float" office:value="979.136687119763" calcext:value-type="float">
            <text:p>979.1366871198</text:p>
          </table:table-cell>
          <table:table-cell office:value-type="float" office:value="968.093105179241" calcext:value-type="float">
            <text:p>968.0931051792</text:p>
          </table:table-cell>
          <table:table-cell office:value-type="float" office:value="921.676855987662" calcext:value-type="float">
            <text:p>921.6768559877</text:p>
          </table:table-cell>
          <table:table-cell office:value-type="float" office:value="0" calcext:value-type="float">
            <text:p>0</text:p>
          </table:table-cell>
          <table:table-cell office:value-type="float" office:value="963.52129453179" calcext:value-type="float">
            <text:p>963.5212945318</text:p>
          </table:table-cell>
          <table:table-cell office:value-type="float" office:value="940.556762939955" calcext:value-type="float">
            <text:p>940.55676294</text:p>
          </table:table-cell>
          <table:table-cell office:value-type="float" office:value="881.65044905045" calcext:value-type="float">
            <text:p>881.6504490505</text:p>
          </table:table-cell>
          <table:table-cell office:value-type="float" office:value="1017.49798339746" calcext:value-type="float">
            <text:p>1017.4979833975</text:p>
          </table:table-cell>
          <table:table-cell office:value-type="float" office:value="995.141918500422" calcext:value-type="float">
            <text:p>995.1419185004</text:p>
          </table:table-cell>
          <table:table-cell office:value-type="float" office:value="928.408716806376" calcext:value-type="float">
            <text:p>928.4087168064</text:p>
          </table:table-cell>
          <table:table-cell office:value-type="float" office:value="961.179330693256" calcext:value-type="float">
            <text:p>961.1793306933</text:p>
          </table:table-cell>
          <table:table-cell office:value-type="float" office:value="923.97223471062" calcext:value-type="float">
            <text:p>923.9722347106</text:p>
          </table:table-cell>
          <table:table-cell office:value-type="float" office:value="935.997039794327" calcext:value-type="float">
            <text:p>935.9970397943</text:p>
          </table:table-cell>
          <table:table-cell office:value-type="float" office:value="0" calcext:value-type="float">
            <text:p>0</text:p>
          </table:table-cell>
          <table:table-cell office:value-type="float" office:value="921.175473406714" calcext:value-type="float">
            <text:p>921.1754734067</text:p>
          </table:table-cell>
          <table:table-cell office:value-type="float" office:value="982.720316511202" calcext:value-type="float">
            <text:p>982.7203165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5.447437437536" calcext:value-type="float">
            <text:p>935.4474374375</text:p>
          </table:table-cell>
          <table:table-cell office:value-type="float" office:value="979.965629020131" calcext:value-type="float">
            <text:p>979.9656290201</text:p>
          </table:table-cell>
          <table:table-cell office:value-type="float" office:value="919.183353799383" calcext:value-type="float">
            <text:p>919.1833537994</text:p>
          </table:table-cell>
          <table:table-cell office:value-type="float" office:value="962.228824759399" calcext:value-type="float">
            <text:p>962.2288247594</text:p>
          </table:table-cell>
          <table:table-cell office:value-type="float" office:value="951.37672371141" calcext:value-type="float">
            <text:p>951.3767237114</text:p>
          </table:table-cell>
          <table:table-cell office:value-type="float" office:value="0" calcext:value-type="float">
            <text:p>0</text:p>
          </table:table-cell>
          <table:table-cell office:value-type="float" office:value="923.806245880151" calcext:value-type="float">
            <text:p>923.8062458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1.305154967004" calcext:value-type="float">
            <text:p>961.305154967</text:p>
          </table:table-cell>
          <table:table-cell office:value-type="float" office:value="936.214442879301" calcext:value-type="float">
            <text:p>936.2144428793</text:p>
          </table:table-cell>
          <table:table-cell office:value-type="float" office:value="0" calcext:value-type="float">
            <text:p>0</text:p>
          </table:table-cell>
          <table:table-cell office:value-type="float" office:value="994.13241161813" calcext:value-type="float">
            <text:p>994.1324116181</text:p>
          </table:table-cell>
          <table:table-cell office:value-type="float" office:value="959.1844099378" calcext:value-type="float">
            <text:p>959.1844099378</text:p>
          </table:table-cell>
          <table:table-cell office:value-type="float" office:value="1013.82592869876" calcext:value-type="float">
            <text:p>1013.8259286988</text:p>
          </table:table-cell>
          <table:table-cell office:value-type="float" office:value="934.058831788636" calcext:value-type="float">
            <text:p>934.0588317886</text:p>
          </table:table-cell>
          <table:table-cell office:value-type="float" office:value="939.232211558897" calcext:value-type="float">
            <text:p>939.2322115589</text:p>
          </table:table-cell>
          <table:table-cell office:value-type="float" office:value="0" calcext:value-type="float">
            <text:p>0</text:p>
          </table:table-cell>
          <table:table-cell office:value-type="float" office:value="968.668631025599" calcext:value-type="float">
            <text:p>968.6686310256</text:p>
          </table:table-cell>
          <table:table-cell office:value-type="float" office:value="828.311548564817" calcext:value-type="float">
            <text:p>828.3115485648</text:p>
          </table:table-cell>
          <table:table-cell office:value-type="float" office:value="962.227384259503" calcext:value-type="float">
            <text:p>962.2273842595</text:p>
          </table:table-cell>
          <table:table-cell office:value-type="float" office:value="952.91651275521" calcext:value-type="float">
            <text:p>952.9165127552</text:p>
          </table:table-cell>
          <table:table-cell office:value-type="float" office:value="0" calcext:value-type="float">
            <text:p>0</text:p>
          </table:table-cell>
          <table:table-cell office:value-type="float" office:value="1004.16777042854" calcext:value-type="float">
            <text:p>1004.1677704285</text:p>
          </table:table-cell>
          <table:table-cell office:value-type="float" office:value="864.800917292745" calcext:value-type="float">
            <text:p>864.8009172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.018553393346" calcext:value-type="float">
            <text:p>953.0185533933</text:p>
          </table:table-cell>
          <table:table-cell office:value-type="float" office:value="939.263940542303" calcext:value-type="float">
            <text:p>939.2639405423</text:p>
          </table:table-cell>
          <table:table-cell office:value-type="float" office:value="906.219280037448" calcext:value-type="float">
            <text:p>906.2192800374</text:p>
          </table:table-cell>
          <table:table-cell office:value-type="float" office:value="0" calcext:value-type="float">
            <text:p>0</text:p>
          </table:table-cell>
          <table:table-cell office:value-type="float" office:value="930.996301725097" calcext:value-type="float">
            <text:p>930.9963017251</text:p>
          </table:table-cell>
          <table:table-cell office:value-type="float" office:value="954.186277606961" calcext:value-type="float">
            <text:p>954.186277607</text:p>
          </table:table-cell>
          <table:table-cell office:value-type="float" office:value="977.263802668589" calcext:value-type="float">
            <text:p>977.2638026686</text:p>
          </table:table-cell>
          <table:table-cell office:value-type="float" office:value="971.415162032402" calcext:value-type="float">
            <text:p>971.4151620324</text:p>
          </table:table-cell>
          <table:table-cell office:value-type="float" office:value="917.814828378375" calcext:value-type="float">
            <text:p>917.8148283784</text:p>
          </table:table-cell>
          <table:table-cell office:value-type="float" office:value="0" calcext:value-type="float">
            <text:p>0</text:p>
          </table:table-cell>
          <table:table-cell office:value-type="float" office:value="950.409724462275" calcext:value-type="float">
            <text:p>950.4097244623</text:p>
          </table:table-cell>
          <table:table-cell office:value-type="float" office:value="913.177359613055" calcext:value-type="float">
            <text:p>913.1773596131</text:p>
          </table:table-cell>
          <table:table-cell office:value-type="float" office:value="883.351147006942" calcext:value-type="float">
            <text:p>883.3511470069</text:p>
          </table:table-cell>
          <table:table-cell office:value-type="float" office:value="1010.84976542291" calcext:value-type="float">
            <text:p>1010.8497654229</text:p>
          </table:table-cell>
          <table:table-cell office:value-type="float" office:value="998.856779842192" calcext:value-type="float">
            <text:p>998.8567798422</text:p>
          </table:table-cell>
          <table:table-cell office:value-type="float" office:value="895.585745863923" calcext:value-type="float">
            <text:p>895.5857458639</text:p>
          </table:table-cell>
          <table:table-cell office:value-type="float" office:value="945.198652246223" calcext:value-type="float">
            <text:p>945.1986522462</text:p>
          </table:table-cell>
          <table:table-cell office:value-type="float" office:value="911.963569304586" calcext:value-type="float">
            <text:p>911.9635693046</text:p>
          </table:table-cell>
          <table:table-cell office:value-type="float" office:value="929.059179581647" calcext:value-type="float">
            <text:p>929.0591795816</text:p>
          </table:table-cell>
          <table:table-cell office:value-type="float" office:value="0" calcext:value-type="float">
            <text:p>0</text:p>
          </table:table-cell>
          <table:table-cell office:value-type="float" office:value="908.632287485659" calcext:value-type="float">
            <text:p>908.6322874857</text:p>
          </table:table-cell>
          <table:table-cell office:value-type="float" office:value="983.723648296061" calcext:value-type="float">
            <text:p>983.7236482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2.8061366142" calcext:value-type="float">
            <text:p>902.8061366142</text:p>
          </table:table-cell>
          <table:table-cell office:value-type="float" office:value="981.133447778085" calcext:value-type="float">
            <text:p>981.1334477781</text:p>
          </table:table-cell>
          <table:table-cell office:value-type="float" office:value="917.248002682799" calcext:value-type="float">
            <text:p>917.2480026828</text:p>
          </table:table-cell>
          <table:table-cell office:value-type="float" office:value="961.718374306653" calcext:value-type="float">
            <text:p>961.7183743067</text:p>
          </table:table-cell>
          <table:table-cell office:value-type="float" office:value="949.611551129447" calcext:value-type="float">
            <text:p>949.6115511294</text:p>
          </table:table-cell>
          <table:table-cell office:value-type="float" office:value="0" calcext:value-type="float">
            <text:p>0</text:p>
          </table:table-cell>
          <table:table-cell office:value-type="float" office:value="927.966227831702" calcext:value-type="float">
            <text:p>927.9662278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9.074475699973" calcext:value-type="float">
            <text:p>939.0744757</text:p>
          </table:table-cell>
          <table:table-cell office:value-type="float" office:value="933.189034348723" calcext:value-type="float">
            <text:p>933.1890343487</text:p>
          </table:table-cell>
          <table:table-cell office:value-type="float" office:value="0" calcext:value-type="float">
            <text:p>0</text:p>
          </table:table-cell>
          <table:table-cell office:value-type="float" office:value="963.243236106698" calcext:value-type="float">
            <text:p>963.2432361067</text:p>
          </table:table-cell>
          <table:table-cell office:value-type="float" office:value="959.291955696407" calcext:value-type="float">
            <text:p>959.2919556964</text:p>
          </table:table-cell>
          <table:table-cell office:value-type="float" office:value="996.721330911526" calcext:value-type="float">
            <text:p>996.7213309115</text:p>
          </table:table-cell>
          <table:table-cell office:value-type="float" office:value="923.737187160015" calcext:value-type="float">
            <text:p>923.73718716</text:p>
          </table:table-cell>
          <table:table-cell office:value-type="float" office:value="938.993282221196" calcext:value-type="float">
            <text:p>938.9932822212</text:p>
          </table:table-cell>
          <table:table-cell office:value-type="float" office:value="0" calcext:value-type="float">
            <text:p>0</text:p>
          </table:table-cell>
          <table:table-cell office:value-type="float" office:value="961.755027241741" calcext:value-type="float">
            <text:p>961.7550272417</text:p>
          </table:table-cell>
          <table:table-cell office:value-type="float" office:value="826.711039613491" calcext:value-type="float">
            <text:p>826.7110396135</text:p>
          </table:table-cell>
          <table:table-cell office:value-type="float" office:value="962.71693828961" calcext:value-type="float">
            <text:p>962.7169382896</text:p>
          </table:table-cell>
          <table:table-cell office:value-type="float" office:value="949.625239813478" calcext:value-type="float">
            <text:p>949.6252398135</text:p>
          </table:table-cell>
          <table:table-cell office:value-type="float" office:value="0" calcext:value-type="float">
            <text:p>0</text:p>
          </table:table-cell>
          <table:table-cell office:value-type="float" office:value="1006.0994187657" calcext:value-type="float">
            <text:p>1006.0994187657</text:p>
          </table:table-cell>
          <table:table-cell office:value-type="float" office:value="864.397689526113" calcext:value-type="float">
            <text:p>864.3976895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.508952591907" calcext:value-type="float">
            <text:p>951.5089525919</text:p>
          </table:table-cell>
          <table:table-cell office:value-type="float" office:value="940.040411990163" calcext:value-type="float">
            <text:p>940.0404119902</text:p>
          </table:table-cell>
          <table:table-cell office:value-type="float" office:value="904.558814006343" calcext:value-type="float">
            <text:p>904.5588140063</text:p>
          </table:table-cell>
          <table:table-cell office:value-type="float" office:value="0" calcext:value-type="float">
            <text:p>0</text:p>
          </table:table-cell>
          <table:table-cell office:value-type="float" office:value="930.060294152204" calcext:value-type="float">
            <text:p>930.0602941522</text:p>
          </table:table-cell>
          <table:table-cell office:value-type="float" office:value="954.918211493959" calcext:value-type="float">
            <text:p>954.918211494</text:p>
          </table:table-cell>
          <table:table-cell office:value-type="float" office:value="973.613047361632" calcext:value-type="float">
            <text:p>973.6130473616</text:p>
          </table:table-cell>
          <table:table-cell office:value-type="float" office:value="967.130611356718" calcext:value-type="float">
            <text:p>967.1306113567</text:p>
          </table:table-cell>
          <table:table-cell office:value-type="float" office:value="911.561104784595" calcext:value-type="float">
            <text:p>911.5611047846</text:p>
          </table:table-cell>
          <table:table-cell office:value-type="float" office:value="0" calcext:value-type="float">
            <text:p>0</text:p>
          </table:table-cell>
          <table:table-cell office:value-type="float" office:value="947.97488360895" calcext:value-type="float">
            <text:p>947.974883609</text:p>
          </table:table-cell>
          <table:table-cell office:value-type="float" office:value="910.500832900991" calcext:value-type="float">
            <text:p>910.500832901</text:p>
          </table:table-cell>
          <table:table-cell office:value-type="float" office:value="880.576467745521" calcext:value-type="float">
            <text:p>880.5764677455</text:p>
          </table:table-cell>
          <table:table-cell office:value-type="float" office:value="1002.97485456985" calcext:value-type="float">
            <text:p>1002.9748545699</text:p>
          </table:table-cell>
          <table:table-cell office:value-type="float" office:value="998.068458414493" calcext:value-type="float">
            <text:p>998.0684584145</text:p>
          </table:table-cell>
          <table:table-cell office:value-type="float" office:value="882.672061057637" calcext:value-type="float">
            <text:p>882.6720610576</text:p>
          </table:table-cell>
          <table:table-cell office:value-type="float" office:value="929.606133383113" calcext:value-type="float">
            <text:p>929.6061333831</text:p>
          </table:table-cell>
          <table:table-cell office:value-type="float" office:value="908.177829932171" calcext:value-type="float">
            <text:p>908.1778299322</text:p>
          </table:table-cell>
          <table:table-cell office:value-type="float" office:value="923.893352919765" calcext:value-type="float">
            <text:p>923.8933529198</text:p>
          </table:table-cell>
          <table:table-cell office:value-type="float" office:value="0" calcext:value-type="float">
            <text:p>0</text:p>
          </table:table-cell>
          <table:table-cell office:value-type="float" office:value="905.543946091496" calcext:value-type="float">
            <text:p>905.5439460915</text:p>
          </table:table-cell>
          <table:table-cell office:value-type="float" office:value="983.723648296061" calcext:value-type="float">
            <text:p>983.7236482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3.876659675589" calcext:value-type="float">
            <text:p>883.8766596756</text:p>
          </table:table-cell>
          <table:table-cell office:value-type="float" office:value="979.787190049671" calcext:value-type="float">
            <text:p>979.7871900497</text:p>
          </table:table-cell>
          <table:table-cell office:value-type="float" office:value="918.062311026043" calcext:value-type="float">
            <text:p>918.062311026</text:p>
          </table:table-cell>
          <table:table-cell office:value-type="float" office:value="958.843437618753" calcext:value-type="float">
            <text:p>958.8434376188</text:p>
          </table:table-cell>
          <table:table-cell office:value-type="float" office:value="944.649653865564" calcext:value-type="float">
            <text:p>944.6496538656</text:p>
          </table:table-cell>
          <table:table-cell office:value-type="float" office:value="0" calcext:value-type="float">
            <text:p>0</text:p>
          </table:table-cell>
          <table:table-cell office:value-type="float" office:value="916.802778435493" calcext:value-type="float">
            <text:p>916.8027784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4.659706865459" calcext:value-type="float">
            <text:p>934.6597068655</text:p>
          </table:table-cell>
          <table:table-cell office:value-type="float" office:value="924.278155153837" calcext:value-type="float">
            <text:p>924.2781551538</text:p>
          </table:table-cell>
          <table:table-cell office:value-type="float" office:value="0" calcext:value-type="float">
            <text:p>0</text:p>
          </table:table-cell>
          <table:table-cell office:value-type="float" office:value="952.783122914788" calcext:value-type="float">
            <text:p>952.7831229148</text:p>
          </table:table-cell>
          <table:table-cell office:value-type="float" office:value="959.194507712292" calcext:value-type="float">
            <text:p>959.1945077123</text:p>
          </table:table-cell>
          <table:table-cell office:value-type="float" office:value="997.276349050164" calcext:value-type="float">
            <text:p>997.2763490502</text:p>
          </table:table-cell>
          <table:table-cell office:value-type="float" office:value="915.657669199953" calcext:value-type="float">
            <text:p>915.6576692</text:p>
          </table:table-cell>
          <table:table-cell office:value-type="float" office:value="937.160153238948" calcext:value-type="float">
            <text:p>937.1601532389</text:p>
          </table:table-cell>
          <table:table-cell office:value-type="float" office:value="0" calcext:value-type="float">
            <text:p>0</text:p>
          </table:table-cell>
          <table:table-cell office:value-type="float" office:value="948.855064990756" calcext:value-type="float">
            <text:p>948.8550649908</text:p>
          </table:table-cell>
          <table:table-cell office:value-type="float" office:value="792.37265706999" calcext:value-type="float">
            <text:p>792.37265707</text:p>
          </table:table-cell>
          <table:table-cell office:value-type="float" office:value="958.763486900755" calcext:value-type="float">
            <text:p>958.7634869008</text:p>
          </table:table-cell>
          <table:table-cell office:value-type="float" office:value="954.288199482832" calcext:value-type="float">
            <text:p>954.2881994828</text:p>
          </table:table-cell>
          <table:table-cell office:value-type="float" office:value="0" calcext:value-type="float">
            <text:p>0</text:p>
          </table:table-cell>
          <table:table-cell office:value-type="float" office:value="1006.0994187657" calcext:value-type="float">
            <text:p>1006.0994187657</text:p>
          </table:table-cell>
          <table:table-cell office:value-type="float" office:value="861.25739404311" calcext:value-type="float">
            <text:p>861.2573940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905.641117461571" calcext:value-type="float">
            <text:p>905.6411174616</text:p>
          </table:table-cell>
          <table:table-cell office:value-type="float" office:value="0" calcext:value-type="float">
            <text:p>0</text:p>
          </table:table-cell>
          <table:table-cell office:value-type="float" office:value="947.870709176437" calcext:value-type="float">
            <text:p>947.8707091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2.52762989118" calcext:value-type="float">
            <text:p>1002.5276298912</text:p>
          </table:table-cell>
          <table:table-cell office:value-type="float" office:value="997.78400501219" calcext:value-type="float">
            <text:p>997.7840050122</text:p>
          </table:table-cell>
          <table:table-cell office:value-type="float" office:value="878.625873245307" calcext:value-type="float">
            <text:p>878.6258732453</text:p>
          </table:table-cell>
          <table:table-cell office:value-type="float" office:value="922.960690577419" calcext:value-type="float">
            <text:p>922.9606905774</text:p>
          </table:table-cell>
          <table:table-cell office:value-type="float" office:value="0" calcext:value-type="float">
            <text:p>0</text:p>
          </table:table-cell>
          <table:table-cell office:value-type="float" office:value="916.689810815294" calcext:value-type="float">
            <text:p>916.6898108153</text:p>
          </table:table-cell>
          <table:table-cell office:value-type="float" office:value="0" calcext:value-type="float">
            <text:p>0</text:p>
          </table:table-cell>
          <table:table-cell office:value-type="float" office:value="899.850969533797" calcext:value-type="float">
            <text:p>899.8509695338</text:p>
          </table:table-cell>
          <table:table-cell office:value-type="float" office:value="984.010372630018" calcext:value-type="float">
            <text:p>984.010372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6.018838401753" calcext:value-type="float">
            <text:p>906.0188384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1.24447343379" calcext:value-type="float">
            <text:p>881.244473433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89.390192144928" calcext:value-type="float">
            <text:p>989.3901921449</text:p>
          </table:table-cell>
          <table:table-cell office:value-type="float" office:value="913.236744726481" calcext:value-type="float">
            <text:p>913.236744726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6.0994187657" calcext:value-type="float">
            <text:p>1006.09941876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909.532557528594" calcext:value-type="float">
            <text:p>909.5325575286</text:p>
          </table:table-cell>
          <table:table-cell office:value-type="float" office:value="0" calcext:value-type="float">
            <text:p>0</text:p>
          </table:table-cell>
          <table:table-cell office:value-type="float" office:value="947.941225948788" calcext:value-type="float">
            <text:p>947.9412259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9.476971430379" calcext:value-type="float">
            <text:p>999.4769714304</text:p>
          </table:table-cell>
          <table:table-cell office:value-type="float" office:value="981.979006638841" calcext:value-type="float">
            <text:p>981.9790066388</text:p>
          </table:table-cell>
          <table:table-cell office:value-type="float" office:value="878.709025561954" calcext:value-type="float">
            <text:p>878.709025562</text:p>
          </table:table-cell>
          <table:table-cell office:value-type="float" office:value="914.410234113012" calcext:value-type="float">
            <text:p>914.410234113</text:p>
          </table:table-cell>
          <table:table-cell office:value-type="float" office:value="0" calcext:value-type="float">
            <text:p>0</text:p>
          </table:table-cell>
          <table:table-cell office:value-type="float" office:value="916.672913839598" calcext:value-type="float">
            <text:p>916.6729138396</text:p>
          </table:table-cell>
          <table:table-cell office:value-type="float" office:value="0" calcext:value-type="float">
            <text:p>0</text:p>
          </table:table-cell>
          <table:table-cell office:value-type="float" office:value="893.552653940564" calcext:value-type="float">
            <text:p>893.5526539406</text:p>
          </table:table-cell>
          <table:table-cell office:value-type="float" office:value="980.354185701691" calcext:value-type="float">
            <text:p>980.35418570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7.335493106404" calcext:value-type="float">
            <text:p>897.3354931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3.60302365982" calcext:value-type="float">
            <text:p>873.60302365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78.335020902807" calcext:value-type="float">
            <text:p>978.3350209028</text:p>
          </table:table-cell>
          <table:table-cell office:value-type="float" office:value="892.307247569956" calcext:value-type="float">
            <text:p>892.3072475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6.0994187657" calcext:value-type="float">
            <text:p>1006.09941876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900.195530040758" calcext:value-type="float">
            <text:p>900.1955300408</text:p>
          </table:table-cell>
          <table:table-cell office:value-type="float" office:value="0" calcext:value-type="float">
            <text:p>0</text:p>
          </table:table-cell>
          <table:table-cell office:value-type="float" office:value="947.92791952174" calcext:value-type="float">
            <text:p>947.9279195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3.704373027071" calcext:value-type="float">
            <text:p>993.7043730271</text:p>
          </table:table-cell>
          <table:table-cell office:value-type="float" office:value="973.55861657054" calcext:value-type="float">
            <text:p>973.5586165705</text:p>
          </table:table-cell>
          <table:table-cell office:value-type="float" office:value="872.22633450146" calcext:value-type="float">
            <text:p>872.2263345015</text:p>
          </table:table-cell>
          <table:table-cell office:value-type="float" office:value="902.853916832759" calcext:value-type="float">
            <text:p>902.8539168328</text:p>
          </table:table-cell>
          <table:table-cell office:value-type="float" office:value="0" calcext:value-type="float">
            <text:p>0</text:p>
          </table:table-cell>
          <table:table-cell office:value-type="float" office:value="915.798743592123" calcext:value-type="float">
            <text:p>915.7987435921</text:p>
          </table:table-cell>
          <table:table-cell office:value-type="float" office:value="0" calcext:value-type="float">
            <text:p>0</text:p>
          </table:table-cell>
          <table:table-cell office:value-type="float" office:value="886.649054916991" calcext:value-type="float">
            <text:p>886.649054917</text:p>
          </table:table-cell>
          <table:table-cell office:value-type="float" office:value="982.774019022945" calcext:value-type="float">
            <text:p>982.77401902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4.088488036875" calcext:value-type="float">
            <text:p>894.08848803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6.289051774158" calcext:value-type="float">
            <text:p>876.289051774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79.701950734509" calcext:value-type="float">
            <text:p>979.7019507345</text:p>
          </table:table-cell>
          <table:table-cell office:value-type="float" office:value="892.227951781017" calcext:value-type="float">
            <text:p>892.22795178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3.47157635145" calcext:value-type="float">
            <text:p>1003.47157635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900.714531870862" calcext:value-type="float">
            <text:p>900.7145318709</text:p>
          </table:table-cell>
          <table:table-cell office:value-type="float" office:value="0" calcext:value-type="float">
            <text:p>0</text:p>
          </table:table-cell>
          <table:table-cell office:value-type="float" office:value="939.215983516459" calcext:value-type="float">
            <text:p>939.2159835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9.454146587122" calcext:value-type="float">
            <text:p>989.4541465871</text:p>
          </table:table-cell>
          <table:table-cell office:value-type="float" office:value="952.919963334805" calcext:value-type="float">
            <text:p>952.9199633348</text:p>
          </table:table-cell>
          <table:table-cell office:value-type="float" office:value="873.962997062109" calcext:value-type="float">
            <text:p>873.9629970621</text:p>
          </table:table-cell>
          <table:table-cell office:value-type="float" office:value="906.381493178756" calcext:value-type="float">
            <text:p>906.3814931788</text:p>
          </table:table-cell>
          <table:table-cell office:value-type="float" office:value="0" calcext:value-type="float">
            <text:p>0</text:p>
          </table:table-cell>
          <table:table-cell office:value-type="float" office:value="902.259657846645" calcext:value-type="float">
            <text:p>902.2596578466</text:p>
          </table:table-cell>
          <table:table-cell office:value-type="float" office:value="0" calcext:value-type="float">
            <text:p>0</text:p>
          </table:table-cell>
          <table:table-cell office:value-type="float" office:value="879.046386035109" calcext:value-type="float">
            <text:p>879.0463860351</text:p>
          </table:table-cell>
          <table:table-cell office:value-type="float" office:value="980.326642208519" calcext:value-type="float">
            <text:p>980.32664220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8.622051679719" calcext:value-type="float">
            <text:p>878.62205167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1.687516684186" calcext:value-type="float">
            <text:p>851.687516684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72.821985467052" calcext:value-type="float">
            <text:p>972.8219854671</text:p>
          </table:table-cell>
          <table:table-cell office:value-type="float" office:value="893.923732433764" calcext:value-type="float">
            <text:p>893.923732433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3.47157635145" calcext:value-type="float">
            <text:p>1003.47157635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900.714531870862" calcext:value-type="float">
            <text:p>900.7145318709</text:p>
          </table:table-cell>
          <table:table-cell office:value-type="float" office:value="0" calcext:value-type="float">
            <text:p>0</text:p>
          </table:table-cell>
          <table:table-cell office:value-type="float" office:value="939.215983516459" calcext:value-type="float">
            <text:p>939.2159835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5.290491233774" calcext:value-type="float">
            <text:p>985.2904912338</text:p>
          </table:table-cell>
          <table:table-cell office:value-type="float" office:value="947.287578928602" calcext:value-type="float">
            <text:p>947.2875789286</text:p>
          </table:table-cell>
          <table:table-cell office:value-type="float" office:value="873.962997062109" calcext:value-type="float">
            <text:p>873.9629970621</text:p>
          </table:table-cell>
          <table:table-cell office:value-type="float" office:value="905.40034650548" calcext:value-type="float">
            <text:p>905.4003465055</text:p>
          </table:table-cell>
          <table:table-cell office:value-type="float" office:value="0" calcext:value-type="float">
            <text:p>0</text:p>
          </table:table-cell>
          <table:table-cell office:value-type="float" office:value="906.552291328895" calcext:value-type="float">
            <text:p>906.5522913289</text:p>
          </table:table-cell>
          <table:table-cell office:value-type="float" office:value="0" calcext:value-type="float">
            <text:p>0</text:p>
          </table:table-cell>
          <table:table-cell office:value-type="float" office:value="875.475430088159" calcext:value-type="float">
            <text:p>875.4754300882</text:p>
          </table:table-cell>
          <table:table-cell office:value-type="float" office:value="980.326642208519" calcext:value-type="float">
            <text:p>980.32664220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6.929441001917" calcext:value-type="float">
            <text:p>856.9294410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9.707865627612" calcext:value-type="float">
            <text:p>839.707865627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72.87353413125" calcext:value-type="float">
            <text:p>972.8735341313</text:p>
          </table:table-cell>
          <table:table-cell office:value-type="float" office:value="889.114703936423" calcext:value-type="float">
            <text:p>889.114703936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1.0496427473" calcext:value-type="float">
            <text:p>1001.04964274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84.991130576388" calcext:value-type="float">
            <text:p>884.9911305764</text:p>
          </table:table-cell>
          <table:table-cell office:value-type="float" office:value="0" calcext:value-type="float">
            <text:p>0</text:p>
          </table:table-cell>
          <table:table-cell office:value-type="float" office:value="921.249592571284" calcext:value-type="float">
            <text:p>921.2495925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9.242249432302" calcext:value-type="float">
            <text:p>979.2422494323</text:p>
          </table:table-cell>
          <table:table-cell office:value-type="float" office:value="942.66503140362" calcext:value-type="float">
            <text:p>942.6650314036</text:p>
          </table:table-cell>
          <table:table-cell office:value-type="float" office:value="870.383871231379" calcext:value-type="float">
            <text:p>870.3838712314</text:p>
          </table:table-cell>
          <table:table-cell office:value-type="float" office:value="901.517596359216" calcext:value-type="float">
            <text:p>901.5175963592</text:p>
          </table:table-cell>
          <table:table-cell office:value-type="float" office:value="0" calcext:value-type="float">
            <text:p>0</text:p>
          </table:table-cell>
          <table:table-cell office:value-type="float" office:value="908.692732480893" calcext:value-type="float">
            <text:p>908.6927324809</text:p>
          </table:table-cell>
          <table:table-cell office:value-type="float" office:value="0" calcext:value-type="float">
            <text:p>0</text:p>
          </table:table-cell>
          <table:table-cell office:value-type="float" office:value="872.289227205318" calcext:value-type="float">
            <text:p>872.2892272053</text:p>
          </table:table-cell>
          <table:table-cell office:value-type="float" office:value="980.326642208519" calcext:value-type="float">
            <text:p>980.32664220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5.037028001731" calcext:value-type="float">
            <text:p>855.0370280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3.212660869233" calcext:value-type="float">
            <text:p>843.212660869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69.880050146018" calcext:value-type="float">
            <text:p>969.880050146</text:p>
          </table:table-cell>
          <table:table-cell office:value-type="float" office:value="889.2147248609" calcext:value-type="float">
            <text:p>889.214724860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7.001569700195" calcext:value-type="float">
            <text:p>997.0015697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84.991130576388" calcext:value-type="float">
            <text:p>884.9911305764</text:p>
          </table:table-cell>
          <table:table-cell office:value-type="float" office:value="0" calcext:value-type="float">
            <text:p>0</text:p>
          </table:table-cell>
          <table:table-cell office:value-type="float" office:value="913.021015417339" calcext:value-type="float">
            <text:p>913.0210154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5.232137957375" calcext:value-type="float">
            <text:p>975.2321379574</text:p>
          </table:table-cell>
          <table:table-cell office:value-type="float" office:value="939.33616376764" calcext:value-type="float">
            <text:p>939.3361637676</text:p>
          </table:table-cell>
          <table:table-cell office:value-type="float" office:value="857.575310559567" calcext:value-type="float">
            <text:p>857.5753105596</text:p>
          </table:table-cell>
          <table:table-cell office:value-type="float" office:value="904.150854968493" calcext:value-type="float">
            <text:p>904.1508549685</text:p>
          </table:table-cell>
          <table:table-cell office:value-type="float" office:value="0" calcext:value-type="float">
            <text:p>0</text:p>
          </table:table-cell>
          <table:table-cell office:value-type="float" office:value="911.162277696918" calcext:value-type="float">
            <text:p>911.1622776969</text:p>
          </table:table-cell>
          <table:table-cell office:value-type="float" office:value="0" calcext:value-type="float">
            <text:p>0</text:p>
          </table:table-cell>
          <table:table-cell office:value-type="float" office:value="864.279667672462" calcext:value-type="float">
            <text:p>864.2796676725</text:p>
          </table:table-cell>
          <table:table-cell office:value-type="float" office:value="976.707287285673" calcext:value-type="float">
            <text:p>976.70728728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2.530808218657" calcext:value-type="float">
            <text:p>852.53080821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5.657530815764" calcext:value-type="float">
            <text:p>835.657530815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49.800319808407" calcext:value-type="float">
            <text:p>949.8003198084</text:p>
          </table:table-cell>
          <table:table-cell office:value-type="float" office:value="883.491525723573" calcext:value-type="float">
            <text:p>883.491525723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3.761652296926" calcext:value-type="float">
            <text:p>993.76165229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number-columns-repeated="50" table:default-cell-style-name="Default"/>
        <table:table-row table:style-name="ro1">
          <table:table-cell table:number-columns-repeated="50"/>
        </table:table-row>
        <table:table-row table:style-name="ro1">
          <table:table-cell office:value-type="float" office:value="359.159459018514" calcext:value-type="float">
            <text:p>359.1594590185</text:p>
          </table:table-cell>
          <table:table-cell office:value-type="float" office:value="347.222471143191" calcext:value-type="float">
            <text:p>347.2224711432</text:p>
          </table:table-cell>
          <table:table-cell office:value-type="float" office:value="357.724275754553" calcext:value-type="float">
            <text:p>357.7242757546</text:p>
          </table:table-cell>
          <table:table-cell office:value-type="float" office:value="345.32255979044" calcext:value-type="float">
            <text:p>345.3225597904</text:p>
          </table:table-cell>
          <table:table-cell office:value-type="float" office:value="331.866419571661" calcext:value-type="float">
            <text:p>331.8664195717</text:p>
          </table:table-cell>
          <table:table-cell office:value-type="float" office:value="333.47428219372" calcext:value-type="float">
            <text:p>333.4742821937</text:p>
          </table:table-cell>
          <table:table-cell office:value-type="float" office:value="347.602967184859" calcext:value-type="float">
            <text:p>347.6029671849</text:p>
          </table:table-cell>
          <table:table-cell office:value-type="float" office:value="343.515029014379" calcext:value-type="float">
            <text:p>343.5150290144</text:p>
          </table:table-cell>
          <table:table-cell office:value-type="float" office:value="343.765454763581" calcext:value-type="float">
            <text:p>343.7654547636</text:p>
          </table:table-cell>
          <table:table-cell office:value-type="float" office:value="343.750867320543" calcext:value-type="float">
            <text:p>343.7508673205</text:p>
          </table:table-cell>
          <table:table-cell office:value-type="float" office:value="358.176917359508" calcext:value-type="float">
            <text:p>358.1769173595</text:p>
          </table:table-cell>
          <table:table-cell office:value-type="float" office:value="341.333333333331" calcext:value-type="float">
            <text:p>341.3333333333</text:p>
          </table:table-cell>
          <table:table-cell office:value-type="float" office:value="362.748651286528" calcext:value-type="float">
            <text:p>362.7486512865</text:p>
          </table:table-cell>
          <table:table-cell office:value-type="float" office:value="361.685430686396" calcext:value-type="float">
            <text:p>361.6854306864</text:p>
          </table:table-cell>
          <table:table-cell office:value-type="float" office:value="343.579777988373" calcext:value-type="float">
            <text:p>343.5797779884</text:p>
          </table:table-cell>
          <table:table-cell office:value-type="float" office:value="344.116745021546" calcext:value-type="float">
            <text:p>344.1167450215</text:p>
          </table:table-cell>
          <table:table-cell office:value-type="float" office:value="348.605570757734" calcext:value-type="float">
            <text:p>348.6055707577</text:p>
          </table:table-cell>
          <table:table-cell office:value-type="float" office:value="358.41547427328" calcext:value-type="float">
            <text:p>358.4154742733</text:p>
          </table:table-cell>
          <table:table-cell office:value-type="float" office:value="344.878264278169" calcext:value-type="float">
            <text:p>344.8782642782</text:p>
          </table:table-cell>
          <table:table-cell office:value-type="float" office:value="365.751649000183" calcext:value-type="float">
            <text:p>365.7516490002</text:p>
          </table:table-cell>
          <table:table-cell office:value-type="float" office:value="355.307408643024" calcext:value-type="float">
            <text:p>355.307408643</text:p>
          </table:table-cell>
          <table:table-cell office:value-type="float" office:value="345.639931566332" calcext:value-type="float">
            <text:p>345.6399315663</text:p>
          </table:table-cell>
          <table:table-cell office:value-type="float" office:value="349.968521921968" calcext:value-type="float">
            <text:p>349.968521922</text:p>
          </table:table-cell>
          <table:table-cell office:value-type="float" office:value="349.638840550111" calcext:value-type="float">
            <text:p>349.6388405501</text:p>
          </table:table-cell>
          <table:table-cell office:value-type="float" office:value="342.659700406948" calcext:value-type="float">
            <text:p>342.6597004069</text:p>
          </table:table-cell>
          <table:table-cell office:value-type="float" office:value="322.472961312498" calcext:value-type="float">
            <text:p>322.4729613125</text:p>
          </table:table-cell>
          <table:table-cell office:value-type="float" office:value="339.209668549229" calcext:value-type="float">
            <text:p>339.2096685492</text:p>
          </table:table-cell>
          <table:table-cell office:value-type="float" office:value="350.453845214131" calcext:value-type="float">
            <text:p>350.4538452141</text:p>
          </table:table-cell>
          <table:table-cell office:value-type="float" office:value="355.881379932056" calcext:value-type="float">
            <text:p>355.8813799321</text:p>
          </table:table-cell>
          <table:table-cell office:value-type="float" office:value="343.250142200118" calcext:value-type="float">
            <text:p>343.2501422001</text:p>
          </table:table-cell>
          <table:table-cell office:value-type="float" office:value="353.056607470954" calcext:value-type="float">
            <text:p>353.056607471</text:p>
          </table:table-cell>
          <table:table-cell office:value-type="float" office:value="341.170339574187" calcext:value-type="float">
            <text:p>341.1703395742</text:p>
          </table:table-cell>
          <table:table-cell office:value-type="float" office:value="357.717201891672" calcext:value-type="float">
            <text:p>357.7172018917</text:p>
          </table:table-cell>
          <table:table-cell office:value-type="float" office:value="364.025025282219" calcext:value-type="float">
            <text:p>364.0250252822</text:p>
          </table:table-cell>
          <table:table-cell office:value-type="float" office:value="340.887675331648" calcext:value-type="float">
            <text:p>340.8876753316</text:p>
          </table:table-cell>
          <table:table-cell office:value-type="float" office:value="370.502184795527" calcext:value-type="float">
            <text:p>370.5021847955</text:p>
          </table:table-cell>
          <table:table-cell office:value-type="float" office:value="341.173778466214" calcext:value-type="float">
            <text:p>341.1737784662</text:p>
          </table:table-cell>
          <table:table-cell office:value-type="float" office:value="341.430260156876" calcext:value-type="float">
            <text:p>341.4302601569</text:p>
          </table:table-cell>
          <table:table-cell office:value-type="float" office:value="343.491926222164" calcext:value-type="float">
            <text:p>343.4919262222</text:p>
          </table:table-cell>
          <table:table-cell office:value-type="float" office:value="352.799868255209" calcext:value-type="float">
            <text:p>352.7998682552</text:p>
          </table:table-cell>
          <table:table-cell office:value-type="float" office:value="341.333333333331" calcext:value-type="float">
            <text:p>341.3333333333</text:p>
          </table:table-cell>
          <table:table-cell office:value-type="float" office:value="344.287008841583" calcext:value-type="float">
            <text:p>344.2870088416</text:p>
          </table:table-cell>
          <table:table-cell office:value-type="float" office:value="342.518276611895" calcext:value-type="float">
            <text:p>342.5182766119</text:p>
          </table:table-cell>
          <table:table-cell office:value-type="float" office:value="336.845384594015" calcext:value-type="float">
            <text:p>336.845384594</text:p>
          </table:table-cell>
          <table:table-cell office:value-type="float" office:value="348.728247442939" calcext:value-type="float">
            <text:p>348.7282474429</text:p>
          </table:table-cell>
          <table:table-cell office:value-type="float" office:value="348.522388408722" calcext:value-type="float">
            <text:p>348.5223884087</text:p>
          </table:table-cell>
          <table:table-cell office:value-type="float" office:value="363.396748278837" calcext:value-type="float">
            <text:p>363.3967482788</text:p>
          </table:table-cell>
          <table:table-cell office:value-type="float" office:value="347.244457026681" calcext:value-type="float">
            <text:p>347.2444570267</text:p>
          </table:table-cell>
          <table:table-cell office:value-type="float" office:value="355.410534037191" calcext:value-type="float">
            <text:p>355.4105340372</text:p>
          </table:table-cell>
          <table:table-cell office:value-type="float" office:value="358.478908681911" calcext:value-type="float">
            <text:p>358.4789086819</text:p>
          </table:table-cell>
        </table:table-row>
        <table:table-row table:style-name="ro1">
          <table:table-cell office:value-type="float" office:value="365.183573013522" calcext:value-type="float">
            <text:p>365.1835730135</text:p>
          </table:table-cell>
          <table:table-cell office:value-type="float" office:value="352.386934581661" calcext:value-type="float">
            <text:p>352.3869345817</text:p>
          </table:table-cell>
          <table:table-cell office:value-type="float" office:value="346.973100755062" calcext:value-type="float">
            <text:p>346.9731007551</text:p>
          </table:table-cell>
          <table:table-cell office:value-type="float" office:value="350.436757797565" calcext:value-type="float">
            <text:p>350.4367577976</text:p>
          </table:table-cell>
          <table:table-cell office:value-type="float" office:value="335.995459506286" calcext:value-type="float">
            <text:p>335.9954595063</text:p>
          </table:table-cell>
          <table:table-cell office:value-type="float" office:value="326.717935000072" calcext:value-type="float">
            <text:p>326.7179350001</text:p>
          </table:table-cell>
          <table:table-cell office:value-type="float" office:value="351.599187490653" calcext:value-type="float">
            <text:p>351.5991874907</text:p>
          </table:table-cell>
          <table:table-cell office:value-type="float" office:value="351.073400756274" calcext:value-type="float">
            <text:p>351.0734007563</text:p>
          </table:table-cell>
          <table:table-cell office:value-type="float" office:value="348.580410696896" calcext:value-type="float">
            <text:p>348.5804106969</text:p>
          </table:table-cell>
          <table:table-cell office:value-type="float" office:value="352.316745841537" calcext:value-type="float">
            <text:p>352.3167458415</text:p>
          </table:table-cell>
          <table:table-cell office:value-type="float" office:value="353.702123160085" calcext:value-type="float">
            <text:p>353.7021231601</text:p>
          </table:table-cell>
          <table:table-cell office:value-type="float" office:value="364.755082365854" calcext:value-type="float">
            <text:p>364.7550823659</text:p>
          </table:table-cell>
          <table:table-cell office:value-type="float" office:value="373.389765576826" calcext:value-type="float">
            <text:p>373.3897655768</text:p>
          </table:table-cell>
          <table:table-cell office:value-type="float" office:value="366.992735025602" calcext:value-type="float">
            <text:p>366.9927350256</text:p>
          </table:table-cell>
          <table:table-cell office:value-type="float" office:value="350.689422665577" calcext:value-type="float">
            <text:p>350.6894226656</text:p>
          </table:table-cell>
          <table:table-cell office:value-type="float" office:value="344.116745021546" calcext:value-type="float">
            <text:p>344.1167450215</text:p>
          </table:table-cell>
          <table:table-cell office:value-type="float" office:value="363.165986851762" calcext:value-type="float">
            <text:p>363.1659868518</text:p>
          </table:table-cell>
          <table:table-cell office:value-type="float" office:value="357.953875193213" calcext:value-type="float">
            <text:p>357.9538751932</text:p>
          </table:table-cell>
          <table:table-cell office:value-type="float" office:value="350.375448116605" calcext:value-type="float">
            <text:p>350.3754481166</text:p>
          </table:table-cell>
          <table:table-cell office:value-type="float" office:value="364.655705046001" calcext:value-type="float">
            <text:p>364.655705046</text:p>
          </table:table-cell>
          <table:table-cell office:value-type="float" office:value="371.786343295253" calcext:value-type="float">
            <text:p>371.7863432953</text:p>
          </table:table-cell>
          <table:table-cell office:value-type="float" office:value="347.036444000699" calcext:value-type="float">
            <text:p>347.0364440007</text:p>
          </table:table-cell>
          <table:table-cell office:value-type="float" office:value="360.086260186941" calcext:value-type="float">
            <text:p>360.0862601869</text:p>
          </table:table-cell>
          <table:table-cell office:value-type="float" office:value="349.822404149785" calcext:value-type="float">
            <text:p>349.8224041498</text:p>
          </table:table-cell>
          <table:table-cell office:value-type="float" office:value="371.124965256002" calcext:value-type="float">
            <text:p>371.124965256</text:p>
          </table:table-cell>
          <table:table-cell office:value-type="float" office:value="323.091652634458" calcext:value-type="float">
            <text:p>323.0916526345</text:p>
          </table:table-cell>
          <table:table-cell office:value-type="float" office:value="341.841340171643" calcext:value-type="float">
            <text:p>341.8413401716</text:p>
          </table:table-cell>
          <table:table-cell office:value-type="float" office:value="362.310206259912" calcext:value-type="float">
            <text:p>362.3102062599</text:p>
          </table:table-cell>
          <table:table-cell office:value-type="float" office:value="359.249286872768" calcext:value-type="float">
            <text:p>359.2492868728</text:p>
          </table:table-cell>
          <table:table-cell office:value-type="float" office:value="345.053009255091" calcext:value-type="float">
            <text:p>345.0530092551</text:p>
          </table:table-cell>
          <table:table-cell office:value-type="float" office:value="368.992332417306" calcext:value-type="float">
            <text:p>368.9923324173</text:p>
          </table:table-cell>
          <table:table-cell office:value-type="float" office:value="353.004574962873" calcext:value-type="float">
            <text:p>353.0045749629</text:p>
          </table:table-cell>
          <table:table-cell office:value-type="float" office:value="371.515696621011" calcext:value-type="float">
            <text:p>371.515696621</text:p>
          </table:table-cell>
          <table:table-cell office:value-type="float" office:value="370.938057210437" calcext:value-type="float">
            <text:p>370.9380572104</text:p>
          </table:table-cell>
          <table:table-cell office:value-type="float" office:value="341.226757608073" calcext:value-type="float">
            <text:p>341.2267576081</text:p>
          </table:table-cell>
          <table:table-cell office:value-type="float" office:value="379.329306947009" calcext:value-type="float">
            <text:p>379.329306947</text:p>
          </table:table-cell>
          <table:table-cell office:value-type="float" office:value="331.017545159707" calcext:value-type="float">
            <text:p>331.0175451597</text:p>
          </table:table-cell>
          <table:table-cell office:value-type="float" office:value="340.851863932232" calcext:value-type="float">
            <text:p>340.8518639322</text:p>
          </table:table-cell>
          <table:table-cell office:value-type="float" office:value="347.609068799684" calcext:value-type="float">
            <text:p>347.6090687997</text:p>
          </table:table-cell>
          <table:table-cell office:value-type="float" office:value="364.545465211988" calcext:value-type="float">
            <text:p>364.545465212</text:p>
          </table:table-cell>
          <table:table-cell office:value-type="float" office:value="357.025822593965" calcext:value-type="float">
            <text:p>357.025822594</text:p>
          </table:table-cell>
          <table:table-cell office:value-type="float" office:value="352.536676234918" calcext:value-type="float">
            <text:p>352.5366762349</text:p>
          </table:table-cell>
          <table:table-cell office:value-type="float" office:value="345.643034952513" calcext:value-type="float">
            <text:p>345.6430349525</text:p>
          </table:table-cell>
          <table:table-cell office:value-type="float" office:value="359.358181966958" calcext:value-type="float">
            <text:p>359.358181967</text:p>
          </table:table-cell>
          <table:table-cell office:value-type="float" office:value="346.638171460811" calcext:value-type="float">
            <text:p>346.6381714608</text:p>
          </table:table-cell>
          <table:table-cell office:value-type="float" office:value="340.06903950322" calcext:value-type="float">
            <text:p>340.0690395032</text:p>
          </table:table-cell>
          <table:table-cell office:value-type="float" office:value="350.098475192864" calcext:value-type="float">
            <text:p>350.0984751929</text:p>
          </table:table-cell>
          <table:table-cell office:value-type="float" office:value="348.210411779459" calcext:value-type="float">
            <text:p>348.2104117795</text:p>
          </table:table-cell>
          <table:table-cell office:value-type="float" office:value="361.231159840425" calcext:value-type="float">
            <text:p>361.2311598404</text:p>
          </table:table-cell>
          <table:table-cell office:value-type="float" office:value="357.242830834415" calcext:value-type="float">
            <text:p>357.2428308344</text:p>
          </table:table-cell>
        </table:table-row>
        <table:table-row table:style-name="ro1">
          <table:table-cell office:value-type="float" office:value="365.598714999508" calcext:value-type="float">
            <text:p>365.5987149995</text:p>
          </table:table-cell>
          <table:table-cell office:value-type="float" office:value="361.723740582057" calcext:value-type="float">
            <text:p>361.7237405821</text:p>
          </table:table-cell>
          <table:table-cell office:value-type="float" office:value="355.78257170263" calcext:value-type="float">
            <text:p>355.7825717026</text:p>
          </table:table-cell>
          <table:table-cell office:value-type="float" office:value="352.403494943495" calcext:value-type="float">
            <text:p>352.4034949435</text:p>
          </table:table-cell>
          <table:table-cell office:value-type="float" office:value="348.880287442231" calcext:value-type="float">
            <text:p>348.8802874422</text:p>
          </table:table-cell>
          <table:table-cell office:value-type="float" office:value="331.74943187283" calcext:value-type="float">
            <text:p>331.7494318728</text:p>
          </table:table-cell>
          <table:table-cell office:value-type="float" office:value="362.390948835138" calcext:value-type="float">
            <text:p>362.3909488351</text:p>
          </table:table-cell>
          <table:table-cell office:value-type="float" office:value="370.734752450304" calcext:value-type="float">
            <text:p>370.7347524503</text:p>
          </table:table-cell>
          <table:table-cell office:value-type="float" office:value="347.59273615067" calcext:value-type="float">
            <text:p>347.5927361507</text:p>
          </table:table-cell>
          <table:table-cell office:value-type="float" office:value="364.163680699225" calcext:value-type="float">
            <text:p>364.1636806992</text:p>
          </table:table-cell>
          <table:table-cell office:value-type="float" office:value="360.704314556012" calcext:value-type="float">
            <text:p>360.704314556</text:p>
          </table:table-cell>
          <table:table-cell office:value-type="float" office:value="367.728537604281" calcext:value-type="float">
            <text:p>367.7285376043</text:p>
          </table:table-cell>
          <table:table-cell office:value-type="float" office:value="379.506086907387" calcext:value-type="float">
            <text:p>379.5060869074</text:p>
          </table:table-cell>
          <table:table-cell office:value-type="float" office:value="361.932016374252" calcext:value-type="float">
            <text:p>361.9320163743</text:p>
          </table:table-cell>
          <table:table-cell office:value-type="float" office:value="355.83741683969" calcext:value-type="float">
            <text:p>355.8374168397</text:p>
          </table:table-cell>
          <table:table-cell office:value-type="float" office:value="344.116745021546" calcext:value-type="float">
            <text:p>344.1167450215</text:p>
          </table:table-cell>
          <table:table-cell office:value-type="float" office:value="355.8747897163" calcext:value-type="float">
            <text:p>355.8747897163</text:p>
          </table:table-cell>
          <table:table-cell office:value-type="float" office:value="362.315704622904" calcext:value-type="float">
            <text:p>362.3157046229</text:p>
          </table:table-cell>
          <table:table-cell office:value-type="float" office:value="352.170531616273" calcext:value-type="float">
            <text:p>352.1705316163</text:p>
          </table:table-cell>
          <table:table-cell office:value-type="float" office:value="357.3515066991" calcext:value-type="float">
            <text:p>357.3515066991</text:p>
          </table:table-cell>
          <table:table-cell office:value-type="float" office:value="383.696923550726" calcext:value-type="float">
            <text:p>383.6969235507</text:p>
          </table:table-cell>
          <table:table-cell office:value-type="float" office:value="350.413446281523" calcext:value-type="float">
            <text:p>350.4134462815</text:p>
          </table:table-cell>
          <table:table-cell office:value-type="float" office:value="358.971815793553" calcext:value-type="float">
            <text:p>358.9718157936</text:p>
          </table:table-cell>
          <table:table-cell office:value-type="float" office:value="350.339879055869" calcext:value-type="float">
            <text:p>350.3398790559</text:p>
          </table:table-cell>
          <table:table-cell office:value-type="float" office:value="368.391095503035" calcext:value-type="float">
            <text:p>368.391095503</text:p>
          </table:table-cell>
          <table:table-cell office:value-type="float" office:value="322.852664821324" calcext:value-type="float">
            <text:p>322.8526648213</text:p>
          </table:table-cell>
          <table:table-cell office:value-type="float" office:value="349.57134137971" calcext:value-type="float">
            <text:p>349.5713413797</text:p>
          </table:table-cell>
          <table:table-cell office:value-type="float" office:value="363.492954270197" calcext:value-type="float">
            <text:p>363.4929542702</text:p>
          </table:table-cell>
          <table:table-cell office:value-type="float" office:value="359.249286872768" calcext:value-type="float">
            <text:p>359.2492868728</text:p>
          </table:table-cell>
          <table:table-cell office:value-type="float" office:value="344.530509383836" calcext:value-type="float">
            <text:p>344.5305093838</text:p>
          </table:table-cell>
          <table:table-cell office:value-type="float" office:value="369.151663794209" calcext:value-type="float">
            <text:p>369.1516637942</text:p>
          </table:table-cell>
          <table:table-cell office:value-type="float" office:value="343.825843784986" calcext:value-type="float">
            <text:p>343.825843785</text:p>
          </table:table-cell>
          <table:table-cell office:value-type="float" office:value="375.084884839095" calcext:value-type="float">
            <text:p>375.0848848391</text:p>
          </table:table-cell>
          <table:table-cell office:value-type="float" office:value="374.688779487475" calcext:value-type="float">
            <text:p>374.6887794875</text:p>
          </table:table-cell>
          <table:table-cell office:value-type="float" office:value="340.635907916403" calcext:value-type="float">
            <text:p>340.6359079164</text:p>
          </table:table-cell>
          <table:table-cell office:value-type="float" office:value="388.01464544578" calcext:value-type="float">
            <text:p>388.0146454458</text:p>
          </table:table-cell>
          <table:table-cell office:value-type="float" office:value="345.59402762287" calcext:value-type="float">
            <text:p>345.5940276229</text:p>
          </table:table-cell>
          <table:table-cell office:value-type="float" office:value="350.598096003865" calcext:value-type="float">
            <text:p>350.5980960039</text:p>
          </table:table-cell>
          <table:table-cell office:value-type="float" office:value="346.351925379377" calcext:value-type="float">
            <text:p>346.3519253794</text:p>
          </table:table-cell>
          <table:table-cell office:value-type="float" office:value="364.782665403106" calcext:value-type="float">
            <text:p>364.7826654031</text:p>
          </table:table-cell>
          <table:table-cell office:value-type="float" office:value="355.386661715129" calcext:value-type="float">
            <text:p>355.3866617151</text:p>
          </table:table-cell>
          <table:table-cell office:value-type="float" office:value="360.869988094941" calcext:value-type="float">
            <text:p>360.8699880949</text:p>
          </table:table-cell>
          <table:table-cell office:value-type="float" office:value="353.002492568344" calcext:value-type="float">
            <text:p>353.0024925683</text:p>
          </table:table-cell>
          <table:table-cell office:value-type="float" office:value="353.938150107362" calcext:value-type="float">
            <text:p>353.9381501074</text:p>
          </table:table-cell>
          <table:table-cell office:value-type="float" office:value="346.92745313716" calcext:value-type="float">
            <text:p>346.9274531372</text:p>
          </table:table-cell>
          <table:table-cell office:value-type="float" office:value="353.596834221949" calcext:value-type="float">
            <text:p>353.5968342219</text:p>
          </table:table-cell>
          <table:table-cell office:value-type="float" office:value="360.179855284632" calcext:value-type="float">
            <text:p>360.1798552846</text:p>
          </table:table-cell>
          <table:table-cell office:value-type="float" office:value="359.333886749798" calcext:value-type="float">
            <text:p>359.3338867498</text:p>
          </table:table-cell>
          <table:table-cell office:value-type="float" office:value="369.126409433391" calcext:value-type="float">
            <text:p>369.1264094334</text:p>
          </table:table-cell>
          <table:table-cell office:value-type="float" office:value="364.301132010231" calcext:value-type="float">
            <text:p>364.3011320102</text:p>
          </table:table-cell>
        </table:table-row>
        <table:table-row table:style-name="ro1">
          <table:table-cell office:value-type="float" office:value="377.157862385369" calcext:value-type="float">
            <text:p>377.1578623854</text:p>
          </table:table-cell>
          <table:table-cell office:value-type="float" office:value="375.448179613107" calcext:value-type="float">
            <text:p>375.4481796131</text:p>
          </table:table-cell>
          <table:table-cell office:value-type="float" office:value="340.785364268099" calcext:value-type="float">
            <text:p>340.7853642681</text:p>
          </table:table-cell>
          <table:table-cell office:value-type="float" office:value="357.040325547868" calcext:value-type="float">
            <text:p>357.0403255479</text:p>
          </table:table-cell>
          <table:table-cell office:value-type="float" office:value="349.597389546611" calcext:value-type="float">
            <text:p>349.5973895466</text:p>
          </table:table-cell>
          <table:table-cell office:value-type="float" office:value="346.713702186166" calcext:value-type="float">
            <text:p>346.7137021862</text:p>
          </table:table-cell>
          <table:table-cell office:value-type="float" office:value="361.104044084571" calcext:value-type="float">
            <text:p>361.1040440846</text:p>
          </table:table-cell>
          <table:table-cell office:value-type="float" office:value="378.089639183796" calcext:value-type="float">
            <text:p>378.0896391838</text:p>
          </table:table-cell>
          <table:table-cell office:value-type="float" office:value="361.232780819894" calcext:value-type="float">
            <text:p>361.2327808199</text:p>
          </table:table-cell>
          <table:table-cell office:value-type="float" office:value="363.61473496768" calcext:value-type="float">
            <text:p>363.6147349677</text:p>
          </table:table-cell>
          <table:table-cell office:value-type="float" office:value="372.975837631257" calcext:value-type="float">
            <text:p>372.9758376313</text:p>
          </table:table-cell>
          <table:table-cell office:value-type="float" office:value="372.776137758516" calcext:value-type="float">
            <text:p>372.7761377585</text:p>
          </table:table-cell>
          <table:table-cell office:value-type="float" office:value="379.864993766477" calcext:value-type="float">
            <text:p>379.8649937665</text:p>
          </table:table-cell>
          <table:table-cell office:value-type="float" office:value="366.427382976149" calcext:value-type="float">
            <text:p>366.4273829761</text:p>
          </table:table-cell>
          <table:table-cell office:value-type="float" office:value="359.812173231677" calcext:value-type="float">
            <text:p>359.8121732317</text:p>
          </table:table-cell>
          <table:table-cell office:value-type="float" office:value="340.819060753189" calcext:value-type="float">
            <text:p>340.8190607532</text:p>
          </table:table-cell>
          <table:table-cell office:value-type="float" office:value="371.432759313676" calcext:value-type="float">
            <text:p>371.4327593137</text:p>
          </table:table-cell>
          <table:table-cell office:value-type="float" office:value="367.457579652719" calcext:value-type="float">
            <text:p>367.4575796527</text:p>
          </table:table-cell>
          <table:table-cell office:value-type="float" office:value="352.574179055778" calcext:value-type="float">
            <text:p>352.5741790558</text:p>
          </table:table-cell>
          <table:table-cell office:value-type="float" office:value="352.556142550226" calcext:value-type="float">
            <text:p>352.5561425502</text:p>
          </table:table-cell>
          <table:table-cell office:value-type="float" office:value="382.295381445585" calcext:value-type="float">
            <text:p>382.2953814456</text:p>
          </table:table-cell>
          <table:table-cell office:value-type="float" office:value="356.73408396952" calcext:value-type="float">
            <text:p>356.7340839695</text:p>
          </table:table-cell>
          <table:table-cell office:value-type="float" office:value="366.20975057138" calcext:value-type="float">
            <text:p>366.2097505714</text:p>
          </table:table-cell>
          <table:table-cell office:value-type="float" office:value="357.187956322845" calcext:value-type="float">
            <text:p>357.1879563228</text:p>
          </table:table-cell>
          <table:table-cell office:value-type="float" office:value="369.638590456569" calcext:value-type="float">
            <text:p>369.6385904566</text:p>
          </table:table-cell>
          <table:table-cell office:value-type="float" office:value="336.470279057123" calcext:value-type="float">
            <text:p>336.4702790571</text:p>
          </table:table-cell>
          <table:table-cell office:value-type="float" office:value="350.717226788129" calcext:value-type="float">
            <text:p>350.7172267881</text:p>
          </table:table-cell>
          <table:table-cell office:value-type="float" office:value="365.000018842187" calcext:value-type="float">
            <text:p>365.0000188422</text:p>
          </table:table-cell>
          <table:table-cell office:value-type="float" office:value="377.989591977682" calcext:value-type="float">
            <text:p>377.9895919777</text:p>
          </table:table-cell>
          <table:table-cell office:value-type="float" office:value="355.57392596684" calcext:value-type="float">
            <text:p>355.5739259668</text:p>
          </table:table-cell>
          <table:table-cell office:value-type="float" office:value="361.052599993496" calcext:value-type="float">
            <text:p>361.0525999935</text:p>
          </table:table-cell>
          <table:table-cell office:value-type="float" office:value="346.194624977236" calcext:value-type="float">
            <text:p>346.1946249772</text:p>
          </table:table-cell>
          <table:table-cell office:value-type="float" office:value="375.091597465211" calcext:value-type="float">
            <text:p>375.0915974652</text:p>
          </table:table-cell>
          <table:table-cell office:value-type="float" office:value="373.914303162734" calcext:value-type="float">
            <text:p>373.9143031627</text:p>
          </table:table-cell>
          <table:table-cell office:value-type="float" office:value="365.045159629877" calcext:value-type="float">
            <text:p>365.0451596299</text:p>
          </table:table-cell>
          <table:table-cell office:value-type="float" office:value="388.468941158705" calcext:value-type="float">
            <text:p>388.4689411587</text:p>
          </table:table-cell>
          <table:table-cell office:value-type="float" office:value="345.810181791938" calcext:value-type="float">
            <text:p>345.8101817919</text:p>
          </table:table-cell>
          <table:table-cell office:value-type="float" office:value="354.071467650686" calcext:value-type="float">
            <text:p>354.0714676507</text:p>
          </table:table-cell>
          <table:table-cell office:value-type="float" office:value="365.489929667301" calcext:value-type="float">
            <text:p>365.4899296673</text:p>
          </table:table-cell>
          <table:table-cell office:value-type="float" office:value="369.340311691032" calcext:value-type="float">
            <text:p>369.340311691</text:p>
          </table:table-cell>
          <table:table-cell office:value-type="float" office:value="350.129752240306" calcext:value-type="float">
            <text:p>350.1297522403</text:p>
          </table:table-cell>
          <table:table-cell office:value-type="float" office:value="360.923016197052" calcext:value-type="float">
            <text:p>360.9230161971</text:p>
          </table:table-cell>
          <table:table-cell office:value-type="float" office:value="339.534784712892" calcext:value-type="float">
            <text:p>339.5347847129</text:p>
          </table:table-cell>
          <table:table-cell office:value-type="float" office:value="372.791192199053" calcext:value-type="float">
            <text:p>372.7911921991</text:p>
          </table:table-cell>
          <table:table-cell office:value-type="float" office:value="356.165481256737" calcext:value-type="float">
            <text:p>356.1654812567</text:p>
          </table:table-cell>
          <table:table-cell office:value-type="float" office:value="365.029412317173" calcext:value-type="float">
            <text:p>365.0294123172</text:p>
          </table:table-cell>
          <table:table-cell office:value-type="float" office:value="364.560365595932" calcext:value-type="float">
            <text:p>364.5603655959</text:p>
          </table:table-cell>
          <table:table-cell office:value-type="float" office:value="349.224008460226" calcext:value-type="float">
            <text:p>349.2240084602</text:p>
          </table:table-cell>
          <table:table-cell office:value-type="float" office:value="369.126409433391" calcext:value-type="float">
            <text:p>369.1264094334</text:p>
          </table:table-cell>
          <table:table-cell office:value-type="float" office:value="371.704387455824" calcext:value-type="float">
            <text:p>371.7043874558</text:p>
          </table:table-cell>
        </table:table-row>
        <table:table-row table:style-name="ro1">
          <table:table-cell office:value-type="float" office:value="382.952038862162" calcext:value-type="float">
            <text:p>382.9520388622</text:p>
          </table:table-cell>
          <table:table-cell office:value-type="float" office:value="379.536451218734" calcext:value-type="float">
            <text:p>379.5364512187</text:p>
          </table:table-cell>
          <table:table-cell office:value-type="float" office:value="352.980958963335" calcext:value-type="float">
            <text:p>352.9809589633</text:p>
          </table:table-cell>
          <table:table-cell office:value-type="float" office:value="356.044963840462" calcext:value-type="float">
            <text:p>356.0449638405</text:p>
          </table:table-cell>
          <table:table-cell office:value-type="float" office:value="349.899231991928" calcext:value-type="float">
            <text:p>349.8992319919</text:p>
          </table:table-cell>
          <table:table-cell office:value-type="float" office:value="353.548959633674" calcext:value-type="float">
            <text:p>353.5489596337</text:p>
          </table:table-cell>
          <table:table-cell office:value-type="float" office:value="358.537418694152" calcext:value-type="float">
            <text:p>358.5374186942</text:p>
          </table:table-cell>
          <table:table-cell office:value-type="float" office:value="383.969348721468" calcext:value-type="float">
            <text:p>383.9693487215</text:p>
          </table:table-cell>
          <table:table-cell office:value-type="float" office:value="383.142624365629" calcext:value-type="float">
            <text:p>383.1426243656</text:p>
          </table:table-cell>
          <table:table-cell office:value-type="float" office:value="365.134631866032" calcext:value-type="float">
            <text:p>365.134631866</text:p>
          </table:table-cell>
          <table:table-cell office:value-type="float" office:value="372.975837631257" calcext:value-type="float">
            <text:p>372.9758376313</text:p>
          </table:table-cell>
          <table:table-cell office:value-type="float" office:value="372.746408123036" calcext:value-type="float">
            <text:p>372.746408123</text:p>
          </table:table-cell>
          <table:table-cell office:value-type="float" office:value="395.517962613196" calcext:value-type="float">
            <text:p>395.5179626132</text:p>
          </table:table-cell>
          <table:table-cell office:value-type="float" office:value="362.344558241355" calcext:value-type="float">
            <text:p>362.3445582414</text:p>
          </table:table-cell>
          <table:table-cell office:value-type="float" office:value="363.190180800989" calcext:value-type="float">
            <text:p>363.190180801</text:p>
          </table:table-cell>
          <table:table-cell office:value-type="float" office:value="334.823779287085" calcext:value-type="float">
            <text:p>334.8237792871</text:p>
          </table:table-cell>
          <table:table-cell office:value-type="float" office:value="372.599667082633" calcext:value-type="float">
            <text:p>372.5996670826</text:p>
          </table:table-cell>
          <table:table-cell office:value-type="float" office:value="367.457579652719" calcext:value-type="float">
            <text:p>367.4575796527</text:p>
          </table:table-cell>
          <table:table-cell office:value-type="float" office:value="352.838328496959" calcext:value-type="float">
            <text:p>352.838328497</text:p>
          </table:table-cell>
          <table:table-cell office:value-type="float" office:value="357.676712842928" calcext:value-type="float">
            <text:p>357.6767128429</text:p>
          </table:table-cell>
          <table:table-cell office:value-type="float" office:value="382.701132279236" calcext:value-type="float">
            <text:p>382.7011322792</text:p>
          </table:table-cell>
          <table:table-cell office:value-type="float" office:value="367.685825231568" calcext:value-type="float">
            <text:p>367.6858252316</text:p>
          </table:table-cell>
          <table:table-cell office:value-type="float" office:value="383.308647631949" calcext:value-type="float">
            <text:p>383.3086476319</text:p>
          </table:table-cell>
          <table:table-cell office:value-type="float" office:value="350.955165445762" calcext:value-type="float">
            <text:p>350.9551654458</text:p>
          </table:table-cell>
          <table:table-cell office:value-type="float" office:value="379.646379268252" calcext:value-type="float">
            <text:p>379.6463792683</text:p>
          </table:table-cell>
          <table:table-cell office:value-type="float" office:value="351.045762605434" calcext:value-type="float">
            <text:p>351.0457626054</text:p>
          </table:table-cell>
          <table:table-cell office:value-type="float" office:value="348.575310406682" calcext:value-type="float">
            <text:p>348.5753104067</text:p>
          </table:table-cell>
          <table:table-cell office:value-type="float" office:value="370.352970558514" calcext:value-type="float">
            <text:p>370.3529705585</text:p>
          </table:table-cell>
          <table:table-cell office:value-type="float" office:value="384.218780018911" calcext:value-type="float">
            <text:p>384.2187800189</text:p>
          </table:table-cell>
          <table:table-cell office:value-type="float" office:value="356.346701781404" calcext:value-type="float">
            <text:p>356.3467017814</text:p>
          </table:table-cell>
          <table:table-cell office:value-type="float" office:value="362.559978596096" calcext:value-type="float">
            <text:p>362.5599785961</text:p>
          </table:table-cell>
          <table:table-cell office:value-type="float" office:value="358.648530686085" calcext:value-type="float">
            <text:p>358.6485306861</text:p>
          </table:table-cell>
          <table:table-cell office:value-type="float" office:value="377.001590808355" calcext:value-type="float">
            <text:p>377.0015908084</text:p>
          </table:table-cell>
          <table:table-cell office:value-type="float" office:value="377.699631253489" calcext:value-type="float">
            <text:p>377.6996312535</text:p>
          </table:table-cell>
          <table:table-cell office:value-type="float" office:value="367.918743688511" calcext:value-type="float">
            <text:p>367.9187436885</text:p>
          </table:table-cell>
          <table:table-cell office:value-type="float" office:value="385.87817203257" calcext:value-type="float">
            <text:p>385.8781720326</text:p>
          </table:table-cell>
          <table:table-cell office:value-type="float" office:value="361.560807682592" calcext:value-type="float">
            <text:p>361.5608076826</text:p>
          </table:table-cell>
          <table:table-cell office:value-type="float" office:value="359.833123608257" calcext:value-type="float">
            <text:p>359.8331236083</text:p>
          </table:table-cell>
          <table:table-cell office:value-type="float" office:value="355.737688010533" calcext:value-type="float">
            <text:p>355.7376880105</text:p>
          </table:table-cell>
          <table:table-cell office:value-type="float" office:value="373.864178123771" calcext:value-type="float">
            <text:p>373.8641781238</text:p>
          </table:table-cell>
          <table:table-cell office:value-type="float" office:value="344.345823680017" calcext:value-type="float">
            <text:p>344.34582368</text:p>
          </table:table-cell>
          <table:table-cell office:value-type="float" office:value="357.358890781619" calcext:value-type="float">
            <text:p>357.3588907816</text:p>
          </table:table-cell>
          <table:table-cell office:value-type="float" office:value="355.349717088653" calcext:value-type="float">
            <text:p>355.3497170887</text:p>
          </table:table-cell>
          <table:table-cell office:value-type="float" office:value="377.800407268393" calcext:value-type="float">
            <text:p>377.8004072684</text:p>
          </table:table-cell>
          <table:table-cell office:value-type="float" office:value="366.323747792085" calcext:value-type="float">
            <text:p>366.3237477921</text:p>
          </table:table-cell>
          <table:table-cell office:value-type="float" office:value="362.580743191396" calcext:value-type="float">
            <text:p>362.5807431914</text:p>
          </table:table-cell>
          <table:table-cell office:value-type="float" office:value="366.1472745687" calcext:value-type="float">
            <text:p>366.1472745687</text:p>
          </table:table-cell>
          <table:table-cell office:value-type="float" office:value="364.922876838332" calcext:value-type="float">
            <text:p>364.9228768383</text:p>
          </table:table-cell>
          <table:table-cell office:value-type="float" office:value="372.80328617095" calcext:value-type="float">
            <text:p>372.803286171</text:p>
          </table:table-cell>
          <table:table-cell office:value-type="float" office:value="378.941382008423" calcext:value-type="float">
            <text:p>378.9413820084</text:p>
          </table:table-cell>
        </table:table-row>
        <table:table-row table:style-name="ro1">
          <table:table-cell office:value-type="float" office:value="386.154750091334" calcext:value-type="float">
            <text:p>386.1547500913</text:p>
          </table:table-cell>
          <table:table-cell office:value-type="float" office:value="373.120428145571" calcext:value-type="float">
            <text:p>373.1204281456</text:p>
          </table:table-cell>
          <table:table-cell office:value-type="float" office:value="354.389068936116" calcext:value-type="float">
            <text:p>354.3890689361</text:p>
          </table:table-cell>
          <table:table-cell office:value-type="float" office:value="357.363546735185" calcext:value-type="float">
            <text:p>357.3635467352</text:p>
          </table:table-cell>
          <table:table-cell office:value-type="float" office:value="349.183707530326" calcext:value-type="float">
            <text:p>349.1837075303</text:p>
          </table:table-cell>
          <table:table-cell office:value-type="float" office:value="364.801517272302" calcext:value-type="float">
            <text:p>364.8015172723</text:p>
          </table:table-cell>
          <table:table-cell office:value-type="float" office:value="371.769632592172" calcext:value-type="float">
            <text:p>371.7696325922</text:p>
          </table:table-cell>
          <table:table-cell office:value-type="float" office:value="380.498074438472" calcext:value-type="float">
            <text:p>380.4980744385</text:p>
          </table:table-cell>
          <table:table-cell office:value-type="float" office:value="389.834033624024" calcext:value-type="float">
            <text:p>389.834033624</text:p>
          </table:table-cell>
          <table:table-cell office:value-type="float" office:value="364.784812771585" calcext:value-type="float">
            <text:p>364.7848127716</text:p>
          </table:table-cell>
          <table:table-cell office:value-type="float" office:value="371.763799789185" calcext:value-type="float">
            <text:p>371.7637997892</text:p>
          </table:table-cell>
          <table:table-cell office:value-type="float" office:value="373.906730306268" calcext:value-type="float">
            <text:p>373.9067303063</text:p>
          </table:table-cell>
          <table:table-cell office:value-type="float" office:value="395.786583368144" calcext:value-type="float">
            <text:p>395.7865833681</text:p>
          </table:table-cell>
          <table:table-cell office:value-type="float" office:value="343.033657974708" calcext:value-type="float">
            <text:p>343.0336579747</text:p>
          </table:table-cell>
          <table:table-cell office:value-type="float" office:value="362.102668474972" calcext:value-type="float">
            <text:p>362.102668475</text:p>
          </table:table-cell>
          <table:table-cell office:value-type="float" office:value="345.529129205796" calcext:value-type="float">
            <text:p>345.5291292058</text:p>
          </table:table-cell>
          <table:table-cell office:value-type="float" office:value="371.032640548834" calcext:value-type="float">
            <text:p>371.0326405488</text:p>
          </table:table-cell>
          <table:table-cell office:value-type="float" office:value="375.324633156872" calcext:value-type="float">
            <text:p>375.3246331569</text:p>
          </table:table-cell>
          <table:table-cell office:value-type="float" office:value="353.153475306191" calcext:value-type="float">
            <text:p>353.1534753062</text:p>
          </table:table-cell>
          <table:table-cell office:value-type="float" office:value="366.471869068237" calcext:value-type="float">
            <text:p>366.4718690682</text:p>
          </table:table-cell>
          <table:table-cell office:value-type="float" office:value="385.93429367587" calcext:value-type="float">
            <text:p>385.9342936759</text:p>
          </table:table-cell>
          <table:table-cell office:value-type="float" office:value="375.584746375339" calcext:value-type="float">
            <text:p>375.5847463753</text:p>
          </table:table-cell>
          <table:table-cell office:value-type="float" office:value="396.468855761371" calcext:value-type="float">
            <text:p>396.4688557614</text:p>
          </table:table-cell>
          <table:table-cell office:value-type="float" office:value="341.991415289908" calcext:value-type="float">
            <text:p>341.9914152899</text:p>
          </table:table-cell>
          <table:table-cell office:value-type="float" office:value="382.391549828091" calcext:value-type="float">
            <text:p>382.3915498281</text:p>
          </table:table-cell>
          <table:table-cell office:value-type="float" office:value="361.264282313784" calcext:value-type="float">
            <text:p>361.2642823138</text:p>
          </table:table-cell>
          <table:table-cell office:value-type="float" office:value="352.132173567434" calcext:value-type="float">
            <text:p>352.1321735674</text:p>
          </table:table-cell>
          <table:table-cell office:value-type="float" office:value="358.755513062852" calcext:value-type="float">
            <text:p>358.7555130629</text:p>
          </table:table-cell>
          <table:table-cell office:value-type="float" office:value="385.388261483695" calcext:value-type="float">
            <text:p>385.3882614837</text:p>
          </table:table-cell>
          <table:table-cell office:value-type="float" office:value="359.632998435688" calcext:value-type="float">
            <text:p>359.6329984357</text:p>
          </table:table-cell>
          <table:table-cell office:value-type="float" office:value="385.25297220016" calcext:value-type="float">
            <text:p>385.2529722002</text:p>
          </table:table-cell>
          <table:table-cell office:value-type="float" office:value="365.816985027933" calcext:value-type="float">
            <text:p>365.8169850279</text:p>
          </table:table-cell>
          <table:table-cell office:value-type="float" office:value="375.440576789245" calcext:value-type="float">
            <text:p>375.4405767892</text:p>
          </table:table-cell>
          <table:table-cell office:value-type="float" office:value="377.699631253489" calcext:value-type="float">
            <text:p>377.6996312535</text:p>
          </table:table-cell>
          <table:table-cell office:value-type="float" office:value="363.951512405887" calcext:value-type="float">
            <text:p>363.9515124059</text:p>
          </table:table-cell>
          <table:table-cell office:value-type="float" office:value="381.29374139926" calcext:value-type="float">
            <text:p>381.2937413993</text:p>
          </table:table-cell>
          <table:table-cell office:value-type="float" office:value="357.265614097089" calcext:value-type="float">
            <text:p>357.2656140971</text:p>
          </table:table-cell>
          <table:table-cell office:value-type="float" office:value="357.79038753142" calcext:value-type="float">
            <text:p>357.7903875314</text:p>
          </table:table-cell>
          <table:table-cell office:value-type="float" office:value="359.192545281874" calcext:value-type="float">
            <text:p>359.1925452819</text:p>
          </table:table-cell>
          <table:table-cell office:value-type="float" office:value="378.098498738677" calcext:value-type="float">
            <text:p>378.0984987387</text:p>
          </table:table-cell>
          <table:table-cell office:value-type="float" office:value="354.388786771469" calcext:value-type="float">
            <text:p>354.3887867715</text:p>
          </table:table-cell>
          <table:table-cell office:value-type="float" office:value="357.447972636868" calcext:value-type="float">
            <text:p>357.4479726369</text:p>
          </table:table-cell>
          <table:table-cell office:value-type="float" office:value="353.257530236174" calcext:value-type="float">
            <text:p>353.2575302362</text:p>
          </table:table-cell>
          <table:table-cell office:value-type="float" office:value="383.631854865873" calcext:value-type="float">
            <text:p>383.6318548659</text:p>
          </table:table-cell>
          <table:table-cell office:value-type="float" office:value="372.942045468334" calcext:value-type="float">
            <text:p>372.9420454683</text:p>
          </table:table-cell>
          <table:table-cell office:value-type="float" office:value="367.396863426113" calcext:value-type="float">
            <text:p>367.3968634261</text:p>
          </table:table-cell>
          <table:table-cell office:value-type="float" office:value="367.883756797907" calcext:value-type="float">
            <text:p>367.8837567979</text:p>
          </table:table-cell>
          <table:table-cell office:value-type="float" office:value="367.815812792486" calcext:value-type="float">
            <text:p>367.8158127925</text:p>
          </table:table-cell>
          <table:table-cell office:value-type="float" office:value="371.828618166902" calcext:value-type="float">
            <text:p>371.8286181669</text:p>
          </table:table-cell>
          <table:table-cell office:value-type="float" office:value="388.065008677972" calcext:value-type="float">
            <text:p>388.065008678</text:p>
          </table:table-cell>
        </table:table-row>
        <table:table-row table:style-name="ro1">
          <table:table-cell office:value-type="float" office:value="387.695130209765" calcext:value-type="float">
            <text:p>387.6951302098</text:p>
          </table:table-cell>
          <table:table-cell office:value-type="float" office:value="376.273263940179" calcext:value-type="float">
            <text:p>376.2732639402</text:p>
          </table:table-cell>
          <table:table-cell office:value-type="float" office:value="362.596750489222" calcext:value-type="float">
            <text:p>362.5967504892</text:p>
          </table:table-cell>
          <table:table-cell office:value-type="float" office:value="356.885425803882" calcext:value-type="float">
            <text:p>356.8854258039</text:p>
          </table:table-cell>
          <table:table-cell office:value-type="float" office:value="368.349443521098" calcext:value-type="float">
            <text:p>368.3494435211</text:p>
          </table:table-cell>
          <table:table-cell office:value-type="float" office:value="364.801517272302" calcext:value-type="float">
            <text:p>364.8015172723</text:p>
          </table:table-cell>
          <table:table-cell office:value-type="float" office:value="386.734954627083" calcext:value-type="float">
            <text:p>386.7349546271</text:p>
          </table:table-cell>
          <table:table-cell office:value-type="float" office:value="381.151172988878" calcext:value-type="float">
            <text:p>381.1511729889</text:p>
          </table:table-cell>
          <table:table-cell office:value-type="float" office:value="391.388930299493" calcext:value-type="float">
            <text:p>391.3889302995</text:p>
          </table:table-cell>
          <table:table-cell office:value-type="float" office:value="370.87667571844" calcext:value-type="float">
            <text:p>370.8766757184</text:p>
          </table:table-cell>
          <table:table-cell office:value-type="float" office:value="372.819755933022" calcext:value-type="float">
            <text:p>372.819755933</text:p>
          </table:table-cell>
          <table:table-cell office:value-type="float" office:value="377.589103338247" calcext:value-type="float">
            <text:p>377.5891033382</text:p>
          </table:table-cell>
          <table:table-cell office:value-type="float" office:value="395.144701585562" calcext:value-type="float">
            <text:p>395.1447015856</text:p>
          </table:table-cell>
          <table:table-cell office:value-type="float" office:value="337.23128013908" calcext:value-type="float">
            <text:p>337.2312801391</text:p>
          </table:table-cell>
          <table:table-cell office:value-type="float" office:value="374.056483583931" calcext:value-type="float">
            <text:p>374.0564835839</text:p>
          </table:table-cell>
          <table:table-cell office:value-type="float" office:value="357.982685910764" calcext:value-type="float">
            <text:p>357.9826859108</text:p>
          </table:table-cell>
          <table:table-cell office:value-type="float" office:value="378.199262723291" calcext:value-type="float">
            <text:p>378.1992627233</text:p>
          </table:table-cell>
          <table:table-cell office:value-type="float" office:value="376.69939973344" calcext:value-type="float">
            <text:p>376.6993997334</text:p>
          </table:table-cell>
          <table:table-cell office:value-type="float" office:value="352.623251897407" calcext:value-type="float">
            <text:p>352.6232518974</text:p>
          </table:table-cell>
          <table:table-cell office:value-type="float" office:value="366.10745210864" calcext:value-type="float">
            <text:p>366.1074521086</text:p>
          </table:table-cell>
          <table:table-cell office:value-type="float" office:value="387.936983377969" calcext:value-type="float">
            <text:p>387.936983378</text:p>
          </table:table-cell>
          <table:table-cell office:value-type="float" office:value="377.520747732595" calcext:value-type="float">
            <text:p>377.5207477326</text:p>
          </table:table-cell>
          <table:table-cell office:value-type="float" office:value="401.488337732827" calcext:value-type="float">
            <text:p>401.4883377328</text:p>
          </table:table-cell>
          <table:table-cell office:value-type="float" office:value="360.619379666646" calcext:value-type="float">
            <text:p>360.6193796666</text:p>
          </table:table-cell>
          <table:table-cell office:value-type="float" office:value="383.838705505888" calcext:value-type="float">
            <text:p>383.8387055059</text:p>
          </table:table-cell>
          <table:table-cell office:value-type="float" office:value="377.712596519841" calcext:value-type="float">
            <text:p>377.7125965198</text:p>
          </table:table-cell>
          <table:table-cell office:value-type="float" office:value="354.717549101111" calcext:value-type="float">
            <text:p>354.7175491011</text:p>
          </table:table-cell>
          <table:table-cell office:value-type="float" office:value="362.015841205014" calcext:value-type="float">
            <text:p>362.015841205</text:p>
          </table:table-cell>
          <table:table-cell office:value-type="float" office:value="394.663242885628" calcext:value-type="float">
            <text:p>394.6632428856</text:p>
          </table:table-cell>
          <table:table-cell office:value-type="float" office:value="354.321174368218" calcext:value-type="float">
            <text:p>354.3211743682</text:p>
          </table:table-cell>
          <table:table-cell office:value-type="float" office:value="390.795852332643" calcext:value-type="float">
            <text:p>390.7958523326</text:p>
          </table:table-cell>
          <table:table-cell office:value-type="float" office:value="369.587989515459" calcext:value-type="float">
            <text:p>369.5879895155</text:p>
          </table:table-cell>
          <table:table-cell office:value-type="float" office:value="377.575148726544" calcext:value-type="float">
            <text:p>377.5751487265</text:p>
          </table:table-cell>
          <table:table-cell office:value-type="float" office:value="383.235626911225" calcext:value-type="float">
            <text:p>383.2356269112</text:p>
          </table:table-cell>
          <table:table-cell office:value-type="float" office:value="364.243611886466" calcext:value-type="float">
            <text:p>364.2436118865</text:p>
          </table:table-cell>
          <table:table-cell office:value-type="float" office:value="384.468770712905" calcext:value-type="float">
            <text:p>384.4687707129</text:p>
          </table:table-cell>
          <table:table-cell office:value-type="float" office:value="359.66433805115" calcext:value-type="float">
            <text:p>359.6643380512</text:p>
          </table:table-cell>
          <table:table-cell office:value-type="float" office:value="349.05669827118" calcext:value-type="float">
            <text:p>349.0566982712</text:p>
          </table:table-cell>
          <table:table-cell office:value-type="float" office:value="357.084931774196" calcext:value-type="float">
            <text:p>357.0849317742</text:p>
          </table:table-cell>
          <table:table-cell office:value-type="float" office:value="379.24456335568" calcext:value-type="float">
            <text:p>379.2445633557</text:p>
          </table:table-cell>
          <table:table-cell office:value-type="float" office:value="366.292163647668" calcext:value-type="float">
            <text:p>366.2921636477</text:p>
          </table:table-cell>
          <table:table-cell office:value-type="float" office:value="356.883436285876" calcext:value-type="float">
            <text:p>356.8834362859</text:p>
          </table:table-cell>
          <table:table-cell office:value-type="float" office:value="368.81257693901" calcext:value-type="float">
            <text:p>368.812576939</text:p>
          </table:table-cell>
          <table:table-cell office:value-type="float" office:value="405.333862588249" calcext:value-type="float">
            <text:p>405.3338625882</text:p>
          </table:table-cell>
          <table:table-cell office:value-type="float" office:value="369.821669840728" calcext:value-type="float">
            <text:p>369.8216698407</text:p>
          </table:table-cell>
          <table:table-cell office:value-type="float" office:value="372.265047142727" calcext:value-type="float">
            <text:p>372.2650471427</text:p>
          </table:table-cell>
          <table:table-cell office:value-type="float" office:value="365.105397119302" calcext:value-type="float">
            <text:p>365.1053971193</text:p>
          </table:table-cell>
          <table:table-cell office:value-type="float" office:value="366.904123513626" calcext:value-type="float">
            <text:p>366.9041235136</text:p>
          </table:table-cell>
          <table:table-cell office:value-type="float" office:value="384.289655337438" calcext:value-type="float">
            <text:p>384.2896553374</text:p>
          </table:table-cell>
          <table:table-cell office:value-type="float" office:value="393.13215168022" calcext:value-type="float">
            <text:p>393.1321516802</text:p>
          </table:table-cell>
        </table:table-row>
        <table:table-row table:style-name="ro1">
          <table:table-cell office:value-type="float" office:value="386.815936508726" calcext:value-type="float">
            <text:p>386.8159365087</text:p>
          </table:table-cell>
          <table:table-cell office:value-type="float" office:value="383.791358624295" calcext:value-type="float">
            <text:p>383.7913586243</text:p>
          </table:table-cell>
          <table:table-cell office:value-type="float" office:value="363.466037185571" calcext:value-type="float">
            <text:p>363.4660371856</text:p>
          </table:table-cell>
          <table:table-cell office:value-type="float" office:value="357.9052021909" calcext:value-type="float">
            <text:p>357.9052021909</text:p>
          </table:table-cell>
          <table:table-cell office:value-type="float" office:value="376.251012202463" calcext:value-type="float">
            <text:p>376.2510122025</text:p>
          </table:table-cell>
          <table:table-cell office:value-type="float" office:value="374.745111898903" calcext:value-type="float">
            <text:p>374.7451118989</text:p>
          </table:table-cell>
          <table:table-cell office:value-type="float" office:value="381.778006552243" calcext:value-type="float">
            <text:p>381.7780065522</text:p>
          </table:table-cell>
          <table:table-cell office:value-type="float" office:value="372.708883531292" calcext:value-type="float">
            <text:p>372.7088835313</text:p>
          </table:table-cell>
          <table:table-cell office:value-type="float" office:value="400.971274294551" calcext:value-type="float">
            <text:p>400.9712742946</text:p>
          </table:table-cell>
          <table:table-cell office:value-type="float" office:value="375.236816258623" calcext:value-type="float">
            <text:p>375.2368162586</text:p>
          </table:table-cell>
          <table:table-cell office:value-type="float" office:value="362.092105482829" calcext:value-type="float">
            <text:p>362.0921054828</text:p>
          </table:table-cell>
          <table:table-cell office:value-type="float" office:value="375.344693811594" calcext:value-type="float">
            <text:p>375.3446938116</text:p>
          </table:table-cell>
          <table:table-cell office:value-type="float" office:value="396.798701945205" calcext:value-type="float">
            <text:p>396.7987019452</text:p>
          </table:table-cell>
          <table:table-cell office:value-type="float" office:value="339.751569824112" calcext:value-type="float">
            <text:p>339.7515698241</text:p>
          </table:table-cell>
          <table:table-cell office:value-type="float" office:value="374.432906854332" calcext:value-type="float">
            <text:p>374.4329068543</text:p>
          </table:table-cell>
          <table:table-cell office:value-type="float" office:value="361.642630131581" calcext:value-type="float">
            <text:p>361.6426301316</text:p>
          </table:table-cell>
          <table:table-cell office:value-type="float" office:value="378.875825358818" calcext:value-type="float">
            <text:p>378.8758253588</text:p>
          </table:table-cell>
          <table:table-cell office:value-type="float" office:value="376.365112697482" calcext:value-type="float">
            <text:p>376.3651126975</text:p>
          </table:table-cell>
          <table:table-cell office:value-type="float" office:value="357.058961597674" calcext:value-type="float">
            <text:p>357.0589615977</text:p>
          </table:table-cell>
          <table:table-cell office:value-type="float" office:value="368.47256262019" calcext:value-type="float">
            <text:p>368.4725626202</text:p>
          </table:table-cell>
          <table:table-cell office:value-type="float" office:value="387.936983377969" calcext:value-type="float">
            <text:p>387.936983378</text:p>
          </table:table-cell>
          <table:table-cell office:value-type="float" office:value="379.942255967866" calcext:value-type="float">
            <text:p>379.9422559679</text:p>
          </table:table-cell>
          <table:table-cell office:value-type="float" office:value="403.573963157882" calcext:value-type="float">
            <text:p>403.5739631579</text:p>
          </table:table-cell>
          <table:table-cell office:value-type="float" office:value="374.977345593492" calcext:value-type="float">
            <text:p>374.9773455935</text:p>
          </table:table-cell>
          <table:table-cell office:value-type="float" office:value="385.121239357485" calcext:value-type="float">
            <text:p>385.1212393575</text:p>
          </table:table-cell>
          <table:table-cell office:value-type="float" office:value="370.435050002906" calcext:value-type="float">
            <text:p>370.4350500029</text:p>
          </table:table-cell>
          <table:table-cell office:value-type="float" office:value="359.86537039516" calcext:value-type="float">
            <text:p>359.8653703952</text:p>
          </table:table-cell>
          <table:table-cell office:value-type="float" office:value="371.237738885726" calcext:value-type="float">
            <text:p>371.2377388857</text:p>
          </table:table-cell>
          <table:table-cell office:value-type="float" office:value="395.082763885243" calcext:value-type="float">
            <text:p>395.0827638852</text:p>
          </table:table-cell>
          <table:table-cell office:value-type="float" office:value="359.357895193612" calcext:value-type="float">
            <text:p>359.3578951936</text:p>
          </table:table-cell>
          <table:table-cell office:value-type="float" office:value="388.559127539648" calcext:value-type="float">
            <text:p>388.5591275396</text:p>
          </table:table-cell>
          <table:table-cell office:value-type="float" office:value="371.187161793551" calcext:value-type="float">
            <text:p>371.1871617936</text:p>
          </table:table-cell>
          <table:table-cell office:value-type="float" office:value="385.247146152755" calcext:value-type="float">
            <text:p>385.2471461528</text:p>
          </table:table-cell>
          <table:table-cell office:value-type="float" office:value="383.235626911225" calcext:value-type="float">
            <text:p>383.2356269112</text:p>
          </table:table-cell>
          <table:table-cell office:value-type="float" office:value="368.702277749549" calcext:value-type="float">
            <text:p>368.7022777495</text:p>
          </table:table-cell>
          <table:table-cell office:value-type="float" office:value="394.738263608609" calcext:value-type="float">
            <text:p>394.7382636086</text:p>
          </table:table-cell>
          <table:table-cell office:value-type="float" office:value="359.351858756502" calcext:value-type="float">
            <text:p>359.3518587565</text:p>
          </table:table-cell>
          <table:table-cell office:value-type="float" office:value="368.386350353538" calcext:value-type="float">
            <text:p>368.3863503535</text:p>
          </table:table-cell>
          <table:table-cell office:value-type="float" office:value="366.560098281161" calcext:value-type="float">
            <text:p>366.5600982812</text:p>
          </table:table-cell>
          <table:table-cell office:value-type="float" office:value="381.90559559486" calcext:value-type="float">
            <text:p>381.9055955949</text:p>
          </table:table-cell>
          <table:table-cell office:value-type="float" office:value="381.961085654213" calcext:value-type="float">
            <text:p>381.9610856542</text:p>
          </table:table-cell>
          <table:table-cell office:value-type="float" office:value="366.361001529946" calcext:value-type="float">
            <text:p>366.3610015299</text:p>
          </table:table-cell>
          <table:table-cell office:value-type="float" office:value="360.682144950777" calcext:value-type="float">
            <text:p>360.6821449508</text:p>
          </table:table-cell>
          <table:table-cell office:value-type="float" office:value="406.121452186091" calcext:value-type="float">
            <text:p>406.1214521861</text:p>
          </table:table-cell>
          <table:table-cell office:value-type="float" office:value="375.271098050181" calcext:value-type="float">
            <text:p>375.2710980502</text:p>
          </table:table-cell>
          <table:table-cell office:value-type="float" office:value="372.164409322798" calcext:value-type="float">
            <text:p>372.1644093228</text:p>
          </table:table-cell>
          <table:table-cell office:value-type="float" office:value="373.180151520435" calcext:value-type="float">
            <text:p>373.1801515204</text:p>
          </table:table-cell>
          <table:table-cell office:value-type="float" office:value="374.106984778747" calcext:value-type="float">
            <text:p>374.1069847787</text:p>
          </table:table-cell>
          <table:table-cell office:value-type="float" office:value="395.788613779789" calcext:value-type="float">
            <text:p>395.7886137798</text:p>
          </table:table-cell>
          <table:table-cell office:value-type="float" office:value="402.059780130495" calcext:value-type="float">
            <text:p>402.0597801305</text:p>
          </table:table-cell>
        </table:table-row>
        <table:table-row table:style-name="ro1">
          <table:table-cell office:value-type="float" office:value="392.439323534165" calcext:value-type="float">
            <text:p>392.4393235342</text:p>
          </table:table-cell>
          <table:table-cell office:value-type="float" office:value="380.84998167186" calcext:value-type="float">
            <text:p>380.8499816719</text:p>
          </table:table-cell>
          <table:table-cell office:value-type="float" office:value="369.649019264916" calcext:value-type="float">
            <text:p>369.6490192649</text:p>
          </table:table-cell>
          <table:table-cell office:value-type="float" office:value="373.259076531203" calcext:value-type="float">
            <text:p>373.2590765312</text:p>
          </table:table-cell>
          <table:table-cell office:value-type="float" office:value="384.61635573586" calcext:value-type="float">
            <text:p>384.6163557359</text:p>
          </table:table-cell>
          <table:table-cell office:value-type="float" office:value="372.577744230334" calcext:value-type="float">
            <text:p>372.5777442303</text:p>
          </table:table-cell>
          <table:table-cell office:value-type="float" office:value="383.06301467649" calcext:value-type="float">
            <text:p>383.0630146765</text:p>
          </table:table-cell>
          <table:table-cell office:value-type="float" office:value="378.250829014796" calcext:value-type="float">
            <text:p>378.2508290148</text:p>
          </table:table-cell>
          <table:table-cell office:value-type="float" office:value="401.295763073047" calcext:value-type="float">
            <text:p>401.295763073</text:p>
          </table:table-cell>
          <table:table-cell office:value-type="float" office:value="379.059744968057" calcext:value-type="float">
            <text:p>379.0597449681</text:p>
          </table:table-cell>
          <table:table-cell office:value-type="float" office:value="367.277790688228" calcext:value-type="float">
            <text:p>367.2777906882</text:p>
          </table:table-cell>
          <table:table-cell office:value-type="float" office:value="388.990900375126" calcext:value-type="float">
            <text:p>388.9909003751</text:p>
          </table:table-cell>
          <table:table-cell office:value-type="float" office:value="399.943575766209" calcext:value-type="float">
            <text:p>399.9435757662</text:p>
          </table:table-cell>
          <table:table-cell office:value-type="float" office:value="340.186519524645" calcext:value-type="float">
            <text:p>340.1865195246</text:p>
          </table:table-cell>
          <table:table-cell office:value-type="float" office:value="372.675955072951" calcext:value-type="float">
            <text:p>372.675955073</text:p>
          </table:table-cell>
          <table:table-cell office:value-type="float" office:value="366.400829105042" calcext:value-type="float">
            <text:p>366.400829105</text:p>
          </table:table-cell>
          <table:table-cell office:value-type="float" office:value="389.295376053902" calcext:value-type="float">
            <text:p>389.2953760539</text:p>
          </table:table-cell>
          <table:table-cell office:value-type="float" office:value="377.899043850477" calcext:value-type="float">
            <text:p>377.8990438505</text:p>
          </table:table-cell>
          <table:table-cell office:value-type="float" office:value="367.306977517268" calcext:value-type="float">
            <text:p>367.3069775173</text:p>
          </table:table-cell>
          <table:table-cell office:value-type="float" office:value="375.641393720405" calcext:value-type="float">
            <text:p>375.6413937204</text:p>
          </table:table-cell>
          <table:table-cell office:value-type="float" office:value="388.468530024328" calcext:value-type="float">
            <text:p>388.4685300243</text:p>
          </table:table-cell>
          <table:table-cell office:value-type="float" office:value="380.691618329532" calcext:value-type="float">
            <text:p>380.6916183295</text:p>
          </table:table-cell>
          <table:table-cell office:value-type="float" office:value="414.78791506798" calcext:value-type="float">
            <text:p>414.787915068</text:p>
          </table:table-cell>
          <table:table-cell office:value-type="float" office:value="381.116537223619" calcext:value-type="float">
            <text:p>381.1165372236</text:p>
          </table:table-cell>
          <table:table-cell office:value-type="float" office:value="398.785436967639" calcext:value-type="float">
            <text:p>398.7854369676</text:p>
          </table:table-cell>
          <table:table-cell office:value-type="float" office:value="377.003330751723" calcext:value-type="float">
            <text:p>377.0033307517</text:p>
          </table:table-cell>
          <table:table-cell office:value-type="float" office:value="359.86537039516" calcext:value-type="float">
            <text:p>359.8653703952</text:p>
          </table:table-cell>
          <table:table-cell office:value-type="float" office:value="391.67461002734" calcext:value-type="float">
            <text:p>391.6746100273</text:p>
          </table:table-cell>
          <table:table-cell office:value-type="float" office:value="403.001361844246" calcext:value-type="float">
            <text:p>403.0013618442</text:p>
          </table:table-cell>
          <table:table-cell office:value-type="float" office:value="364.32279028291" calcext:value-type="float">
            <text:p>364.3227902829</text:p>
          </table:table-cell>
          <table:table-cell office:value-type="float" office:value="399.111890994206" calcext:value-type="float">
            <text:p>399.1118909942</text:p>
          </table:table-cell>
          <table:table-cell office:value-type="float" office:value="372.242874415688" calcext:value-type="float">
            <text:p>372.2428744157</text:p>
          </table:table-cell>
          <table:table-cell office:value-type="float" office:value="383.676885049741" calcext:value-type="float">
            <text:p>383.6768850497</text:p>
          </table:table-cell>
          <table:table-cell office:value-type="float" office:value="388.170585845081" calcext:value-type="float">
            <text:p>388.1705858451</text:p>
          </table:table-cell>
          <table:table-cell office:value-type="float" office:value="368.966434259161" calcext:value-type="float">
            <text:p>368.9664342592</text:p>
          </table:table-cell>
          <table:table-cell office:value-type="float" office:value="396.299199391655" calcext:value-type="float">
            <text:p>396.2991993917</text:p>
          </table:table-cell>
          <table:table-cell office:value-type="float" office:value="378.352934257736" calcext:value-type="float">
            <text:p>378.3529342577</text:p>
          </table:table-cell>
          <table:table-cell office:value-type="float" office:value="383.155717306295" calcext:value-type="float">
            <text:p>383.1557173063</text:p>
          </table:table-cell>
          <table:table-cell office:value-type="float" office:value="363.785482205382" calcext:value-type="float">
            <text:p>363.7854822054</text:p>
          </table:table-cell>
          <table:table-cell office:value-type="float" office:value="381.90559559486" calcext:value-type="float">
            <text:p>381.9055955949</text:p>
          </table:table-cell>
          <table:table-cell office:value-type="float" office:value="382.218668933562" calcext:value-type="float">
            <text:p>382.2186689336</text:p>
          </table:table-cell>
          <table:table-cell office:value-type="float" office:value="377.590535601691" calcext:value-type="float">
            <text:p>377.5905356017</text:p>
          </table:table-cell>
          <table:table-cell office:value-type="float" office:value="378.343023943222" calcext:value-type="float">
            <text:p>378.3430239432</text:p>
          </table:table-cell>
          <table:table-cell office:value-type="float" office:value="407.189704471508" calcext:value-type="float">
            <text:p>407.1897044715</text:p>
          </table:table-cell>
          <table:table-cell office:value-type="float" office:value="375.885699045716" calcext:value-type="float">
            <text:p>375.8856990457</text:p>
          </table:table-cell>
          <table:table-cell office:value-type="float" office:value="372.164409322798" calcext:value-type="float">
            <text:p>372.1644093228</text:p>
          </table:table-cell>
          <table:table-cell office:value-type="float" office:value="377.260221369323" calcext:value-type="float">
            <text:p>377.2602213693</text:p>
          </table:table-cell>
          <table:table-cell office:value-type="float" office:value="370.967424855938" calcext:value-type="float">
            <text:p>370.9674248559</text:p>
          </table:table-cell>
          <table:table-cell office:value-type="float" office:value="398.052748451279" calcext:value-type="float">
            <text:p>398.0527484513</text:p>
          </table:table-cell>
          <table:table-cell office:value-type="float" office:value="403.85123443402" calcext:value-type="float">
            <text:p>403.851234434</text:p>
          </table:table-cell>
        </table:table-row>
        <table:table-row table:style-name="ro1">
          <table:table-cell office:value-type="float" office:value="391.436349029035" calcext:value-type="float">
            <text:p>391.436349029</text:p>
          </table:table-cell>
          <table:table-cell office:value-type="float" office:value="389.200636127184" calcext:value-type="float">
            <text:p>389.2006361272</text:p>
          </table:table-cell>
          <table:table-cell office:value-type="float" office:value="371.403850663205" calcext:value-type="float">
            <text:p>371.4038506632</text:p>
          </table:table-cell>
          <table:table-cell office:value-type="float" office:value="383.97250785167" calcext:value-type="float">
            <text:p>383.9725078517</text:p>
          </table:table-cell>
          <table:table-cell office:value-type="float" office:value="389.389480682307" calcext:value-type="float">
            <text:p>389.3894806823</text:p>
          </table:table-cell>
          <table:table-cell office:value-type="float" office:value="382.316024819159" calcext:value-type="float">
            <text:p>382.3160248192</text:p>
          </table:table-cell>
          <table:table-cell office:value-type="float" office:value="384.102352282393" calcext:value-type="float">
            <text:p>384.1023522824</text:p>
          </table:table-cell>
          <table:table-cell office:value-type="float" office:value="383.077597673675" calcext:value-type="float">
            <text:p>383.0775976737</text:p>
          </table:table-cell>
          <table:table-cell office:value-type="float" office:value="405.15447816586" calcext:value-type="float">
            <text:p>405.1544781659</text:p>
          </table:table-cell>
          <table:table-cell office:value-type="float" office:value="379.268601995992" calcext:value-type="float">
            <text:p>379.268601996</text:p>
          </table:table-cell>
          <table:table-cell office:value-type="float" office:value="367.488049181134" calcext:value-type="float">
            <text:p>367.4880491811</text:p>
          </table:table-cell>
          <table:table-cell office:value-type="float" office:value="390.592564929198" calcext:value-type="float">
            <text:p>390.5925649292</text:p>
          </table:table-cell>
          <table:table-cell office:value-type="float" office:value="407.669434794706" calcext:value-type="float">
            <text:p>407.6694347947</text:p>
          </table:table-cell>
          <table:table-cell office:value-type="float" office:value="341.118890380926" calcext:value-type="float">
            <text:p>341.1188903809</text:p>
          </table:table-cell>
          <table:table-cell office:value-type="float" office:value="370.363067427853" calcext:value-type="float">
            <text:p>370.3630674279</text:p>
          </table:table-cell>
          <table:table-cell office:value-type="float" office:value="366.400829105042" calcext:value-type="float">
            <text:p>366.400829105</text:p>
          </table:table-cell>
          <table:table-cell office:value-type="float" office:value="391.931537809604" calcext:value-type="float">
            <text:p>391.9315378096</text:p>
          </table:table-cell>
          <table:table-cell office:value-type="float" office:value="378.366824241129" calcext:value-type="float">
            <text:p>378.3668242411</text:p>
          </table:table-cell>
          <table:table-cell office:value-type="float" office:value="365.151471272421" calcext:value-type="float">
            <text:p>365.1514712724</text:p>
          </table:table-cell>
          <table:table-cell office:value-type="float" office:value="375.882747121315" calcext:value-type="float">
            <text:p>375.8827471213</text:p>
          </table:table-cell>
          <table:table-cell office:value-type="float" office:value="383.810007772157" calcext:value-type="float">
            <text:p>383.8100077722</text:p>
          </table:table-cell>
          <table:table-cell office:value-type="float" office:value="380.899201255865" calcext:value-type="float">
            <text:p>380.8992012559</text:p>
          </table:table-cell>
          <table:table-cell office:value-type="float" office:value="410.568227790922" calcext:value-type="float">
            <text:p>410.5682277909</text:p>
          </table:table-cell>
          <table:table-cell office:value-type="float" office:value="380.275254101668" calcext:value-type="float">
            <text:p>380.2752541017</text:p>
          </table:table-cell>
          <table:table-cell office:value-type="float" office:value="406.716375713543" calcext:value-type="float">
            <text:p>406.7163757135</text:p>
          </table:table-cell>
          <table:table-cell office:value-type="float" office:value="374.42276058277" calcext:value-type="float">
            <text:p>374.4227605828</text:p>
          </table:table-cell>
          <table:table-cell office:value-type="float" office:value="371.171490272125" calcext:value-type="float">
            <text:p>371.1714902721</text:p>
          </table:table-cell>
          <table:table-cell office:value-type="float" office:value="394.646994010453" calcext:value-type="float">
            <text:p>394.6469940105</text:p>
          </table:table-cell>
          <table:table-cell office:value-type="float" office:value="405.845497774207" calcext:value-type="float">
            <text:p>405.8454977742</text:p>
          </table:table-cell>
          <table:table-cell office:value-type="float" office:value="357.724344105309" calcext:value-type="float">
            <text:p>357.7243441053</text:p>
          </table:table-cell>
          <table:table-cell office:value-type="float" office:value="405.42889543089" calcext:value-type="float">
            <text:p>405.4288954309</text:p>
          </table:table-cell>
          <table:table-cell office:value-type="float" office:value="372.202623791635" calcext:value-type="float">
            <text:p>372.2026237916</text:p>
          </table:table-cell>
          <table:table-cell office:value-type="float" office:value="385.359458069325" calcext:value-type="float">
            <text:p>385.3594580693</text:p>
          </table:table-cell>
          <table:table-cell office:value-type="float" office:value="395.564025275722" calcext:value-type="float">
            <text:p>395.5640252757</text:p>
          </table:table-cell>
          <table:table-cell office:value-type="float" office:value="368.75228093721" calcext:value-type="float">
            <text:p>368.7522809372</text:p>
          </table:table-cell>
          <table:table-cell office:value-type="float" office:value="399.216684142715" calcext:value-type="float">
            <text:p>399.2166841427</text:p>
          </table:table-cell>
          <table:table-cell office:value-type="float" office:value="379.72823630704" calcext:value-type="float">
            <text:p>379.728236307</text:p>
          </table:table-cell>
          <table:table-cell office:value-type="float" office:value="386.948396328189" calcext:value-type="float">
            <text:p>386.9483963282</text:p>
          </table:table-cell>
          <table:table-cell office:value-type="float" office:value="368.814525073232" calcext:value-type="float">
            <text:p>368.8145250732</text:p>
          </table:table-cell>
          <table:table-cell office:value-type="float" office:value="380.190996745462" calcext:value-type="float">
            <text:p>380.1909967455</text:p>
          </table:table-cell>
          <table:table-cell office:value-type="float" office:value="381.85452813174" calcext:value-type="float">
            <text:p>381.8545281317</text:p>
          </table:table-cell>
          <table:table-cell office:value-type="float" office:value="380.310740523949" calcext:value-type="float">
            <text:p>380.3107405239</text:p>
          </table:table-cell>
          <table:table-cell office:value-type="float" office:value="382.10559229946" calcext:value-type="float">
            <text:p>382.1055922995</text:p>
          </table:table-cell>
          <table:table-cell office:value-type="float" office:value="408.610256919042" calcext:value-type="float">
            <text:p>408.610256919</text:p>
          </table:table-cell>
          <table:table-cell office:value-type="float" office:value="374.992509435591" calcext:value-type="float">
            <text:p>374.9925094356</text:p>
          </table:table-cell>
          <table:table-cell office:value-type="float" office:value="373.125832959948" calcext:value-type="float">
            <text:p>373.1258329599</text:p>
          </table:table-cell>
          <table:table-cell office:value-type="float" office:value="381.063381564903" calcext:value-type="float">
            <text:p>381.0633815649</text:p>
          </table:table-cell>
          <table:table-cell office:value-type="float" office:value="364.720191093118" calcext:value-type="float">
            <text:p>364.7201910931</text:p>
          </table:table-cell>
          <table:table-cell office:value-type="float" office:value="408.479348061426" calcext:value-type="float">
            <text:p>408.4793480614</text:p>
          </table:table-cell>
          <table:table-cell office:value-type="float" office:value="403.881406442685" calcext:value-type="float">
            <text:p>403.8814064427</text:p>
          </table:table-cell>
        </table:table-row>
        <table:table-row table:style-name="ro1">
          <table:table-cell office:value-type="float" office:value="408.049418395853" calcext:value-type="float">
            <text:p>408.0494183959</text:p>
          </table:table-cell>
          <table:table-cell office:value-type="float" office:value="400.253565581437" calcext:value-type="float">
            <text:p>400.2535655814</text:p>
          </table:table-cell>
          <table:table-cell office:value-type="float" office:value="374.471192777004" calcext:value-type="float">
            <text:p>374.471192777</text:p>
          </table:table-cell>
          <table:table-cell office:value-type="float" office:value="384.928565949839" calcext:value-type="float">
            <text:p>384.9285659498</text:p>
          </table:table-cell>
          <table:table-cell office:value-type="float" office:value="384.760496990852" calcext:value-type="float">
            <text:p>384.7604969909</text:p>
          </table:table-cell>
          <table:table-cell office:value-type="float" office:value="380.691107757809" calcext:value-type="float">
            <text:p>380.6911077578</text:p>
          </table:table-cell>
          <table:table-cell office:value-type="float" office:value="390.278692250489" calcext:value-type="float">
            <text:p>390.2786922505</text:p>
          </table:table-cell>
          <table:table-cell office:value-type="float" office:value="388.600395179651" calcext:value-type="float">
            <text:p>388.6003951797</text:p>
          </table:table-cell>
          <table:table-cell office:value-type="float" office:value="405.851301920956" calcext:value-type="float">
            <text:p>405.851301921</text:p>
          </table:table-cell>
          <table:table-cell office:value-type="float" office:value="384.844986709033" calcext:value-type="float">
            <text:p>384.844986709</text:p>
          </table:table-cell>
          <table:table-cell office:value-type="float" office:value="383.801775262381" calcext:value-type="float">
            <text:p>383.8017752624</text:p>
          </table:table-cell>
          <table:table-cell office:value-type="float" office:value="395.181720279091" calcext:value-type="float">
            <text:p>395.1817202791</text:p>
          </table:table-cell>
          <table:table-cell office:value-type="float" office:value="413.182396444397" calcext:value-type="float">
            <text:p>413.1823964444</text:p>
          </table:table-cell>
          <table:table-cell office:value-type="float" office:value="342.556674823497" calcext:value-type="float">
            <text:p>342.5566748235</text:p>
          </table:table-cell>
          <table:table-cell office:value-type="float" office:value="373.505150549456" calcext:value-type="float">
            <text:p>373.5051505495</text:p>
          </table:table-cell>
          <table:table-cell office:value-type="float" office:value="373.134389490485" calcext:value-type="float">
            <text:p>373.1343894905</text:p>
          </table:table-cell>
          <table:table-cell office:value-type="float" office:value="397.422328167956" calcext:value-type="float">
            <text:p>397.422328168</text:p>
          </table:table-cell>
          <table:table-cell office:value-type="float" office:value="378.914233965919" calcext:value-type="float">
            <text:p>378.9142339659</text:p>
          </table:table-cell>
          <table:table-cell office:value-type="float" office:value="365.257365574525" calcext:value-type="float">
            <text:p>365.2573655745</text:p>
          </table:table-cell>
          <table:table-cell office:value-type="float" office:value="382.302936280777" calcext:value-type="float">
            <text:p>382.3029362808</text:p>
          </table:table-cell>
          <table:table-cell office:value-type="float" office:value="387.369328912875" calcext:value-type="float">
            <text:p>387.3693289129</text:p>
          </table:table-cell>
          <table:table-cell office:value-type="float" office:value="383.862225283008" calcext:value-type="float">
            <text:p>383.862225283</text:p>
          </table:table-cell>
          <table:table-cell office:value-type="float" office:value="420.545341954273" calcext:value-type="float">
            <text:p>420.5453419543</text:p>
          </table:table-cell>
          <table:table-cell office:value-type="float" office:value="386.890068493343" calcext:value-type="float">
            <text:p>386.8900684933</text:p>
          </table:table-cell>
          <table:table-cell office:value-type="float" office:value="407.840482898672" calcext:value-type="float">
            <text:p>407.8404828987</text:p>
          </table:table-cell>
          <table:table-cell office:value-type="float" office:value="379.223500916182" calcext:value-type="float">
            <text:p>379.2235009162</text:p>
          </table:table-cell>
          <table:table-cell office:value-type="float" office:value="377.201093958119" calcext:value-type="float">
            <text:p>377.2010939581</text:p>
          </table:table-cell>
          <table:table-cell office:value-type="float" office:value="395.375943113184" calcext:value-type="float">
            <text:p>395.3759431132</text:p>
          </table:table-cell>
          <table:table-cell office:value-type="float" office:value="406.661504072741" calcext:value-type="float">
            <text:p>406.6615040727</text:p>
          </table:table-cell>
          <table:table-cell office:value-type="float" office:value="367.813289539403" calcext:value-type="float">
            <text:p>367.8132895394</text:p>
          </table:table-cell>
          <table:table-cell office:value-type="float" office:value="408.381695763528" calcext:value-type="float">
            <text:p>408.3816957635</text:p>
          </table:table-cell>
          <table:table-cell office:value-type="float" office:value="377.540756343817" calcext:value-type="float">
            <text:p>377.5407563438</text:p>
          </table:table-cell>
          <table:table-cell office:value-type="float" office:value="390.793603016966" calcext:value-type="float">
            <text:p>390.793603017</text:p>
          </table:table-cell>
          <table:table-cell office:value-type="float" office:value="394.661321380766" calcext:value-type="float">
            <text:p>394.6613213808</text:p>
          </table:table-cell>
          <table:table-cell office:value-type="float" office:value="369.996144219049" calcext:value-type="float">
            <text:p>369.996144219</text:p>
          </table:table-cell>
          <table:table-cell office:value-type="float" office:value="399.216684142715" calcext:value-type="float">
            <text:p>399.2166841427</text:p>
          </table:table-cell>
          <table:table-cell office:value-type="float" office:value="379.391544616747" calcext:value-type="float">
            <text:p>379.3915446167</text:p>
          </table:table-cell>
          <table:table-cell office:value-type="float" office:value="392.901610773592" calcext:value-type="float">
            <text:p>392.9016107736</text:p>
          </table:table-cell>
          <table:table-cell office:value-type="float" office:value="368.798941086339" calcext:value-type="float">
            <text:p>368.7989410863</text:p>
          </table:table-cell>
          <table:table-cell office:value-type="float" office:value="387.298485464971" calcext:value-type="float">
            <text:p>387.298485465</text:p>
          </table:table-cell>
          <table:table-cell office:value-type="float" office:value="380.306216846784" calcext:value-type="float">
            <text:p>380.3062168468</text:p>
          </table:table-cell>
          <table:table-cell office:value-type="float" office:value="380.543152444793" calcext:value-type="float">
            <text:p>380.5431524448</text:p>
          </table:table-cell>
          <table:table-cell office:value-type="float" office:value="382.10559229946" calcext:value-type="float">
            <text:p>382.1055922995</text:p>
          </table:table-cell>
          <table:table-cell office:value-type="float" office:value="414.603516617656" calcext:value-type="float">
            <text:p>414.6035166177</text:p>
          </table:table-cell>
          <table:table-cell office:value-type="float" office:value="377.644549545566" calcext:value-type="float">
            <text:p>377.6445495456</text:p>
          </table:table-cell>
          <table:table-cell office:value-type="float" office:value="378.307697158209" calcext:value-type="float">
            <text:p>378.3076971582</text:p>
          </table:table-cell>
          <table:table-cell office:value-type="float" office:value="381.654635483719" calcext:value-type="float">
            <text:p>381.6546354837</text:p>
          </table:table-cell>
          <table:table-cell office:value-type="float" office:value="375.772608285278" calcext:value-type="float">
            <text:p>375.7726082853</text:p>
          </table:table-cell>
          <table:table-cell office:value-type="float" office:value="413.30860198969" calcext:value-type="float">
            <text:p>413.3086019897</text:p>
          </table:table-cell>
          <table:table-cell office:value-type="float" office:value="409.411097355532" calcext:value-type="float">
            <text:p>409.4110973555</text:p>
          </table:table-cell>
        </table:table-row>
        <table:table-row table:style-name="ro1">
          <table:table-cell office:value-type="float" office:value="417.63724266299" calcext:value-type="float">
            <text:p>417.637242663</text:p>
          </table:table-cell>
          <table:table-cell office:value-type="float" office:value="404.370047194786" calcext:value-type="float">
            <text:p>404.3700471948</text:p>
          </table:table-cell>
          <table:table-cell office:value-type="float" office:value="372.130585416106" calcext:value-type="float">
            <text:p>372.1305854161</text:p>
          </table:table-cell>
          <table:table-cell office:value-type="float" office:value="398.654930261355" calcext:value-type="float">
            <text:p>398.6549302614</text:p>
          </table:table-cell>
          <table:table-cell office:value-type="float" office:value="391.203624637655" calcext:value-type="float">
            <text:p>391.2036246377</text:p>
          </table:table-cell>
          <table:table-cell office:value-type="float" office:value="381.781548271027" calcext:value-type="float">
            <text:p>381.781548271</text:p>
          </table:table-cell>
          <table:table-cell office:value-type="float" office:value="390.278692250489" calcext:value-type="float">
            <text:p>390.2786922505</text:p>
          </table:table-cell>
          <table:table-cell office:value-type="float" office:value="389.941440874117" calcext:value-type="float">
            <text:p>389.9414408741</text:p>
          </table:table-cell>
          <table:table-cell office:value-type="float" office:value="409.562636152429" calcext:value-type="float">
            <text:p>409.5626361524</text:p>
          </table:table-cell>
          <table:table-cell office:value-type="float" office:value="382.908618388177" calcext:value-type="float">
            <text:p>382.9086183882</text:p>
          </table:table-cell>
          <table:table-cell office:value-type="float" office:value="395.517741593633" calcext:value-type="float">
            <text:p>395.5177415936</text:p>
          </table:table-cell>
          <table:table-cell office:value-type="float" office:value="404.200297859093" calcext:value-type="float">
            <text:p>404.2002978591</text:p>
          </table:table-cell>
          <table:table-cell office:value-type="float" office:value="417.522708894384" calcext:value-type="float">
            <text:p>417.5227088944</text:p>
          </table:table-cell>
          <table:table-cell office:value-type="float" office:value="342.670944020385" calcext:value-type="float">
            <text:p>342.6709440204</text:p>
          </table:table-cell>
          <table:table-cell office:value-type="float" office:value="375.070585899936" calcext:value-type="float">
            <text:p>375.0705858999</text:p>
          </table:table-cell>
          <table:table-cell office:value-type="float" office:value="373.9573871668" calcext:value-type="float">
            <text:p>373.9573871668</text:p>
          </table:table-cell>
          <table:table-cell office:value-type="float" office:value="398.146684335876" calcext:value-type="float">
            <text:p>398.1466843359</text:p>
          </table:table-cell>
          <table:table-cell office:value-type="float" office:value="385.072424060431" calcext:value-type="float">
            <text:p>385.0724240604</text:p>
          </table:table-cell>
          <table:table-cell office:value-type="float" office:value="364.453640223248" calcext:value-type="float">
            <text:p>364.4536402232</text:p>
          </table:table-cell>
          <table:table-cell office:value-type="float" office:value="389.313611020122" calcext:value-type="float">
            <text:p>389.3136110201</text:p>
          </table:table-cell>
          <table:table-cell office:value-type="float" office:value="389.424970575025" calcext:value-type="float">
            <text:p>389.424970575</text:p>
          </table:table-cell>
          <table:table-cell office:value-type="float" office:value="385.799688642707" calcext:value-type="float">
            <text:p>385.7996886427</text:p>
          </table:table-cell>
          <table:table-cell office:value-type="float" office:value="423.971336064513" calcext:value-type="float">
            <text:p>423.9713360645</text:p>
          </table:table-cell>
          <table:table-cell office:value-type="float" office:value="404.472165864638" calcext:value-type="float">
            <text:p>404.4721658646</text:p>
          </table:table-cell>
          <table:table-cell office:value-type="float" office:value="408.095027844711" calcext:value-type="float">
            <text:p>408.0950278447</text:p>
          </table:table-cell>
          <table:table-cell office:value-type="float" office:value="375.287665826827" calcext:value-type="float">
            <text:p>375.2876658268</text:p>
          </table:table-cell>
          <table:table-cell office:value-type="float" office:value="377.524463508066" calcext:value-type="float">
            <text:p>377.5244635081</text:p>
          </table:table-cell>
          <table:table-cell office:value-type="float" office:value="389.113414953406" calcext:value-type="float">
            <text:p>389.1134149534</text:p>
          </table:table-cell>
          <table:table-cell office:value-type="float" office:value="410.939079510666" calcext:value-type="float">
            <text:p>410.9390795107</text:p>
          </table:table-cell>
          <table:table-cell office:value-type="float" office:value="372.680655168164" calcext:value-type="float">
            <text:p>372.6806551682</text:p>
          </table:table-cell>
          <table:table-cell office:value-type="float" office:value="408.381695763528" calcext:value-type="float">
            <text:p>408.3816957635</text:p>
          </table:table-cell>
          <table:table-cell office:value-type="float" office:value="391.140570714109" calcext:value-type="float">
            <text:p>391.1405707141</text:p>
          </table:table-cell>
          <table:table-cell office:value-type="float" office:value="401.241777235553" calcext:value-type="float">
            <text:p>401.2417772356</text:p>
          </table:table-cell>
          <table:table-cell office:value-type="float" office:value="396.223755919248" calcext:value-type="float">
            <text:p>396.2237559192</text:p>
          </table:table-cell>
          <table:table-cell office:value-type="float" office:value="379.636539594824" calcext:value-type="float">
            <text:p>379.6365395948</text:p>
          </table:table-cell>
          <table:table-cell office:value-type="float" office:value="399.216684142715" calcext:value-type="float">
            <text:p>399.2166841427</text:p>
          </table:table-cell>
          <table:table-cell office:value-type="float" office:value="374.71501091372" calcext:value-type="float">
            <text:p>374.7150109137</text:p>
          </table:table-cell>
          <table:table-cell office:value-type="float" office:value="393.545769756656" calcext:value-type="float">
            <text:p>393.5457697567</text:p>
          </table:table-cell>
          <table:table-cell office:value-type="float" office:value="372.916651706955" calcext:value-type="float">
            <text:p>372.916651707</text:p>
          </table:table-cell>
          <table:table-cell office:value-type="float" office:value="378.875673075978" calcext:value-type="float">
            <text:p>378.875673076</text:p>
          </table:table-cell>
          <table:table-cell office:value-type="float" office:value="379.096577813465" calcext:value-type="float">
            <text:p>379.0965778135</text:p>
          </table:table-cell>
          <table:table-cell office:value-type="float" office:value="388.742359916578" calcext:value-type="float">
            <text:p>388.7423599166</text:p>
          </table:table-cell>
          <table:table-cell office:value-type="float" office:value="389.392310040437" calcext:value-type="float">
            <text:p>389.3923100404</text:p>
          </table:table-cell>
          <table:table-cell office:value-type="float" office:value="422.99816065823" calcext:value-type="float">
            <text:p>422.9981606582</text:p>
          </table:table-cell>
          <table:table-cell office:value-type="float" office:value="381.267531055555" calcext:value-type="float">
            <text:p>381.2675310556</text:p>
          </table:table-cell>
          <table:table-cell office:value-type="float" office:value="377.33551694714" calcext:value-type="float">
            <text:p>377.3355169471</text:p>
          </table:table-cell>
          <table:table-cell office:value-type="float" office:value="381.654635483719" calcext:value-type="float">
            <text:p>381.6546354837</text:p>
          </table:table-cell>
          <table:table-cell office:value-type="float" office:value="379.584184693456" calcext:value-type="float">
            <text:p>379.5841846935</text:p>
          </table:table-cell>
          <table:table-cell office:value-type="float" office:value="418.042783069159" calcext:value-type="float">
            <text:p>418.0427830692</text:p>
          </table:table-cell>
          <table:table-cell office:value-type="float" office:value="420.030306844098" calcext:value-type="float">
            <text:p>420.0303068441</text:p>
          </table:table-cell>
        </table:table-row>
        <table:table-row table:style-name="ro1">
          <table:table-cell office:value-type="float" office:value="418.725391183376" calcext:value-type="float">
            <text:p>418.7253911834</text:p>
          </table:table-cell>
          <table:table-cell office:value-type="float" office:value="404.712191586409" calcext:value-type="float">
            <text:p>404.7121915864</text:p>
          </table:table-cell>
          <table:table-cell office:value-type="float" office:value="372.162515101192" calcext:value-type="float">
            <text:p>372.1625151012</text:p>
          </table:table-cell>
          <table:table-cell office:value-type="float" office:value="397.287805697369" calcext:value-type="float">
            <text:p>397.2878056974</text:p>
          </table:table-cell>
          <table:table-cell office:value-type="float" office:value="397.069645168444" calcext:value-type="float">
            <text:p>397.0696451684</text:p>
          </table:table-cell>
          <table:table-cell office:value-type="float" office:value="381.912591256782" calcext:value-type="float">
            <text:p>381.9125912568</text:p>
          </table:table-cell>
          <table:table-cell office:value-type="float" office:value="390.278692250489" calcext:value-type="float">
            <text:p>390.2786922505</text:p>
          </table:table-cell>
          <table:table-cell office:value-type="float" office:value="388.965972076963" calcext:value-type="float">
            <text:p>388.965972077</text:p>
          </table:table-cell>
          <table:table-cell office:value-type="float" office:value="415.579117060563" calcext:value-type="float">
            <text:p>415.5791170606</text:p>
          </table:table-cell>
          <table:table-cell office:value-type="float" office:value="385.519108750649" calcext:value-type="float">
            <text:p>385.5191087506</text:p>
          </table:table-cell>
          <table:table-cell office:value-type="float" office:value="398.955144314483" calcext:value-type="float">
            <text:p>398.9551443145</text:p>
          </table:table-cell>
          <table:table-cell office:value-type="float" office:value="409.759641344249" calcext:value-type="float">
            <text:p>409.7596413442</text:p>
          </table:table-cell>
          <table:table-cell office:value-type="float" office:value="415.655855311636" calcext:value-type="float">
            <text:p>415.6558553116</text:p>
          </table:table-cell>
          <table:table-cell office:value-type="float" office:value="347.924633864605" calcext:value-type="float">
            <text:p>347.9246338646</text:p>
          </table:table-cell>
          <table:table-cell office:value-type="float" office:value="380.991280263026" calcext:value-type="float">
            <text:p>380.991280263</text:p>
          </table:table-cell>
          <table:table-cell office:value-type="float" office:value="373.999263237906" calcext:value-type="float">
            <text:p>373.9992632379</text:p>
          </table:table-cell>
          <table:table-cell office:value-type="float" office:value="400.84290021209" calcext:value-type="float">
            <text:p>400.8429002121</text:p>
          </table:table-cell>
          <table:table-cell office:value-type="float" office:value="385.072424060431" calcext:value-type="float">
            <text:p>385.0724240604</text:p>
          </table:table-cell>
          <table:table-cell office:value-type="float" office:value="369.279444493685" calcext:value-type="float">
            <text:p>369.2794444937</text:p>
          </table:table-cell>
          <table:table-cell office:value-type="float" office:value="376.25054730496" calcext:value-type="float">
            <text:p>376.250547305</text:p>
          </table:table-cell>
          <table:table-cell office:value-type="float" office:value="396.992080003554" calcext:value-type="float">
            <text:p>396.9920800036</text:p>
          </table:table-cell>
          <table:table-cell office:value-type="float" office:value="384.714979422003" calcext:value-type="float">
            <text:p>384.714979422</text:p>
          </table:table-cell>
          <table:table-cell office:value-type="float" office:value="420.415381255368" calcext:value-type="float">
            <text:p>420.4153812554</text:p>
          </table:table-cell>
          <table:table-cell office:value-type="float" office:value="413.356801425917" calcext:value-type="float">
            <text:p>413.3568014259</text:p>
          </table:table-cell>
          <table:table-cell office:value-type="float" office:value="411.073533732888" calcext:value-type="float">
            <text:p>411.0735337329</text:p>
          </table:table-cell>
          <table:table-cell office:value-type="float" office:value="383.700204553326" calcext:value-type="float">
            <text:p>383.7002045533</text:p>
          </table:table-cell>
          <table:table-cell office:value-type="float" office:value="377.225092054659" calcext:value-type="float">
            <text:p>377.2250920547</text:p>
          </table:table-cell>
          <table:table-cell office:value-type="float" office:value="391.968378093272" calcext:value-type="float">
            <text:p>391.9683780933</text:p>
          </table:table-cell>
          <table:table-cell office:value-type="float" office:value="421.744756829972" calcext:value-type="float">
            <text:p>421.74475683</text:p>
          </table:table-cell>
          <table:table-cell office:value-type="float" office:value="377.095972412673" calcext:value-type="float">
            <text:p>377.0959724127</text:p>
          </table:table-cell>
          <table:table-cell office:value-type="float" office:value="407.754179654653" calcext:value-type="float">
            <text:p>407.7541796547</text:p>
          </table:table-cell>
          <table:table-cell office:value-type="float" office:value="392.730305550086" calcext:value-type="float">
            <text:p>392.7303055501</text:p>
          </table:table-cell>
          <table:table-cell office:value-type="float" office:value="401.632932707577" calcext:value-type="float">
            <text:p>401.6329327076</text:p>
          </table:table-cell>
          <table:table-cell office:value-type="float" office:value="398.79445434168" calcext:value-type="float">
            <text:p>398.7944543417</text:p>
          </table:table-cell>
          <table:table-cell office:value-type="float" office:value="387.630189733256" calcext:value-type="float">
            <text:p>387.6301897333</text:p>
          </table:table-cell>
          <table:table-cell office:value-type="float" office:value="411.016098697324" calcext:value-type="float">
            <text:p>411.0160986973</text:p>
          </table:table-cell>
          <table:table-cell office:value-type="float" office:value="373.022386298869" calcext:value-type="float">
            <text:p>373.0223862989</text:p>
          </table:table-cell>
          <table:table-cell office:value-type="float" office:value="396.186776318262" calcext:value-type="float">
            <text:p>396.1867763183</text:p>
          </table:table-cell>
          <table:table-cell office:value-type="float" office:value="373.041734294233" calcext:value-type="float">
            <text:p>373.0417342942</text:p>
          </table:table-cell>
          <table:table-cell office:value-type="float" office:value="382.843130402814" calcext:value-type="float">
            <text:p>382.8431304028</text:p>
          </table:table-cell>
          <table:table-cell office:value-type="float" office:value="387.032206705018" calcext:value-type="float">
            <text:p>387.032206705</text:p>
          </table:table-cell>
          <table:table-cell office:value-type="float" office:value="390.275592586573" calcext:value-type="float">
            <text:p>390.2755925866</text:p>
          </table:table-cell>
          <table:table-cell office:value-type="float" office:value="401.253783408945" calcext:value-type="float">
            <text:p>401.2537834089</text:p>
          </table:table-cell>
          <table:table-cell office:value-type="float" office:value="434.353637582647" calcext:value-type="float">
            <text:p>434.3536375826</text:p>
          </table:table-cell>
          <table:table-cell office:value-type="float" office:value="394.941487596294" calcext:value-type="float">
            <text:p>394.9414875963</text:p>
          </table:table-cell>
          <table:table-cell office:value-type="float" office:value="377.09935704191" calcext:value-type="float">
            <text:p>377.0993570419</text:p>
          </table:table-cell>
          <table:table-cell office:value-type="float" office:value="389.437166294424" calcext:value-type="float">
            <text:p>389.4371662944</text:p>
          </table:table-cell>
          <table:table-cell office:value-type="float" office:value="389.413356578717" calcext:value-type="float">
            <text:p>389.4133565787</text:p>
          </table:table-cell>
          <table:table-cell office:value-type="float" office:value="429.527182721834" calcext:value-type="float">
            <text:p>429.5271827218</text:p>
          </table:table-cell>
          <table:table-cell office:value-type="float" office:value="427.309714694914" calcext:value-type="float">
            <text:p>427.3097146949</text:p>
          </table:table-cell>
        </table:table-row>
        <table:table-row table:style-name="ro1">
          <table:table-cell office:value-type="float" office:value="419.985017466744" calcext:value-type="float">
            <text:p>419.9850174667</text:p>
          </table:table-cell>
          <table:table-cell office:value-type="float" office:value="403.469823720751" calcext:value-type="float">
            <text:p>403.4698237208</text:p>
          </table:table-cell>
          <table:table-cell office:value-type="float" office:value="388.607856944569" calcext:value-type="float">
            <text:p>388.6078569446</text:p>
          </table:table-cell>
          <table:table-cell office:value-type="float" office:value="395.291708857975" calcext:value-type="float">
            <text:p>395.291708858</text:p>
          </table:table-cell>
          <table:table-cell office:value-type="float" office:value="386.956605613417" calcext:value-type="float">
            <text:p>386.9566056134</text:p>
          </table:table-cell>
          <table:table-cell office:value-type="float" office:value="380.841922472272" calcext:value-type="float">
            <text:p>380.8419224723</text:p>
          </table:table-cell>
          <table:table-cell office:value-type="float" office:value="390.790433598719" calcext:value-type="float">
            <text:p>390.7904335987</text:p>
          </table:table-cell>
          <table:table-cell office:value-type="float" office:value="388.909082373463" calcext:value-type="float">
            <text:p>388.9090823735</text:p>
          </table:table-cell>
          <table:table-cell office:value-type="float" office:value="420.218405053843" calcext:value-type="float">
            <text:p>420.2184050538</text:p>
          </table:table-cell>
          <table:table-cell office:value-type="float" office:value="395.13526161392" calcext:value-type="float">
            <text:p>395.1352616139</text:p>
          </table:table-cell>
          <table:table-cell office:value-type="float" office:value="400.649672925572" calcext:value-type="float">
            <text:p>400.6496729256</text:p>
          </table:table-cell>
          <table:table-cell office:value-type="float" office:value="410.661552566994" calcext:value-type="float">
            <text:p>410.661552567</text:p>
          </table:table-cell>
          <table:table-cell office:value-type="float" office:value="419.333772369112" calcext:value-type="float">
            <text:p>419.3337723691</text:p>
          </table:table-cell>
          <table:table-cell office:value-type="float" office:value="349.059973274937" calcext:value-type="float">
            <text:p>349.0599732749</text:p>
          </table:table-cell>
          <table:table-cell office:value-type="float" office:value="381.482714005127" calcext:value-type="float">
            <text:p>381.4827140051</text:p>
          </table:table-cell>
          <table:table-cell office:value-type="float" office:value="374.504207610094" calcext:value-type="float">
            <text:p>374.5042076101</text:p>
          </table:table-cell>
          <table:table-cell office:value-type="float" office:value="400.84290021209" calcext:value-type="float">
            <text:p>400.8429002121</text:p>
          </table:table-cell>
          <table:table-cell office:value-type="float" office:value="390.625560516578" calcext:value-type="float">
            <text:p>390.6255605166</text:p>
          </table:table-cell>
          <table:table-cell office:value-type="float" office:value="375.667490496287" calcext:value-type="float">
            <text:p>375.6674904963</text:p>
          </table:table-cell>
          <table:table-cell office:value-type="float" office:value="395.367009093704" calcext:value-type="float">
            <text:p>395.3670090937</text:p>
          </table:table-cell>
          <table:table-cell office:value-type="float" office:value="403.353519175805" calcext:value-type="float">
            <text:p>403.3535191758</text:p>
          </table:table-cell>
          <table:table-cell office:value-type="float" office:value="384.218771353843" calcext:value-type="float">
            <text:p>384.2187713538</text:p>
          </table:table-cell>
          <table:table-cell office:value-type="float" office:value="427.845524305483" calcext:value-type="float">
            <text:p>427.8455243055</text:p>
          </table:table-cell>
          <table:table-cell office:value-type="float" office:value="415.590772172529" calcext:value-type="float">
            <text:p>415.5907721725</text:p>
          </table:table-cell>
          <table:table-cell office:value-type="float" office:value="415.040693920758" calcext:value-type="float">
            <text:p>415.0406939208</text:p>
          </table:table-cell>
          <table:table-cell office:value-type="float" office:value="378.649074162446" calcext:value-type="float">
            <text:p>378.6490741624</text:p>
          </table:table-cell>
          <table:table-cell office:value-type="float" office:value="379.413600052873" calcext:value-type="float">
            <text:p>379.4136000529</text:p>
          </table:table-cell>
          <table:table-cell office:value-type="float" office:value="391.857925039301" calcext:value-type="float">
            <text:p>391.8579250393</text:p>
          </table:table-cell>
          <table:table-cell office:value-type="float" office:value="423.506840026757" calcext:value-type="float">
            <text:p>423.5068400268</text:p>
          </table:table-cell>
          <table:table-cell office:value-type="float" office:value="380.582866194108" calcext:value-type="float">
            <text:p>380.5828661941</text:p>
          </table:table-cell>
          <table:table-cell office:value-type="float" office:value="407.566965792019" calcext:value-type="float">
            <text:p>407.566965792</text:p>
          </table:table-cell>
          <table:table-cell office:value-type="float" office:value="394.248806202367" calcext:value-type="float">
            <text:p>394.2488062024</text:p>
          </table:table-cell>
          <table:table-cell office:value-type="float" office:value="401.986727117018" calcext:value-type="float">
            <text:p>401.986727117</text:p>
          </table:table-cell>
          <table:table-cell office:value-type="float" office:value="398.947878864304" calcext:value-type="float">
            <text:p>398.9478788643</text:p>
          </table:table-cell>
          <table:table-cell office:value-type="float" office:value="387.867345586663" calcext:value-type="float">
            <text:p>387.8673455867</text:p>
          </table:table-cell>
          <table:table-cell office:value-type="float" office:value="420.062098347598" calcext:value-type="float">
            <text:p>420.0620983476</text:p>
          </table:table-cell>
          <table:table-cell office:value-type="float" office:value="386.034909620168" calcext:value-type="float">
            <text:p>386.0349096202</text:p>
          </table:table-cell>
          <table:table-cell office:value-type="float" office:value="396.30992860551" calcext:value-type="float">
            <text:p>396.3099286055</text:p>
          </table:table-cell>
          <table:table-cell office:value-type="float" office:value="374.021908286455" calcext:value-type="float">
            <text:p>374.0219082865</text:p>
          </table:table-cell>
          <table:table-cell office:value-type="float" office:value="379.800896731954" calcext:value-type="float">
            <text:p>379.800896732</text:p>
          </table:table-cell>
          <table:table-cell office:value-type="float" office:value="385.450619607943" calcext:value-type="float">
            <text:p>385.4506196079</text:p>
          </table:table-cell>
          <table:table-cell office:value-type="float" office:value="392.194707908283" calcext:value-type="float">
            <text:p>392.1947079083</text:p>
          </table:table-cell>
          <table:table-cell office:value-type="float" office:value="407.345605489218" calcext:value-type="float">
            <text:p>407.3456054892</text:p>
          </table:table-cell>
          <table:table-cell office:value-type="float" office:value="437.948454380647" calcext:value-type="float">
            <text:p>437.9484543806</text:p>
          </table:table-cell>
          <table:table-cell office:value-type="float" office:value="396.186804500956" calcext:value-type="float">
            <text:p>396.186804501</text:p>
          </table:table-cell>
          <table:table-cell office:value-type="float" office:value="382.405001967217" calcext:value-type="float">
            <text:p>382.4050019672</text:p>
          </table:table-cell>
          <table:table-cell office:value-type="float" office:value="389.65889195677" calcext:value-type="float">
            <text:p>389.6588919568</text:p>
          </table:table-cell>
          <table:table-cell office:value-type="float" office:value="388.363789144872" calcext:value-type="float">
            <text:p>388.3637891449</text:p>
          </table:table-cell>
          <table:table-cell office:value-type="float" office:value="434.576198703355" calcext:value-type="float">
            <text:p>434.5761987034</text:p>
          </table:table-cell>
          <table:table-cell office:value-type="float" office:value="427.795437565527" calcext:value-type="float">
            <text:p>427.7954375655</text:p>
          </table:table-cell>
        </table:table-row>
        <table:table-row table:style-name="ro1">
          <table:table-cell office:value-type="float" office:value="422.776222659626" calcext:value-type="float">
            <text:p>422.7762226596</text:p>
          </table:table-cell>
          <table:table-cell office:value-type="float" office:value="401.233421245076" calcext:value-type="float">
            <text:p>401.2334212451</text:p>
          </table:table-cell>
          <table:table-cell office:value-type="float" office:value="385.833625274858" calcext:value-type="float">
            <text:p>385.8336252749</text:p>
          </table:table-cell>
          <table:table-cell office:value-type="float" office:value="399.9947386084" calcext:value-type="float">
            <text:p>399.9947386084</text:p>
          </table:table-cell>
          <table:table-cell office:value-type="float" office:value="387.34236147614" calcext:value-type="float">
            <text:p>387.3423614761</text:p>
          </table:table-cell>
          <table:table-cell office:value-type="float" office:value="387.402056861599" calcext:value-type="float">
            <text:p>387.4020568616</text:p>
          </table:table-cell>
          <table:table-cell office:value-type="float" office:value="387.289721982396" calcext:value-type="float">
            <text:p>387.2897219824</text:p>
          </table:table-cell>
          <table:table-cell office:value-type="float" office:value="388.590651570411" calcext:value-type="float">
            <text:p>388.5906515704</text:p>
          </table:table-cell>
          <table:table-cell office:value-type="float" office:value="433.882381497701" calcext:value-type="float">
            <text:p>433.8823814977</text:p>
          </table:table-cell>
          <table:table-cell office:value-type="float" office:value="399.668062733151" calcext:value-type="float">
            <text:p>399.6680627332</text:p>
          </table:table-cell>
          <table:table-cell office:value-type="float" office:value="408.377252142415" calcext:value-type="float">
            <text:p>408.3772521424</text:p>
          </table:table-cell>
          <table:table-cell office:value-type="float" office:value="411.324813887787" calcext:value-type="float">
            <text:p>411.3248138878</text:p>
          </table:table-cell>
          <table:table-cell office:value-type="float" office:value="419.210633801798" calcext:value-type="float">
            <text:p>419.2106338018</text:p>
          </table:table-cell>
          <table:table-cell office:value-type="float" office:value="349.856260209898" calcext:value-type="float">
            <text:p>349.8562602099</text:p>
          </table:table-cell>
          <table:table-cell office:value-type="float" office:value="381.516832322498" calcext:value-type="float">
            <text:p>381.5168323225</text:p>
          </table:table-cell>
          <table:table-cell office:value-type="float" office:value="383.406641248985" calcext:value-type="float">
            <text:p>383.406641249</text:p>
          </table:table-cell>
          <table:table-cell office:value-type="float" office:value="400.84290021209" calcext:value-type="float">
            <text:p>400.8429002121</text:p>
          </table:table-cell>
          <table:table-cell office:value-type="float" office:value="390.625560516578" calcext:value-type="float">
            <text:p>390.6255605166</text:p>
          </table:table-cell>
          <table:table-cell office:value-type="float" office:value="379.657062173898" calcext:value-type="float">
            <text:p>379.6570621739</text:p>
          </table:table-cell>
          <table:table-cell office:value-type="float" office:value="401.155041227779" calcext:value-type="float">
            <text:p>401.1550412278</text:p>
          </table:table-cell>
          <table:table-cell office:value-type="float" office:value="408.82517792632" calcext:value-type="float">
            <text:p>408.8251779263</text:p>
          </table:table-cell>
          <table:table-cell office:value-type="float" office:value="383.412552516468" calcext:value-type="float">
            <text:p>383.4125525165</text:p>
          </table:table-cell>
          <table:table-cell office:value-type="float" office:value="433.184516784045" calcext:value-type="float">
            <text:p>433.184516784</text:p>
          </table:table-cell>
          <table:table-cell office:value-type="float" office:value="417.713077422768" calcext:value-type="float">
            <text:p>417.7130774228</text:p>
          </table:table-cell>
          <table:table-cell office:value-type="float" office:value="415.684254985396" calcext:value-type="float">
            <text:p>415.6842549854</text:p>
          </table:table-cell>
          <table:table-cell office:value-type="float" office:value="372.055617566753" calcext:value-type="float">
            <text:p>372.0556175668</text:p>
          </table:table-cell>
          <table:table-cell office:value-type="float" office:value="389.244658118759" calcext:value-type="float">
            <text:p>389.2446581188</text:p>
          </table:table-cell>
          <table:table-cell office:value-type="float" office:value="391.004711855557" calcext:value-type="float">
            <text:p>391.0047118556</text:p>
          </table:table-cell>
          <table:table-cell office:value-type="float" office:value="424.351610380161" calcext:value-type="float">
            <text:p>424.3516103802</text:p>
          </table:table-cell>
          <table:table-cell office:value-type="float" office:value="393.324637744139" calcext:value-type="float">
            <text:p>393.3246377441</text:p>
          </table:table-cell>
          <table:table-cell office:value-type="float" office:value="407.566965792019" calcext:value-type="float">
            <text:p>407.566965792</text:p>
          </table:table-cell>
          <table:table-cell office:value-type="float" office:value="397.152650680416" calcext:value-type="float">
            <text:p>397.1526506804</text:p>
          </table:table-cell>
          <table:table-cell office:value-type="float" office:value="407.871088247141" calcext:value-type="float">
            <text:p>407.8710882471</text:p>
          </table:table-cell>
          <table:table-cell office:value-type="float" office:value="392.308489222269" calcext:value-type="float">
            <text:p>392.3084892223</text:p>
          </table:table-cell>
          <table:table-cell office:value-type="float" office:value="395.406302737794" calcext:value-type="float">
            <text:p>395.4063027378</text:p>
          </table:table-cell>
          <table:table-cell office:value-type="float" office:value="422.26168152203" calcext:value-type="float">
            <text:p>422.261681522</text:p>
          </table:table-cell>
          <table:table-cell office:value-type="float" office:value="385.476548110897" calcext:value-type="float">
            <text:p>385.4765481109</text:p>
          </table:table-cell>
          <table:table-cell office:value-type="float" office:value="404.094246195131" calcext:value-type="float">
            <text:p>404.0942461951</text:p>
          </table:table-cell>
          <table:table-cell office:value-type="float" office:value="378.105766383681" calcext:value-type="float">
            <text:p>378.1057663837</text:p>
          </table:table-cell>
          <table:table-cell office:value-type="float" office:value="379.800896731954" calcext:value-type="float">
            <text:p>379.800896732</text:p>
          </table:table-cell>
          <table:table-cell office:value-type="float" office:value="387.94258066323" calcext:value-type="float">
            <text:p>387.9425806632</text:p>
          </table:table-cell>
          <table:table-cell office:value-type="float" office:value="394.925086568012" calcext:value-type="float">
            <text:p>394.925086568</text:p>
          </table:table-cell>
          <table:table-cell office:value-type="float" office:value="411.928831725566" calcext:value-type="float">
            <text:p>411.9288317256</text:p>
          </table:table-cell>
          <table:table-cell office:value-type="float" office:value="439.968379968767" calcext:value-type="float">
            <text:p>439.9683799688</text:p>
          </table:table-cell>
          <table:table-cell office:value-type="float" office:value="398.286638753505" calcext:value-type="float">
            <text:p>398.2866387535</text:p>
          </table:table-cell>
          <table:table-cell office:value-type="float" office:value="386.592007127189" calcext:value-type="float">
            <text:p>386.5920071272</text:p>
          </table:table-cell>
          <table:table-cell office:value-type="float" office:value="385.748322441862" calcext:value-type="float">
            <text:p>385.7483224419</text:p>
          </table:table-cell>
          <table:table-cell office:value-type="float" office:value="393.685751322995" calcext:value-type="float">
            <text:p>393.685751323</text:p>
          </table:table-cell>
          <table:table-cell office:value-type="float" office:value="442.083437410243" calcext:value-type="float">
            <text:p>442.0834374102</text:p>
          </table:table-cell>
          <table:table-cell office:value-type="float" office:value="431.383470216207" calcext:value-type="float">
            <text:p>431.3834702162</text:p>
          </table:table-cell>
        </table:table-row>
        <table:table-row table:style-name="ro1">
          <table:table-cell office:value-type="float" office:value="425.335792140981" calcext:value-type="float">
            <text:p>425.335792141</text:p>
          </table:table-cell>
          <table:table-cell office:value-type="float" office:value="409.632027495981" calcext:value-type="float">
            <text:p>409.632027496</text:p>
          </table:table-cell>
          <table:table-cell office:value-type="float" office:value="382.658522502363" calcext:value-type="float">
            <text:p>382.6585225024</text:p>
          </table:table-cell>
          <table:table-cell office:value-type="float" office:value="411.77307568974" calcext:value-type="float">
            <text:p>411.7730756897</text:p>
          </table:table-cell>
          <table:table-cell office:value-type="float" office:value="385.254825001375" calcext:value-type="float">
            <text:p>385.2548250014</text:p>
          </table:table-cell>
          <table:table-cell office:value-type="float" office:value="386.685495624585" calcext:value-type="float">
            <text:p>386.6854956246</text:p>
          </table:table-cell>
          <table:table-cell office:value-type="float" office:value="392.928738643822" calcext:value-type="float">
            <text:p>392.9287386438</text:p>
          </table:table-cell>
          <table:table-cell office:value-type="float" office:value="391.463312983758" calcext:value-type="float">
            <text:p>391.4633129838</text:p>
          </table:table-cell>
          <table:table-cell office:value-type="float" office:value="440.037810138703" calcext:value-type="float">
            <text:p>440.0378101387</text:p>
          </table:table-cell>
          <table:table-cell office:value-type="float" office:value="400.289404555169" calcext:value-type="float">
            <text:p>400.2894045552</text:p>
          </table:table-cell>
          <table:table-cell office:value-type="float" office:value="414.503766347596" calcext:value-type="float">
            <text:p>414.5037663476</text:p>
          </table:table-cell>
          <table:table-cell office:value-type="float" office:value="408.128026429049" calcext:value-type="float">
            <text:p>408.128026429</text:p>
          </table:table-cell>
          <table:table-cell office:value-type="float" office:value="416.037558283841" calcext:value-type="float">
            <text:p>416.0375582838</text:p>
          </table:table-cell>
          <table:table-cell office:value-type="float" office:value="353.626589901464" calcext:value-type="float">
            <text:p>353.6265899015</text:p>
          </table:table-cell>
          <table:table-cell office:value-type="float" office:value="381.336896368794" calcext:value-type="float">
            <text:p>381.3368963688</text:p>
          </table:table-cell>
          <table:table-cell office:value-type="float" office:value="388.608662800553" calcext:value-type="float">
            <text:p>388.6086628006</text:p>
          </table:table-cell>
          <table:table-cell office:value-type="float" office:value="401.170993534553" calcext:value-type="float">
            <text:p>401.1709935346</text:p>
          </table:table-cell>
          <table:table-cell office:value-type="float" office:value="386.676642989049" calcext:value-type="float">
            <text:p>386.676642989</text:p>
          </table:table-cell>
          <table:table-cell office:value-type="float" office:value="388.89932907421" calcext:value-type="float">
            <text:p>388.8993290742</text:p>
          </table:table-cell>
          <table:table-cell office:value-type="float" office:value="411.267403441981" calcext:value-type="float">
            <text:p>411.267403442</text:p>
          </table:table-cell>
          <table:table-cell office:value-type="float" office:value="408.82517792632" calcext:value-type="float">
            <text:p>408.8251779263</text:p>
          </table:table-cell>
          <table:table-cell office:value-type="float" office:value="386.691269896393" calcext:value-type="float">
            <text:p>386.6912698964</text:p>
          </table:table-cell>
          <table:table-cell office:value-type="float" office:value="434.404294697481" calcext:value-type="float">
            <text:p>434.4042946975</text:p>
          </table:table-cell>
          <table:table-cell office:value-type="float" office:value="416.792895361502" calcext:value-type="float">
            <text:p>416.7928953615</text:p>
          </table:table-cell>
          <table:table-cell office:value-type="float" office:value="420.023042664117" calcext:value-type="float">
            <text:p>420.0230426641</text:p>
          </table:table-cell>
          <table:table-cell office:value-type="float" office:value="375.725771408503" calcext:value-type="float">
            <text:p>375.7257714085</text:p>
          </table:table-cell>
          <table:table-cell office:value-type="float" office:value="389.890471161629" calcext:value-type="float">
            <text:p>389.8904711616</text:p>
          </table:table-cell>
          <table:table-cell office:value-type="float" office:value="391.7250920002" calcext:value-type="float">
            <text:p>391.7250920002</text:p>
          </table:table-cell>
          <table:table-cell office:value-type="float" office:value="427.117221562479" calcext:value-type="float">
            <text:p>427.1172215625</text:p>
          </table:table-cell>
          <table:table-cell office:value-type="float" office:value="396.416887842238" calcext:value-type="float">
            <text:p>396.4168878422</text:p>
          </table:table-cell>
          <table:table-cell office:value-type="float" office:value="418.262463971324" calcext:value-type="float">
            <text:p>418.2624639713</text:p>
          </table:table-cell>
          <table:table-cell office:value-type="float" office:value="398.196682941061" calcext:value-type="float">
            <text:p>398.1966829411</text:p>
          </table:table-cell>
          <table:table-cell office:value-type="float" office:value="412.320616252236" calcext:value-type="float">
            <text:p>412.3206162522</text:p>
          </table:table-cell>
          <table:table-cell office:value-type="float" office:value="394.738604016418" calcext:value-type="float">
            <text:p>394.7386040164</text:p>
          </table:table-cell>
          <table:table-cell office:value-type="float" office:value="396.839338471825" calcext:value-type="float">
            <text:p>396.8393384718</text:p>
          </table:table-cell>
          <table:table-cell office:value-type="float" office:value="421.843301349543" calcext:value-type="float">
            <text:p>421.8433013495</text:p>
          </table:table-cell>
          <table:table-cell office:value-type="float" office:value="388.032007512623" calcext:value-type="float">
            <text:p>388.0320075126</text:p>
          </table:table-cell>
          <table:table-cell office:value-type="float" office:value="410.632365351352" calcext:value-type="float">
            <text:p>410.6323653514</text:p>
          </table:table-cell>
          <table:table-cell office:value-type="float" office:value="373.618871580516" calcext:value-type="float">
            <text:p>373.6188715805</text:p>
          </table:table-cell>
          <table:table-cell office:value-type="float" office:value="383.487836672172" calcext:value-type="float">
            <text:p>383.4878366722</text:p>
          </table:table-cell>
          <table:table-cell office:value-type="float" office:value="385.766581060702" calcext:value-type="float">
            <text:p>385.7665810607</text:p>
          </table:table-cell>
          <table:table-cell office:value-type="float" office:value="398.444742063244" calcext:value-type="float">
            <text:p>398.4447420632</text:p>
          </table:table-cell>
          <table:table-cell office:value-type="float" office:value="410.741657053291" calcext:value-type="float">
            <text:p>410.7416570533</text:p>
          </table:table-cell>
          <table:table-cell office:value-type="float" office:value="435.068418113065" calcext:value-type="float">
            <text:p>435.0684181131</text:p>
          </table:table-cell>
          <table:table-cell office:value-type="float" office:value="399.971657837894" calcext:value-type="float">
            <text:p>399.9716578379</text:p>
          </table:table-cell>
          <table:table-cell office:value-type="float" office:value="383.768030369523" calcext:value-type="float">
            <text:p>383.7680303695</text:p>
          </table:table-cell>
          <table:table-cell office:value-type="float" office:value="392.725825146235" calcext:value-type="float">
            <text:p>392.7258251462</text:p>
          </table:table-cell>
          <table:table-cell office:value-type="float" office:value="393.862544442113" calcext:value-type="float">
            <text:p>393.8625444421</text:p>
          </table:table-cell>
          <table:table-cell office:value-type="float" office:value="444.35469522714" calcext:value-type="float">
            <text:p>444.3546952271</text:p>
          </table:table-cell>
          <table:table-cell office:value-type="float" office:value="429.94787397068" calcext:value-type="float">
            <text:p>429.9478739707</text:p>
          </table:table-cell>
        </table:table-row>
        <table:table-row table:style-name="ro1">
          <table:table-cell office:value-type="float" office:value="425.338377392386" calcext:value-type="float">
            <text:p>425.3383773924</text:p>
          </table:table-cell>
          <table:table-cell office:value-type="float" office:value="408.169681984197" calcext:value-type="float">
            <text:p>408.1696819842</text:p>
          </table:table-cell>
          <table:table-cell office:value-type="float" office:value="399.181463241056" calcext:value-type="float">
            <text:p>399.1814632411</text:p>
          </table:table-cell>
          <table:table-cell office:value-type="float" office:value="414.515639336805" calcext:value-type="float">
            <text:p>414.5156393368</text:p>
          </table:table-cell>
          <table:table-cell office:value-type="float" office:value="383.076034976059" calcext:value-type="float">
            <text:p>383.0760349761</text:p>
          </table:table-cell>
          <table:table-cell office:value-type="float" office:value="386.681969717733" calcext:value-type="float">
            <text:p>386.6819697177</text:p>
          </table:table-cell>
          <table:table-cell office:value-type="float" office:value="398.067411900511" calcext:value-type="float">
            <text:p>398.0674119005</text:p>
          </table:table-cell>
          <table:table-cell office:value-type="float" office:value="384.293512510421" calcext:value-type="float">
            <text:p>384.2935125104</text:p>
          </table:table-cell>
          <table:table-cell office:value-type="float" office:value="443.840460604754" calcext:value-type="float">
            <text:p>443.8404606048</text:p>
          </table:table-cell>
          <table:table-cell office:value-type="float" office:value="407.138536632998" calcext:value-type="float">
            <text:p>407.138536633</text:p>
          </table:table-cell>
          <table:table-cell office:value-type="float" office:value="416.830901535609" calcext:value-type="float">
            <text:p>416.8309015356</text:p>
          </table:table-cell>
          <table:table-cell office:value-type="float" office:value="421.69993075813" calcext:value-type="float">
            <text:p>421.6999307581</text:p>
          </table:table-cell>
          <table:table-cell office:value-type="float" office:value="425.398478631166" calcext:value-type="float">
            <text:p>425.3984786312</text:p>
          </table:table-cell>
          <table:table-cell office:value-type="float" office:value="354.698138558181" calcext:value-type="float">
            <text:p>354.6981385582</text:p>
          </table:table-cell>
          <table:table-cell office:value-type="float" office:value="381.51315661872" calcext:value-type="float">
            <text:p>381.5131566187</text:p>
          </table:table-cell>
          <table:table-cell office:value-type="float" office:value="391.89318441708" calcext:value-type="float">
            <text:p>391.8931844171</text:p>
          </table:table-cell>
          <table:table-cell office:value-type="float" office:value="401.170993534553" calcext:value-type="float">
            <text:p>401.1709935346</text:p>
          </table:table-cell>
          <table:table-cell office:value-type="float" office:value="371.69025577181" calcext:value-type="float">
            <text:p>371.6902557718</text:p>
          </table:table-cell>
          <table:table-cell office:value-type="float" office:value="390.912105238586" calcext:value-type="float">
            <text:p>390.9121052386</text:p>
          </table:table-cell>
          <table:table-cell office:value-type="float" office:value="416.381076859064" calcext:value-type="float">
            <text:p>416.3810768591</text:p>
          </table:table-cell>
          <table:table-cell office:value-type="float" office:value="409.340766488122" calcext:value-type="float">
            <text:p>409.3407664881</text:p>
          </table:table-cell>
          <table:table-cell office:value-type="float" office:value="390.869931892188" calcext:value-type="float">
            <text:p>390.8699318922</text:p>
          </table:table-cell>
          <table:table-cell office:value-type="float" office:value="437.235790866212" calcext:value-type="float">
            <text:p>437.2357908662</text:p>
          </table:table-cell>
          <table:table-cell office:value-type="float" office:value="423.986910414444" calcext:value-type="float">
            <text:p>423.9869104144</text:p>
          </table:table-cell>
          <table:table-cell office:value-type="float" office:value="423.283660065946" calcext:value-type="float">
            <text:p>423.2836600659</text:p>
          </table:table-cell>
          <table:table-cell office:value-type="float" office:value="374.230561442246" calcext:value-type="float">
            <text:p>374.2305614422</text:p>
          </table:table-cell>
          <table:table-cell office:value-type="float" office:value="387.706633374078" calcext:value-type="float">
            <text:p>387.7066333741</text:p>
          </table:table-cell>
          <table:table-cell office:value-type="float" office:value="391.173092489543" calcext:value-type="float">
            <text:p>391.1730924895</text:p>
          </table:table-cell>
          <table:table-cell office:value-type="float" office:value="428.130292375921" calcext:value-type="float">
            <text:p>428.1302923759</text:p>
          </table:table-cell>
          <table:table-cell office:value-type="float" office:value="396.973039063577" calcext:value-type="float">
            <text:p>396.9730390636</text:p>
          </table:table-cell>
          <table:table-cell office:value-type="float" office:value="412.821564883965" calcext:value-type="float">
            <text:p>412.821564884</text:p>
          </table:table-cell>
          <table:table-cell office:value-type="float" office:value="397.709163777428" calcext:value-type="float">
            <text:p>397.7091637774</text:p>
          </table:table-cell>
          <table:table-cell office:value-type="float" office:value="418.090000698583" calcext:value-type="float">
            <text:p>418.0900006986</text:p>
          </table:table-cell>
          <table:table-cell office:value-type="float" office:value="403.266277059159" calcext:value-type="float">
            <text:p>403.2662770592</text:p>
          </table:table-cell>
          <table:table-cell office:value-type="float" office:value="396.839338471825" calcext:value-type="float">
            <text:p>396.8393384718</text:p>
          </table:table-cell>
          <table:table-cell office:value-type="float" office:value="422.707401991272" calcext:value-type="float">
            <text:p>422.7074019913</text:p>
          </table:table-cell>
          <table:table-cell office:value-type="float" office:value="389.485683865919" calcext:value-type="float">
            <text:p>389.4856838659</text:p>
          </table:table-cell>
          <table:table-cell office:value-type="float" office:value="414.964050300392" calcext:value-type="float">
            <text:p>414.9640503004</text:p>
          </table:table-cell>
          <table:table-cell office:value-type="float" office:value="375.208741992564" calcext:value-type="float">
            <text:p>375.2087419926</text:p>
          </table:table-cell>
          <table:table-cell office:value-type="float" office:value="385.935907420974" calcext:value-type="float">
            <text:p>385.935907421</text:p>
          </table:table-cell>
          <table:table-cell office:value-type="float" office:value="406.313621897275" calcext:value-type="float">
            <text:p>406.3136218973</text:p>
          </table:table-cell>
          <table:table-cell office:value-type="float" office:value="397.95153523926" calcext:value-type="float">
            <text:p>397.9515352393</text:p>
          </table:table-cell>
          <table:table-cell office:value-type="float" office:value="412.117524000494" calcext:value-type="float">
            <text:p>412.1175240005</text:p>
          </table:table-cell>
          <table:table-cell office:value-type="float" office:value="439.607013145396" calcext:value-type="float">
            <text:p>439.6070131454</text:p>
          </table:table-cell>
          <table:table-cell office:value-type="float" office:value="401.943345721086" calcext:value-type="float">
            <text:p>401.9433457211</text:p>
          </table:table-cell>
          <table:table-cell office:value-type="float" office:value="396.196334280266" calcext:value-type="float">
            <text:p>396.1963342803</text:p>
          </table:table-cell>
          <table:table-cell office:value-type="float" office:value="393.079454930669" calcext:value-type="float">
            <text:p>393.0794549307</text:p>
          </table:table-cell>
          <table:table-cell office:value-type="float" office:value="398.685166514564" calcext:value-type="float">
            <text:p>398.6851665146</text:p>
          </table:table-cell>
          <table:table-cell office:value-type="float" office:value="444.609879738774" calcext:value-type="float">
            <text:p>444.6098797388</text:p>
          </table:table-cell>
          <table:table-cell office:value-type="float" office:value="439.968757634835" calcext:value-type="float">
            <text:p>439.9687576348</text:p>
          </table:table-cell>
        </table:table-row>
        <table:table-row table:style-name="ro1">
          <table:table-cell office:value-type="float" office:value="426.514273752144" calcext:value-type="float">
            <text:p>426.5142737521</text:p>
          </table:table-cell>
          <table:table-cell office:value-type="float" office:value="420.005100320187" calcext:value-type="float">
            <text:p>420.0051003202</text:p>
          </table:table-cell>
          <table:table-cell office:value-type="float" office:value="405.820563196732" calcext:value-type="float">
            <text:p>405.8205631967</text:p>
          </table:table-cell>
          <table:table-cell office:value-type="float" office:value="412.079933324467" calcext:value-type="float">
            <text:p>412.0799333245</text:p>
          </table:table-cell>
          <table:table-cell office:value-type="float" office:value="383.669699980363" calcext:value-type="float">
            <text:p>383.6696999804</text:p>
          </table:table-cell>
          <table:table-cell office:value-type="float" office:value="387.452390745344" calcext:value-type="float">
            <text:p>387.4523907453</text:p>
          </table:table-cell>
          <table:table-cell office:value-type="float" office:value="398.159755360936" calcext:value-type="float">
            <text:p>398.1597553609</text:p>
          </table:table-cell>
          <table:table-cell office:value-type="float" office:value="392.451848026001" calcext:value-type="float">
            <text:p>392.451848026</text:p>
          </table:table-cell>
          <table:table-cell office:value-type="float" office:value="452.997339098278" calcext:value-type="float">
            <text:p>452.9973390983</text:p>
          </table:table-cell>
          <table:table-cell office:value-type="float" office:value="406.638868338406" calcext:value-type="float">
            <text:p>406.6388683384</text:p>
          </table:table-cell>
          <table:table-cell office:value-type="float" office:value="415.895272390417" calcext:value-type="float">
            <text:p>415.8952723904</text:p>
          </table:table-cell>
          <table:table-cell office:value-type="float" office:value="429.306844753689" calcext:value-type="float">
            <text:p>429.3068447537</text:p>
          </table:table-cell>
          <table:table-cell office:value-type="float" office:value="414.251804432954" calcext:value-type="float">
            <text:p>414.251804433</text:p>
          </table:table-cell>
          <table:table-cell office:value-type="float" office:value="359.047926898374" calcext:value-type="float">
            <text:p>359.0479268984</text:p>
          </table:table-cell>
          <table:table-cell office:value-type="float" office:value="380.856055455142" calcext:value-type="float">
            <text:p>380.8560554551</text:p>
          </table:table-cell>
          <table:table-cell office:value-type="float" office:value="385.020921421356" calcext:value-type="float">
            <text:p>385.0209214214</text:p>
          </table:table-cell>
          <table:table-cell office:value-type="float" office:value="409.407834772881" calcext:value-type="float">
            <text:p>409.4078347729</text:p>
          </table:table-cell>
          <table:table-cell office:value-type="float" office:value="400.041124307718" calcext:value-type="float">
            <text:p>400.0411243077</text:p>
          </table:table-cell>
          <table:table-cell office:value-type="float" office:value="391.322485848255" calcext:value-type="float">
            <text:p>391.3224858483</text:p>
          </table:table-cell>
          <table:table-cell office:value-type="float" office:value="420.635160577513" calcext:value-type="float">
            <text:p>420.6351605775</text:p>
          </table:table-cell>
          <table:table-cell office:value-type="float" office:value="408.822305133775" calcext:value-type="float">
            <text:p>408.8223051338</text:p>
          </table:table-cell>
          <table:table-cell office:value-type="float" office:value="390.959286286067" calcext:value-type="float">
            <text:p>390.9592862861</text:p>
          </table:table-cell>
          <table:table-cell office:value-type="float" office:value="438.175321322164" calcext:value-type="float">
            <text:p>438.1753213222</text:p>
          </table:table-cell>
          <table:table-cell office:value-type="float" office:value="425.428011052416" calcext:value-type="float">
            <text:p>425.4280110524</text:p>
          </table:table-cell>
          <table:table-cell office:value-type="float" office:value="423.991593539123" calcext:value-type="float">
            <text:p>423.9915935391</text:p>
          </table:table-cell>
          <table:table-cell office:value-type="float" office:value="374.948912121028" calcext:value-type="float">
            <text:p>374.948912121</text:p>
          </table:table-cell>
          <table:table-cell office:value-type="float" office:value="387.706633374078" calcext:value-type="float">
            <text:p>387.7066333741</text:p>
          </table:table-cell>
          <table:table-cell office:value-type="float" office:value="390.221596251551" calcext:value-type="float">
            <text:p>390.2215962516</text:p>
          </table:table-cell>
          <table:table-cell office:value-type="float" office:value="431.117369638005" calcext:value-type="float">
            <text:p>431.117369638</text:p>
          </table:table-cell>
          <table:table-cell office:value-type="float" office:value="396.367982953282" calcext:value-type="float">
            <text:p>396.3679829533</text:p>
          </table:table-cell>
          <table:table-cell office:value-type="float" office:value="426.965689418413" calcext:value-type="float">
            <text:p>426.9656894184</text:p>
          </table:table-cell>
          <table:table-cell office:value-type="float" office:value="393.543305556589" calcext:value-type="float">
            <text:p>393.5433055566</text:p>
          </table:table-cell>
          <table:table-cell office:value-type="float" office:value="419.227212570516" calcext:value-type="float">
            <text:p>419.2272125705</text:p>
          </table:table-cell>
          <table:table-cell office:value-type="float" office:value="406.450132632406" calcext:value-type="float">
            <text:p>406.4501326324</text:p>
          </table:table-cell>
          <table:table-cell office:value-type="float" office:value="395.519570715789" calcext:value-type="float">
            <text:p>395.5195707158</text:p>
          </table:table-cell>
          <table:table-cell office:value-type="float" office:value="419.489718790023" calcext:value-type="float">
            <text:p>419.48971879</text:p>
          </table:table-cell>
          <table:table-cell office:value-type="float" office:value="389.485845780753" calcext:value-type="float">
            <text:p>389.4858457808</text:p>
          </table:table-cell>
          <table:table-cell office:value-type="float" office:value="419.423621945911" calcext:value-type="float">
            <text:p>419.4236219459</text:p>
          </table:table-cell>
          <table:table-cell office:value-type="float" office:value="375.659151737975" calcext:value-type="float">
            <text:p>375.659151738</text:p>
          </table:table-cell>
          <table:table-cell office:value-type="float" office:value="385.892666058356" calcext:value-type="float">
            <text:p>385.8926660584</text:p>
          </table:table-cell>
          <table:table-cell office:value-type="float" office:value="416.737381474847" calcext:value-type="float">
            <text:p>416.7373814748</text:p>
          </table:table-cell>
          <table:table-cell office:value-type="float" office:value="397.206914592899" calcext:value-type="float">
            <text:p>397.2069145929</text:p>
          </table:table-cell>
          <table:table-cell office:value-type="float" office:value="410.704866088771" calcext:value-type="float">
            <text:p>410.7048660888</text:p>
          </table:table-cell>
          <table:table-cell office:value-type="float" office:value="448.884378082217" calcext:value-type="float">
            <text:p>448.8843780822</text:p>
          </table:table-cell>
          <table:table-cell office:value-type="float" office:value="401.536294683446" calcext:value-type="float">
            <text:p>401.5362946834</text:p>
          </table:table-cell>
          <table:table-cell office:value-type="float" office:value="395.745103887128" calcext:value-type="float">
            <text:p>395.7451038871</text:p>
          </table:table-cell>
          <table:table-cell office:value-type="float" office:value="393.214413452996" calcext:value-type="float">
            <text:p>393.214413453</text:p>
          </table:table-cell>
          <table:table-cell office:value-type="float" office:value="406.469200309016" calcext:value-type="float">
            <text:p>406.469200309</text:p>
          </table:table-cell>
          <table:table-cell office:value-type="float" office:value="445.069043049605" calcext:value-type="float">
            <text:p>445.0690430496</text:p>
          </table:table-cell>
          <table:table-cell office:value-type="float" office:value="453.585226938535" calcext:value-type="float">
            <text:p>453.5852269385</text:p>
          </table:table-cell>
        </table:table-row>
        <table:table-row table:style-name="ro1">
          <table:table-cell office:value-type="float" office:value="427.348682757281" calcext:value-type="float">
            <text:p>427.3486827573</text:p>
          </table:table-cell>
          <table:table-cell office:value-type="float" office:value="422.802796709811" calcext:value-type="float">
            <text:p>422.8027967098</text:p>
          </table:table-cell>
          <table:table-cell office:value-type="float" office:value="408.236278904374" calcext:value-type="float">
            <text:p>408.2362789044</text:p>
          </table:table-cell>
          <table:table-cell office:value-type="float" office:value="411.53292439871" calcext:value-type="float">
            <text:p>411.5329243987</text:p>
          </table:table-cell>
          <table:table-cell office:value-type="float" office:value="380.612425055416" calcext:value-type="float">
            <text:p>380.6124250554</text:p>
          </table:table-cell>
          <table:table-cell office:value-type="float" office:value="384.582326948967" calcext:value-type="float">
            <text:p>384.582326949</text:p>
          </table:table-cell>
          <table:table-cell office:value-type="float" office:value="397.691809918984" calcext:value-type="float">
            <text:p>397.691809919</text:p>
          </table:table-cell>
          <table:table-cell office:value-type="float" office:value="393.566823273086" calcext:value-type="float">
            <text:p>393.5668232731</text:p>
          </table:table-cell>
          <table:table-cell office:value-type="float" office:value="453.584572374305" calcext:value-type="float">
            <text:p>453.5845723743</text:p>
          </table:table-cell>
          <table:table-cell office:value-type="float" office:value="406.638868338406" calcext:value-type="float">
            <text:p>406.6388683384</text:p>
          </table:table-cell>
          <table:table-cell office:value-type="float" office:value="420.268991330272" calcext:value-type="float">
            <text:p>420.2689913303</text:p>
          </table:table-cell>
          <table:table-cell office:value-type="float" office:value="433.216348946944" calcext:value-type="float">
            <text:p>433.2163489469</text:p>
          </table:table-cell>
          <table:table-cell office:value-type="float" office:value="415.961564897743" calcext:value-type="float">
            <text:p>415.9615648977</text:p>
          </table:table-cell>
          <table:table-cell office:value-type="float" office:value="359.192806882142" calcext:value-type="float">
            <text:p>359.1928068821</text:p>
          </table:table-cell>
          <table:table-cell office:value-type="float" office:value="380.857309343791" calcext:value-type="float">
            <text:p>380.8573093438</text:p>
          </table:table-cell>
          <table:table-cell office:value-type="float" office:value="394.431073250131" calcext:value-type="float">
            <text:p>394.4310732501</text:p>
          </table:table-cell>
          <table:table-cell office:value-type="float" office:value="410.86505185794" calcext:value-type="float">
            <text:p>410.8650518579</text:p>
          </table:table-cell>
          <table:table-cell office:value-type="float" office:value="408.391555110556" calcext:value-type="float">
            <text:p>408.3915551106</text:p>
          </table:table-cell>
          <table:table-cell office:value-type="float" office:value="396.679688582057" calcext:value-type="float">
            <text:p>396.6796885821</text:p>
          </table:table-cell>
          <table:table-cell office:value-type="float" office:value="423.797623534192" calcext:value-type="float">
            <text:p>423.7976235342</text:p>
          </table:table-cell>
          <table:table-cell office:value-type="float" office:value="416.329046911507" calcext:value-type="float">
            <text:p>416.3290469115</text:p>
          </table:table-cell>
          <table:table-cell office:value-type="float" office:value="390.030772057958" calcext:value-type="float">
            <text:p>390.030772058</text:p>
          </table:table-cell>
          <table:table-cell office:value-type="float" office:value="431.487587313656" calcext:value-type="float">
            <text:p>431.4875873137</text:p>
          </table:table-cell>
          <table:table-cell office:value-type="float" office:value="431.833257925694" calcext:value-type="float">
            <text:p>431.8332579257</text:p>
          </table:table-cell>
          <table:table-cell office:value-type="float" office:value="424.984676014827" calcext:value-type="float">
            <text:p>424.9846760148</text:p>
          </table:table-cell>
          <table:table-cell office:value-type="float" office:value="374.20696607667" calcext:value-type="float">
            <text:p>374.2069660767</text:p>
          </table:table-cell>
          <table:table-cell office:value-type="float" office:value="392.784095403498" calcext:value-type="float">
            <text:p>392.7840954035</text:p>
          </table:table-cell>
          <table:table-cell office:value-type="float" office:value="392.452984653277" calcext:value-type="float">
            <text:p>392.4529846533</text:p>
          </table:table-cell>
          <table:table-cell office:value-type="float" office:value="439.231289797476" calcext:value-type="float">
            <text:p>439.2312897975</text:p>
          </table:table-cell>
          <table:table-cell office:value-type="float" office:value="396.367982953282" calcext:value-type="float">
            <text:p>396.3679829533</text:p>
          </table:table-cell>
          <table:table-cell office:value-type="float" office:value="427.458533813229" calcext:value-type="float">
            <text:p>427.4585338132</text:p>
          </table:table-cell>
          <table:table-cell office:value-type="float" office:value="398.549653500955" calcext:value-type="float">
            <text:p>398.549653501</text:p>
          </table:table-cell>
          <table:table-cell office:value-type="float" office:value="415.086872139307" calcext:value-type="float">
            <text:p>415.0868721393</text:p>
          </table:table-cell>
          <table:table-cell office:value-type="float" office:value="406.549328289404" calcext:value-type="float">
            <text:p>406.5493282894</text:p>
          </table:table-cell>
          <table:table-cell office:value-type="float" office:value="394.739807765951" calcext:value-type="float">
            <text:p>394.739807766</text:p>
          </table:table-cell>
          <table:table-cell office:value-type="float" office:value="419.489718790023" calcext:value-type="float">
            <text:p>419.48971879</text:p>
          </table:table-cell>
          <table:table-cell office:value-type="float" office:value="399.204891645995" calcext:value-type="float">
            <text:p>399.204891646</text:p>
          </table:table-cell>
          <table:table-cell office:value-type="float" office:value="419.662884873042" calcext:value-type="float">
            <text:p>419.662884873</text:p>
          </table:table-cell>
          <table:table-cell office:value-type="float" office:value="375.381771084178" calcext:value-type="float">
            <text:p>375.3817710842</text:p>
          </table:table-cell>
          <table:table-cell office:value-type="float" office:value="388.845202831758" calcext:value-type="float">
            <text:p>388.8452028318</text:p>
          </table:table-cell>
          <table:table-cell office:value-type="float" office:value="416.737381474847" calcext:value-type="float">
            <text:p>416.7373814748</text:p>
          </table:table-cell>
          <table:table-cell office:value-type="float" office:value="397.211684832174" calcext:value-type="float">
            <text:p>397.2116848322</text:p>
          </table:table-cell>
          <table:table-cell office:value-type="float" office:value="410.864855350005" calcext:value-type="float">
            <text:p>410.86485535</text:p>
          </table:table-cell>
          <table:table-cell office:value-type="float" office:value="461.772644424854" calcext:value-type="float">
            <text:p>461.7726444249</text:p>
          </table:table-cell>
          <table:table-cell office:value-type="float" office:value="398.445949061821" calcext:value-type="float">
            <text:p>398.4459490618</text:p>
          </table:table-cell>
          <table:table-cell office:value-type="float" office:value="396.803179992683" calcext:value-type="float">
            <text:p>396.8031799927</text:p>
          </table:table-cell>
          <table:table-cell office:value-type="float" office:value="392.583147191495" calcext:value-type="float">
            <text:p>392.5831471915</text:p>
          </table:table-cell>
          <table:table-cell office:value-type="float" office:value="408.526524931686" calcext:value-type="float">
            <text:p>408.5265249317</text:p>
          </table:table-cell>
          <table:table-cell office:value-type="float" office:value="445.357875782164" calcext:value-type="float">
            <text:p>445.3578757822</text:p>
          </table:table-cell>
          <table:table-cell office:value-type="float" office:value="458.307157958007" calcext:value-type="float">
            <text:p>458.307157958</text:p>
          </table:table-cell>
        </table:table-row>
        <table:table-row table:style-name="ro1">
          <table:table-cell office:value-type="float" office:value="425.814414150177" calcext:value-type="float">
            <text:p>425.8144141502</text:p>
          </table:table-cell>
          <table:table-cell office:value-type="float" office:value="421.828175357823" calcext:value-type="float">
            <text:p>421.8281753578</text:p>
          </table:table-cell>
          <table:table-cell office:value-type="float" office:value="409.686591645458" calcext:value-type="float">
            <text:p>409.6865916455</text:p>
          </table:table-cell>
          <table:table-cell office:value-type="float" office:value="414.615025623523" calcext:value-type="float">
            <text:p>414.6150256235</text:p>
          </table:table-cell>
          <table:table-cell office:value-type="float" office:value="385.436595626366" calcext:value-type="float">
            <text:p>385.4365956264</text:p>
          </table:table-cell>
          <table:table-cell office:value-type="float" office:value="378.536267227915" calcext:value-type="float">
            <text:p>378.5362672279</text:p>
          </table:table-cell>
          <table:table-cell office:value-type="float" office:value="397.691809918984" calcext:value-type="float">
            <text:p>397.691809919</text:p>
          </table:table-cell>
          <table:table-cell office:value-type="float" office:value="395.134180804382" calcext:value-type="float">
            <text:p>395.1341808044</text:p>
          </table:table-cell>
          <table:table-cell office:value-type="float" office:value="456.520171617923" calcext:value-type="float">
            <text:p>456.5201716179</text:p>
          </table:table-cell>
          <table:table-cell office:value-type="float" office:value="405.092057866974" calcext:value-type="float">
            <text:p>405.092057867</text:p>
          </table:table-cell>
          <table:table-cell office:value-type="float" office:value="420.538869640885" calcext:value-type="float">
            <text:p>420.5388696409</text:p>
          </table:table-cell>
          <table:table-cell office:value-type="float" office:value="434.503293716099" calcext:value-type="float">
            <text:p>434.5032937161</text:p>
          </table:table-cell>
          <table:table-cell office:value-type="float" office:value="423.849063433093" calcext:value-type="float">
            <text:p>423.8490634331</text:p>
          </table:table-cell>
          <table:table-cell office:value-type="float" office:value="362.117459275024" calcext:value-type="float">
            <text:p>362.117459275</text:p>
          </table:table-cell>
          <table:table-cell office:value-type="float" office:value="380.065003941335" calcext:value-type="float">
            <text:p>380.0650039413</text:p>
          </table:table-cell>
          <table:table-cell office:value-type="float" office:value="402.58828511671" calcext:value-type="float">
            <text:p>402.5882851167</text:p>
          </table:table-cell>
          <table:table-cell office:value-type="float" office:value="410.86505185794" calcext:value-type="float">
            <text:p>410.8650518579</text:p>
          </table:table-cell>
          <table:table-cell office:value-type="float" office:value="414.08182733578" calcext:value-type="float">
            <text:p>414.0818273358</text:p>
          </table:table-cell>
          <table:table-cell office:value-type="float" office:value="407.823416155516" calcext:value-type="float">
            <text:p>407.8234161555</text:p>
          </table:table-cell>
          <table:table-cell office:value-type="float" office:value="425.91636524602" calcext:value-type="float">
            <text:p>425.916365246</text:p>
          </table:table-cell>
          <table:table-cell office:value-type="float" office:value="424.144612064777" calcext:value-type="float">
            <text:p>424.1446120648</text:p>
          </table:table-cell>
          <table:table-cell office:value-type="float" office:value="398.047396348757" calcext:value-type="float">
            <text:p>398.0473963488</text:p>
          </table:table-cell>
          <table:table-cell office:value-type="float" office:value="442.262373686995" calcext:value-type="float">
            <text:p>442.262373687</text:p>
          </table:table-cell>
          <table:table-cell office:value-type="float" office:value="428.827567087962" calcext:value-type="float">
            <text:p>428.827567088</text:p>
          </table:table-cell>
          <table:table-cell office:value-type="float" office:value="425.838470045566" calcext:value-type="float">
            <text:p>425.8384700456</text:p>
          </table:table-cell>
          <table:table-cell office:value-type="float" office:value="375.665393744824" calcext:value-type="float">
            <text:p>375.6653937448</text:p>
          </table:table-cell>
          <table:table-cell office:value-type="float" office:value="409.461358291618" calcext:value-type="float">
            <text:p>409.4613582916</text:p>
          </table:table-cell>
          <table:table-cell office:value-type="float" office:value="391.191578053767" calcext:value-type="float">
            <text:p>391.1915780538</text:p>
          </table:table-cell>
          <table:table-cell office:value-type="float" office:value="438.100670250886" calcext:value-type="float">
            <text:p>438.1006702509</text:p>
          </table:table-cell>
          <table:table-cell office:value-type="float" office:value="396.367982953282" calcext:value-type="float">
            <text:p>396.3679829533</text:p>
          </table:table-cell>
          <table:table-cell office:value-type="float" office:value="427.48013089561" calcext:value-type="float">
            <text:p>427.4801308956</text:p>
          </table:table-cell>
          <table:table-cell office:value-type="float" office:value="404.929081456643" calcext:value-type="float">
            <text:p>404.9290814566</text:p>
          </table:table-cell>
          <table:table-cell office:value-type="float" office:value="412.106475693885" calcext:value-type="float">
            <text:p>412.1064756939</text:p>
          </table:table-cell>
          <table:table-cell office:value-type="float" office:value="407.007444552003" calcext:value-type="float">
            <text:p>407.007444552</text:p>
          </table:table-cell>
          <table:table-cell office:value-type="float" office:value="403.114116892148" calcext:value-type="float">
            <text:p>403.1141168921</text:p>
          </table:table-cell>
          <table:table-cell office:value-type="float" office:value="420.77645123193" calcext:value-type="float">
            <text:p>420.7764512319</text:p>
          </table:table-cell>
          <table:table-cell office:value-type="float" office:value="401.185113804882" calcext:value-type="float">
            <text:p>401.1851138049</text:p>
          </table:table-cell>
          <table:table-cell office:value-type="float" office:value="419.685095613756" calcext:value-type="float">
            <text:p>419.6850956138</text:p>
          </table:table-cell>
          <table:table-cell office:value-type="float" office:value="375.381771084178" calcext:value-type="float">
            <text:p>375.3817710842</text:p>
          </table:table-cell>
          <table:table-cell office:value-type="float" office:value="401.628084338272" calcext:value-type="float">
            <text:p>401.6280843383</text:p>
          </table:table-cell>
          <table:table-cell office:value-type="float" office:value="411.406829184015" calcext:value-type="float">
            <text:p>411.406829184</text:p>
          </table:table-cell>
          <table:table-cell office:value-type="float" office:value="0" calcext:value-type="float">
            <text:p>0</text:p>
          </table:table-cell>
          <table:table-cell office:value-type="float" office:value="409.643458299954" calcext:value-type="float">
            <text:p>409.6434583</text:p>
          </table:table-cell>
          <table:table-cell office:value-type="float" office:value="459.551279564299" calcext:value-type="float">
            <text:p>459.5512795643</text:p>
          </table:table-cell>
          <table:table-cell office:value-type="float" office:value="398.445949061821" calcext:value-type="float">
            <text:p>398.4459490618</text:p>
          </table:table-cell>
          <table:table-cell office:value-type="float" office:value="399.239258652955" calcext:value-type="float">
            <text:p>399.239258653</text:p>
          </table:table-cell>
          <table:table-cell office:value-type="float" office:value="391.80002665884" calcext:value-type="float">
            <text:p>391.8000266588</text:p>
          </table:table-cell>
          <table:table-cell office:value-type="float" office:value="408.732479237195" calcext:value-type="float">
            <text:p>408.7324792372</text:p>
          </table:table-cell>
          <table:table-cell office:value-type="float" office:value="447.578277162012" calcext:value-type="float">
            <text:p>447.578277162</text:p>
          </table:table-cell>
          <table:table-cell office:value-type="float" office:value="463.568167873779" calcext:value-type="float">
            <text:p>463.5681678738</text:p>
          </table:table-cell>
        </table:table-row>
        <table:table-row table:style-name="ro1">
          <table:table-cell office:value-type="float" office:value="426.94917809992" calcext:value-type="float">
            <text:p>426.9491780999</text:p>
          </table:table-cell>
          <table:table-cell office:value-type="float" office:value="423.048161451446" calcext:value-type="float">
            <text:p>423.0481614514</text:p>
          </table:table-cell>
          <table:table-cell office:value-type="float" office:value="410.130498299847" calcext:value-type="float">
            <text:p>410.1304982998</text:p>
          </table:table-cell>
          <table:table-cell office:value-type="float" office:value="416.529373627998" calcext:value-type="float">
            <text:p>416.529373628</text:p>
          </table:table-cell>
          <table:table-cell office:value-type="float" office:value="389.438432482224" calcext:value-type="float">
            <text:p>389.4384324822</text:p>
          </table:table-cell>
          <table:table-cell office:value-type="float" office:value="385.216514967507" calcext:value-type="float">
            <text:p>385.2165149675</text:p>
          </table:table-cell>
          <table:table-cell office:value-type="float" office:value="397.691809918984" calcext:value-type="float">
            <text:p>397.691809919</text:p>
          </table:table-cell>
          <table:table-cell office:value-type="float" office:value="392.063721056343" calcext:value-type="float">
            <text:p>392.0637210563</text:p>
          </table:table-cell>
          <table:table-cell office:value-type="float" office:value="455.645188356352" calcext:value-type="float">
            <text:p>455.6451883564</text:p>
          </table:table-cell>
          <table:table-cell office:value-type="float" office:value="409.399494972475" calcext:value-type="float">
            <text:p>409.3994949725</text:p>
          </table:table-cell>
          <table:table-cell office:value-type="float" office:value="420.722657554498" calcext:value-type="float">
            <text:p>420.7226575545</text:p>
          </table:table-cell>
          <table:table-cell office:value-type="float" office:value="431.760938204328" calcext:value-type="float">
            <text:p>431.7609382043</text:p>
          </table:table-cell>
          <table:table-cell office:value-type="float" office:value="428.402565535911" calcext:value-type="float">
            <text:p>428.4025655359</text:p>
          </table:table-cell>
          <table:table-cell office:value-type="float" office:value="358.113661570833" calcext:value-type="float">
            <text:p>358.1136615708</text:p>
          </table:table-cell>
          <table:table-cell office:value-type="float" office:value="378.794183606458" calcext:value-type="float">
            <text:p>378.7941836065</text:p>
          </table:table-cell>
          <table:table-cell office:value-type="float" office:value="404.108629345616" calcext:value-type="float">
            <text:p>404.1086293456</text:p>
          </table:table-cell>
          <table:table-cell office:value-type="float" office:value="413.551976894184" calcext:value-type="float">
            <text:p>413.5519768942</text:p>
          </table:table-cell>
          <table:table-cell office:value-type="float" office:value="417.28800236578" calcext:value-type="float">
            <text:p>417.2880023658</text:p>
          </table:table-cell>
          <table:table-cell office:value-type="float" office:value="411.281939370523" calcext:value-type="float">
            <text:p>411.2819393705</text:p>
          </table:table-cell>
          <table:table-cell office:value-type="float" office:value="424.491555550765" calcext:value-type="float">
            <text:p>424.4915555508</text:p>
          </table:table-cell>
          <table:table-cell office:value-type="float" office:value="428.922806926429" calcext:value-type="float">
            <text:p>428.9228069264</text:p>
          </table:table-cell>
          <table:table-cell office:value-type="float" office:value="398.306560973278" calcext:value-type="float">
            <text:p>398.3065609733</text:p>
          </table:table-cell>
          <table:table-cell office:value-type="float" office:value="448.540446409405" calcext:value-type="float">
            <text:p>448.5404464094</text:p>
          </table:table-cell>
          <table:table-cell office:value-type="float" office:value="427.149320658922" calcext:value-type="float">
            <text:p>427.1493206589</text:p>
          </table:table-cell>
          <table:table-cell office:value-type="float" office:value="425.335613367746" calcext:value-type="float">
            <text:p>425.3356133677</text:p>
          </table:table-cell>
          <table:table-cell office:value-type="float" office:value="368.050800359365" calcext:value-type="float">
            <text:p>368.0508003594</text:p>
          </table:table-cell>
          <table:table-cell office:value-type="float" office:value="422.762202373295" calcext:value-type="float">
            <text:p>422.7622023733</text:p>
          </table:table-cell>
          <table:table-cell office:value-type="float" office:value="393.993346792376" calcext:value-type="float">
            <text:p>393.9933467924</text:p>
          </table:table-cell>
          <table:table-cell office:value-type="float" office:value="436.224604683956" calcext:value-type="float">
            <text:p>436.224604684</text:p>
          </table:table-cell>
          <table:table-cell office:value-type="float" office:value="400.586791296789" calcext:value-type="float">
            <text:p>400.5867912968</text:p>
          </table:table-cell>
          <table:table-cell office:value-type="float" office:value="426.328203385716" calcext:value-type="float">
            <text:p>426.3282033857</text:p>
          </table:table-cell>
          <table:table-cell office:value-type="float" office:value="406.12793295077" calcext:value-type="float">
            <text:p>406.1279329508</text:p>
          </table:table-cell>
          <table:table-cell office:value-type="float" office:value="418.921767964447" calcext:value-type="float">
            <text:p>418.9217679644</text:p>
          </table:table-cell>
          <table:table-cell office:value-type="float" office:value="422.328149721383" calcext:value-type="float">
            <text:p>422.3281497214</text:p>
          </table:table-cell>
          <table:table-cell office:value-type="float" office:value="403.06290098596" calcext:value-type="float">
            <text:p>403.062900986</text:p>
          </table:table-cell>
          <table:table-cell office:value-type="float" office:value="420.77645123193" calcext:value-type="float">
            <text:p>420.7764512319</text:p>
          </table:table-cell>
          <table:table-cell office:value-type="float" office:value="408.263130261448" calcext:value-type="float">
            <text:p>408.2631302614</text:p>
          </table:table-cell>
          <table:table-cell office:value-type="float" office:value="420.438662650745" calcext:value-type="float">
            <text:p>420.4386626507</text:p>
          </table:table-cell>
          <table:table-cell office:value-type="float" office:value="375.393441744275" calcext:value-type="float">
            <text:p>375.3934417443</text:p>
          </table:table-cell>
          <table:table-cell office:value-type="float" office:value="412.017722193181" calcext:value-type="float">
            <text:p>412.0177221932</text:p>
          </table:table-cell>
          <table:table-cell office:value-type="float" office:value="414.150266810984" calcext:value-type="float">
            <text:p>414.150266811</text:p>
          </table:table-cell>
          <table:table-cell office:value-type="float" office:value="0" calcext:value-type="float">
            <text:p>0</text:p>
          </table:table-cell>
          <table:table-cell office:value-type="float" office:value="409.807091997714" calcext:value-type="float">
            <text:p>409.8070919977</text:p>
          </table:table-cell>
          <table:table-cell office:value-type="float" office:value="460.847090812963" calcext:value-type="float">
            <text:p>460.847090813</text:p>
          </table:table-cell>
          <table:table-cell office:value-type="float" office:value="407.357326449352" calcext:value-type="float">
            <text:p>407.3573264494</text:p>
          </table:table-cell>
          <table:table-cell office:value-type="float" office:value="414.041412757755" calcext:value-type="float">
            <text:p>414.0414127578</text:p>
          </table:table-cell>
          <table:table-cell office:value-type="float" office:value="414.133336586378" calcext:value-type="float">
            <text:p>414.1333365864</text:p>
          </table:table-cell>
          <table:table-cell office:value-type="float" office:value="412.528451218887" calcext:value-type="float">
            <text:p>412.5284512189</text:p>
          </table:table-cell>
          <table:table-cell office:value-type="float" office:value="470.875324791173" calcext:value-type="float">
            <text:p>470.8753247912</text:p>
          </table:table-cell>
          <table:table-cell office:value-type="float" office:value="477.089788619483" calcext:value-type="float">
            <text:p>477.0897886195</text:p>
          </table:table-cell>
        </table:table-row>
        <table:table-row table:style-name="ro1">
          <table:table-cell office:value-type="float" office:value="440.132679947175" calcext:value-type="float">
            <text:p>440.1326799472</text:p>
          </table:table-cell>
          <table:table-cell office:value-type="float" office:value="421.229896387827" calcext:value-type="float">
            <text:p>421.2298963878</text:p>
          </table:table-cell>
          <table:table-cell office:value-type="float" office:value="409.84852337439" calcext:value-type="float">
            <text:p>409.8485233744</text:p>
          </table:table-cell>
          <table:table-cell office:value-type="float" office:value="422.385697892241" calcext:value-type="float">
            <text:p>422.3856978922</text:p>
          </table:table-cell>
          <table:table-cell office:value-type="float" office:value="394.152171447054" calcext:value-type="float">
            <text:p>394.1521714471</text:p>
          </table:table-cell>
          <table:table-cell office:value-type="float" office:value="388.605834178805" calcext:value-type="float">
            <text:p>388.6058341788</text:p>
          </table:table-cell>
          <table:table-cell office:value-type="float" office:value="397.773674693601" calcext:value-type="float">
            <text:p>397.7736746936</text:p>
          </table:table-cell>
          <table:table-cell office:value-type="float" office:value="395.704588667974" calcext:value-type="float">
            <text:p>395.704588668</text:p>
          </table:table-cell>
          <table:table-cell office:value-type="float" office:value="461.884754063097" calcext:value-type="float">
            <text:p>461.8847540631</text:p>
          </table:table-cell>
          <table:table-cell office:value-type="float" office:value="412.208441070203" calcext:value-type="float">
            <text:p>412.2084410702</text:p>
          </table:table-cell>
          <table:table-cell office:value-type="float" office:value="425.82497136491" calcext:value-type="float">
            <text:p>425.8249713649</text:p>
          </table:table-cell>
          <table:table-cell office:value-type="float" office:value="440.756488471594" calcext:value-type="float">
            <text:p>440.7564884716</text:p>
          </table:table-cell>
          <table:table-cell office:value-type="float" office:value="437.45343895183" calcext:value-type="float">
            <text:p>437.4534389518</text:p>
          </table:table-cell>
          <table:table-cell office:value-type="float" office:value="359.441800318433" calcext:value-type="float">
            <text:p>359.4418003184</text:p>
          </table:table-cell>
          <table:table-cell office:value-type="float" office:value="378.734152401688" calcext:value-type="float">
            <text:p>378.7341524017</text:p>
          </table:table-cell>
          <table:table-cell office:value-type="float" office:value="420.705116406839" calcext:value-type="float">
            <text:p>420.7051164068</text:p>
          </table:table-cell>
          <table:table-cell office:value-type="float" office:value="413.563486513752" calcext:value-type="float">
            <text:p>413.5634865138</text:p>
          </table:table-cell>
          <table:table-cell office:value-type="float" office:value="419.977968111794" calcext:value-type="float">
            <text:p>419.9779681118</text:p>
          </table:table-cell>
          <table:table-cell office:value-type="float" office:value="417.730041183753" calcext:value-type="float">
            <text:p>417.7300411838</text:p>
          </table:table-cell>
          <table:table-cell office:value-type="float" office:value="422.372605961652" calcext:value-type="float">
            <text:p>422.3726059617</text:p>
          </table:table-cell>
          <table:table-cell office:value-type="float" office:value="429.567765654272" calcext:value-type="float">
            <text:p>429.5677656543</text:p>
          </table:table-cell>
          <table:table-cell office:value-type="float" office:value="398.306560973278" calcext:value-type="float">
            <text:p>398.3065609733</text:p>
          </table:table-cell>
          <table:table-cell office:value-type="float" office:value="454.994468697048" calcext:value-type="float">
            <text:p>454.994468697</text:p>
          </table:table-cell>
          <table:table-cell office:value-type="float" office:value="433.056076442924" calcext:value-type="float">
            <text:p>433.0560764429</text:p>
          </table:table-cell>
          <table:table-cell office:value-type="float" office:value="425.721068589743" calcext:value-type="float">
            <text:p>425.7210685897</text:p>
          </table:table-cell>
          <table:table-cell office:value-type="float" office:value="367.538044198169" calcext:value-type="float">
            <text:p>367.5380441982</text:p>
          </table:table-cell>
          <table:table-cell office:value-type="float" office:value="428.781454174639" calcext:value-type="float">
            <text:p>428.7814541746</text:p>
          </table:table-cell>
          <table:table-cell office:value-type="float" office:value="393.993346792376" calcext:value-type="float">
            <text:p>393.9933467924</text:p>
          </table:table-cell>
          <table:table-cell office:value-type="float" office:value="437.215980698956" calcext:value-type="float">
            <text:p>437.215980699</text:p>
          </table:table-cell>
          <table:table-cell office:value-type="float" office:value="415.477858124625" calcext:value-type="float">
            <text:p>415.4778581246</text:p>
          </table:table-cell>
          <table:table-cell office:value-type="float" office:value="426.330423611775" calcext:value-type="float">
            <text:p>426.3304236118</text:p>
          </table:table-cell>
          <table:table-cell office:value-type="float" office:value="401.948508992383" calcext:value-type="float">
            <text:p>401.9485089924</text:p>
          </table:table-cell>
          <table:table-cell office:value-type="float" office:value="430.398238915862" calcext:value-type="float">
            <text:p>430.3982389159</text:p>
          </table:table-cell>
          <table:table-cell office:value-type="float" office:value="426.520281713133" calcext:value-type="float">
            <text:p>426.5202817131</text:p>
          </table:table-cell>
          <table:table-cell office:value-type="float" office:value="421.326507774744" calcext:value-type="float">
            <text:p>421.3265077747</text:p>
          </table:table-cell>
          <table:table-cell office:value-type="float" office:value="421.071114366062" calcext:value-type="float">
            <text:p>421.0711143661</text:p>
          </table:table-cell>
          <table:table-cell office:value-type="float" office:value="405.973627923512" calcext:value-type="float">
            <text:p>405.9736279235</text:p>
          </table:table-cell>
          <table:table-cell office:value-type="float" office:value="425.46837423974" calcext:value-type="float">
            <text:p>425.4683742397</text:p>
          </table:table-cell>
          <table:table-cell office:value-type="float" office:value="384.815957167783" calcext:value-type="float">
            <text:p>384.8159571678</text:p>
          </table:table-cell>
          <table:table-cell office:value-type="float" office:value="414.088002035461" calcext:value-type="float">
            <text:p>414.0880020355</text:p>
          </table:table-cell>
          <table:table-cell office:value-type="float" office:value="429.141876784174" calcext:value-type="float">
            <text:p>429.1418767842</text:p>
          </table:table-cell>
          <table:table-cell office:value-type="float" office:value="0" calcext:value-type="float">
            <text:p>0</text:p>
          </table:table-cell>
          <table:table-cell office:value-type="float" office:value="409.874112601689" calcext:value-type="float">
            <text:p>409.8741126017</text:p>
          </table:table-cell>
          <table:table-cell office:value-type="float" office:value="462.127460229859" calcext:value-type="float">
            <text:p>462.1274602299</text:p>
          </table:table-cell>
          <table:table-cell office:value-type="float" office:value="407.357326449352" calcext:value-type="float">
            <text:p>407.3573264494</text:p>
          </table:table-cell>
          <table:table-cell office:value-type="float" office:value="409.085439595271" calcext:value-type="float">
            <text:p>409.0854395953</text:p>
          </table:table-cell>
          <table:table-cell office:value-type="float" office:value="415.114129246041" calcext:value-type="float">
            <text:p>415.114129246</text:p>
          </table:table-cell>
          <table:table-cell office:value-type="float" office:value="416.005444941482" calcext:value-type="float">
            <text:p>416.0054449415</text:p>
          </table:table-cell>
          <table:table-cell office:value-type="float" office:value="477.691690199581" calcext:value-type="float">
            <text:p>477.6916901996</text:p>
          </table:table-cell>
          <table:table-cell office:value-type="float" office:value="483.399440011276" calcext:value-type="float">
            <text:p>483.3994400113</text:p>
          </table:table-cell>
        </table:table-row>
        <table:table-row table:style-name="ro1">
          <table:table-cell office:value-type="float" office:value="444.874076694483" calcext:value-type="float">
            <text:p>444.8740766945</text:p>
          </table:table-cell>
          <table:table-cell office:value-type="float" office:value="430.084099189646" calcext:value-type="float">
            <text:p>430.0840991896</text:p>
          </table:table-cell>
          <table:table-cell office:value-type="float" office:value="412.032455311358" calcext:value-type="float">
            <text:p>412.0324553114</text:p>
          </table:table-cell>
          <table:table-cell office:value-type="float" office:value="0" calcext:value-type="float">
            <text:p>0</text:p>
          </table:table-cell>
          <table:table-cell office:value-type="float" office:value="407.845515288966" calcext:value-type="float">
            <text:p>407.845515289</text:p>
          </table:table-cell>
          <table:table-cell office:value-type="float" office:value="402.492065017488" calcext:value-type="float">
            <text:p>402.4920650175</text:p>
          </table:table-cell>
          <table:table-cell office:value-type="float" office:value="397.773674693601" calcext:value-type="float">
            <text:p>397.7736746936</text:p>
          </table:table-cell>
          <table:table-cell office:value-type="float" office:value="395.230004304265" calcext:value-type="float">
            <text:p>395.2300043043</text:p>
          </table:table-cell>
          <table:table-cell office:value-type="float" office:value="459.476188795322" calcext:value-type="float">
            <text:p>459.4761887953</text:p>
          </table:table-cell>
          <table:table-cell office:value-type="float" office:value="0" calcext:value-type="float">
            <text:p>0</text:p>
          </table:table-cell>
          <table:table-cell office:value-type="float" office:value="435.467180946492" calcext:value-type="float">
            <text:p>435.4671809465</text:p>
          </table:table-cell>
          <table:table-cell office:value-type="float" office:value="441.080445408181" calcext:value-type="float">
            <text:p>441.0804454082</text:p>
          </table:table-cell>
          <table:table-cell office:value-type="float" office:value="438.876814039776" calcext:value-type="float">
            <text:p>438.8768140398</text:p>
          </table:table-cell>
          <table:table-cell office:value-type="float" office:value="371.970514702982" calcext:value-type="float">
            <text:p>371.970514703</text:p>
          </table:table-cell>
          <table:table-cell office:value-type="float" office:value="378.030226432125" calcext:value-type="float">
            <text:p>378.0302264321</text:p>
          </table:table-cell>
          <table:table-cell office:value-type="float" office:value="426.284910820445" calcext:value-type="float">
            <text:p>426.2849108204</text:p>
          </table:table-cell>
          <table:table-cell office:value-type="float" office:value="413.328142539274" calcext:value-type="float">
            <text:p>413.3281425393</text:p>
          </table:table-cell>
          <table:table-cell office:value-type="float" office:value="420.537116402442" calcext:value-type="float">
            <text:p>420.5371164024</text:p>
          </table:table-cell>
          <table:table-cell office:value-type="float" office:value="422.520628038423" calcext:value-type="float">
            <text:p>422.5206280384</text:p>
          </table:table-cell>
          <table:table-cell office:value-type="float" office:value="0" calcext:value-type="float">
            <text:p>0</text:p>
          </table:table-cell>
          <table:table-cell office:value-type="float" office:value="430.639559602775" calcext:value-type="float">
            <text:p>430.6395596028</text:p>
          </table:table-cell>
          <table:table-cell office:value-type="float" office:value="399.030710752098" calcext:value-type="float">
            <text:p>399.0307107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5.721068589743" calcext:value-type="float">
            <text:p>425.7210685897</text:p>
          </table:table-cell>
          <table:table-cell office:value-type="float" office:value="372.491756626116" calcext:value-type="float">
            <text:p>372.4917566261</text:p>
          </table:table-cell>
          <table:table-cell office:value-type="float" office:value="428.6128920713" calcext:value-type="float">
            <text:p>428.6128920713</text:p>
          </table:table-cell>
          <table:table-cell office:value-type="float" office:value="389.589275432952" calcext:value-type="float">
            <text:p>389.589275433</text:p>
          </table:table-cell>
          <table:table-cell office:value-type="float" office:value="437.221317311135" calcext:value-type="float">
            <text:p>437.2213173111</text:p>
          </table:table-cell>
          <table:table-cell office:value-type="float" office:value="0" calcext:value-type="float">
            <text:p>0</text:p>
          </table:table-cell>
          <table:table-cell office:value-type="float" office:value="439.350553283971" calcext:value-type="float">
            <text:p>439.350553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5.081971028878" calcext:value-type="float">
            <text:p>425.0819710289</text:p>
          </table:table-cell>
          <table:table-cell office:value-type="float" office:value="430.919854139236" calcext:value-type="float">
            <text:p>430.9198541392</text:p>
          </table:table-cell>
          <table:table-cell office:value-type="float" office:value="0" calcext:value-type="float">
            <text:p>0</text:p>
          </table:table-cell>
          <table:table-cell office:value-type="float" office:value="417.335246981951" calcext:value-type="float">
            <text:p>417.335246982</text:p>
          </table:table-cell>
          <table:table-cell office:value-type="float" office:value="430.030902553729" calcext:value-type="float">
            <text:p>430.0309025537</text:p>
          </table:table-cell>
          <table:table-cell office:value-type="float" office:value="378.510941902169" calcext:value-type="float">
            <text:p>378.5109419022</text:p>
          </table:table-cell>
          <table:table-cell office:value-type="float" office:value="414.285549514609" calcext:value-type="float">
            <text:p>414.2855495146</text:p>
          </table:table-cell>
          <table:table-cell office:value-type="float" office:value="429.366935203897" calcext:value-type="float">
            <text:p>429.3669352039</text:p>
          </table:table-cell>
          <table:table-cell office:value-type="float" office:value="0" calcext:value-type="float">
            <text:p>0</text:p>
          </table:table-cell>
          <table:table-cell office:value-type="float" office:value="409.902462565813" calcext:value-type="float">
            <text:p>409.9024625658</text:p>
          </table:table-cell>
          <table:table-cell office:value-type="float" office:value="464.677069765645" calcext:value-type="float">
            <text:p>464.6770697656</text:p>
          </table:table-cell>
          <table:table-cell office:value-type="float" office:value="411.243218666037" calcext:value-type="float">
            <text:p>411.243218666</text:p>
          </table:table-cell>
          <table:table-cell office:value-type="float" office:value="416.461548101896" calcext:value-type="float">
            <text:p>416.4615481019</text:p>
          </table:table-cell>
          <table:table-cell office:value-type="float" office:value="0" calcext:value-type="float">
            <text:p>0</text:p>
          </table:table-cell>
          <table:table-cell office:value-type="float" office:value="416.97373358096" calcext:value-type="float">
            <text:p>416.973733581</text:p>
          </table:table-cell>
          <table:table-cell office:value-type="float" office:value="479.077204595667" calcext:value-type="float">
            <text:p>479.0772045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.596833172153" calcext:value-type="float">
            <text:p>446.5968331722</text:p>
          </table:table-cell>
          <table:table-cell office:value-type="float" office:value="429.208255582381" calcext:value-type="float">
            <text:p>429.2082555824</text:p>
          </table:table-cell>
          <table:table-cell office:value-type="float" office:value="422.312285945155" calcext:value-type="float">
            <text:p>422.3122859452</text:p>
          </table:table-cell>
          <table:table-cell office:value-type="float" office:value="0" calcext:value-type="float">
            <text:p>0</text:p>
          </table:table-cell>
          <table:table-cell office:value-type="float" office:value="410.001202571372" calcext:value-type="float">
            <text:p>410.0012025714</text:p>
          </table:table-cell>
          <table:table-cell office:value-type="float" office:value="410.536502921178" calcext:value-type="float">
            <text:p>410.5365029212</text:p>
          </table:table-cell>
          <table:table-cell office:value-type="float" office:value="397.773674693601" calcext:value-type="float">
            <text:p>397.7736746936</text:p>
          </table:table-cell>
          <table:table-cell office:value-type="float" office:value="401.014637253134" calcext:value-type="float">
            <text:p>401.0146372531</text:p>
          </table:table-cell>
          <table:table-cell office:value-type="float" office:value="461.592486622306" calcext:value-type="float">
            <text:p>461.5924866223</text:p>
          </table:table-cell>
          <table:table-cell office:value-type="float" office:value="0" calcext:value-type="float">
            <text:p>0</text:p>
          </table:table-cell>
          <table:table-cell office:value-type="float" office:value="434.794340200505" calcext:value-type="float">
            <text:p>434.7943402005</text:p>
          </table:table-cell>
          <table:table-cell office:value-type="float" office:value="436.7949549728" calcext:value-type="float">
            <text:p>436.7949549728</text:p>
          </table:table-cell>
          <table:table-cell office:value-type="float" office:value="453.122239974656" calcext:value-type="float">
            <text:p>453.1222399747</text:p>
          </table:table-cell>
          <table:table-cell office:value-type="float" office:value="369.989572804438" calcext:value-type="float">
            <text:p>369.9895728044</text:p>
          </table:table-cell>
          <table:table-cell office:value-type="float" office:value="377.070136153338" calcext:value-type="float">
            <text:p>377.0701361533</text:p>
          </table:table-cell>
          <table:table-cell office:value-type="float" office:value="425.276144544682" calcext:value-type="float">
            <text:p>425.2761445447</text:p>
          </table:table-cell>
          <table:table-cell office:value-type="float" office:value="412.919223869983" calcext:value-type="float">
            <text:p>412.91922387</text:p>
          </table:table-cell>
          <table:table-cell office:value-type="float" office:value="422.166674469703" calcext:value-type="float">
            <text:p>422.1666744697</text:p>
          </table:table-cell>
          <table:table-cell office:value-type="float" office:value="421.475259098348" calcext:value-type="float">
            <text:p>421.4752590983</text:p>
          </table:table-cell>
          <table:table-cell office:value-type="float" office:value="0" calcext:value-type="float">
            <text:p>0</text:p>
          </table:table-cell>
          <table:table-cell office:value-type="float" office:value="432.641756393949" calcext:value-type="float">
            <text:p>432.6417563939</text:p>
          </table:table-cell>
          <table:table-cell office:value-type="float" office:value="401.722620672922" calcext:value-type="float">
            <text:p>401.7226206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3.333795687302" calcext:value-type="float">
            <text:p>433.3337956873</text:p>
          </table:table-cell>
          <table:table-cell office:value-type="float" office:value="371.393286347916" calcext:value-type="float">
            <text:p>371.3932863479</text:p>
          </table:table-cell>
          <table:table-cell office:value-type="float" office:value="427.720244330116" calcext:value-type="float">
            <text:p>427.7202443301</text:p>
          </table:table-cell>
          <table:table-cell office:value-type="float" office:value="389.589275432952" calcext:value-type="float">
            <text:p>389.589275433</text:p>
          </table:table-cell>
          <table:table-cell office:value-type="float" office:value="445.548546235167" calcext:value-type="float">
            <text:p>445.5485462352</text:p>
          </table:table-cell>
          <table:table-cell office:value-type="float" office:value="0" calcext:value-type="float">
            <text:p>0</text:p>
          </table:table-cell>
          <table:table-cell office:value-type="float" office:value="447.250571054636" calcext:value-type="float">
            <text:p>447.2505710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1.727132114727" calcext:value-type="float">
            <text:p>431.7271321147</text:p>
          </table:table-cell>
          <table:table-cell office:value-type="float" office:value="431.049237301426" calcext:value-type="float">
            <text:p>431.0492373014</text:p>
          </table:table-cell>
          <table:table-cell office:value-type="float" office:value="0" calcext:value-type="float">
            <text:p>0</text:p>
          </table:table-cell>
          <table:table-cell office:value-type="float" office:value="420.170210216118" calcext:value-type="float">
            <text:p>420.1702102161</text:p>
          </table:table-cell>
          <table:table-cell office:value-type="float" office:value="431.312697654014" calcext:value-type="float">
            <text:p>431.312697654</text:p>
          </table:table-cell>
          <table:table-cell office:value-type="float" office:value="378.510941902169" calcext:value-type="float">
            <text:p>378.5109419022</text:p>
          </table:table-cell>
          <table:table-cell office:value-type="float" office:value="423.866183567008" calcext:value-type="float">
            <text:p>423.866183567</text:p>
          </table:table-cell>
          <table:table-cell office:value-type="float" office:value="430.510017131599" calcext:value-type="float">
            <text:p>430.5100171316</text:p>
          </table:table-cell>
          <table:table-cell office:value-type="float" office:value="0" calcext:value-type="float">
            <text:p>0</text:p>
          </table:table-cell>
          <table:table-cell office:value-type="float" office:value="409.814093556133" calcext:value-type="float">
            <text:p>409.8140935561</text:p>
          </table:table-cell>
          <table:table-cell office:value-type="float" office:value="472.453035553821" calcext:value-type="float">
            <text:p>472.4530355538</text:p>
          </table:table-cell>
          <table:table-cell office:value-type="float" office:value="412.283924407337" calcext:value-type="float">
            <text:p>412.2839244073</text:p>
          </table:table-cell>
          <table:table-cell office:value-type="float" office:value="416.461548101896" calcext:value-type="float">
            <text:p>416.4615481019</text:p>
          </table:table-cell>
          <table:table-cell office:value-type="float" office:value="0" calcext:value-type="float">
            <text:p>0</text:p>
          </table:table-cell>
          <table:table-cell office:value-type="float" office:value="421.424988115479" calcext:value-type="float">
            <text:p>421.4249881155</text:p>
          </table:table-cell>
          <table:table-cell office:value-type="float" office:value="481.642737780643" calcext:value-type="float">
            <text:p>481.6427377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.391902934887" calcext:value-type="float">
            <text:p>446.3919029349</text:p>
          </table:table-cell>
          <table:table-cell office:value-type="float" office:value="435.71166866847" calcext:value-type="float">
            <text:p>435.7116686685</text:p>
          </table:table-cell>
          <table:table-cell office:value-type="float" office:value="423.831195568894" calcext:value-type="float">
            <text:p>423.8311955689</text:p>
          </table:table-cell>
          <table:table-cell office:value-type="float" office:value="0" calcext:value-type="float">
            <text:p>0</text:p>
          </table:table-cell>
          <table:table-cell office:value-type="float" office:value="415.384884261415" calcext:value-type="float">
            <text:p>415.3848842614</text:p>
          </table:table-cell>
          <table:table-cell office:value-type="float" office:value="412.557592910343" calcext:value-type="float">
            <text:p>412.5575929103</text:p>
          </table:table-cell>
          <table:table-cell office:value-type="float" office:value="397.773674693601" calcext:value-type="float">
            <text:p>397.7736746936</text:p>
          </table:table-cell>
          <table:table-cell office:value-type="float" office:value="401.746047903834" calcext:value-type="float">
            <text:p>401.7460479038</text:p>
          </table:table-cell>
          <table:table-cell office:value-type="float" office:value="461.572660558864" calcext:value-type="float">
            <text:p>461.5726605589</text:p>
          </table:table-cell>
          <table:table-cell office:value-type="float" office:value="0" calcext:value-type="float">
            <text:p>0</text:p>
          </table:table-cell>
          <table:table-cell office:value-type="float" office:value="435.903847526704" calcext:value-type="float">
            <text:p>435.9038475267</text:p>
          </table:table-cell>
          <table:table-cell office:value-type="float" office:value="434.024454105154" calcext:value-type="float">
            <text:p>434.0244541052</text:p>
          </table:table-cell>
          <table:table-cell office:value-type="float" office:value="460.492477613979" calcext:value-type="float">
            <text:p>460.492477614</text:p>
          </table:table-cell>
          <table:table-cell office:value-type="float" office:value="373.057391247141" calcext:value-type="float">
            <text:p>373.0573912471</text:p>
          </table:table-cell>
          <table:table-cell office:value-type="float" office:value="375.795554572494" calcext:value-type="float">
            <text:p>375.7955545725</text:p>
          </table:table-cell>
          <table:table-cell office:value-type="float" office:value="431.887321423717" calcext:value-type="float">
            <text:p>431.8873214237</text:p>
          </table:table-cell>
          <table:table-cell office:value-type="float" office:value="412.657414547004" calcext:value-type="float">
            <text:p>412.657414547</text:p>
          </table:table-cell>
          <table:table-cell office:value-type="float" office:value="436.740140313739" calcext:value-type="float">
            <text:p>436.7401403137</text:p>
          </table:table-cell>
          <table:table-cell office:value-type="float" office:value="419.534649145424" calcext:value-type="float">
            <text:p>419.5346491454</text:p>
          </table:table-cell>
          <table:table-cell office:value-type="float" office:value="0" calcext:value-type="float">
            <text:p>0</text:p>
          </table:table-cell>
          <table:table-cell office:value-type="float" office:value="432.921743072066" calcext:value-type="float">
            <text:p>432.9217430721</text:p>
          </table:table-cell>
          <table:table-cell office:value-type="float" office:value="401.152973060152" calcext:value-type="float">
            <text:p>401.1529730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.333310940514" calcext:value-type="float">
            <text:p>439.3333109405</text:p>
          </table:table-cell>
          <table:table-cell office:value-type="float" office:value="378.492536004877" calcext:value-type="float">
            <text:p>378.4925360049</text:p>
          </table:table-cell>
          <table:table-cell office:value-type="float" office:value="427.66138420674" calcext:value-type="float">
            <text:p>427.6613842067</text:p>
          </table:table-cell>
          <table:table-cell office:value-type="float" office:value="389.589275432952" calcext:value-type="float">
            <text:p>389.589275433</text:p>
          </table:table-cell>
          <table:table-cell office:value-type="float" office:value="449.953442169903" calcext:value-type="float">
            <text:p>449.9534421699</text:p>
          </table:table-cell>
          <table:table-cell office:value-type="float" office:value="0" calcext:value-type="float">
            <text:p>0</text:p>
          </table:table-cell>
          <table:table-cell office:value-type="float" office:value="453.802767017308" calcext:value-type="float">
            <text:p>453.8027670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1.567812176076" calcext:value-type="float">
            <text:p>431.5678121761</text:p>
          </table:table-cell>
          <table:table-cell office:value-type="float" office:value="431.98125218404" calcext:value-type="float">
            <text:p>431.981252184</text:p>
          </table:table-cell>
          <table:table-cell office:value-type="float" office:value="0" calcext:value-type="float">
            <text:p>0</text:p>
          </table:table-cell>
          <table:table-cell office:value-type="float" office:value="420.170210216118" calcext:value-type="float">
            <text:p>420.1702102161</text:p>
          </table:table-cell>
          <table:table-cell office:value-type="float" office:value="430.787619095217" calcext:value-type="float">
            <text:p>430.7876190952</text:p>
          </table:table-cell>
          <table:table-cell office:value-type="float" office:value="386.296908671618" calcext:value-type="float">
            <text:p>386.2969086716</text:p>
          </table:table-cell>
          <table:table-cell office:value-type="float" office:value="431.834631553499" calcext:value-type="float">
            <text:p>431.8346315535</text:p>
          </table:table-cell>
          <table:table-cell office:value-type="float" office:value="432.753592646099" calcext:value-type="float">
            <text:p>432.7535926461</text:p>
          </table:table-cell>
          <table:table-cell office:value-type="float" office:value="0" calcext:value-type="float">
            <text:p>0</text:p>
          </table:table-cell>
          <table:table-cell office:value-type="float" office:value="409.847407536249" calcext:value-type="float">
            <text:p>409.8474075362</text:p>
          </table:table-cell>
          <table:table-cell office:value-type="float" office:value="477.53576184764" calcext:value-type="float">
            <text:p>477.5357618476</text:p>
          </table:table-cell>
          <table:table-cell office:value-type="float" office:value="415.871788019817" calcext:value-type="float">
            <text:p>415.8717880198</text:p>
          </table:table-cell>
          <table:table-cell office:value-type="float" office:value="420.078999956902" calcext:value-type="float">
            <text:p>420.0789999569</text:p>
          </table:table-cell>
          <table:table-cell office:value-type="float" office:value="0" calcext:value-type="float">
            <text:p>0</text:p>
          </table:table-cell>
          <table:table-cell office:value-type="float" office:value="413.413454915321" calcext:value-type="float">
            <text:p>413.4134549153</text:p>
          </table:table-cell>
          <table:table-cell office:value-type="float" office:value="483.310462186348" calcext:value-type="float">
            <text:p>483.3104621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.938564226699" calcext:value-type="float">
            <text:p>447.9385642267</text:p>
          </table:table-cell>
          <table:table-cell office:value-type="float" office:value="427.838132864619" calcext:value-type="float">
            <text:p>427.8381328646</text:p>
          </table:table-cell>
          <table:table-cell office:value-type="float" office:value="422.356574765094" calcext:value-type="float">
            <text:p>422.3565747651</text:p>
          </table:table-cell>
          <table:table-cell office:value-type="float" office:value="0" calcext:value-type="float">
            <text:p>0</text:p>
          </table:table-cell>
          <table:table-cell office:value-type="float" office:value="419.371211371187" calcext:value-type="float">
            <text:p>419.3712113712</text:p>
          </table:table-cell>
          <table:table-cell office:value-type="float" office:value="413.207980183566" calcext:value-type="float">
            <text:p>413.2079801836</text:p>
          </table:table-cell>
          <table:table-cell office:value-type="float" office:value="397.798312210626" calcext:value-type="float">
            <text:p>397.7983122106</text:p>
          </table:table-cell>
          <table:table-cell office:value-type="float" office:value="401.214756712264" calcext:value-type="float">
            <text:p>401.2147567123</text:p>
          </table:table-cell>
          <table:table-cell office:value-type="float" office:value="460.697906904627" calcext:value-type="float">
            <text:p>460.6979069046</text:p>
          </table:table-cell>
          <table:table-cell office:value-type="float" office:value="0" calcext:value-type="float">
            <text:p>0</text:p>
          </table:table-cell>
          <table:table-cell office:value-type="float" office:value="435.049622335932" calcext:value-type="float">
            <text:p>435.0496223359</text:p>
          </table:table-cell>
          <table:table-cell office:value-type="float" office:value="434.646410451871" calcext:value-type="float">
            <text:p>434.6464104519</text:p>
          </table:table-cell>
          <table:table-cell office:value-type="float" office:value="462.767808188904" calcext:value-type="float">
            <text:p>462.7678081889</text:p>
          </table:table-cell>
          <table:table-cell office:value-type="float" office:value="373.925120261346" calcext:value-type="float">
            <text:p>373.9251202613</text:p>
          </table:table-cell>
          <table:table-cell office:value-type="float" office:value="373.254300266409" calcext:value-type="float">
            <text:p>373.2543002664</text:p>
          </table:table-cell>
          <table:table-cell office:value-type="float" office:value="436.025295230586" calcext:value-type="float">
            <text:p>436.0252952306</text:p>
          </table:table-cell>
          <table:table-cell office:value-type="float" office:value="412.427823467032" calcext:value-type="float">
            <text:p>412.427823467</text:p>
          </table:table-cell>
          <table:table-cell office:value-type="float" office:value="436.923437282422" calcext:value-type="float">
            <text:p>436.9234372824</text:p>
          </table:table-cell>
          <table:table-cell office:value-type="float" office:value="419.751283717008" calcext:value-type="float">
            <text:p>419.751283717</text:p>
          </table:table-cell>
          <table:table-cell office:value-type="float" office:value="0" calcext:value-type="float">
            <text:p>0</text:p>
          </table:table-cell>
          <table:table-cell office:value-type="float" office:value="436.583942925187" calcext:value-type="float">
            <text:p>436.5839429252</text:p>
          </table:table-cell>
          <table:table-cell office:value-type="float" office:value="401.220991769635" calcext:value-type="float">
            <text:p>401.2209917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.655269874646" calcext:value-type="float">
            <text:p>437.6552698746</text:p>
          </table:table-cell>
          <table:table-cell office:value-type="float" office:value="382.874463332851" calcext:value-type="float">
            <text:p>382.8744633329</text:p>
          </table:table-cell>
          <table:table-cell office:value-type="float" office:value="429.833573876707" calcext:value-type="float">
            <text:p>429.8335738767</text:p>
          </table:table-cell>
          <table:table-cell office:value-type="float" office:value="406.587481974791" calcext:value-type="float">
            <text:p>406.5874819748</text:p>
          </table:table-cell>
          <table:table-cell office:value-type="float" office:value="448.454695047549" calcext:value-type="float">
            <text:p>448.4546950475</text:p>
          </table:table-cell>
          <table:table-cell office:value-type="float" office:value="0" calcext:value-type="float">
            <text:p>0</text:p>
          </table:table-cell>
          <table:table-cell office:value-type="float" office:value="460.03581829467" calcext:value-type="float">
            <text:p>460.0358182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1.407201058846" calcext:value-type="float">
            <text:p>431.4072010588</text:p>
          </table:table-cell>
          <table:table-cell office:value-type="float" office:value="432.408849476929" calcext:value-type="float">
            <text:p>432.4088494769</text:p>
          </table:table-cell>
          <table:table-cell office:value-type="float" office:value="0" calcext:value-type="float">
            <text:p>0</text:p>
          </table:table-cell>
          <table:table-cell office:value-type="float" office:value="422.972072752438" calcext:value-type="float">
            <text:p>422.9720727524</text:p>
          </table:table-cell>
          <table:table-cell office:value-type="float" office:value="430.979807479474" calcext:value-type="float">
            <text:p>430.9798074795</text:p>
          </table:table-cell>
          <table:table-cell office:value-type="float" office:value="391.940271879728" calcext:value-type="float">
            <text:p>391.9402718797</text:p>
          </table:table-cell>
          <table:table-cell office:value-type="float" office:value="431.776290256081" calcext:value-type="float">
            <text:p>431.7762902561</text:p>
          </table:table-cell>
          <table:table-cell office:value-type="float" office:value="433.858326160379" calcext:value-type="float">
            <text:p>433.8583261604</text:p>
          </table:table-cell>
          <table:table-cell office:value-type="float" office:value="0" calcext:value-type="float">
            <text:p>0</text:p>
          </table:table-cell>
          <table:table-cell office:value-type="float" office:value="412.734206914557" calcext:value-type="float">
            <text:p>412.7342069146</text:p>
          </table:table-cell>
          <table:table-cell office:value-type="float" office:value="475.391291550854" calcext:value-type="float">
            <text:p>475.3912915509</text:p>
          </table:table-cell>
          <table:table-cell office:value-type="float" office:value="417.157438634355" calcext:value-type="float">
            <text:p>417.1574386344</text:p>
          </table:table-cell>
          <table:table-cell office:value-type="float" office:value="424.340547875835" calcext:value-type="float">
            <text:p>424.3405478758</text:p>
          </table:table-cell>
          <table:table-cell office:value-type="float" office:value="0" calcext:value-type="float">
            <text:p>0</text:p>
          </table:table-cell>
          <table:table-cell office:value-type="float" office:value="416.114405279683" calcext:value-type="float">
            <text:p>416.1144052797</text:p>
          </table:table-cell>
          <table:table-cell office:value-type="float" office:value="486.001828668482" calcext:value-type="float">
            <text:p>486.0018286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.900200993468" calcext:value-type="float">
            <text:p>447.9002009935</text:p>
          </table:table-cell>
          <table:table-cell office:value-type="float" office:value="428.345627473191" calcext:value-type="float">
            <text:p>428.3456274732</text:p>
          </table:table-cell>
          <table:table-cell office:value-type="float" office:value="428.955690904401" calcext:value-type="float">
            <text:p>428.9556909044</text:p>
          </table:table-cell>
          <table:table-cell office:value-type="float" office:value="0" calcext:value-type="float">
            <text:p>0</text:p>
          </table:table-cell>
          <table:table-cell office:value-type="float" office:value="415.365031071015" calcext:value-type="float">
            <text:p>415.365031071</text:p>
          </table:table-cell>
          <table:table-cell office:value-type="float" office:value="406.137388552028" calcext:value-type="float">
            <text:p>406.137388552</text:p>
          </table:table-cell>
          <table:table-cell office:value-type="float" office:value="397.798312210626" calcext:value-type="float">
            <text:p>397.7983122106</text:p>
          </table:table-cell>
          <table:table-cell office:value-type="float" office:value="404.135931951581" calcext:value-type="float">
            <text:p>404.1359319516</text:p>
          </table:table-cell>
          <table:table-cell office:value-type="float" office:value="458.944925367103" calcext:value-type="float">
            <text:p>458.9449253671</text:p>
          </table:table-cell>
          <table:table-cell office:value-type="float" office:value="0" calcext:value-type="float">
            <text:p>0</text:p>
          </table:table-cell>
          <table:table-cell office:value-type="float" office:value="437.73248429437" calcext:value-type="float">
            <text:p>437.7324842944</text:p>
          </table:table-cell>
          <table:table-cell office:value-type="float" office:value="434.646410451871" calcext:value-type="float">
            <text:p>434.6464104519</text:p>
          </table:table-cell>
          <table:table-cell office:value-type="float" office:value="463.120198404084" calcext:value-type="float">
            <text:p>463.1201984041</text:p>
          </table:table-cell>
          <table:table-cell office:value-type="float" office:value="373.618597524604" calcext:value-type="float">
            <text:p>373.6185975246</text:p>
          </table:table-cell>
          <table:table-cell office:value-type="float" office:value="373.426744760777" calcext:value-type="float">
            <text:p>373.4267447608</text:p>
          </table:table-cell>
          <table:table-cell office:value-type="float" office:value="436.139712230021" calcext:value-type="float">
            <text:p>436.13971223</text:p>
          </table:table-cell>
          <table:table-cell office:value-type="float" office:value="429.77580337713" calcext:value-type="float">
            <text:p>429.7758033771</text:p>
          </table:table-cell>
          <table:table-cell office:value-type="float" office:value="438.196303047627" calcext:value-type="float">
            <text:p>438.1963030476</text:p>
          </table:table-cell>
          <table:table-cell office:value-type="float" office:value="425.524250111966" calcext:value-type="float">
            <text:p>425.524250112</text:p>
          </table:table-cell>
          <table:table-cell office:value-type="float" office:value="0" calcext:value-type="float">
            <text:p>0</text:p>
          </table:table-cell>
          <table:table-cell office:value-type="float" office:value="433.074124633192" calcext:value-type="float">
            <text:p>433.0741246332</text:p>
          </table:table-cell>
          <table:table-cell office:value-type="float" office:value="401.115411498171" calcext:value-type="float">
            <text:p>401.1154114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1.620800501295" calcext:value-type="float">
            <text:p>441.6208005013</text:p>
          </table:table-cell>
          <table:table-cell office:value-type="float" office:value="383.838428027895" calcext:value-type="float">
            <text:p>383.8384280279</text:p>
          </table:table-cell>
          <table:table-cell office:value-type="float" office:value="436.607863831451" calcext:value-type="float">
            <text:p>436.6078638315</text:p>
          </table:table-cell>
          <table:table-cell office:value-type="float" office:value="406.858845978233" calcext:value-type="float">
            <text:p>406.8588459782</text:p>
          </table:table-cell>
          <table:table-cell office:value-type="float" office:value="452.424116677115" calcext:value-type="float">
            <text:p>452.4241166771</text:p>
          </table:table-cell>
          <table:table-cell office:value-type="float" office:value="0" calcext:value-type="float">
            <text:p>0</text:p>
          </table:table-cell>
          <table:table-cell office:value-type="float" office:value="459.892847748359" calcext:value-type="float">
            <text:p>459.8928477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1.638401058583" calcext:value-type="float">
            <text:p>431.6384010586</text:p>
          </table:table-cell>
          <table:table-cell office:value-type="float" office:value="432.00007847959" calcext:value-type="float">
            <text:p>432.0000784796</text:p>
          </table:table-cell>
          <table:table-cell office:value-type="float" office:value="0" calcext:value-type="float">
            <text:p>0</text:p>
          </table:table-cell>
          <table:table-cell office:value-type="float" office:value="422.972072752438" calcext:value-type="float">
            <text:p>422.9720727524</text:p>
          </table:table-cell>
          <table:table-cell office:value-type="float" office:value="431.766764873834" calcext:value-type="float">
            <text:p>431.7667648738</text:p>
          </table:table-cell>
          <table:table-cell office:value-type="float" office:value="391.940271879728" calcext:value-type="float">
            <text:p>391.9402718797</text:p>
          </table:table-cell>
          <table:table-cell office:value-type="float" office:value="428.238048662892" calcext:value-type="float">
            <text:p>428.2380486629</text:p>
          </table:table-cell>
          <table:table-cell office:value-type="float" office:value="432.147423356696" calcext:value-type="float">
            <text:p>432.1474233567</text:p>
          </table:table-cell>
          <table:table-cell office:value-type="float" office:value="0" calcext:value-type="float">
            <text:p>0</text:p>
          </table:table-cell>
          <table:table-cell office:value-type="float" office:value="426.546794378624" calcext:value-type="float">
            <text:p>426.5467943786</text:p>
          </table:table-cell>
          <table:table-cell office:value-type="float" office:value="485.160253600742" calcext:value-type="float">
            <text:p>485.1602536007</text:p>
          </table:table-cell>
          <table:table-cell office:value-type="float" office:value="416.554700416917" calcext:value-type="float">
            <text:p>416.5547004169</text:p>
          </table:table-cell>
          <table:table-cell office:value-type="float" office:value="439.200292448304" calcext:value-type="float">
            <text:p>439.2002924483</text:p>
          </table:table-cell>
          <table:table-cell office:value-type="float" office:value="0" calcext:value-type="float">
            <text:p>0</text:p>
          </table:table-cell>
          <table:table-cell office:value-type="float" office:value="413.1531758347" calcext:value-type="float">
            <text:p>413.1531758347</text:p>
          </table:table-cell>
          <table:table-cell office:value-type="float" office:value="494.068256119745" calcext:value-type="float">
            <text:p>494.0682561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.900200993468" calcext:value-type="float">
            <text:p>447.9002009935</text:p>
          </table:table-cell>
          <table:table-cell office:value-type="float" office:value="426.939282478441" calcext:value-type="float">
            <text:p>426.9392824784</text:p>
          </table:table-cell>
          <table:table-cell office:value-type="float" office:value="431.116720338638" calcext:value-type="float">
            <text:p>431.1167203386</text:p>
          </table:table-cell>
          <table:table-cell office:value-type="float" office:value="0" calcext:value-type="float">
            <text:p>0</text:p>
          </table:table-cell>
          <table:table-cell office:value-type="float" office:value="419.144493823095" calcext:value-type="float">
            <text:p>419.1444938231</text:p>
          </table:table-cell>
          <table:table-cell office:value-type="float" office:value="408.772144062519" calcext:value-type="float">
            <text:p>408.7721440625</text:p>
          </table:table-cell>
          <table:table-cell office:value-type="float" office:value="399.86381304393" calcext:value-type="float">
            <text:p>399.8638130439</text:p>
          </table:table-cell>
          <table:table-cell office:value-type="float" office:value="406.998671715063" calcext:value-type="float">
            <text:p>406.9986717151</text:p>
          </table:table-cell>
          <table:table-cell office:value-type="float" office:value="460.34919660547" calcext:value-type="float">
            <text:p>460.3491966055</text:p>
          </table:table-cell>
          <table:table-cell office:value-type="float" office:value="0" calcext:value-type="float">
            <text:p>0</text:p>
          </table:table-cell>
          <table:table-cell office:value-type="float" office:value="446.11476664489" calcext:value-type="float">
            <text:p>446.1147666449</text:p>
          </table:table-cell>
          <table:table-cell office:value-type="float" office:value="454.63142040273" calcext:value-type="float">
            <text:p>454.6314204027</text:p>
          </table:table-cell>
          <table:table-cell office:value-type="float" office:value="464.372405830997" calcext:value-type="float">
            <text:p>464.372405831</text:p>
          </table:table-cell>
          <table:table-cell office:value-type="float" office:value="377.073003136499" calcext:value-type="float">
            <text:p>377.0730031365</text:p>
          </table:table-cell>
          <table:table-cell office:value-type="float" office:value="376.319475356403" calcext:value-type="float">
            <text:p>376.3194753564</text:p>
          </table:table-cell>
          <table:table-cell office:value-type="float" office:value="455.982913257341" calcext:value-type="float">
            <text:p>455.9829132573</text:p>
          </table:table-cell>
          <table:table-cell office:value-type="float" office:value="440.585990133328" calcext:value-type="float">
            <text:p>440.5859901333</text:p>
          </table:table-cell>
          <table:table-cell office:value-type="float" office:value="445.927303297011" calcext:value-type="float">
            <text:p>445.927303297</text:p>
          </table:table-cell>
          <table:table-cell office:value-type="float" office:value="427.797925200851" calcext:value-type="float">
            <text:p>427.7979252009</text:p>
          </table:table-cell>
          <table:table-cell office:value-type="float" office:value="0" calcext:value-type="float">
            <text:p>0</text:p>
          </table:table-cell>
          <table:table-cell office:value-type="float" office:value="431.496865061357" calcext:value-type="float">
            <text:p>431.4968650614</text:p>
          </table:table-cell>
          <table:table-cell office:value-type="float" office:value="403.039077956731" calcext:value-type="float">
            <text:p>403.0390779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.826983506535" calcext:value-type="float">
            <text:p>452.8269835065</text:p>
          </table:table-cell>
          <table:table-cell office:value-type="float" office:value="383.338625402749" calcext:value-type="float">
            <text:p>383.3386254027</text:p>
          </table:table-cell>
          <table:table-cell office:value-type="float" office:value="437.381371797647" calcext:value-type="float">
            <text:p>437.3813717976</text:p>
          </table:table-cell>
          <table:table-cell office:value-type="float" office:value="404.722821165426" calcext:value-type="float">
            <text:p>404.7228211654</text:p>
          </table:table-cell>
          <table:table-cell office:value-type="float" office:value="447.478386143009" calcext:value-type="float">
            <text:p>447.478386143</text:p>
          </table:table-cell>
          <table:table-cell office:value-type="float" office:value="0" calcext:value-type="float">
            <text:p>0</text:p>
          </table:table-cell>
          <table:table-cell office:value-type="float" office:value="447.567566078204" calcext:value-type="float">
            <text:p>447.5675660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5.591381531376" calcext:value-type="float">
            <text:p>445.5913815314</text:p>
          </table:table-cell>
          <table:table-cell office:value-type="float" office:value="433.266963098056" calcext:value-type="float">
            <text:p>433.2669630981</text:p>
          </table:table-cell>
          <table:table-cell office:value-type="float" office:value="0" calcext:value-type="float">
            <text:p>0</text:p>
          </table:table-cell>
          <table:table-cell office:value-type="float" office:value="427.075814675233" calcext:value-type="float">
            <text:p>427.0758146752</text:p>
          </table:table-cell>
          <table:table-cell office:value-type="float" office:value="432.18102947664" calcext:value-type="float">
            <text:p>432.1810294766</text:p>
          </table:table-cell>
          <table:table-cell office:value-type="float" office:value="401.04183564785" calcext:value-type="float">
            <text:p>401.0418356479</text:p>
          </table:table-cell>
          <table:table-cell office:value-type="float" office:value="439.543601760066" calcext:value-type="float">
            <text:p>439.5436017601</text:p>
          </table:table-cell>
          <table:table-cell office:value-type="float" office:value="432.708678620427" calcext:value-type="float">
            <text:p>432.7086786204</text:p>
          </table:table-cell>
          <table:table-cell office:value-type="float" office:value="0" calcext:value-type="float">
            <text:p>0</text:p>
          </table:table-cell>
          <table:table-cell office:value-type="float" office:value="431.110981290526" calcext:value-type="float">
            <text:p>431.1109812905</text:p>
          </table:table-cell>
          <table:table-cell office:value-type="float" office:value="479.569417381504" calcext:value-type="float">
            <text:p>479.5694173815</text:p>
          </table:table-cell>
          <table:table-cell office:value-type="float" office:value="416.860068752002" calcext:value-type="float">
            <text:p>416.860068752</text:p>
          </table:table-cell>
          <table:table-cell office:value-type="float" office:value="437.182613738449" calcext:value-type="float">
            <text:p>437.1826137384</text:p>
          </table:table-cell>
          <table:table-cell office:value-type="float" office:value="0" calcext:value-type="float">
            <text:p>0</text:p>
          </table:table-cell>
          <table:table-cell office:value-type="float" office:value="409.214923708003" calcext:value-type="float">
            <text:p>409.214923708</text:p>
          </table:table-cell>
          <table:table-cell office:value-type="float" office:value="494.180278065143" calcext:value-type="float">
            <text:p>494.1802780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.156797655796" calcext:value-type="float">
            <text:p>449.1567976558</text:p>
          </table:table-cell>
          <table:table-cell office:value-type="float" office:value="428.854222146937" calcext:value-type="float">
            <text:p>428.8542221469</text:p>
          </table:table-cell>
          <table:table-cell office:value-type="float" office:value="427.86163598257" calcext:value-type="float">
            <text:p>427.8616359826</text:p>
          </table:table-cell>
          <table:table-cell office:value-type="float" office:value="0" calcext:value-type="float">
            <text:p>0</text:p>
          </table:table-cell>
          <table:table-cell office:value-type="float" office:value="420.003256352068" calcext:value-type="float">
            <text:p>420.0032563521</text:p>
          </table:table-cell>
          <table:table-cell office:value-type="float" office:value="398.798071514252" calcext:value-type="float">
            <text:p>398.7980715143</text:p>
          </table:table-cell>
          <table:table-cell office:value-type="float" office:value="402.015123912118" calcext:value-type="float">
            <text:p>402.0151239121</text:p>
          </table:table-cell>
          <table:table-cell office:value-type="float" office:value="405.157799026905" calcext:value-type="float">
            <text:p>405.1577990269</text:p>
          </table:table-cell>
          <table:table-cell office:value-type="float" office:value="471.947412972908" calcext:value-type="float">
            <text:p>471.9474129729</text:p>
          </table:table-cell>
          <table:table-cell office:value-type="float" office:value="0" calcext:value-type="float">
            <text:p>0</text:p>
          </table:table-cell>
          <table:table-cell office:value-type="float" office:value="446.968163764117" calcext:value-type="float">
            <text:p>446.9681637641</text:p>
          </table:table-cell>
          <table:table-cell office:value-type="float" office:value="457.612929346205" calcext:value-type="float">
            <text:p>457.6129293462</text:p>
          </table:table-cell>
          <table:table-cell office:value-type="float" office:value="470.571414322496" calcext:value-type="float">
            <text:p>470.5714143225</text:p>
          </table:table-cell>
          <table:table-cell office:value-type="float" office:value="367.865238117014" calcext:value-type="float">
            <text:p>367.865238117</text:p>
          </table:table-cell>
          <table:table-cell office:value-type="float" office:value="383.561007621207" calcext:value-type="float">
            <text:p>383.5610076212</text:p>
          </table:table-cell>
          <table:table-cell office:value-type="float" office:value="454.279776829613" calcext:value-type="float">
            <text:p>454.2797768296</text:p>
          </table:table-cell>
          <table:table-cell office:value-type="float" office:value="446.758843112155" calcext:value-type="float">
            <text:p>446.7588431122</text:p>
          </table:table-cell>
          <table:table-cell office:value-type="float" office:value="445.884952446118" calcext:value-type="float">
            <text:p>445.8849524461</text:p>
          </table:table-cell>
          <table:table-cell office:value-type="float" office:value="431.547637168286" calcext:value-type="float">
            <text:p>431.5476371683</text:p>
          </table:table-cell>
          <table:table-cell office:value-type="float" office:value="0" calcext:value-type="float">
            <text:p>0</text:p>
          </table:table-cell>
          <table:table-cell office:value-type="float" office:value="434.850354033326" calcext:value-type="float">
            <text:p>434.8503540333</text:p>
          </table:table-cell>
          <table:table-cell office:value-type="float" office:value="403.039077956731" calcext:value-type="float">
            <text:p>403.0390779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1.986584530446" calcext:value-type="float">
            <text:p>451.9865845304</text:p>
          </table:table-cell>
          <table:table-cell office:value-type="float" office:value="384.4408428813" calcext:value-type="float">
            <text:p>384.4408428813</text:p>
          </table:table-cell>
          <table:table-cell office:value-type="float" office:value="434.540913526444" calcext:value-type="float">
            <text:p>434.5409135264</text:p>
          </table:table-cell>
          <table:table-cell office:value-type="float" office:value="412.48046735235" calcext:value-type="float">
            <text:p>412.4804673524</text:p>
          </table:table-cell>
          <table:table-cell office:value-type="float" office:value="455.547379575439" calcext:value-type="float">
            <text:p>455.5473795754</text:p>
          </table:table-cell>
          <table:table-cell office:value-type="float" office:value="0" calcext:value-type="float">
            <text:p>0</text:p>
          </table:table-cell>
          <table:table-cell office:value-type="float" office:value="456.983509693858" calcext:value-type="float">
            <text:p>456.9835096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8.767141330937" calcext:value-type="float">
            <text:p>448.7671413309</text:p>
          </table:table-cell>
          <table:table-cell office:value-type="float" office:value="438.695362168341" calcext:value-type="float">
            <text:p>438.6953621683</text:p>
          </table:table-cell>
          <table:table-cell office:value-type="float" office:value="0" calcext:value-type="float">
            <text:p>0</text:p>
          </table:table-cell>
          <table:table-cell office:value-type="float" office:value="433.169683981226" calcext:value-type="float">
            <text:p>433.1696839812</text:p>
          </table:table-cell>
          <table:table-cell office:value-type="float" office:value="432.171921440148" calcext:value-type="float">
            <text:p>432.1719214401</text:p>
          </table:table-cell>
          <table:table-cell office:value-type="float" office:value="400.728174195184" calcext:value-type="float">
            <text:p>400.7281741952</text:p>
          </table:table-cell>
          <table:table-cell office:value-type="float" office:value="441.615414887016" calcext:value-type="float">
            <text:p>441.615414887</text:p>
          </table:table-cell>
          <table:table-cell office:value-type="float" office:value="435.279463001526" calcext:value-type="float">
            <text:p>435.2794630015</text:p>
          </table:table-cell>
          <table:table-cell office:value-type="float" office:value="0" calcext:value-type="float">
            <text:p>0</text:p>
          </table:table-cell>
          <table:table-cell office:value-type="float" office:value="436.808561424743" calcext:value-type="float">
            <text:p>436.8085614247</text:p>
          </table:table-cell>
          <table:table-cell office:value-type="float" office:value="500.667428197435" calcext:value-type="float">
            <text:p>500.6674281974</text:p>
          </table:table-cell>
          <table:table-cell office:value-type="float" office:value="405.976064457404" calcext:value-type="float">
            <text:p>405.9760644574</text:p>
          </table:table-cell>
          <table:table-cell office:value-type="float" office:value="436.259566759868" calcext:value-type="float">
            <text:p>436.2595667599</text:p>
          </table:table-cell>
          <table:table-cell office:value-type="float" office:value="0" calcext:value-type="float">
            <text:p>0</text:p>
          </table:table-cell>
          <table:table-cell office:value-type="float" office:value="409.214923708003" calcext:value-type="float">
            <text:p>409.214923708</text:p>
          </table:table-cell>
          <table:table-cell office:value-type="float" office:value="495.60005493738" calcext:value-type="float">
            <text:p>495.6000549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479.000340436882" calcext:value-type="float">
            <text:p>479.0003404369</text:p>
          </table:table-cell>
          <table:table-cell office:value-type="float" office:value="0" calcext:value-type="float">
            <text:p>0</text:p>
          </table:table-cell>
          <table:table-cell office:value-type="float" office:value="446.995659658295" calcext:value-type="float">
            <text:p>446.9956596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8.198699594379" calcext:value-type="float">
            <text:p>378.1986995944</text:p>
          </table:table-cell>
          <table:table-cell office:value-type="float" office:value="383.863178106247" calcext:value-type="float">
            <text:p>383.8631781062</text:p>
          </table:table-cell>
          <table:table-cell office:value-type="float" office:value="455.469041965566" calcext:value-type="float">
            <text:p>455.4690419656</text:p>
          </table:table-cell>
          <table:table-cell office:value-type="float" office:value="452.379311840308" calcext:value-type="float">
            <text:p>452.3793118403</text:p>
          </table:table-cell>
          <table:table-cell office:value-type="float" office:value="0" calcext:value-type="float">
            <text:p>0</text:p>
          </table:table-cell>
          <table:table-cell office:value-type="float" office:value="435.826152754831" calcext:value-type="float">
            <text:p>435.8261527548</text:p>
          </table:table-cell>
          <table:table-cell office:value-type="float" office:value="0" calcext:value-type="float">
            <text:p>0</text:p>
          </table:table-cell>
          <table:table-cell office:value-type="float" office:value="441.398012006468" calcext:value-type="float">
            <text:p>441.3980120065</text:p>
          </table:table-cell>
          <table:table-cell office:value-type="float" office:value="403.36018805851" calcext:value-type="float">
            <text:p>403.36018805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5.283005148395" calcext:value-type="float">
            <text:p>445.28300514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5.093661615363" calcext:value-type="float">
            <text:p>465.093661615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03.671436893636" calcext:value-type="float">
            <text:p>403.6714368936</text:p>
          </table:table-cell>
          <table:table-cell office:value-type="float" office:value="443.006642405216" calcext:value-type="float">
            <text:p>443.006642405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09.214923708003" calcext:value-type="float">
            <text:p>409.2149237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474.427013201584" calcext:value-type="float">
            <text:p>474.4270132016</text:p>
          </table:table-cell>
          <table:table-cell office:value-type="float" office:value="0" calcext:value-type="float">
            <text:p>0</text:p>
          </table:table-cell>
          <table:table-cell office:value-type="float" office:value="446.988990285216" calcext:value-type="float">
            <text:p>446.9889902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6.679829281357" calcext:value-type="float">
            <text:p>376.6798292814</text:p>
          </table:table-cell>
          <table:table-cell office:value-type="float" office:value="398.146573170007" calcext:value-type="float">
            <text:p>398.14657317</text:p>
          </table:table-cell>
          <table:table-cell office:value-type="float" office:value="454.977400092342" calcext:value-type="float">
            <text:p>454.9774000923</text:p>
          </table:table-cell>
          <table:table-cell office:value-type="float" office:value="458.439476128986" calcext:value-type="float">
            <text:p>458.439476129</text:p>
          </table:table-cell>
          <table:table-cell office:value-type="float" office:value="0" calcext:value-type="float">
            <text:p>0</text:p>
          </table:table-cell>
          <table:table-cell office:value-type="float" office:value="435.295086353904" calcext:value-type="float">
            <text:p>435.2950863539</text:p>
          </table:table-cell>
          <table:table-cell office:value-type="float" office:value="0" calcext:value-type="float">
            <text:p>0</text:p>
          </table:table-cell>
          <table:table-cell office:value-type="float" office:value="443.735574669466" calcext:value-type="float">
            <text:p>443.7355746695</text:p>
          </table:table-cell>
          <table:table-cell office:value-type="float" office:value="408.057118248307" calcext:value-type="float">
            <text:p>408.05711824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9.567379636288" calcext:value-type="float">
            <text:p>449.56737963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4.900351428957" calcext:value-type="float">
            <text:p>464.90035142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05.398644966984" calcext:value-type="float">
            <text:p>405.398644967</text:p>
          </table:table-cell>
          <table:table-cell office:value-type="float" office:value="452.224512916708" calcext:value-type="float">
            <text:p>452.224512916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09.214923708003" calcext:value-type="float">
            <text:p>409.2149237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480.102436651319" calcext:value-type="float">
            <text:p>480.1024366513</text:p>
          </table:table-cell>
          <table:table-cell office:value-type="float" office:value="0" calcext:value-type="float">
            <text:p>0</text:p>
          </table:table-cell>
          <table:table-cell office:value-type="float" office:value="446.992817746549" calcext:value-type="float">
            <text:p>446.9928177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.382159800611" calcext:value-type="float">
            <text:p>375.3821598006</text:p>
          </table:table-cell>
          <table:table-cell office:value-type="float" office:value="400.251025906323" calcext:value-type="float">
            <text:p>400.2510259063</text:p>
          </table:table-cell>
          <table:table-cell office:value-type="float" office:value="456.172817617945" calcext:value-type="float">
            <text:p>456.1728176179</text:p>
          </table:table-cell>
          <table:table-cell office:value-type="float" office:value="459.61554752409" calcext:value-type="float">
            <text:p>459.6155475241</text:p>
          </table:table-cell>
          <table:table-cell office:value-type="float" office:value="0" calcext:value-type="float">
            <text:p>0</text:p>
          </table:table-cell>
          <table:table-cell office:value-type="float" office:value="436.976367728479" calcext:value-type="float">
            <text:p>436.9763677285</text:p>
          </table:table-cell>
          <table:table-cell office:value-type="float" office:value="0" calcext:value-type="float">
            <text:p>0</text:p>
          </table:table-cell>
          <table:table-cell office:value-type="float" office:value="448.290970059743" calcext:value-type="float">
            <text:p>448.2909700597</text:p>
          </table:table-cell>
          <table:table-cell office:value-type="float" office:value="398.991898837403" calcext:value-type="float">
            <text:p>398.99189883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3.062163603497" calcext:value-type="float">
            <text:p>453.0621636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5.324989347282" calcext:value-type="float">
            <text:p>465.324989347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05.694769847004" calcext:value-type="float">
            <text:p>405.694769847</text:p>
          </table:table-cell>
          <table:table-cell office:value-type="float" office:value="452.265676889102" calcext:value-type="float">
            <text:p>452.265676889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14.879578505645" calcext:value-type="float">
            <text:p>414.8795785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479.30117126321" calcext:value-type="float">
            <text:p>479.3011712632</text:p>
          </table:table-cell>
          <table:table-cell office:value-type="float" office:value="0" calcext:value-type="float">
            <text:p>0</text:p>
          </table:table-cell>
          <table:table-cell office:value-type="float" office:value="457.99075951907" calcext:value-type="float">
            <text:p>457.9907595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7.147798344394" calcext:value-type="float">
            <text:p>377.1477983444</text:p>
          </table:table-cell>
          <table:table-cell office:value-type="float" office:value="412.783173819645" calcext:value-type="float">
            <text:p>412.7831738196</text:p>
          </table:table-cell>
          <table:table-cell office:value-type="float" office:value="460.623885647081" calcext:value-type="float">
            <text:p>460.6238856471</text:p>
          </table:table-cell>
          <table:table-cell office:value-type="float" office:value="456.084929469216" calcext:value-type="float">
            <text:p>456.0849294692</text:p>
          </table:table-cell>
          <table:table-cell office:value-type="float" office:value="0" calcext:value-type="float">
            <text:p>0</text:p>
          </table:table-cell>
          <table:table-cell office:value-type="float" office:value="443.080702901106" calcext:value-type="float">
            <text:p>443.0807029011</text:p>
          </table:table-cell>
          <table:table-cell office:value-type="float" office:value="0" calcext:value-type="float">
            <text:p>0</text:p>
          </table:table-cell>
          <table:table-cell office:value-type="float" office:value="453.345231419097" calcext:value-type="float">
            <text:p>453.3452314191</text:p>
          </table:table-cell>
          <table:table-cell office:value-type="float" office:value="398.945174163467" calcext:value-type="float">
            <text:p>398.94517416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5.528478268483" calcext:value-type="float">
            <text:p>455.52847826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8.751691011822" calcext:value-type="float">
            <text:p>468.75169101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10.100472048" calcext:value-type="float">
            <text:p>410.100472048</text:p>
          </table:table-cell>
          <table:table-cell office:value-type="float" office:value="450.432282409596" calcext:value-type="float">
            <text:p>450.432282409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14.879578505645" calcext:value-type="float">
            <text:p>414.8795785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479.30117126321" calcext:value-type="float">
            <text:p>479.3011712632</text:p>
          </table:table-cell>
          <table:table-cell office:value-type="float" office:value="0" calcext:value-type="float">
            <text:p>0</text:p>
          </table:table-cell>
          <table:table-cell office:value-type="float" office:value="457.99075951907" calcext:value-type="float">
            <text:p>457.9907595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8.747746773912" calcext:value-type="float">
            <text:p>378.7477467739</text:p>
          </table:table-cell>
          <table:table-cell office:value-type="float" office:value="415.001094062652" calcext:value-type="float">
            <text:p>415.0010940627</text:p>
          </table:table-cell>
          <table:table-cell office:value-type="float" office:value="460.623885647081" calcext:value-type="float">
            <text:p>460.6238856471</text:p>
          </table:table-cell>
          <table:table-cell office:value-type="float" office:value="460.304830894596" calcext:value-type="float">
            <text:p>460.3048308946</text:p>
          </table:table-cell>
          <table:table-cell office:value-type="float" office:value="0" calcext:value-type="float">
            <text:p>0</text:p>
          </table:table-cell>
          <table:table-cell office:value-type="float" office:value="438.844201906186" calcext:value-type="float">
            <text:p>438.8442019062</text:p>
          </table:table-cell>
          <table:table-cell office:value-type="float" office:value="0" calcext:value-type="float">
            <text:p>0</text:p>
          </table:table-cell>
          <table:table-cell office:value-type="float" office:value="455.263738866218" calcext:value-type="float">
            <text:p>455.2637388662</text:p>
          </table:table-cell>
          <table:table-cell office:value-type="float" office:value="398.945174163467" calcext:value-type="float">
            <text:p>398.94517416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8.955024397892" calcext:value-type="float">
            <text:p>468.9550243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9.260028574515" calcext:value-type="float">
            <text:p>469.260028574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10.086942469837" calcext:value-type="float">
            <text:p>410.0869424698</text:p>
          </table:table-cell>
          <table:table-cell office:value-type="float" office:value="449.439872848078" calcext:value-type="float">
            <text:p>449.439872848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14.222803748652" calcext:value-type="float">
            <text:p>414.22280374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487.152660930353" calcext:value-type="float">
            <text:p>487.1526609304</text:p>
          </table:table-cell>
          <table:table-cell office:value-type="float" office:value="0" calcext:value-type="float">
            <text:p>0</text:p>
          </table:table-cell>
          <table:table-cell office:value-type="float" office:value="466.957109365156" calcext:value-type="float">
            <text:p>466.9571093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.710199061814" calcext:value-type="float">
            <text:p>379.7101990618</text:p>
          </table:table-cell>
          <table:table-cell office:value-type="float" office:value="414.843684044866" calcext:value-type="float">
            <text:p>414.8436840449</text:p>
          </table:table-cell>
          <table:table-cell office:value-type="float" office:value="469.828454557609" calcext:value-type="float">
            <text:p>469.8284545576</text:p>
          </table:table-cell>
          <table:table-cell office:value-type="float" office:value="456.341614327928" calcext:value-type="float">
            <text:p>456.3416143279</text:p>
          </table:table-cell>
          <table:table-cell office:value-type="float" office:value="0" calcext:value-type="float">
            <text:p>0</text:p>
          </table:table-cell>
          <table:table-cell office:value-type="float" office:value="438.435458093457" calcext:value-type="float">
            <text:p>438.4354580935</text:p>
          </table:table-cell>
          <table:table-cell office:value-type="float" office:value="0" calcext:value-type="float">
            <text:p>0</text:p>
          </table:table-cell>
          <table:table-cell office:value-type="float" office:value="452.479184828826" calcext:value-type="float">
            <text:p>452.4791848288</text:p>
          </table:table-cell>
          <table:table-cell office:value-type="float" office:value="398.945174163467" calcext:value-type="float">
            <text:p>398.94517416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9.608808571197" calcext:value-type="float">
            <text:p>469.60880857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6.124230915362" calcext:value-type="float">
            <text:p>476.124230915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09.847201393652" calcext:value-type="float">
            <text:p>409.8472013937</text:p>
          </table:table-cell>
          <table:table-cell office:value-type="float" office:value="448.960785107864" calcext:value-type="float">
            <text:p>448.960785107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15.481820779554" calcext:value-type="float">
            <text:p>415.48182077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487.152660930353" calcext:value-type="float">
            <text:p>487.1526609304</text:p>
          </table:table-cell>
          <table:table-cell office:value-type="float" office:value="0" calcext:value-type="float">
            <text:p>0</text:p>
          </table:table-cell>
          <table:table-cell office:value-type="float" office:value="467.224168240973" calcext:value-type="float">
            <text:p>467.224168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.023767341248" calcext:value-type="float">
            <text:p>382.0237673412</text:p>
          </table:table-cell>
          <table:table-cell office:value-type="float" office:value="415.373465990216" calcext:value-type="float">
            <text:p>415.3734659902</text:p>
          </table:table-cell>
          <table:table-cell office:value-type="float" office:value="471.582303780707" calcext:value-type="float">
            <text:p>471.5823037807</text:p>
          </table:table-cell>
          <table:table-cell office:value-type="float" office:value="458.23380683319" calcext:value-type="float">
            <text:p>458.2338068332</text:p>
          </table:table-cell>
          <table:table-cell office:value-type="float" office:value="0" calcext:value-type="float">
            <text:p>0</text:p>
          </table:table-cell>
          <table:table-cell office:value-type="float" office:value="435.159842320998" calcext:value-type="float">
            <text:p>435.159842321</text:p>
          </table:table-cell>
          <table:table-cell office:value-type="float" office:value="0" calcext:value-type="float">
            <text:p>0</text:p>
          </table:table-cell>
          <table:table-cell office:value-type="float" office:value="460.804735132486" calcext:value-type="float">
            <text:p>460.8047351325</text:p>
          </table:table-cell>
          <table:table-cell office:value-type="float" office:value="401.235111440102" calcext:value-type="float">
            <text:p>401.23511144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0.594266484467" calcext:value-type="float">
            <text:p>470.59426648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9.986458370085" calcext:value-type="float">
            <text:p>479.98645837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15.205406438933" calcext:value-type="float">
            <text:p>415.2054064389</text:p>
          </table:table-cell>
          <table:table-cell office:value-type="float" office:value="453.598032430046" calcext:value-type="float">
            <text:p>453.5980324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16.383157555404" calcext:value-type="float">
            <text:p>416.38315755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</table:table>
      <table:table table:name="Sheet3" table:style-name="ta1">
        <table:table-column table:style-name="co1" table:number-columns-repeated="50" table:default-cell-style-name="Default"/>
        <table:table-row table:style-name="ro1">
          <table:table-cell table:number-columns-repeated="50"/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9" calcext:value-type="float">
            <text:p>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4"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31" calcext:value-type="float">
            <text:p>3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32" calcext:value-type="float">
            <text:p>32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table:number-columns-repeated="4"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3"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46" calcext:value-type="float">
            <text:p>4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3"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3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10:12:53.174365519</meta:creation-date>
    <dc:date>2017-01-23T10:14:33.427630860</dc:date>
    <meta:editing-duration>P0D</meta:editing-duration>
    <meta:editing-cycles>1</meta:editing-cycles>
    <meta:document-statistic meta:table-count="3" meta:cell-count="7502" meta:object-count="0"/>
    <meta:generator>LibreOffice/4.2.8.2$Linux_X86_64 LibreOffice_project/420m0$Build-2</meta:generator>
  </office:meta>
</office:document-meta>
</file>